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1.9937in"/>
    </style:style>
    <style:style style:name="co5" style:family="table-column">
      <style:table-column-properties fo:break-before="auto" style:column-width="2.1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2"/>
    <style:style style:name="ce2" style:family="table-cell" style:parent-style-name="Default" style:data-style-name="N84"/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prices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table:formula="of:= 60 + RAND() * big" office:value-type="float" office:value="73.4646369513913" calcext:value-type="float">
            <text:p>73.46</text:p>
          </table:table-cell>
          <table:table-cell table:formula="of:= DATE( INT(RAND() * 11)  + 2010;  INT(RAND() * 11) ; INT(RAND() * 32) + 1 )" office:value-type="date" office:date-value="2013-08-28" calcext:value-type="date">
            <text:p>2013-08-28</text:p>
          </table:table-cell>
        </table:table-row>
        <table:table-row table:style-name="ro1">
          <table:table-cell table:formula="of:= 60 + RAND() * big" office:value-type="float" office:value="73.9874634034883" calcext:value-type="float">
            <text:p>73.99</text:p>
          </table:table-cell>
          <table:table-cell table:formula="of:= DATE( INT(RAND() * 11)  + 2010;  INT(RAND() * 11) ; INT(RAND() * 32) + 1 )" office:value-type="date" office:date-value="2020-04-20" calcext:value-type="date">
            <text:p>2020-04-20</text:p>
          </table:table-cell>
        </table:table-row>
        <table:table-row table:style-name="ro1">
          <table:table-cell table:formula="of:= 60 + RAND() * big" office:value-type="float" office:value="74.301094986203" calcext:value-type="float">
            <text:p>74.30</text:p>
          </table:table-cell>
          <table:table-cell table:formula="of:= DATE( INT(RAND() * 11)  + 2010;  INT(RAND() * 11) ; INT(RAND() * 32) + 1 )" office:value-type="date" office:date-value="2020-06-23" calcext:value-type="date">
            <text:p>2020-06-23</text:p>
          </table:table-cell>
        </table:table-row>
        <table:table-row table:style-name="ro1">
          <table:table-cell table:formula="of:= 60 + RAND() * big" office:value-type="float" office:value="80.5220478888544" calcext:value-type="float">
            <text:p>80.52</text:p>
          </table:table-cell>
          <table:table-cell table:formula="of:= DATE( INT(RAND() * 11)  + 2010;  INT(RAND() * 11) ; INT(RAND() * 32) + 1 )" office:value-type="date" office:date-value="2010-10-15" calcext:value-type="date">
            <text:p>2010-10-15</text:p>
          </table:table-cell>
        </table:table-row>
        <table:table-row table:style-name="ro1">
          <table:table-cell table:formula="of:= 60 + RAND() * big" office:value-type="float" office:value="67.7514995395724" calcext:value-type="float">
            <text:p>67.75</text:p>
          </table:table-cell>
          <table:table-cell table:formula="of:= DATE( INT(RAND() * 11)  + 2010;  INT(RAND() * 11) ; INT(RAND() * 32) + 1 )" office:value-type="date" office:date-value="2020-05-29" calcext:value-type="date">
            <text:p>2020-05-29</text:p>
          </table:table-cell>
        </table:table-row>
        <table:table-row table:style-name="ro1">
          <table:table-cell table:formula="of:= 60 + RAND() * big" office:value-type="float" office:value="86.5337148774509" calcext:value-type="float">
            <text:p>86.53</text:p>
          </table:table-cell>
          <table:table-cell table:formula="of:= DATE( INT(RAND() * 11)  + 2010;  INT(RAND() * 11) ; INT(RAND() * 32) + 1 )" office:value-type="date" office:date-value="2014-07-01" calcext:value-type="date">
            <text:p>2014-07-01</text:p>
          </table:table-cell>
        </table:table-row>
        <table:table-row table:style-name="ro1">
          <table:table-cell table:formula="of:= 60 + RAND() * big" office:value-type="float" office:value="61.4860268564932" calcext:value-type="float">
            <text:p>61.49</text:p>
          </table:table-cell>
          <table:table-cell table:formula="of:= DATE( INT(RAND() * 11)  + 2010;  INT(RAND() * 11) ; INT(RAND() * 32) + 1 )" office:value-type="date" office:date-value="2011-05-19" calcext:value-type="date">
            <text:p>2011-05-19</text:p>
          </table:table-cell>
        </table:table-row>
        <table:table-row table:style-name="ro1">
          <table:table-cell table:formula="of:= 60 + RAND() * big" office:value-type="float" office:value="65.625312030351" calcext:value-type="float">
            <text:p>65.63</text:p>
          </table:table-cell>
          <table:table-cell table:formula="of:= DATE( INT(RAND() * 11)  + 2010;  INT(RAND() * 11) ; INT(RAND() * 32) + 1 )" office:value-type="date" office:date-value="2013-06-30" calcext:value-type="date">
            <text:p>2013-06-30</text:p>
          </table:table-cell>
        </table:table-row>
        <table:table-row table:style-name="ro1">
          <table:table-cell table:formula="of:= 60 + RAND() * big" office:value-type="float" office:value="65.0826038707645" calcext:value-type="float">
            <text:p>65.08</text:p>
          </table:table-cell>
          <table:table-cell table:formula="of:= DATE( INT(RAND() * 11)  + 2010;  INT(RAND() * 11) ; INT(RAND() * 32) + 1 )" office:value-type="date" office:date-value="2013-04-10" calcext:value-type="date">
            <text:p>2013-04-10</text:p>
          </table:table-cell>
        </table:table-row>
        <table:table-row table:style-name="ro1">
          <table:table-cell table:formula="of:= 60 + RAND() * big" office:value-type="float" office:value="84.8422464646704" calcext:value-type="float">
            <text:p>84.84</text:p>
          </table:table-cell>
          <table:table-cell table:formula="of:= DATE( INT(RAND() * 11)  + 2010;  INT(RAND() * 11) ; INT(RAND() * 32) + 1 )" office:value-type="date" office:date-value="2019-09-07" calcext:value-type="date">
            <text:p>2019-09-07</text:p>
          </table:table-cell>
        </table:table-row>
        <table:table-row table:style-name="ro1">
          <table:table-cell table:formula="of:= 60 + RAND() * big" office:value-type="float" office:value="64.6651770483003" calcext:value-type="float">
            <text:p>64.67</text:p>
          </table:table-cell>
          <table:table-cell table:formula="of:= DATE( INT(RAND() * 11)  + 2010;  INT(RAND() * 11) ; INT(RAND() * 32) + 1 )" office:value-type="date" office:date-value="2018-04-07" calcext:value-type="date">
            <text:p>2018-04-07</text:p>
          </table:table-cell>
        </table:table-row>
        <table:table-row table:style-name="ro1">
          <table:table-cell table:formula="of:= 60 + RAND() * big" office:value-type="float" office:value="71.6588838254347" calcext:value-type="float">
            <text:p>71.66</text:p>
          </table:table-cell>
          <table:table-cell table:formula="of:= DATE( INT(RAND() * 11)  + 2010;  INT(RAND() * 11) ; INT(RAND() * 32) + 1 )" office:value-type="date" office:date-value="2019-09-14" calcext:value-type="date">
            <text:p>2019-09-14</text:p>
          </table:table-cell>
        </table:table-row>
        <table:table-row table:style-name="ro1">
          <table:table-cell table:formula="of:= 60 + RAND() * big" office:value-type="float" office:value="81.7464117485744" calcext:value-type="float">
            <text:p>81.75</text:p>
          </table:table-cell>
          <table:table-cell table:formula="of:= DATE( INT(RAND() * 11)  + 2010;  INT(RAND() * 11) ; INT(RAND() * 32) + 1 )" office:value-type="date" office:date-value="2013-04-27" calcext:value-type="date">
            <text:p>2013-04-27</text:p>
          </table:table-cell>
        </table:table-row>
        <table:table-row table:style-name="ro1">
          <table:table-cell table:formula="of:= 60 + RAND() * big" office:value-type="float" office:value="78.4566663123575" calcext:value-type="float">
            <text:p>78.46</text:p>
          </table:table-cell>
          <table:table-cell table:formula="of:= DATE( INT(RAND() * 11)  + 2010;  INT(RAND() * 11) ; INT(RAND() * 32) + 1 )" office:value-type="date" office:date-value="2017-10-14" calcext:value-type="date">
            <text:p>2017-10-14</text:p>
          </table:table-cell>
        </table:table-row>
        <table:table-row table:style-name="ro1">
          <table:table-cell table:formula="of:= 60 + RAND() * big" office:value-type="float" office:value="65.2018289492094" calcext:value-type="float">
            <text:p>65.20</text:p>
          </table:table-cell>
          <table:table-cell table:formula="of:= DATE( INT(RAND() * 11)  + 2010;  INT(RAND() * 11) ; INT(RAND() * 32) + 1 )" office:value-type="date" office:date-value="2014-07-02" calcext:value-type="date">
            <text:p>2014-07-02</text:p>
          </table:table-cell>
        </table:table-row>
        <table:table-row table:style-name="ro1">
          <table:table-cell table:formula="of:= 60 + RAND() * big" office:value-type="float" office:value="82.5370956435856" calcext:value-type="float">
            <text:p>82.54</text:p>
          </table:table-cell>
          <table:table-cell table:formula="of:= DATE( INT(RAND() * 11)  + 2010;  INT(RAND() * 11) ; INT(RAND() * 32) + 1 )" office:value-type="date" office:date-value="2018-03-08" calcext:value-type="date">
            <text:p>2018-03-08</text:p>
          </table:table-cell>
        </table:table-row>
        <table:table-row table:style-name="ro1">
          <table:table-cell table:formula="of:= 60 + RAND() * big" office:value-type="float" office:value="83.3643886399277" calcext:value-type="float">
            <text:p>83.36</text:p>
          </table:table-cell>
          <table:table-cell table:formula="of:= DATE( INT(RAND() * 11)  + 2010;  INT(RAND() * 11) ; INT(RAND() * 32) + 1 )" office:value-type="date" office:date-value="2020-03-04" calcext:value-type="date">
            <text:p>2020-03-04</text:p>
          </table:table-cell>
        </table:table-row>
        <table:table-row table:style-name="ro1">
          <table:table-cell table:formula="of:= 60 + RAND() * big" office:value-type="float" office:value="61.942700187418" calcext:value-type="float">
            <text:p>61.94</text:p>
          </table:table-cell>
          <table:table-cell table:formula="of:= DATE( INT(RAND() * 11)  + 2010;  INT(RAND() * 11) ; INT(RAND() * 32) + 1 )" office:value-type="date" office:date-value="2018-02-16" calcext:value-type="date">
            <text:p>2018-02-16</text:p>
          </table:table-cell>
        </table:table-row>
        <table:table-row table:style-name="ro1">
          <table:table-cell table:formula="of:= 60 + RAND() * big" office:value-type="float" office:value="72.3768391822602" calcext:value-type="float">
            <text:p>72.38</text:p>
          </table:table-cell>
          <table:table-cell table:formula="of:= DATE( INT(RAND() * 11)  + 2010;  INT(RAND() * 11) ; INT(RAND() * 32) + 1 )" office:value-type="date" office:date-value="2015-01-02" calcext:value-type="date">
            <text:p>2015-01-02</text:p>
          </table:table-cell>
        </table:table-row>
        <table:table-row table:style-name="ro1">
          <table:table-cell table:formula="of:= 60 + RAND() * big" office:value-type="float" office:value="85.6002353831031" calcext:value-type="float">
            <text:p>85.60</text:p>
          </table:table-cell>
          <table:table-cell table:formula="of:= DATE( INT(RAND() * 11)  + 2010;  INT(RAND() * 11) ; INT(RAND() * 32) + 1 )" office:value-type="date" office:date-value="2019-09-11" calcext:value-type="date">
            <text:p>2019-09-11</text:p>
          </table:table-cell>
        </table:table-row>
        <table:table-row table:style-name="ro1">
          <table:table-cell table:formula="of:= 60 + RAND() * big" office:value-type="float" office:value="75.0592805907581" calcext:value-type="float">
            <text:p>75.06</text:p>
          </table:table-cell>
          <table:table-cell table:formula="of:= DATE( INT(RAND() * 11)  + 2010;  INT(RAND() * 11) ; INT(RAND() * 32) + 1 )" office:value-type="date" office:date-value="2018-03-01" calcext:value-type="date">
            <text:p>2018-03-01</text:p>
          </table:table-cell>
        </table:table-row>
        <table:table-row table:style-name="ro1">
          <table:table-cell table:formula="of:= 60 + RAND() * big" office:value-type="float" office:value="72.9922746887022" calcext:value-type="float">
            <text:p>72.99</text:p>
          </table:table-cell>
          <table:table-cell table:formula="of:= DATE( INT(RAND() * 11)  + 2010;  INT(RAND() * 11) ; INT(RAND() * 32) + 1 )" office:value-type="date" office:date-value="2015-09-26" calcext:value-type="date">
            <text:p>2015-09-26</text:p>
          </table:table-cell>
        </table:table-row>
        <table:table-row table:style-name="ro1">
          <table:table-cell table:formula="of:= 60 + RAND() * big" office:value-type="float" office:value="84.1970690157016" calcext:value-type="float">
            <text:p>84.20</text:p>
          </table:table-cell>
          <table:table-cell table:formula="of:= DATE( INT(RAND() * 11)  + 2010;  INT(RAND() * 11) ; INT(RAND() * 32) + 1 )" office:value-type="date" office:date-value="2019-09-06" calcext:value-type="date">
            <text:p>2019-09-06</text:p>
          </table:table-cell>
        </table:table-row>
        <table:table-row table:style-name="ro1">
          <table:table-cell table:formula="of:= 60 + RAND() * big" office:value-type="float" office:value="66.0919839258749" calcext:value-type="float">
            <text:p>66.09</text:p>
          </table:table-cell>
          <table:table-cell table:formula="of:= DATE( INT(RAND() * 11)  + 2010;  INT(RAND() * 11) ; INT(RAND() * 32) + 1 )" office:value-type="date" office:date-value="2019-06-24" calcext:value-type="date">
            <text:p>2019-06-24</text:p>
          </table:table-cell>
        </table:table-row>
        <table:table-row table:style-name="ro1">
          <table:table-cell table:formula="of:= 60 + RAND() * big" office:value-type="float" office:value="74.7147654708196" calcext:value-type="float">
            <text:p>74.71</text:p>
          </table:table-cell>
          <table:table-cell table:formula="of:= DATE( INT(RAND() * 11)  + 2010;  INT(RAND() * 11) ; INT(RAND() * 32) + 1 )" office:value-type="date" office:date-value="2018-03-04" calcext:value-type="date">
            <text:p>2018-03-04</text:p>
          </table:table-cell>
        </table:table-row>
        <table:table-row table:style-name="ro1">
          <table:table-cell table:formula="of:= 60 + RAND() * big" office:value-type="float" office:value="74.5990482253016" calcext:value-type="float">
            <text:p>74.60</text:p>
          </table:table-cell>
          <table:table-cell table:formula="of:= DATE( INT(RAND() * 11)  + 2010;  INT(RAND() * 11) ; INT(RAND() * 32) + 1 )" office:value-type="date" office:date-value="2020-02-03" calcext:value-type="date">
            <text:p>2020-02-03</text:p>
          </table:table-cell>
        </table:table-row>
        <table:table-row table:style-name="ro1">
          <table:table-cell table:formula="of:= 60 + RAND() * big" office:value-type="float" office:value="80.2901435683497" calcext:value-type="float">
            <text:p>80.29</text:p>
          </table:table-cell>
          <table:table-cell table:formula="of:= DATE( INT(RAND() * 11)  + 2010;  INT(RAND() * 11) ; INT(RAND() * 32) + 1 )" office:value-type="date" office:date-value="2019-12-20" calcext:value-type="date">
            <text:p>2019-12-20</text:p>
          </table:table-cell>
        </table:table-row>
        <table:table-row table:style-name="ro1">
          <table:table-cell table:formula="of:= 60 + RAND() * big" office:value-type="float" office:value="74.0755706240053" calcext:value-type="float">
            <text:p>74.08</text:p>
          </table:table-cell>
          <table:table-cell table:formula="of:= DATE( INT(RAND() * 11)  + 2010;  INT(RAND() * 11) ; INT(RAND() * 32) + 1 )" office:value-type="date" office:date-value="2012-12-21" calcext:value-type="date">
            <text:p>2012-12-21</text:p>
          </table:table-cell>
        </table:table-row>
        <table:table-row table:style-name="ro1">
          <table:table-cell table:formula="of:= 60 + RAND() * big" office:value-type="float" office:value="75.4221651430209" calcext:value-type="float">
            <text:p>75.42</text:p>
          </table:table-cell>
          <table:table-cell table:formula="of:= DATE( INT(RAND() * 11)  + 2010;  INT(RAND() * 11) ; INT(RAND() * 32) + 1 )" office:value-type="date" office:date-value="2014-04-03" calcext:value-type="date">
            <text:p>2014-04-03</text:p>
          </table:table-cell>
        </table:table-row>
        <table:table-row table:style-name="ro1">
          <table:table-cell table:formula="of:= 60 + RAND() * big" office:value-type="float" office:value="61.7791420964388" calcext:value-type="float">
            <text:p>61.78</text:p>
          </table:table-cell>
          <table:table-cell table:formula="of:= DATE( INT(RAND() * 11)  + 2010;  INT(RAND() * 11) ; INT(RAND() * 32) + 1 )" office:value-type="date" office:date-value="2013-12-21" calcext:value-type="date">
            <text:p>2013-12-21</text:p>
          </table:table-cell>
        </table:table-row>
        <table:table-row table:style-name="ro1">
          <table:table-cell table:formula="of:= 60 + RAND() * big" office:value-type="float" office:value="78.931106617632" calcext:value-type="float">
            <text:p>78.93</text:p>
          </table:table-cell>
          <table:table-cell table:formula="of:= DATE( INT(RAND() * 11)  + 2010;  INT(RAND() * 11) ; INT(RAND() * 32) + 1 )" office:value-type="date" office:date-value="2016-05-08" calcext:value-type="date">
            <text:p>2016-05-08</text:p>
          </table:table-cell>
        </table:table-row>
        <table:table-row table:style-name="ro1">
          <table:table-cell table:formula="of:= 60 + RAND() * big" office:value-type="float" office:value="64.6390249712481" calcext:value-type="float">
            <text:p>64.64</text:p>
          </table:table-cell>
          <table:table-cell table:formula="of:= DATE( INT(RAND() * 11)  + 2010;  INT(RAND() * 11) ; INT(RAND() * 32) + 1 )" office:value-type="date" office:date-value="2010-04-30" calcext:value-type="date">
            <text:p>2010-04-30</text:p>
          </table:table-cell>
        </table:table-row>
        <table:table-row table:style-name="ro1">
          <table:table-cell table:formula="of:= 60 + RAND() * big" office:value-type="float" office:value="80.5757538349863" calcext:value-type="float">
            <text:p>80.58</text:p>
          </table:table-cell>
          <table:table-cell table:formula="of:= DATE( INT(RAND() * 11)  + 2010;  INT(RAND() * 11) ; INT(RAND() * 32) + 1 )" office:value-type="date" office:date-value="2018-08-03" calcext:value-type="date">
            <text:p>2018-08-03</text:p>
          </table:table-cell>
        </table:table-row>
        <table:table-row table:style-name="ro1">
          <table:table-cell table:formula="of:= 60 + RAND() * big" office:value-type="float" office:value="63.9476673697943" calcext:value-type="float">
            <text:p>63.95</text:p>
          </table:table-cell>
          <table:table-cell table:formula="of:= DATE( INT(RAND() * 11)  + 2010;  INT(RAND() * 11) ; INT(RAND() * 32) + 1 )" office:value-type="date" office:date-value="2013-03-26" calcext:value-type="date">
            <text:p>2013-03-26</text:p>
          </table:table-cell>
        </table:table-row>
        <table:table-row table:style-name="ro1">
          <table:table-cell table:formula="of:= 60 + RAND() * big" office:value-type="float" office:value="69.9075056685722" calcext:value-type="float">
            <text:p>69.91</text:p>
          </table:table-cell>
          <table:table-cell table:formula="of:= DATE( INT(RAND() * 11)  + 2010;  INT(RAND() * 11) ; INT(RAND() * 32) + 1 )" office:value-type="date" office:date-value="2011-04-04" calcext:value-type="date">
            <text:p>2011-04-04</text:p>
          </table:table-cell>
        </table:table-row>
        <table:table-row table:style-name="ro1">
          <table:table-cell table:formula="of:= 60 + RAND() * big" office:value-type="float" office:value="75.2396170516937" calcext:value-type="float">
            <text:p>75.24</text:p>
          </table:table-cell>
          <table:table-cell table:formula="of:= DATE( INT(RAND() * 11)  + 2010;  INT(RAND() * 11) ; INT(RAND() * 32) + 1 )" office:value-type="date" office:date-value="2019-02-01" calcext:value-type="date">
            <text:p>2019-02-01</text:p>
          </table:table-cell>
        </table:table-row>
        <table:table-row table:style-name="ro1">
          <table:table-cell table:formula="of:= 60 + RAND() * big" office:value-type="float" office:value="62.7334555094495" calcext:value-type="float">
            <text:p>62.73</text:p>
          </table:table-cell>
          <table:table-cell table:formula="of:= DATE( INT(RAND() * 11)  + 2010;  INT(RAND() * 11) ; INT(RAND() * 32) + 1 )" office:value-type="date" office:date-value="2013-12-27" calcext:value-type="date">
            <text:p>2013-12-27</text:p>
          </table:table-cell>
        </table:table-row>
        <table:table-row table:style-name="ro1">
          <table:table-cell table:formula="of:= 60 + RAND() * big" office:value-type="float" office:value="66.2444319653528" calcext:value-type="float">
            <text:p>66.24</text:p>
          </table:table-cell>
          <table:table-cell table:formula="of:= DATE( INT(RAND() * 11)  + 2010;  INT(RAND() * 11) ; INT(RAND() * 32) + 1 )" office:value-type="date" office:date-value="2020-08-05" calcext:value-type="date">
            <text:p>2020-08-05</text:p>
          </table:table-cell>
        </table:table-row>
        <table:table-row table:style-name="ro1">
          <table:table-cell table:formula="of:= 60 + RAND() * big" office:value-type="float" office:value="79.781272134977" calcext:value-type="float">
            <text:p>79.78</text:p>
          </table:table-cell>
          <table:table-cell table:formula="of:= DATE( INT(RAND() * 11)  + 2010;  INT(RAND() * 11) ; INT(RAND() * 32) + 1 )" office:value-type="date" office:date-value="2017-09-17" calcext:value-type="date">
            <text:p>2017-09-17</text:p>
          </table:table-cell>
        </table:table-row>
        <table:table-row table:style-name="ro1">
          <table:table-cell table:formula="of:= 60 + RAND() * big" office:value-type="float" office:value="70.2659301025846" calcext:value-type="float">
            <text:p>70.27</text:p>
          </table:table-cell>
          <table:table-cell table:formula="of:= DATE( INT(RAND() * 11)  + 2010;  INT(RAND() * 11) ; INT(RAND() * 32) + 1 )" office:value-type="date" office:date-value="2018-08-16" calcext:value-type="date">
            <text:p>2018-08-16</text:p>
          </table:table-cell>
        </table:table-row>
        <table:table-row table:style-name="ro1">
          <table:table-cell table:formula="of:= 60 + RAND() * big" office:value-type="float" office:value="75.6921900106473" calcext:value-type="float">
            <text:p>75.69</text:p>
          </table:table-cell>
          <table:table-cell table:formula="of:= DATE( INT(RAND() * 11)  + 2010;  INT(RAND() * 11) ; INT(RAND() * 32) + 1 )" office:value-type="date" office:date-value="2016-10-15" calcext:value-type="date">
            <text:p>2016-10-15</text:p>
          </table:table-cell>
        </table:table-row>
        <table:table-row table:style-name="ro1">
          <table:table-cell table:formula="of:= 60 + RAND() * big" office:value-type="float" office:value="67.9664542260866" calcext:value-type="float">
            <text:p>67.97</text:p>
          </table:table-cell>
          <table:table-cell table:formula="of:= DATE( INT(RAND() * 11)  + 2010;  INT(RAND() * 11) ; INT(RAND() * 32) + 1 )" office:value-type="date" office:date-value="2011-04-22" calcext:value-type="date">
            <text:p>2011-04-22</text:p>
          </table:table-cell>
        </table:table-row>
        <table:table-row table:style-name="ro1">
          <table:table-cell table:formula="of:= 60 + RAND() * big" office:value-type="float" office:value="72.0022398646937" calcext:value-type="float">
            <text:p>72.00</text:p>
          </table:table-cell>
          <table:table-cell table:formula="of:= DATE( INT(RAND() * 11)  + 2010;  INT(RAND() * 11) ; INT(RAND() * 32) + 1 )" office:value-type="date" office:date-value="2011-01-16" calcext:value-type="date">
            <text:p>2011-01-16</text:p>
          </table:table-cell>
        </table:table-row>
        <table:table-row table:style-name="ro1">
          <table:table-cell table:formula="of:= 60 + RAND() * big" office:value-type="float" office:value="66.9573935130471" calcext:value-type="float">
            <text:p>66.96</text:p>
          </table:table-cell>
          <table:table-cell table:formula="of:= DATE( INT(RAND() * 11)  + 2010;  INT(RAND() * 11) ; INT(RAND() * 32) + 1 )" office:value-type="date" office:date-value="2017-07-16" calcext:value-type="date">
            <text:p>2017-07-16</text:p>
          </table:table-cell>
        </table:table-row>
        <table:table-row table:style-name="ro1">
          <table:table-cell table:formula="of:= 60 + RAND() * big" office:value-type="float" office:value="63.1496387740988" calcext:value-type="float">
            <text:p>63.15</text:p>
          </table:table-cell>
          <table:table-cell table:formula="of:= DATE( INT(RAND() * 11)  + 2010;  INT(RAND() * 11) ; INT(RAND() * 32) + 1 )" office:value-type="date" office:date-value="2010-07-12" calcext:value-type="date">
            <text:p>2010-07-12</text:p>
          </table:table-cell>
        </table:table-row>
        <table:table-row table:style-name="ro1">
          <table:table-cell table:formula="of:= 60 + RAND() * big" office:value-type="float" office:value="73.1562677894853" calcext:value-type="float">
            <text:p>73.16</text:p>
          </table:table-cell>
          <table:table-cell table:formula="of:= DATE( INT(RAND() * 11)  + 2010;  INT(RAND() * 11) ; INT(RAND() * 32) + 1 )" office:value-type="date" office:date-value="2010-08-09" calcext:value-type="date">
            <text:p>2010-08-09</text:p>
          </table:table-cell>
        </table:table-row>
        <table:table-row table:style-name="ro1">
          <table:table-cell table:formula="of:= 60 + RAND() * big" office:value-type="float" office:value="80.2616862659214" calcext:value-type="float">
            <text:p>80.26</text:p>
          </table:table-cell>
          <table:table-cell table:formula="of:= DATE( INT(RAND() * 11)  + 2010;  INT(RAND() * 11) ; INT(RAND() * 32) + 1 )" office:value-type="date" office:date-value="2016-01-29" calcext:value-type="date">
            <text:p>2016-01-29</text:p>
          </table:table-cell>
        </table:table-row>
        <table:table-row table:style-name="ro1">
          <table:table-cell table:formula="of:= 60 + RAND() * big" office:value-type="float" office:value="89.8188949572273" calcext:value-type="float">
            <text:p>89.82</text:p>
          </table:table-cell>
          <table:table-cell table:formula="of:= DATE( INT(RAND() * 11)  + 2010;  INT(RAND() * 11) ; INT(RAND() * 32) + 1 )" office:value-type="date" office:date-value="2010-08-19" calcext:value-type="date">
            <text:p>2010-08-19</text:p>
          </table:table-cell>
        </table:table-row>
        <table:table-row table:style-name="ro1">
          <table:table-cell table:formula="of:= 60 + RAND() * big" office:value-type="float" office:value="72.1339937722933" calcext:value-type="float">
            <text:p>72.13</text:p>
          </table:table-cell>
          <table:table-cell table:formula="of:= DATE( INT(RAND() * 11)  + 2010;  INT(RAND() * 11) ; INT(RAND() * 32) + 1 )" office:value-type="date" office:date-value="2010-10-03" calcext:value-type="date">
            <text:p>2010-10-03</text:p>
          </table:table-cell>
        </table:table-row>
        <table:table-row table:style-name="ro1">
          <table:table-cell table:formula="of:= 60 + RAND() * big" office:value-type="float" office:value="89.2335811104504" calcext:value-type="float">
            <text:p>89.23</text:p>
          </table:table-cell>
          <table:table-cell table:formula="of:= DATE( INT(RAND() * 11)  + 2010;  INT(RAND() * 11) ; INT(RAND() * 32) + 1 )" office:value-type="date" office:date-value="2012-02-13" calcext:value-type="date">
            <text:p>2012-02-13</text:p>
          </table:table-cell>
        </table:table-row>
        <table:table-row table:style-name="ro1">
          <table:table-cell table:formula="of:= 60 + RAND() * big" office:value-type="float" office:value="78.6105329850684" calcext:value-type="float">
            <text:p>78.61</text:p>
          </table:table-cell>
          <table:table-cell table:formula="of:= DATE( INT(RAND() * 11)  + 2010;  INT(RAND() * 11) ; INT(RAND() * 32) + 1 )" office:value-type="date" office:date-value="2015-10-09" calcext:value-type="date">
            <text:p>2015-10-09</text:p>
          </table:table-cell>
        </table:table-row>
        <table:table-row table:style-name="ro1">
          <table:table-cell table:formula="of:= 60 + RAND() * big" office:value-type="float" office:value="85.4967069451153" calcext:value-type="float">
            <text:p>85.50</text:p>
          </table:table-cell>
          <table:table-cell table:formula="of:= DATE( INT(RAND() * 11)  + 2010;  INT(RAND() * 11) ; INT(RAND() * 32) + 1 )" office:value-type="date" office:date-value="2013-05-17" calcext:value-type="date">
            <text:p>2013-05-17</text:p>
          </table:table-cell>
        </table:table-row>
        <table:table-row table:style-name="ro1">
          <table:table-cell table:formula="of:= 60 + RAND() * big" office:value-type="float" office:value="67.4533182860206" calcext:value-type="float">
            <text:p>67.45</text:p>
          </table:table-cell>
          <table:table-cell table:formula="of:= DATE( INT(RAND() * 11)  + 2010;  INT(RAND() * 11) ; INT(RAND() * 32) + 1 )" office:value-type="date" office:date-value="2017-08-16" calcext:value-type="date">
            <text:p>2017-08-16</text:p>
          </table:table-cell>
        </table:table-row>
        <table:table-row table:style-name="ro1">
          <table:table-cell table:formula="of:= 60 + RAND() * big" office:value-type="float" office:value="68.8981453674041" calcext:value-type="float">
            <text:p>68.90</text:p>
          </table:table-cell>
          <table:table-cell table:formula="of:= DATE( INT(RAND() * 11)  + 2010;  INT(RAND() * 11) ; INT(RAND() * 32) + 1 )" office:value-type="date" office:date-value="2012-03-11" calcext:value-type="date">
            <text:p>2012-03-11</text:p>
          </table:table-cell>
        </table:table-row>
        <table:table-row table:style-name="ro1">
          <table:table-cell table:formula="of:= 60 + RAND() * big" office:value-type="float" office:value="77.6626952095898" calcext:value-type="float">
            <text:p>77.66</text:p>
          </table:table-cell>
          <table:table-cell table:formula="of:= DATE( INT(RAND() * 11)  + 2010;  INT(RAND() * 11) ; INT(RAND() * 32) + 1 )" office:value-type="date" office:date-value="2010-08-22" calcext:value-type="date">
            <text:p>2010-08-22</text:p>
          </table:table-cell>
        </table:table-row>
        <table:table-row table:style-name="ro1">
          <table:table-cell table:formula="of:= 60 + RAND() * big" office:value-type="float" office:value="89.6500100227782" calcext:value-type="float">
            <text:p>89.65</text:p>
          </table:table-cell>
          <table:table-cell table:formula="of:= DATE( INT(RAND() * 11)  + 2010;  INT(RAND() * 11) ; INT(RAND() * 32) + 1 )" office:value-type="date" office:date-value="2014-10-31" calcext:value-type="date">
            <text:p>2014-10-31</text:p>
          </table:table-cell>
        </table:table-row>
        <table:table-row table:style-name="ro1">
          <table:table-cell table:formula="of:= 60 + RAND() * big" office:value-type="float" office:value="80.8908570925597" calcext:value-type="float">
            <text:p>80.89</text:p>
          </table:table-cell>
          <table:table-cell table:formula="of:= DATE( INT(RAND() * 11)  + 2010;  INT(RAND() * 11) ; INT(RAND() * 32) + 1 )" office:value-type="date" office:date-value="2012-02-24" calcext:value-type="date">
            <text:p>2012-02-24</text:p>
          </table:table-cell>
        </table:table-row>
        <table:table-row table:style-name="ro1">
          <table:table-cell table:formula="of:= 60 + RAND() * big" office:value-type="float" office:value="83.8273890039133" calcext:value-type="float">
            <text:p>83.83</text:p>
          </table:table-cell>
          <table:table-cell table:formula="of:= DATE( INT(RAND() * 11)  + 2010;  INT(RAND() * 11) ; INT(RAND() * 32) + 1 )" office:value-type="date" office:date-value="2016-09-03" calcext:value-type="date">
            <text:p>2016-09-03</text:p>
          </table:table-cell>
        </table:table-row>
        <table:table-row table:style-name="ro1">
          <table:table-cell table:formula="of:= 60 + RAND() * big" office:value-type="float" office:value="70.8046779601342" calcext:value-type="float">
            <text:p>70.80</text:p>
          </table:table-cell>
          <table:table-cell table:formula="of:= DATE( INT(RAND() * 11)  + 2010;  INT(RAND() * 11) ; INT(RAND() * 32) + 1 )" office:value-type="date" office:date-value="2017-04-10" calcext:value-type="date">
            <text:p>2017-04-10</text:p>
          </table:table-cell>
        </table:table-row>
        <table:table-row table:style-name="ro1">
          <table:table-cell table:formula="of:= 60 + RAND() * big" office:value-type="float" office:value="79.8366328383722" calcext:value-type="float">
            <text:p>79.84</text:p>
          </table:table-cell>
          <table:table-cell table:formula="of:= DATE( INT(RAND() * 11)  + 2010;  INT(RAND() * 11) ; INT(RAND() * 32) + 1 )" office:value-type="date" office:date-value="2020-09-29" calcext:value-type="date">
            <text:p>2020-09-29</text:p>
          </table:table-cell>
        </table:table-row>
        <table:table-row table:style-name="ro1">
          <table:table-cell table:formula="of:= 60 + RAND() * big" office:value-type="float" office:value="73.3909769863974" calcext:value-type="float">
            <text:p>73.39</text:p>
          </table:table-cell>
          <table:table-cell table:formula="of:= DATE( INT(RAND() * 11)  + 2010;  INT(RAND() * 11) ; INT(RAND() * 32) + 1 )" office:value-type="date" office:date-value="2014-01-17" calcext:value-type="date">
            <text:p>2014-01-17</text:p>
          </table:table-cell>
        </table:table-row>
        <table:table-row table:style-name="ro1">
          <table:table-cell table:formula="of:= 60 + RAND() * big" office:value-type="float" office:value="77.6701452050709" calcext:value-type="float">
            <text:p>77.67</text:p>
          </table:table-cell>
          <table:table-cell table:formula="of:= DATE( INT(RAND() * 11)  + 2010;  INT(RAND() * 11) ; INT(RAND() * 32) + 1 )" office:value-type="date" office:date-value="2010-08-06" calcext:value-type="date">
            <text:p>2010-08-06</text:p>
          </table:table-cell>
        </table:table-row>
        <table:table-row table:style-name="ro1">
          <table:table-cell table:formula="of:= 60 + RAND() * big" office:value-type="float" office:value="68.6217366856187" calcext:value-type="float">
            <text:p>68.62</text:p>
          </table:table-cell>
          <table:table-cell table:formula="of:= DATE( INT(RAND() * 11)  + 2010;  INT(RAND() * 11) ; INT(RAND() * 32) + 1 )" office:value-type="date" office:date-value="2016-01-24" calcext:value-type="date">
            <text:p>2016-01-24</text:p>
          </table:table-cell>
        </table:table-row>
        <table:table-row table:style-name="ro1">
          <table:table-cell table:formula="of:= 60 + RAND() * big" office:value-type="float" office:value="61.7815993337471" calcext:value-type="float">
            <text:p>61.78</text:p>
          </table:table-cell>
          <table:table-cell table:formula="of:= DATE( INT(RAND() * 11)  + 2010;  INT(RAND() * 11) ; INT(RAND() * 32) + 1 )" office:value-type="date" office:date-value="2010-02-07" calcext:value-type="date">
            <text:p>2010-02-07</text:p>
          </table:table-cell>
        </table:table-row>
        <table:table-row table:style-name="ro1">
          <table:table-cell table:formula="of:= 60 + RAND() * big" office:value-type="float" office:value="65.8200102918712" calcext:value-type="float">
            <text:p>65.82</text:p>
          </table:table-cell>
          <table:table-cell table:formula="of:= DATE( INT(RAND() * 11)  + 2010;  INT(RAND() * 11) ; INT(RAND() * 32) + 1 )" office:value-type="date" office:date-value="2017-02-28" calcext:value-type="date">
            <text:p>2017-02-28</text:p>
          </table:table-cell>
        </table:table-row>
        <table:table-row table:style-name="ro1">
          <table:table-cell table:formula="of:= 60 + RAND() * big" office:value-type="float" office:value="66.3588704189423" calcext:value-type="float">
            <text:p>66.36</text:p>
          </table:table-cell>
          <table:table-cell table:formula="of:= DATE( INT(RAND() * 11)  + 2010;  INT(RAND() * 11) ; INT(RAND() * 32) + 1 )" office:value-type="date" office:date-value="2013-02-13" calcext:value-type="date">
            <text:p>2013-02-13</text:p>
          </table:table-cell>
        </table:table-row>
        <table:table-row table:style-name="ro1">
          <table:table-cell table:formula="of:= 60 + RAND() * big" office:value-type="float" office:value="70.550825870974" calcext:value-type="float">
            <text:p>70.55</text:p>
          </table:table-cell>
          <table:table-cell table:formula="of:= DATE( INT(RAND() * 11)  + 2010;  INT(RAND() * 11) ; INT(RAND() * 32) + 1 )" office:value-type="date" office:date-value="2010-03-23" calcext:value-type="date">
            <text:p>2010-03-23</text:p>
          </table:table-cell>
        </table:table-row>
        <table:table-row table:style-name="ro1">
          <table:table-cell table:formula="of:= 60 + RAND() * big" office:value-type="float" office:value="86.6576669432676" calcext:value-type="float">
            <text:p>86.66</text:p>
          </table:table-cell>
          <table:table-cell table:formula="of:= DATE( INT(RAND() * 11)  + 2010;  INT(RAND() * 11) ; INT(RAND() * 32) + 1 )" office:value-type="date" office:date-value="2012-02-04" calcext:value-type="date">
            <text:p>2012-02-04</text:p>
          </table:table-cell>
        </table:table-row>
        <table:table-row table:style-name="ro1">
          <table:table-cell table:formula="of:= 60 + RAND() * big" office:value-type="float" office:value="79.4276373401773" calcext:value-type="float">
            <text:p>79.43</text:p>
          </table:table-cell>
          <table:table-cell table:formula="of:= DATE( INT(RAND() * 11)  + 2010;  INT(RAND() * 11) ; INT(RAND() * 32) + 1 )" office:value-type="date" office:date-value="2016-03-28" calcext:value-type="date">
            <text:p>2016-03-28</text:p>
          </table:table-cell>
        </table:table-row>
        <table:table-row table:style-name="ro1">
          <table:table-cell table:formula="of:= 60 + RAND() * big" office:value-type="float" office:value="86.2316021002713" calcext:value-type="float">
            <text:p>86.23</text:p>
          </table:table-cell>
          <table:table-cell table:formula="of:= DATE( INT(RAND() * 11)  + 2010;  INT(RAND() * 11) ; INT(RAND() * 32) + 1 )" office:value-type="date" office:date-value="2017-08-22" calcext:value-type="date">
            <text:p>2017-08-22</text:p>
          </table:table-cell>
        </table:table-row>
        <table:table-row table:style-name="ro1">
          <table:table-cell table:formula="of:= 60 + RAND() * big" office:value-type="float" office:value="61.4559857493951" calcext:value-type="float">
            <text:p>61.46</text:p>
          </table:table-cell>
          <table:table-cell table:formula="of:= DATE( INT(RAND() * 11)  + 2010;  INT(RAND() * 11) ; INT(RAND() * 32) + 1 )" office:value-type="date" office:date-value="2019-07-13" calcext:value-type="date">
            <text:p>2019-07-13</text:p>
          </table:table-cell>
        </table:table-row>
        <table:table-row table:style-name="ro1">
          <table:table-cell table:formula="of:= 60 + RAND() * big" office:value-type="float" office:value="87.0050414606476" calcext:value-type="float">
            <text:p>87.01</text:p>
          </table:table-cell>
          <table:table-cell table:formula="of:= DATE( INT(RAND() * 11)  + 2010;  INT(RAND() * 11) ; INT(RAND() * 32) + 1 )" office:value-type="date" office:date-value="2012-09-18" calcext:value-type="date">
            <text:p>2012-09-18</text:p>
          </table:table-cell>
        </table:table-row>
        <table:table-row table:style-name="ro1">
          <table:table-cell table:formula="of:= 60 + RAND() * big" office:value-type="float" office:value="83.8770811145529" calcext:value-type="float">
            <text:p>83.88</text:p>
          </table:table-cell>
          <table:table-cell table:formula="of:= DATE( INT(RAND() * 11)  + 2010;  INT(RAND() * 11) ; INT(RAND() * 32) + 1 )" office:value-type="date" office:date-value="2012-06-15" calcext:value-type="date">
            <text:p>2012-06-15</text:p>
          </table:table-cell>
        </table:table-row>
        <table:table-row table:style-name="ro1">
          <table:table-cell table:formula="of:= 60 + RAND() * big" office:value-type="float" office:value="66.9821849419408" calcext:value-type="float">
            <text:p>66.98</text:p>
          </table:table-cell>
          <table:table-cell table:formula="of:= DATE( INT(RAND() * 11)  + 2010;  INT(RAND() * 11) ; INT(RAND() * 32) + 1 )" office:value-type="date" office:date-value="2015-06-06" calcext:value-type="date">
            <text:p>2015-06-06</text:p>
          </table:table-cell>
        </table:table-row>
        <table:table-row table:style-name="ro1">
          <table:table-cell table:formula="of:= 60 + RAND() * big" office:value-type="float" office:value="63.5998746978413" calcext:value-type="float">
            <text:p>63.60</text:p>
          </table:table-cell>
          <table:table-cell table:formula="of:= DATE( INT(RAND() * 11)  + 2010;  INT(RAND() * 11) ; INT(RAND() * 32) + 1 )" office:value-type="date" office:date-value="2012-06-11" calcext:value-type="date">
            <text:p>2012-06-11</text:p>
          </table:table-cell>
        </table:table-row>
        <table:table-row table:style-name="ro1">
          <table:table-cell table:formula="of:= 60 + RAND() * big" office:value-type="float" office:value="70.9697899605661" calcext:value-type="float">
            <text:p>70.97</text:p>
          </table:table-cell>
          <table:table-cell table:formula="of:= DATE( INT(RAND() * 11)  + 2010;  INT(RAND() * 11) ; INT(RAND() * 32) + 1 )" office:value-type="date" office:date-value="2012-09-12" calcext:value-type="date">
            <text:p>2012-09-12</text:p>
          </table:table-cell>
        </table:table-row>
        <table:table-row table:style-name="ro1">
          <table:table-cell table:formula="of:= 60 + RAND() * big" office:value-type="float" office:value="86.8369865874267" calcext:value-type="float">
            <text:p>86.84</text:p>
          </table:table-cell>
          <table:table-cell table:formula="of:= DATE( INT(RAND() * 11)  + 2010;  INT(RAND() * 11) ; INT(RAND() * 32) + 1 )" office:value-type="date" office:date-value="2015-01-17" calcext:value-type="date">
            <text:p>2015-01-17</text:p>
          </table:table-cell>
        </table:table-row>
        <table:table-row table:style-name="ro1">
          <table:table-cell table:formula="of:= 60 + RAND() * big" office:value-type="float" office:value="87.8301195070037" calcext:value-type="float">
            <text:p>87.83</text:p>
          </table:table-cell>
          <table:table-cell table:formula="of:= DATE( INT(RAND() * 11)  + 2010;  INT(RAND() * 11) ; INT(RAND() * 32) + 1 )" office:value-type="date" office:date-value="2010-09-26" calcext:value-type="date">
            <text:p>2010-09-26</text:p>
          </table:table-cell>
        </table:table-row>
        <table:table-row table:style-name="ro1">
          <table:table-cell table:formula="of:= 60 + RAND() * big" office:value-type="float" office:value="75.5115867032089" calcext:value-type="float">
            <text:p>75.51</text:p>
          </table:table-cell>
          <table:table-cell table:formula="of:= DATE( INT(RAND() * 11)  + 2010;  INT(RAND() * 11) ; INT(RAND() * 32) + 1 )" office:value-type="date" office:date-value="2017-03-03" calcext:value-type="date">
            <text:p>2017-03-03</text:p>
          </table:table-cell>
        </table:table-row>
        <table:table-row table:style-name="ro1">
          <table:table-cell table:formula="of:= 60 + RAND() * big" office:value-type="float" office:value="76.1584067542344" calcext:value-type="float">
            <text:p>76.16</text:p>
          </table:table-cell>
          <table:table-cell table:formula="of:= DATE( INT(RAND() * 11)  + 2010;  INT(RAND() * 11) ; INT(RAND() * 32) + 1 )" office:value-type="date" office:date-value="2019-06-20" calcext:value-type="date">
            <text:p>2019-06-20</text:p>
          </table:table-cell>
        </table:table-row>
        <table:table-row table:style-name="ro1">
          <table:table-cell table:formula="of:= 60 + RAND() * big" office:value-type="float" office:value="63.6847168082536" calcext:value-type="float">
            <text:p>63.68</text:p>
          </table:table-cell>
          <table:table-cell table:formula="of:= DATE( INT(RAND() * 11)  + 2010;  INT(RAND() * 11) ; INT(RAND() * 32) + 1 )" office:value-type="date" office:date-value="2018-04-29" calcext:value-type="date">
            <text:p>2018-04-29</text:p>
          </table:table-cell>
        </table:table-row>
        <table:table-row table:style-name="ro1">
          <table:table-cell table:formula="of:= 60 + RAND() * big" office:value-type="float" office:value="77.4138635176334" calcext:value-type="float">
            <text:p>77.41</text:p>
          </table:table-cell>
          <table:table-cell table:formula="of:= DATE( INT(RAND() * 11)  + 2010;  INT(RAND() * 11) ; INT(RAND() * 32) + 1 )" office:value-type="date" office:date-value="2012-02-16" calcext:value-type="date">
            <text:p>2012-02-16</text:p>
          </table:table-cell>
        </table:table-row>
        <table:table-row table:style-name="ro1">
          <table:table-cell table:formula="of:= 60 + RAND() * big" office:value-type="float" office:value="82.3492524281756" calcext:value-type="float">
            <text:p>82.35</text:p>
          </table:table-cell>
          <table:table-cell table:formula="of:= DATE( INT(RAND() * 11)  + 2010;  INT(RAND() * 11) ; INT(RAND() * 32) + 1 )" office:value-type="date" office:date-value="2010-03-22" calcext:value-type="date">
            <text:p>2010-03-22</text:p>
          </table:table-cell>
        </table:table-row>
        <table:table-row table:style-name="ro1">
          <table:table-cell table:formula="of:= 60 + RAND() * big" office:value-type="float" office:value="66.3576478598005" calcext:value-type="float">
            <text:p>66.36</text:p>
          </table:table-cell>
          <table:table-cell table:formula="of:= DATE( INT(RAND() * 11)  + 2010;  INT(RAND() * 11) ; INT(RAND() * 32) + 1 )" office:value-type="date" office:date-value="2016-02-16" calcext:value-type="date">
            <text:p>2016-02-16</text:p>
          </table:table-cell>
        </table:table-row>
        <table:table-row table:style-name="ro1">
          <table:table-cell table:formula="of:= 60 + RAND() * big" office:value-type="float" office:value="69.8888830861898" calcext:value-type="float">
            <text:p>69.89</text:p>
          </table:table-cell>
          <table:table-cell table:formula="of:= DATE( INT(RAND() * 11)  + 2010;  INT(RAND() * 11) ; INT(RAND() * 32) + 1 )" office:value-type="date" office:date-value="2011-05-24" calcext:value-type="date">
            <text:p>2011-05-24</text:p>
          </table:table-cell>
        </table:table-row>
        <table:table-row table:style-name="ro1">
          <table:table-cell table:formula="of:= 60 + RAND() * big" office:value-type="float" office:value="74.6643175266922" calcext:value-type="float">
            <text:p>74.66</text:p>
          </table:table-cell>
          <table:table-cell table:formula="of:= DATE( INT(RAND() * 11)  + 2010;  INT(RAND() * 11) ; INT(RAND() * 32) + 1 )" office:value-type="date" office:date-value="2013-08-26" calcext:value-type="date">
            <text:p>2013-08-26</text:p>
          </table:table-cell>
        </table:table-row>
        <table:table-row table:style-name="ro1">
          <table:table-cell table:formula="of:= 60 + RAND() * big" office:value-type="float" office:value="70.2469038187849" calcext:value-type="float">
            <text:p>70.25</text:p>
          </table:table-cell>
          <table:table-cell table:formula="of:= DATE( INT(RAND() * 11)  + 2010;  INT(RAND() * 11) ; INT(RAND() * 32) + 1 )" office:value-type="date" office:date-value="2010-04-02" calcext:value-type="date">
            <text:p>2010-04-02</text:p>
          </table:table-cell>
        </table:table-row>
        <table:table-row table:style-name="ro1">
          <table:table-cell table:formula="of:= 60 + RAND() * big" office:value-type="float" office:value="62.3696906973423" calcext:value-type="float">
            <text:p>62.37</text:p>
          </table:table-cell>
          <table:table-cell table:formula="of:= DATE( INT(RAND() * 11)  + 2010;  INT(RAND() * 11) ; INT(RAND() * 32) + 1 )" office:value-type="date" office:date-value="2017-10-05" calcext:value-type="date">
            <text:p>2017-10-05</text:p>
          </table:table-cell>
        </table:table-row>
        <table:table-row table:style-name="ro1">
          <table:table-cell table:formula="of:= 60 + RAND() * big" office:value-type="float" office:value="84.4159919685038" calcext:value-type="float">
            <text:p>84.42</text:p>
          </table:table-cell>
          <table:table-cell table:formula="of:= DATE( INT(RAND() * 11)  + 2010;  INT(RAND() * 11) ; INT(RAND() * 32) + 1 )" office:value-type="date" office:date-value="2016-08-09" calcext:value-type="date">
            <text:p>2016-08-09</text:p>
          </table:table-cell>
        </table:table-row>
        <table:table-row table:style-name="ro1">
          <table:table-cell table:formula="of:= 60 + RAND() * big" office:value-type="float" office:value="81.1125594655405" calcext:value-type="float">
            <text:p>81.11</text:p>
          </table:table-cell>
          <table:table-cell table:formula="of:= DATE( INT(RAND() * 11)  + 2010;  INT(RAND() * 11) ; INT(RAND() * 32) + 1 )" office:value-type="date" office:date-value="2011-01-06" calcext:value-type="date">
            <text:p>2011-01-06</text:p>
          </table:table-cell>
        </table:table-row>
        <table:table-row table:style-name="ro1">
          <table:table-cell table:formula="of:= 60 + RAND() * big" office:value-type="float" office:value="89.6684053799087" calcext:value-type="float">
            <text:p>89.67</text:p>
          </table:table-cell>
          <table:table-cell table:formula="of:= DATE( INT(RAND() * 11)  + 2010;  INT(RAND() * 11) ; INT(RAND() * 32) + 1 )" office:value-type="date" office:date-value="2020-10-18" calcext:value-type="date">
            <text:p>2020-10-18</text:p>
          </table:table-cell>
        </table:table-row>
        <table:table-row table:style-name="ro1">
          <table:table-cell table:formula="of:= 60 + RAND() * big" office:value-type="float" office:value="80.6080119130573" calcext:value-type="float">
            <text:p>80.61</text:p>
          </table:table-cell>
          <table:table-cell table:formula="of:= DATE( INT(RAND() * 11)  + 2010;  INT(RAND() * 11) ; INT(RAND() * 32) + 1 )" office:value-type="date" office:date-value="2013-05-28" calcext:value-type="date">
            <text:p>2013-05-28</text:p>
          </table:table-cell>
        </table:table-row>
        <table:table-row table:style-name="ro1">
          <table:table-cell table:formula="of:= 60 + RAND() * big" office:value-type="float" office:value="73.5237902530287" calcext:value-type="float">
            <text:p>73.52</text:p>
          </table:table-cell>
          <table:table-cell table:formula="of:= DATE( INT(RAND() * 11)  + 2010;  INT(RAND() * 11) ; INT(RAND() * 32) + 1 )" office:value-type="date" office:date-value="2016-10-06" calcext:value-type="date">
            <text:p>2016-10-06</text:p>
          </table:table-cell>
        </table:table-row>
        <table:table-row table:style-name="ro1">
          <table:table-cell table:formula="of:= 60 + RAND() * big" office:value-type="float" office:value="77.2334468413896" calcext:value-type="float">
            <text:p>77.23</text:p>
          </table:table-cell>
          <table:table-cell table:formula="of:= DATE( INT(RAND() * 11)  + 2010;  INT(RAND() * 11) ; INT(RAND() * 32) + 1 )" office:value-type="date" office:date-value="2019-10-12" calcext:value-type="date">
            <text:p>2019-10-12</text:p>
          </table:table-cell>
        </table:table-row>
        <table:table-row table:style-name="ro1">
          <table:table-cell table:formula="of:= 60 + RAND() * big" office:value-type="float" office:value="77.4778017186579" calcext:value-type="float">
            <text:p>77.48</text:p>
          </table:table-cell>
          <table:table-cell table:formula="of:= DATE( INT(RAND() * 11)  + 2010;  INT(RAND() * 11) ; INT(RAND() * 32) + 1 )" office:value-type="date" office:date-value="2015-02-18" calcext:value-type="date">
            <text:p>2015-02-18</text:p>
          </table:table-cell>
        </table:table-row>
        <table:table-row table:style-name="ro1">
          <table:table-cell table:formula="of:= 60 + RAND() * big" office:value-type="float" office:value="86.9821453488441" calcext:value-type="float">
            <text:p>86.98</text:p>
          </table:table-cell>
          <table:table-cell table:formula="of:= DATE( INT(RAND() * 11)  + 2010;  INT(RAND() * 11) ; INT(RAND() * 32) + 1 )" office:value-type="date" office:date-value="2013-03-18" calcext:value-type="date">
            <text:p>2013-03-18</text:p>
          </table:table-cell>
        </table:table-row>
        <table:table-row table:style-name="ro1">
          <table:table-cell table:formula="of:= 60 + RAND() * big" office:value-type="float" office:value="89.7208686403461" calcext:value-type="float">
            <text:p>89.72</text:p>
          </table:table-cell>
          <table:table-cell table:formula="of:= DATE( INT(RAND() * 11)  + 2010;  INT(RAND() * 11) ; INT(RAND() * 32) + 1 )" office:value-type="date" office:date-value="2019-06-08" calcext:value-type="date">
            <text:p>2019-06-08</text:p>
          </table:table-cell>
        </table:table-row>
        <table:table-row table:style-name="ro1">
          <table:table-cell table:formula="of:= 60 + RAND() * big" office:value-type="float" office:value="68.5106475591455" calcext:value-type="float">
            <text:p>68.51</text:p>
          </table:table-cell>
          <table:table-cell table:formula="of:= DATE( INT(RAND() * 11)  + 2010;  INT(RAND() * 11) ; INT(RAND() * 32) + 1 )" office:value-type="date" office:date-value="2011-10-06" calcext:value-type="date">
            <text:p>2011-10-06</text:p>
          </table:table-cell>
        </table:table-row>
        <table:table-row table:style-name="ro1">
          <table:table-cell table:formula="of:= 60 + RAND() * big" office:value-type="float" office:value="87.4046321169807" calcext:value-type="float">
            <text:p>87.40</text:p>
          </table:table-cell>
          <table:table-cell table:formula="of:= DATE( INT(RAND() * 11)  + 2010;  INT(RAND() * 11) ; INT(RAND() * 32) + 1 )" office:value-type="date" office:date-value="2013-03-05" calcext:value-type="date">
            <text:p>2013-03-05</text:p>
          </table:table-cell>
        </table:table-row>
        <table:table-row table:style-name="ro1">
          <table:table-cell table:formula="of:= 60 + RAND() * big" office:value-type="float" office:value="61.1878049415008" calcext:value-type="float">
            <text:p>61.19</text:p>
          </table:table-cell>
          <table:table-cell table:formula="of:= DATE( INT(RAND() * 11)  + 2010;  INT(RAND() * 11) ; INT(RAND() * 32) + 1 )" office:value-type="date" office:date-value="2016-09-28" calcext:value-type="date">
            <text:p>2016-09-28</text:p>
          </table:table-cell>
        </table:table-row>
        <table:table-row table:style-name="ro1">
          <table:table-cell table:formula="of:= 60 + RAND() * big" office:value-type="float" office:value="69.3147828591877" calcext:value-type="float">
            <text:p>69.31</text:p>
          </table:table-cell>
          <table:table-cell table:formula="of:= DATE( INT(RAND() * 11)  + 2010;  INT(RAND() * 11) ; INT(RAND() * 32) + 1 )" office:value-type="date" office:date-value="2018-01-01" calcext:value-type="date">
            <text:p>2018-01-01</text:p>
          </table:table-cell>
        </table:table-row>
        <table:table-row table:style-name="ro1">
          <table:table-cell table:formula="of:= 60 + RAND() * big" office:value-type="float" office:value="71.1770429750246" calcext:value-type="float">
            <text:p>71.18</text:p>
          </table:table-cell>
          <table:table-cell table:formula="of:= DATE( INT(RAND() * 11)  + 2010;  INT(RAND() * 11) ; INT(RAND() * 32) + 1 )" office:value-type="date" office:date-value="2014-01-21" calcext:value-type="date">
            <text:p>2014-01-21</text:p>
          </table:table-cell>
        </table:table-row>
        <table:table-row table:style-name="ro1">
          <table:table-cell table:formula="of:= 60 + RAND() * big" office:value-type="float" office:value="73.0119201558049" calcext:value-type="float">
            <text:p>73.01</text:p>
          </table:table-cell>
          <table:table-cell table:formula="of:= DATE( INT(RAND() * 11)  + 2010;  INT(RAND() * 11) ; INT(RAND() * 32) + 1 )" office:value-type="date" office:date-value="2020-08-03" calcext:value-type="date">
            <text:p>2020-08-03</text:p>
          </table:table-cell>
        </table:table-row>
        <table:table-row table:style-name="ro1">
          <table:table-cell table:formula="of:= 60 + RAND() * big" office:value-type="float" office:value="63.5400990997267" calcext:value-type="float">
            <text:p>63.54</text:p>
          </table:table-cell>
          <table:table-cell table:formula="of:= DATE( INT(RAND() * 11)  + 2010;  INT(RAND() * 11) ; INT(RAND() * 32) + 1 )" office:value-type="date" office:date-value="2013-02-25" calcext:value-type="date">
            <text:p>2013-02-25</text:p>
          </table:table-cell>
        </table:table-row>
        <table:table-row table:style-name="ro1">
          <table:table-cell table:formula="of:= 60 + RAND() * big" office:value-type="float" office:value="70.21124370116" calcext:value-type="float">
            <text:p>70.21</text:p>
          </table:table-cell>
          <table:table-cell table:formula="of:= DATE( INT(RAND() * 11)  + 2010;  INT(RAND() * 11) ; INT(RAND() * 32) + 1 )" office:value-type="date" office:date-value="2015-08-16" calcext:value-type="date">
            <text:p>2015-08-16</text:p>
          </table:table-cell>
        </table:table-row>
        <table:table-row table:style-name="ro1">
          <table:table-cell table:formula="of:= 60 + RAND() * big" office:value-type="float" office:value="80.1921810688393" calcext:value-type="float">
            <text:p>80.19</text:p>
          </table:table-cell>
          <table:table-cell table:formula="of:= DATE( INT(RAND() * 11)  + 2010;  INT(RAND() * 11) ; INT(RAND() * 32) + 1 )" office:value-type="date" office:date-value="2010-07-13" calcext:value-type="date">
            <text:p>2010-07-13</text:p>
          </table:table-cell>
        </table:table-row>
        <table:table-row table:style-name="ro1">
          <table:table-cell table:formula="of:= 60 + RAND() * big" office:value-type="float" office:value="65.1732013248977" calcext:value-type="float">
            <text:p>65.17</text:p>
          </table:table-cell>
          <table:table-cell table:formula="of:= DATE( INT(RAND() * 11)  + 2010;  INT(RAND() * 11) ; INT(RAND() * 32) + 1 )" office:value-type="date" office:date-value="2018-03-11" calcext:value-type="date">
            <text:p>2018-03-11</text:p>
          </table:table-cell>
        </table:table-row>
        <table:table-row table:style-name="ro1">
          <table:table-cell table:formula="of:= 60 + RAND() * big" office:value-type="float" office:value="86.8857786936777" calcext:value-type="float">
            <text:p>86.89</text:p>
          </table:table-cell>
          <table:table-cell table:formula="of:= DATE( INT(RAND() * 11)  + 2010;  INT(RAND() * 11) ; INT(RAND() * 32) + 1 )" office:value-type="date" office:date-value="2010-05-06" calcext:value-type="date">
            <text:p>2010-05-06</text:p>
          </table:table-cell>
        </table:table-row>
        <table:table-row table:style-name="ro1">
          <table:table-cell table:formula="of:= 60 + RAND() * big" office:value-type="float" office:value="70.4416799666034" calcext:value-type="float">
            <text:p>70.44</text:p>
          </table:table-cell>
          <table:table-cell table:formula="of:= DATE( INT(RAND() * 11)  + 2010;  INT(RAND() * 11) ; INT(RAND() * 32) + 1 )" office:value-type="date" office:date-value="2011-06-05" calcext:value-type="date">
            <text:p>2011-06-05</text:p>
          </table:table-cell>
        </table:table-row>
        <table:table-row table:style-name="ro1">
          <table:table-cell table:formula="of:= 60 + RAND() * big" office:value-type="float" office:value="62.1335243196481" calcext:value-type="float">
            <text:p>62.13</text:p>
          </table:table-cell>
          <table:table-cell table:formula="of:= DATE( INT(RAND() * 11)  + 2010;  INT(RAND() * 11) ; INT(RAND() * 32) + 1 )" office:value-type="date" office:date-value="2015-04-18" calcext:value-type="date">
            <text:p>2015-04-18</text:p>
          </table:table-cell>
        </table:table-row>
        <table:table-row table:style-name="ro1">
          <table:table-cell table:formula="of:= 60 + RAND() * big" office:value-type="float" office:value="66.4808267436673" calcext:value-type="float">
            <text:p>66.48</text:p>
          </table:table-cell>
          <table:table-cell table:formula="of:= DATE( INT(RAND() * 11)  + 2010;  INT(RAND() * 11) ; INT(RAND() * 32) + 1 )" office:value-type="date" office:date-value="2016-04-15" calcext:value-type="date">
            <text:p>2016-04-15</text:p>
          </table:table-cell>
        </table:table-row>
        <table:table-row table:style-name="ro1">
          <table:table-cell table:formula="of:= 60 + RAND() * big" office:value-type="float" office:value="64.0426079436214" calcext:value-type="float">
            <text:p>64.04</text:p>
          </table:table-cell>
          <table:table-cell table:formula="of:= DATE( INT(RAND() * 11)  + 2010;  INT(RAND() * 11) ; INT(RAND() * 32) + 1 )" office:value-type="date" office:date-value="2013-06-02" calcext:value-type="date">
            <text:p>2013-06-02</text:p>
          </table:table-cell>
        </table:table-row>
        <table:table-row table:style-name="ro1">
          <table:table-cell table:formula="of:= 60 + RAND() * big" office:value-type="float" office:value="84.5859626922833" calcext:value-type="float">
            <text:p>84.59</text:p>
          </table:table-cell>
          <table:table-cell table:formula="of:= DATE( INT(RAND() * 11)  + 2010;  INT(RAND() * 11) ; INT(RAND() * 32) + 1 )" office:value-type="date" office:date-value="2012-05-21" calcext:value-type="date">
            <text:p>2012-05-21</text:p>
          </table:table-cell>
        </table:table-row>
        <table:table-row table:style-name="ro1">
          <table:table-cell table:formula="of:= 60 + RAND() * big" office:value-type="float" office:value="80.8387645142432" calcext:value-type="float">
            <text:p>80.84</text:p>
          </table:table-cell>
          <table:table-cell table:formula="of:= DATE( INT(RAND() * 11)  + 2010;  INT(RAND() * 11) ; INT(RAND() * 32) + 1 )" office:value-type="date" office:date-value="2012-08-21" calcext:value-type="date">
            <text:p>2012-08-21</text:p>
          </table:table-cell>
        </table:table-row>
        <table:table-row table:style-name="ro1">
          <table:table-cell table:formula="of:= 60 + RAND() * big" office:value-type="float" office:value="63.2067239901073" calcext:value-type="float">
            <text:p>63.21</text:p>
          </table:table-cell>
          <table:table-cell table:formula="of:= DATE( INT(RAND() * 11)  + 2010;  INT(RAND() * 11) ; INT(RAND() * 32) + 1 )" office:value-type="date" office:date-value="2012-03-29" calcext:value-type="date">
            <text:p>2012-03-29</text:p>
          </table:table-cell>
        </table:table-row>
        <table:table-row table:style-name="ro1">
          <table:table-cell table:formula="of:= 60 + RAND() * big" office:value-type="float" office:value="64.0738335535737" calcext:value-type="float">
            <text:p>64.07</text:p>
          </table:table-cell>
          <table:table-cell table:formula="of:= DATE( INT(RAND() * 11)  + 2010;  INT(RAND() * 11) ; INT(RAND() * 32) + 1 )" office:value-type="date" office:date-value="2015-10-08" calcext:value-type="date">
            <text:p>2015-10-08</text:p>
          </table:table-cell>
        </table:table-row>
        <table:table-row table:style-name="ro1">
          <table:table-cell table:formula="of:= 60 + RAND() * big" office:value-type="float" office:value="72.5430196120955" calcext:value-type="float">
            <text:p>72.54</text:p>
          </table:table-cell>
          <table:table-cell table:formula="of:= DATE( INT(RAND() * 11)  + 2010;  INT(RAND() * 11) ; INT(RAND() * 32) + 1 )" office:value-type="date" office:date-value="2014-06-17" calcext:value-type="date">
            <text:p>2014-06-17</text:p>
          </table:table-cell>
        </table:table-row>
        <table:table-row table:style-name="ro1">
          <table:table-cell table:formula="of:= 60 + RAND() * big" office:value-type="float" office:value="79.069675007011" calcext:value-type="float">
            <text:p>79.07</text:p>
          </table:table-cell>
          <table:table-cell table:formula="of:= DATE( INT(RAND() * 11)  + 2010;  INT(RAND() * 11) ; INT(RAND() * 32) + 1 )" office:value-type="date" office:date-value="2018-10-25" calcext:value-type="date">
            <text:p>2018-10-25</text:p>
          </table:table-cell>
        </table:table-row>
        <table:table-row table:style-name="ro1">
          <table:table-cell table:formula="of:= 60 + RAND() * big" office:value-type="float" office:value="76.9328744962262" calcext:value-type="float">
            <text:p>76.93</text:p>
          </table:table-cell>
          <table:table-cell table:formula="of:= DATE( INT(RAND() * 11)  + 2010;  INT(RAND() * 11) ; INT(RAND() * 32) + 1 )" office:value-type="date" office:date-value="2013-03-21" calcext:value-type="date">
            <text:p>2013-03-21</text:p>
          </table:table-cell>
        </table:table-row>
        <table:table-row table:style-name="ro1">
          <table:table-cell table:formula="of:= 60 + RAND() * big" office:value-type="float" office:value="87.7892023690984" calcext:value-type="float">
            <text:p>87.79</text:p>
          </table:table-cell>
          <table:table-cell table:formula="of:= DATE( INT(RAND() * 11)  + 2010;  INT(RAND() * 11) ; INT(RAND() * 32) + 1 )" office:value-type="date" office:date-value="2015-01-18" calcext:value-type="date">
            <text:p>2015-01-18</text:p>
          </table:table-cell>
        </table:table-row>
        <table:table-row table:style-name="ro1">
          <table:table-cell table:formula="of:= 60 + RAND() * big" office:value-type="float" office:value="87.247840112699" calcext:value-type="float">
            <text:p>87.25</text:p>
          </table:table-cell>
          <table:table-cell table:formula="of:= DATE( INT(RAND() * 11)  + 2010;  INT(RAND() * 11) ; INT(RAND() * 32) + 1 )" office:value-type="date" office:date-value="2014-01-30" calcext:value-type="date">
            <text:p>2014-01-30</text:p>
          </table:table-cell>
        </table:table-row>
        <table:table-row table:style-name="ro1">
          <table:table-cell table:formula="of:= 60 + RAND() * big" office:value-type="float" office:value="62.8520857005886" calcext:value-type="float">
            <text:p>62.85</text:p>
          </table:table-cell>
          <table:table-cell table:formula="of:= DATE( INT(RAND() * 11)  + 2010;  INT(RAND() * 11) ; INT(RAND() * 32) + 1 )" office:value-type="date" office:date-value="2017-01-17" calcext:value-type="date">
            <text:p>2017-01-17</text:p>
          </table:table-cell>
        </table:table-row>
        <table:table-row table:style-name="ro1">
          <table:table-cell table:formula="of:= 60 + RAND() * big" office:value-type="float" office:value="72.5980575596159" calcext:value-type="float">
            <text:p>72.60</text:p>
          </table:table-cell>
          <table:table-cell table:formula="of:= DATE( INT(RAND() * 11)  + 2010;  INT(RAND() * 11) ; INT(RAND() * 32) + 1 )" office:value-type="date" office:date-value="2018-07-15" calcext:value-type="date">
            <text:p>2018-07-15</text:p>
          </table:table-cell>
        </table:table-row>
        <table:table-row table:style-name="ro1">
          <table:table-cell table:formula="of:= 60 + RAND() * big" office:value-type="float" office:value="73.9844250996624" calcext:value-type="float">
            <text:p>73.98</text:p>
          </table:table-cell>
          <table:table-cell table:formula="of:= DATE( INT(RAND() * 11)  + 2010;  INT(RAND() * 11) ; INT(RAND() * 32) + 1 )" office:value-type="date" office:date-value="2018-02-11" calcext:value-type="date">
            <text:p>2018-02-11</text:p>
          </table:table-cell>
        </table:table-row>
        <table:table-row table:style-name="ro1">
          <table:table-cell table:formula="of:= 60 + RAND() * big" office:value-type="float" office:value="88.2568694509139" calcext:value-type="float">
            <text:p>88.26</text:p>
          </table:table-cell>
          <table:table-cell table:formula="of:= DATE( INT(RAND() * 11)  + 2010;  INT(RAND() * 11) ; INT(RAND() * 32) + 1 )" office:value-type="date" office:date-value="2012-12-27" calcext:value-type="date">
            <text:p>2012-12-27</text:p>
          </table:table-cell>
        </table:table-row>
        <table:table-row table:style-name="ro1">
          <table:table-cell table:formula="of:= 60 + RAND() * big" office:value-type="float" office:value="80.4819562753619" calcext:value-type="float">
            <text:p>80.48</text:p>
          </table:table-cell>
          <table:table-cell table:formula="of:= DATE( INT(RAND() * 11)  + 2010;  INT(RAND() * 11) ; INT(RAND() * 32) + 1 )" office:value-type="date" office:date-value="2010-10-01" calcext:value-type="date">
            <text:p>2010-10-01</text:p>
          </table:table-cell>
        </table:table-row>
        <table:table-row table:style-name="ro1">
          <table:table-cell table:formula="of:= 60 + RAND() * big" office:value-type="float" office:value="60.4862783368815" calcext:value-type="float">
            <text:p>60.49</text:p>
          </table:table-cell>
          <table:table-cell table:formula="of:= DATE( INT(RAND() * 11)  + 2010;  INT(RAND() * 11) ; INT(RAND() * 32) + 1 )" office:value-type="date" office:date-value="2019-01-28" calcext:value-type="date">
            <text:p>2019-01-28</text:p>
          </table:table-cell>
        </table:table-row>
        <table:table-row table:style-name="ro1">
          <table:table-cell table:formula="of:= 60 + RAND() * big" office:value-type="float" office:value="67.1405193707125" calcext:value-type="float">
            <text:p>67.14</text:p>
          </table:table-cell>
          <table:table-cell table:formula="of:= DATE( INT(RAND() * 11)  + 2010;  INT(RAND() * 11) ; INT(RAND() * 32) + 1 )" office:value-type="date" office:date-value="2016-01-01" calcext:value-type="date">
            <text:p>2016-01-01</text:p>
          </table:table-cell>
        </table:table-row>
        <table:table-row table:style-name="ro1">
          <table:table-cell table:formula="of:= 60 + RAND() * big" office:value-type="float" office:value="71.2921812919678" calcext:value-type="float">
            <text:p>71.29</text:p>
          </table:table-cell>
          <table:table-cell table:formula="of:= DATE( INT(RAND() * 11)  + 2010;  INT(RAND() * 11) ; INT(RAND() * 32) + 1 )" office:value-type="date" office:date-value="2011-09-13" calcext:value-type="date">
            <text:p>2011-09-13</text:p>
          </table:table-cell>
        </table:table-row>
        <table:table-row table:style-name="ro1">
          <table:table-cell table:formula="of:= 60 + RAND() * big" office:value-type="float" office:value="73.496568924203" calcext:value-type="float">
            <text:p>73.50</text:p>
          </table:table-cell>
          <table:table-cell table:formula="of:= DATE( INT(RAND() * 11)  + 2010;  INT(RAND() * 11) ; INT(RAND() * 32) + 1 )" office:value-type="date" office:date-value="2015-06-04" calcext:value-type="date">
            <text:p>2015-06-04</text:p>
          </table:table-cell>
        </table:table-row>
        <table:table-row table:style-name="ro1">
          <table:table-cell table:formula="of:= 60 + RAND() * big" office:value-type="float" office:value="83.5505093524204" calcext:value-type="float">
            <text:p>83.55</text:p>
          </table:table-cell>
          <table:table-cell table:formula="of:= DATE( INT(RAND() * 11)  + 2010;  INT(RAND() * 11) ; INT(RAND() * 32) + 1 )" office:value-type="date" office:date-value="2015-06-09" calcext:value-type="date">
            <text:p>2015-06-09</text:p>
          </table:table-cell>
        </table:table-row>
        <table:table-row table:style-name="ro1">
          <table:table-cell table:formula="of:= 60 + RAND() * big" office:value-type="float" office:value="81.3504676897232" calcext:value-type="float">
            <text:p>81.35</text:p>
          </table:table-cell>
          <table:table-cell table:formula="of:= DATE( INT(RAND() * 11)  + 2010;  INT(RAND() * 11) ; INT(RAND() * 32) + 1 )" office:value-type="date" office:date-value="2018-09-19" calcext:value-type="date">
            <text:p>2018-09-19</text:p>
          </table:table-cell>
        </table:table-row>
        <table:table-row table:style-name="ro1">
          <table:table-cell table:formula="of:= 60 + RAND() * big" office:value-type="float" office:value="68.3694744511786" calcext:value-type="float">
            <text:p>68.37</text:p>
          </table:table-cell>
          <table:table-cell table:formula="of:= DATE( INT(RAND() * 11)  + 2010;  INT(RAND() * 11) ; INT(RAND() * 32) + 1 )" office:value-type="date" office:date-value="2016-04-02" calcext:value-type="date">
            <text:p>2016-04-02</text:p>
          </table:table-cell>
        </table:table-row>
        <table:table-row table:style-name="ro1">
          <table:table-cell table:formula="of:= 60 + RAND() * big" office:value-type="float" office:value="85.2370844841039" calcext:value-type="float">
            <text:p>85.24</text:p>
          </table:table-cell>
          <table:table-cell table:formula="of:= DATE( INT(RAND() * 11)  + 2010;  INT(RAND() * 11) ; INT(RAND() * 32) + 1 )" office:value-type="date" office:date-value="2016-06-25" calcext:value-type="date">
            <text:p>2016-06-25</text:p>
          </table:table-cell>
        </table:table-row>
        <table:table-row table:style-name="ro1">
          <table:table-cell table:formula="of:= 60 + RAND() * big" office:value-type="float" office:value="76.4810267930757" calcext:value-type="float">
            <text:p>76.48</text:p>
          </table:table-cell>
          <table:table-cell table:formula="of:= DATE( INT(RAND() * 11)  + 2010;  INT(RAND() * 11) ; INT(RAND() * 32) + 1 )" office:value-type="date" office:date-value="2017-09-23" calcext:value-type="date">
            <text:p>2017-09-23</text:p>
          </table:table-cell>
        </table:table-row>
        <table:table-row table:style-name="ro1">
          <table:table-cell table:formula="of:= 60 + RAND() * big" office:value-type="float" office:value="88.9964948062342" calcext:value-type="float">
            <text:p>89.00</text:p>
          </table:table-cell>
          <table:table-cell table:formula="of:= DATE( INT(RAND() * 11)  + 2010;  INT(RAND() * 11) ; INT(RAND() * 32) + 1 )" office:value-type="date" office:date-value="2014-05-22" calcext:value-type="date">
            <text:p>2014-05-22</text:p>
          </table:table-cell>
        </table:table-row>
        <table:table-row table:style-name="ro1">
          <table:table-cell table:formula="of:= 60 + RAND() * big" office:value-type="float" office:value="69.6167929670654" calcext:value-type="float">
            <text:p>69.62</text:p>
          </table:table-cell>
          <table:table-cell table:formula="of:= DATE( INT(RAND() * 11)  + 2010;  INT(RAND() * 11) ; INT(RAND() * 32) + 1 )" office:value-type="date" office:date-value="2017-04-28" calcext:value-type="date">
            <text:p>2017-04-28</text:p>
          </table:table-cell>
        </table:table-row>
        <table:table-row table:style-name="ro1">
          <table:table-cell table:formula="of:= 60 + RAND() * big" office:value-type="float" office:value="71.9359269798624" calcext:value-type="float">
            <text:p>71.94</text:p>
          </table:table-cell>
          <table:table-cell table:formula="of:= DATE( INT(RAND() * 11)  + 2010;  INT(RAND() * 11) ; INT(RAND() * 32) + 1 )" office:value-type="date" office:date-value="2014-04-02" calcext:value-type="date">
            <text:p>2014-04-02</text:p>
          </table:table-cell>
        </table:table-row>
        <table:table-row table:style-name="ro1">
          <table:table-cell table:formula="of:= 60 + RAND() * big" office:value-type="float" office:value="86.3842426271687" calcext:value-type="float">
            <text:p>86.38</text:p>
          </table:table-cell>
          <table:table-cell table:formula="of:= DATE( INT(RAND() * 11)  + 2010;  INT(RAND() * 11) ; INT(RAND() * 32) + 1 )" office:value-type="date" office:date-value="2018-12-28" calcext:value-type="date">
            <text:p>2018-12-28</text:p>
          </table:table-cell>
        </table:table-row>
        <table:table-row table:style-name="ro1">
          <table:table-cell table:formula="of:= 60 + RAND() * big" office:value-type="float" office:value="83.5221829968323" calcext:value-type="float">
            <text:p>83.52</text:p>
          </table:table-cell>
          <table:table-cell table:formula="of:= DATE( INT(RAND() * 11)  + 2010;  INT(RAND() * 11) ; INT(RAND() * 32) + 1 )" office:value-type="date" office:date-value="2018-05-13" calcext:value-type="date">
            <text:p>2018-05-13</text:p>
          </table:table-cell>
        </table:table-row>
        <table:table-row table:style-name="ro1">
          <table:table-cell table:formula="of:= 60 + RAND() * big" office:value-type="float" office:value="78.9707956000388" calcext:value-type="float">
            <text:p>78.97</text:p>
          </table:table-cell>
          <table:table-cell table:formula="of:= DATE( INT(RAND() * 11)  + 2010;  INT(RAND() * 11) ; INT(RAND() * 32) + 1 )" office:value-type="date" office:date-value="2014-12-31" calcext:value-type="date">
            <text:p>2014-12-31</text:p>
          </table:table-cell>
        </table:table-row>
        <table:table-row table:style-name="ro1">
          <table:table-cell table:formula="of:= 60 + RAND() * big" office:value-type="float" office:value="62.0283807187235" calcext:value-type="float">
            <text:p>62.03</text:p>
          </table:table-cell>
          <table:table-cell table:formula="of:= DATE( INT(RAND() * 11)  + 2010;  INT(RAND() * 11) ; INT(RAND() * 32) + 1 )" office:value-type="date" office:date-value="2012-06-03" calcext:value-type="date">
            <text:p>2012-06-03</text:p>
          </table:table-cell>
        </table:table-row>
        <table:table-row table:style-name="ro1">
          <table:table-cell table:formula="of:= 60 + RAND() * big" office:value-type="float" office:value="67.3582031641646" calcext:value-type="float">
            <text:p>67.36</text:p>
          </table:table-cell>
          <table:table-cell table:formula="of:= DATE( INT(RAND() * 11)  + 2010;  INT(RAND() * 11) ; INT(RAND() * 32) + 1 )" office:value-type="date" office:date-value="2013-06-30" calcext:value-type="date">
            <text:p>2013-06-30</text:p>
          </table:table-cell>
        </table:table-row>
        <table:table-row table:style-name="ro1">
          <table:table-cell table:formula="of:= 60 + RAND() * big" office:value-type="float" office:value="87.3847180399991" calcext:value-type="float">
            <text:p>87.38</text:p>
          </table:table-cell>
          <table:table-cell table:formula="of:= DATE( INT(RAND() * 11)  + 2010;  INT(RAND() * 11) ; INT(RAND() * 32) + 1 )" office:value-type="date" office:date-value="2015-12-20" calcext:value-type="date">
            <text:p>2015-12-20</text:p>
          </table:table-cell>
        </table:table-row>
        <table:table-row table:style-name="ro1">
          <table:table-cell table:formula="of:= 60 + RAND() * big" office:value-type="float" office:value="84.6212952460857" calcext:value-type="float">
            <text:p>84.62</text:p>
          </table:table-cell>
          <table:table-cell table:formula="of:= DATE( INT(RAND() * 11)  + 2010;  INT(RAND() * 11) ; INT(RAND() * 32) + 1 )" office:value-type="date" office:date-value="2017-07-02" calcext:value-type="date">
            <text:p>2017-07-02</text:p>
          </table:table-cell>
        </table:table-row>
        <table:table-row table:style-name="ro1">
          <table:table-cell table:formula="of:= 60 + RAND() * big" office:value-type="float" office:value="83.0775329616099" calcext:value-type="float">
            <text:p>83.08</text:p>
          </table:table-cell>
          <table:table-cell table:formula="of:= DATE( INT(RAND() * 11)  + 2010;  INT(RAND() * 11) ; INT(RAND() * 32) + 1 )" office:value-type="date" office:date-value="2009-12-20" calcext:value-type="date">
            <text:p>2009-12-20</text:p>
          </table:table-cell>
        </table:table-row>
        <table:table-row table:style-name="ro1">
          <table:table-cell table:formula="of:= 60 + RAND() * big" office:value-type="float" office:value="69.0268381979308" calcext:value-type="float">
            <text:p>69.03</text:p>
          </table:table-cell>
          <table:table-cell table:formula="of:= DATE( INT(RAND() * 11)  + 2010;  INT(RAND() * 11) ; INT(RAND() * 32) + 1 )" office:value-type="date" office:date-value="2016-12-02" calcext:value-type="date">
            <text:p>2016-12-02</text:p>
          </table:table-cell>
        </table:table-row>
        <table:table-row table:style-name="ro1">
          <table:table-cell table:formula="of:= 60 + RAND() * big" office:value-type="float" office:value="81.6069493439736" calcext:value-type="float">
            <text:p>81.61</text:p>
          </table:table-cell>
          <table:table-cell table:formula="of:= DATE( INT(RAND() * 11)  + 2010;  INT(RAND() * 11) ; INT(RAND() * 32) + 1 )" office:value-type="date" office:date-value="2016-05-02" calcext:value-type="date">
            <text:p>2016-05-02</text:p>
          </table:table-cell>
        </table:table-row>
        <table:table-row table:style-name="ro1">
          <table:table-cell table:formula="of:= 60 + RAND() * big" office:value-type="float" office:value="78.1896587265958" calcext:value-type="float">
            <text:p>78.19</text:p>
          </table:table-cell>
          <table:table-cell table:formula="of:= DATE( INT(RAND() * 11)  + 2010;  INT(RAND() * 11) ; INT(RAND() * 32) + 1 )" office:value-type="date" office:date-value="2018-12-27" calcext:value-type="date">
            <text:p>2018-12-27</text:p>
          </table:table-cell>
        </table:table-row>
        <table:table-row table:style-name="ro1">
          <table:table-cell table:formula="of:= 60 + RAND() * big" office:value-type="float" office:value="74.5674010326523" calcext:value-type="float">
            <text:p>74.57</text:p>
          </table:table-cell>
          <table:table-cell table:formula="of:= DATE( INT(RAND() * 11)  + 2010;  INT(RAND() * 11) ; INT(RAND() * 32) + 1 )" office:value-type="date" office:date-value="2016-07-10" calcext:value-type="date">
            <text:p>2016-07-10</text:p>
          </table:table-cell>
        </table:table-row>
        <table:table-row table:style-name="ro1">
          <table:table-cell table:formula="of:= 60 + RAND() * big" office:value-type="float" office:value="84.3677576504889" calcext:value-type="float">
            <text:p>84.37</text:p>
          </table:table-cell>
          <table:table-cell table:formula="of:= DATE( INT(RAND() * 11)  + 2010;  INT(RAND() * 11) ; INT(RAND() * 32) + 1 )" office:value-type="date" office:date-value="2014-07-03" calcext:value-type="date">
            <text:p>2014-07-03</text:p>
          </table:table-cell>
        </table:table-row>
        <table:table-row table:style-name="ro1">
          <table:table-cell table:formula="of:= 60 + RAND() * big" office:value-type="float" office:value="80.548419124106" calcext:value-type="float">
            <text:p>80.55</text:p>
          </table:table-cell>
          <table:table-cell table:formula="of:= DATE( INT(RAND() * 11)  + 2010;  INT(RAND() * 11) ; INT(RAND() * 32) + 1 )" office:value-type="date" office:date-value="2018-05-29" calcext:value-type="date">
            <text:p>2018-05-29</text:p>
          </table:table-cell>
        </table:table-row>
        <table:table-row table:style-name="ro1">
          <table:table-cell table:formula="of:= 60 + RAND() * big" office:value-type="float" office:value="79.4912003021456" calcext:value-type="float">
            <text:p>79.49</text:p>
          </table:table-cell>
          <table:table-cell table:formula="of:= DATE( INT(RAND() * 11)  + 2010;  INT(RAND() * 11) ; INT(RAND() * 32) + 1 )" office:value-type="date" office:date-value="2019-01-20" calcext:value-type="date">
            <text:p>2019-01-20</text:p>
          </table:table-cell>
        </table:table-row>
        <table:table-row table:style-name="ro1">
          <table:table-cell table:formula="of:= 60 + RAND() * big" office:value-type="float" office:value="84.5413475003144" calcext:value-type="float">
            <text:p>84.54</text:p>
          </table:table-cell>
          <table:table-cell table:formula="of:= DATE( INT(RAND() * 11)  + 2010;  INT(RAND() * 11) ; INT(RAND() * 32) + 1 )" office:value-type="date" office:date-value="2014-02-21" calcext:value-type="date">
            <text:p>2014-02-21</text:p>
          </table:table-cell>
        </table:table-row>
        <table:table-row table:style-name="ro1">
          <table:table-cell table:formula="of:= 60 + RAND() * big" office:value-type="float" office:value="87.4232159503358" calcext:value-type="float">
            <text:p>87.42</text:p>
          </table:table-cell>
          <table:table-cell table:formula="of:= DATE( INT(RAND() * 11)  + 2010;  INT(RAND() * 11) ; INT(RAND() * 32) + 1 )" office:value-type="date" office:date-value="2015-09-13" calcext:value-type="date">
            <text:p>2015-09-13</text:p>
          </table:table-cell>
        </table:table-row>
        <table:table-row table:style-name="ro1">
          <table:table-cell table:formula="of:= 60 + RAND() * big" office:value-type="float" office:value="85.5613779549622" calcext:value-type="float">
            <text:p>85.56</text:p>
          </table:table-cell>
          <table:table-cell table:formula="of:= DATE( INT(RAND() * 11)  + 2010;  INT(RAND() * 11) ; INT(RAND() * 32) + 1 )" office:value-type="date" office:date-value="2012-12-20" calcext:value-type="date">
            <text:p>2012-12-20</text:p>
          </table:table-cell>
        </table:table-row>
        <table:table-row table:style-name="ro1">
          <table:table-cell table:formula="of:= 60 + RAND() * big" office:value-type="float" office:value="67.6410125122795" calcext:value-type="float">
            <text:p>67.64</text:p>
          </table:table-cell>
          <table:table-cell table:formula="of:= DATE( INT(RAND() * 11)  + 2010;  INT(RAND() * 11) ; INT(RAND() * 32) + 1 )" office:value-type="date" office:date-value="2014-10-22" calcext:value-type="date">
            <text:p>2014-10-22</text:p>
          </table:table-cell>
        </table:table-row>
        <table:table-row table:style-name="ro1">
          <table:table-cell table:formula="of:= 60 + RAND() * big" office:value-type="float" office:value="87.6923601549877" calcext:value-type="float">
            <text:p>87.69</text:p>
          </table:table-cell>
          <table:table-cell table:formula="of:= DATE( INT(RAND() * 11)  + 2010;  INT(RAND() * 11) ; INT(RAND() * 32) + 1 )" office:value-type="date" office:date-value="2013-05-17" calcext:value-type="date">
            <text:p>2013-05-17</text:p>
          </table:table-cell>
        </table:table-row>
        <table:table-row table:style-name="ro1">
          <table:table-cell table:formula="of:= 60 + RAND() * big" office:value-type="float" office:value="74.3927068027518" calcext:value-type="float">
            <text:p>74.39</text:p>
          </table:table-cell>
          <table:table-cell table:formula="of:= DATE( INT(RAND() * 11)  + 2010;  INT(RAND() * 11) ; INT(RAND() * 32) + 1 )" office:value-type="date" office:date-value="2019-05-05" calcext:value-type="date">
            <text:p>2019-05-05</text:p>
          </table:table-cell>
        </table:table-row>
        <table:table-row table:style-name="ro1">
          <table:table-cell table:formula="of:= 60 + RAND() * big" office:value-type="float" office:value="69.8693859865088" calcext:value-type="float">
            <text:p>69.87</text:p>
          </table:table-cell>
          <table:table-cell table:formula="of:= DATE( INT(RAND() * 11)  + 2010;  INT(RAND() * 11) ; INT(RAND() * 32) + 1 )" office:value-type="date" office:date-value="2012-06-04" calcext:value-type="date">
            <text:p>2012-06-04</text:p>
          </table:table-cell>
        </table:table-row>
        <table:table-row table:style-name="ro1">
          <table:table-cell table:formula="of:= 60 + RAND() * big" office:value-type="float" office:value="62.0500655346435" calcext:value-type="float">
            <text:p>62.05</text:p>
          </table:table-cell>
          <table:table-cell table:formula="of:= DATE( INT(RAND() * 11)  + 2010;  INT(RAND() * 11) ; INT(RAND() * 32) + 1 )" office:value-type="date" office:date-value="2014-08-09" calcext:value-type="date">
            <text:p>2014-08-09</text:p>
          </table:table-cell>
        </table:table-row>
        <table:table-row table:style-name="ro1">
          <table:table-cell table:formula="of:= 60 + RAND() * big" office:value-type="float" office:value="62.9658701496774" calcext:value-type="float">
            <text:p>62.97</text:p>
          </table:table-cell>
          <table:table-cell table:formula="of:= DATE( INT(RAND() * 11)  + 2010;  INT(RAND() * 11) ; INT(RAND() * 32) + 1 )" office:value-type="date" office:date-value="2012-05-13" calcext:value-type="date">
            <text:p>2012-05-13</text:p>
          </table:table-cell>
        </table:table-row>
        <table:table-row table:style-name="ro1">
          <table:table-cell table:formula="of:= 60 + RAND() * big" office:value-type="float" office:value="78.8206917850847" calcext:value-type="float">
            <text:p>78.82</text:p>
          </table:table-cell>
          <table:table-cell table:formula="of:= DATE( INT(RAND() * 11)  + 2010;  INT(RAND() * 11) ; INT(RAND() * 32) + 1 )" office:value-type="date" office:date-value="2010-04-29" calcext:value-type="date">
            <text:p>2010-04-29</text:p>
          </table:table-cell>
        </table:table-row>
        <table:table-row table:style-name="ro1">
          <table:table-cell table:formula="of:= 60 + RAND() * big" office:value-type="float" office:value="64.3331469038349" calcext:value-type="float">
            <text:p>64.33</text:p>
          </table:table-cell>
          <table:table-cell table:formula="of:= DATE( INT(RAND() * 11)  + 2010;  INT(RAND() * 11) ; INT(RAND() * 32) + 1 )" office:value-type="date" office:date-value="2014-06-03" calcext:value-type="date">
            <text:p>2014-06-03</text:p>
          </table:table-cell>
        </table:table-row>
        <table:table-row table:style-name="ro1">
          <table:table-cell table:formula="of:= 60 + RAND() * big" office:value-type="float" office:value="86.4561021618697" calcext:value-type="float">
            <text:p>86.46</text:p>
          </table:table-cell>
          <table:table-cell table:formula="of:= DATE( INT(RAND() * 11)  + 2010;  INT(RAND() * 11) ; INT(RAND() * 32) + 1 )" office:value-type="date" office:date-value="2017-12-21" calcext:value-type="date">
            <text:p>2017-12-21</text:p>
          </table:table-cell>
        </table:table-row>
        <table:table-row table:style-name="ro1">
          <table:table-cell table:formula="of:= 60 + RAND() * big" office:value-type="float" office:value="76.6662631739183" calcext:value-type="float">
            <text:p>76.67</text:p>
          </table:table-cell>
          <table:table-cell table:formula="of:= DATE( INT(RAND() * 11)  + 2010;  INT(RAND() * 11) ; INT(RAND() * 32) + 1 )" office:value-type="date" office:date-value="2011-06-10" calcext:value-type="date">
            <text:p>2011-06-10</text:p>
          </table:table-cell>
        </table:table-row>
        <table:table-row table:style-name="ro1">
          <table:table-cell table:formula="of:= 60 + RAND() * big" office:value-type="float" office:value="77.7326380941067" calcext:value-type="float">
            <text:p>77.73</text:p>
          </table:table-cell>
          <table:table-cell table:formula="of:= DATE( INT(RAND() * 11)  + 2010;  INT(RAND() * 11) ; INT(RAND() * 32) + 1 )" office:value-type="date" office:date-value="2009-12-03" calcext:value-type="date">
            <text:p>2009-12-03</text:p>
          </table:table-cell>
        </table:table-row>
        <table:table-row table:style-name="ro1">
          <table:table-cell table:formula="of:= 60 + RAND() * big" office:value-type="float" office:value="84.4455935227624" calcext:value-type="float">
            <text:p>84.45</text:p>
          </table:table-cell>
          <table:table-cell table:formula="of:= DATE( INT(RAND() * 11)  + 2010;  INT(RAND() * 11) ; INT(RAND() * 32) + 1 )" office:value-type="date" office:date-value="2015-08-24" calcext:value-type="date">
            <text:p>2015-08-24</text:p>
          </table:table-cell>
        </table:table-row>
        <table:table-row table:style-name="ro1">
          <table:table-cell table:formula="of:= 60 + RAND() * big" office:value-type="float" office:value="88.0062484536191" calcext:value-type="float">
            <text:p>88.01</text:p>
          </table:table-cell>
          <table:table-cell table:formula="of:= DATE( INT(RAND() * 11)  + 2010;  INT(RAND() * 11) ; INT(RAND() * 32) + 1 )" office:value-type="date" office:date-value="2013-05-24" calcext:value-type="date">
            <text:p>2013-05-24</text:p>
          </table:table-cell>
        </table:table-row>
        <table:table-row table:style-name="ro1">
          <table:table-cell table:formula="of:= 60 + RAND() * big" office:value-type="float" office:value="82.8669682845647" calcext:value-type="float">
            <text:p>82.87</text:p>
          </table:table-cell>
          <table:table-cell table:formula="of:= DATE( INT(RAND() * 11)  + 2010;  INT(RAND() * 11) ; INT(RAND() * 32) + 1 )" office:value-type="date" office:date-value="2013-03-13" calcext:value-type="date">
            <text:p>2013-03-13</text:p>
          </table:table-cell>
        </table:table-row>
        <table:table-row table:style-name="ro1">
          <table:table-cell table:formula="of:= 60 + RAND() * big" office:value-type="float" office:value="70.2699387460314" calcext:value-type="float">
            <text:p>70.27</text:p>
          </table:table-cell>
          <table:table-cell table:formula="of:= DATE( INT(RAND() * 11)  + 2010;  INT(RAND() * 11) ; INT(RAND() * 32) + 1 )" office:value-type="date" office:date-value="2011-04-25" calcext:value-type="date">
            <text:p>2011-04-25</text:p>
          </table:table-cell>
        </table:table-row>
        <table:table-row table:style-name="ro1">
          <table:table-cell table:formula="of:= 60 + RAND() * big" office:value-type="float" office:value="79.5671421692568" calcext:value-type="float">
            <text:p>79.57</text:p>
          </table:table-cell>
          <table:table-cell table:formula="of:= DATE( INT(RAND() * 11)  + 2010;  INT(RAND() * 11) ; INT(RAND() * 32) + 1 )" office:value-type="date" office:date-value="2014-06-16" calcext:value-type="date">
            <text:p>2014-06-16</text:p>
          </table:table-cell>
        </table:table-row>
        <table:table-row table:style-name="ro1">
          <table:table-cell table:formula="of:= 60 + RAND() * big" office:value-type="float" office:value="76.6263409130703" calcext:value-type="float">
            <text:p>76.63</text:p>
          </table:table-cell>
          <table:table-cell table:formula="of:= DATE( INT(RAND() * 11)  + 2010;  INT(RAND() * 11) ; INT(RAND() * 32) + 1 )" office:value-type="date" office:date-value="2018-06-27" calcext:value-type="date">
            <text:p>2018-06-27</text:p>
          </table:table-cell>
        </table:table-row>
        <table:table-row table:style-name="ro1">
          <table:table-cell table:formula="of:= 60 + RAND() * big" office:value-type="float" office:value="72.9675311187609" calcext:value-type="float">
            <text:p>72.97</text:p>
          </table:table-cell>
          <table:table-cell table:formula="of:= DATE( INT(RAND() * 11)  + 2010;  INT(RAND() * 11) ; INT(RAND() * 32) + 1 )" office:value-type="date" office:date-value="2018-02-21" calcext:value-type="date">
            <text:p>2018-02-21</text:p>
          </table:table-cell>
        </table:table-row>
        <table:table-row table:style-name="ro1">
          <table:table-cell table:formula="of:= 60 + RAND() * big" office:value-type="float" office:value="87.1794435936944" calcext:value-type="float">
            <text:p>87.18</text:p>
          </table:table-cell>
          <table:table-cell table:formula="of:= DATE( INT(RAND() * 11)  + 2010;  INT(RAND() * 11) ; INT(RAND() * 32) + 1 )" office:value-type="date" office:date-value="2014-05-27" calcext:value-type="date">
            <text:p>2014-05-27</text:p>
          </table:table-cell>
        </table:table-row>
        <table:table-row table:style-name="ro1">
          <table:table-cell table:formula="of:= 60 + RAND() * big" office:value-type="float" office:value="60.9707683045113" calcext:value-type="float">
            <text:p>60.97</text:p>
          </table:table-cell>
          <table:table-cell table:formula="of:= DATE( INT(RAND() * 11)  + 2010;  INT(RAND() * 11) ; INT(RAND() * 32) + 1 )" office:value-type="date" office:date-value="2013-08-15" calcext:value-type="date">
            <text:p>2013-08-15</text:p>
          </table:table-cell>
        </table:table-row>
        <table:table-row table:style-name="ro1">
          <table:table-cell table:formula="of:= 60 + RAND() * big" office:value-type="float" office:value="63.8595509931782" calcext:value-type="float">
            <text:p>63.86</text:p>
          </table:table-cell>
          <table:table-cell table:formula="of:= DATE( INT(RAND() * 11)  + 2010;  INT(RAND() * 11) ; INT(RAND() * 32) + 1 )" office:value-type="date" office:date-value="2012-01-01" calcext:value-type="date">
            <text:p>2012-01-01</text:p>
          </table:table-cell>
        </table:table-row>
        <table:table-row table:style-name="ro1">
          <table:table-cell table:formula="of:= 60 + RAND() * big" office:value-type="float" office:value="83.7119657463265" calcext:value-type="float">
            <text:p>83.71</text:p>
          </table:table-cell>
          <table:table-cell table:formula="of:= DATE( INT(RAND() * 11)  + 2010;  INT(RAND() * 11) ; INT(RAND() * 32) + 1 )" office:value-type="date" office:date-value="2014-01-26" calcext:value-type="date">
            <text:p>2014-01-26</text:p>
          </table:table-cell>
        </table:table-row>
        <table:table-row table:style-name="ro1">
          <table:table-cell table:formula="of:= 60 + RAND() * big" office:value-type="float" office:value="63.5052729179344" calcext:value-type="float">
            <text:p>63.51</text:p>
          </table:table-cell>
          <table:table-cell table:formula="of:= DATE( INT(RAND() * 11)  + 2010;  INT(RAND() * 11) ; INT(RAND() * 32) + 1 )" office:value-type="date" office:date-value="2016-07-03" calcext:value-type="date">
            <text:p>2016-07-03</text:p>
          </table:table-cell>
        </table:table-row>
        <table:table-row table:style-name="ro1">
          <table:table-cell table:formula="of:= 60 + RAND() * big" office:value-type="float" office:value="64.8178187567212" calcext:value-type="float">
            <text:p>64.82</text:p>
          </table:table-cell>
          <table:table-cell table:formula="of:= DATE( INT(RAND() * 11)  + 2010;  INT(RAND() * 11) ; INT(RAND() * 32) + 1 )" office:value-type="date" office:date-value="2012-03-06" calcext:value-type="date">
            <text:p>2012-03-06</text:p>
          </table:table-cell>
        </table:table-row>
        <table:table-row table:style-name="ro1">
          <table:table-cell table:formula="of:= 60 + RAND() * big" office:value-type="float" office:value="63.5267774486508" calcext:value-type="float">
            <text:p>63.53</text:p>
          </table:table-cell>
          <table:table-cell table:formula="of:= DATE( INT(RAND() * 11)  + 2010;  INT(RAND() * 11) ; INT(RAND() * 32) + 1 )" office:value-type="date" office:date-value="2020-03-29" calcext:value-type="date">
            <text:p>2020-03-29</text:p>
          </table:table-cell>
        </table:table-row>
        <table:table-row table:style-name="ro1">
          <table:table-cell table:formula="of:= 60 + RAND() * big" office:value-type="float" office:value="77.0879442382577" calcext:value-type="float">
            <text:p>77.09</text:p>
          </table:table-cell>
          <table:table-cell table:formula="of:= DATE( INT(RAND() * 11)  + 2010;  INT(RAND() * 11) ; INT(RAND() * 32) + 1 )" office:value-type="date" office:date-value="2011-04-07" calcext:value-type="date">
            <text:p>2011-04-07</text:p>
          </table:table-cell>
        </table:table-row>
        <table:table-row table:style-name="ro1">
          <table:table-cell table:formula="of:= 60 + RAND() * big" office:value-type="float" office:value="62.567171560335" calcext:value-type="float">
            <text:p>62.57</text:p>
          </table:table-cell>
          <table:table-cell table:formula="of:= DATE( INT(RAND() * 11)  + 2010;  INT(RAND() * 11) ; INT(RAND() * 32) + 1 )" office:value-type="date" office:date-value="2011-06-03" calcext:value-type="date">
            <text:p>2011-06-03</text:p>
          </table:table-cell>
        </table:table-row>
        <table:table-row table:style-name="ro1">
          <table:table-cell table:formula="of:= 60 + RAND() * big" office:value-type="float" office:value="86.5444287189799" calcext:value-type="float">
            <text:p>86.54</text:p>
          </table:table-cell>
          <table:table-cell table:formula="of:= DATE( INT(RAND() * 11)  + 2010;  INT(RAND() * 11) ; INT(RAND() * 32) + 1 )" office:value-type="date" office:date-value="2015-04-09" calcext:value-type="date">
            <text:p>2015-04-09</text:p>
          </table:table-cell>
        </table:table-row>
        <table:table-row table:style-name="ro1">
          <table:table-cell table:formula="of:= 60 + RAND() * big" office:value-type="float" office:value="89.5210214748308" calcext:value-type="float">
            <text:p>89.52</text:p>
          </table:table-cell>
          <table:table-cell table:formula="of:= DATE( INT(RAND() * 11)  + 2010;  INT(RAND() * 11) ; INT(RAND() * 32) + 1 )" office:value-type="date" office:date-value="2013-12-17" calcext:value-type="date">
            <text:p>2013-12-17</text:p>
          </table:table-cell>
        </table:table-row>
        <table:table-row table:style-name="ro1">
          <table:table-cell table:formula="of:= 60 + RAND() * big" office:value-type="float" office:value="69.691094178534" calcext:value-type="float">
            <text:p>69.69</text:p>
          </table:table-cell>
          <table:table-cell table:formula="of:= DATE( INT(RAND() * 11)  + 2010;  INT(RAND() * 11) ; INT(RAND() * 32) + 1 )" office:value-type="date" office:date-value="2013-06-06" calcext:value-type="date">
            <text:p>2013-06-06</text:p>
          </table:table-cell>
        </table:table-row>
        <table:table-row table:style-name="ro1">
          <table:table-cell table:formula="of:= 60 + RAND() * big" office:value-type="float" office:value="77.0096931355873" calcext:value-type="float">
            <text:p>77.01</text:p>
          </table:table-cell>
          <table:table-cell table:formula="of:= DATE( INT(RAND() * 11)  + 2010;  INT(RAND() * 11) ; INT(RAND() * 32) + 1 )" office:value-type="date" office:date-value="2020-08-06" calcext:value-type="date">
            <text:p>2020-08-06</text:p>
          </table:table-cell>
        </table:table-row>
        <table:table-row table:style-name="ro1">
          <table:table-cell table:formula="of:= 60 + RAND() * big" office:value-type="float" office:value="61.0876958422993" calcext:value-type="float">
            <text:p>61.09</text:p>
          </table:table-cell>
          <table:table-cell table:formula="of:= DATE( INT(RAND() * 11)  + 2010;  INT(RAND() * 11) ; INT(RAND() * 32) + 1 )" office:value-type="date" office:date-value="2016-08-28" calcext:value-type="date">
            <text:p>2016-08-28</text:p>
          </table:table-cell>
        </table:table-row>
        <table:table-row table:style-name="ro1">
          <table:table-cell table:formula="of:= 60 + RAND() * big" office:value-type="float" office:value="62.6056526594445" calcext:value-type="float">
            <text:p>62.61</text:p>
          </table:table-cell>
          <table:table-cell table:formula="of:= DATE( INT(RAND() * 11)  + 2010;  INT(RAND() * 11) ; INT(RAND() * 32) + 1 )" office:value-type="date" office:date-value="2013-12-25" calcext:value-type="date">
            <text:p>2013-12-25</text:p>
          </table:table-cell>
        </table:table-row>
        <table:table-row table:style-name="ro1">
          <table:table-cell table:formula="of:= 60 + RAND() * big" office:value-type="float" office:value="63.3400727983484" calcext:value-type="float">
            <text:p>63.34</text:p>
          </table:table-cell>
          <table:table-cell table:formula="of:= DATE( INT(RAND() * 11)  + 2010;  INT(RAND() * 11) ; INT(RAND() * 32) + 1 )" office:value-type="date" office:date-value="2019-08-02" calcext:value-type="date">
            <text:p>2019-08-02</text:p>
          </table:table-cell>
        </table:table-row>
        <table:table-row table:style-name="ro1">
          <table:table-cell table:formula="of:= 60 + RAND() * big" office:value-type="float" office:value="73.9971991463684" calcext:value-type="float">
            <text:p>74.00</text:p>
          </table:table-cell>
          <table:table-cell table:formula="of:= DATE( INT(RAND() * 11)  + 2010;  INT(RAND() * 11) ; INT(RAND() * 32) + 1 )" office:value-type="date" office:date-value="2020-09-28" calcext:value-type="date">
            <text:p>2020-09-28</text:p>
          </table:table-cell>
        </table:table-row>
        <table:table-row table:style-name="ro1">
          <table:table-cell table:formula="of:= 60 + RAND() * big" office:value-type="float" office:value="69.1408302268631" calcext:value-type="float">
            <text:p>69.14</text:p>
          </table:table-cell>
          <table:table-cell table:formula="of:= DATE( INT(RAND() * 11)  + 2010;  INT(RAND() * 11) ; INT(RAND() * 32) + 1 )" office:value-type="date" office:date-value="2013-07-04" calcext:value-type="date">
            <text:p>2013-07-04</text:p>
          </table:table-cell>
        </table:table-row>
        <table:table-row table:style-name="ro1">
          <table:table-cell table:formula="of:= 60 + RAND() * big" office:value-type="float" office:value="66.2431778246067" calcext:value-type="float">
            <text:p>66.24</text:p>
          </table:table-cell>
          <table:table-cell table:formula="of:= DATE( INT(RAND() * 11)  + 2010;  INT(RAND() * 11) ; INT(RAND() * 32) + 1 )" office:value-type="date" office:date-value="2012-04-15" calcext:value-type="date">
            <text:p>2012-04-15</text:p>
          </table:table-cell>
        </table:table-row>
        <table:table-row table:style-name="ro1">
          <table:table-cell table:formula="of:= 60 + RAND() * big" office:value-type="float" office:value="78.0342449905819" calcext:value-type="float">
            <text:p>78.03</text:p>
          </table:table-cell>
          <table:table-cell table:formula="of:= DATE( INT(RAND() * 11)  + 2010;  INT(RAND() * 11) ; INT(RAND() * 32) + 1 )" office:value-type="date" office:date-value="2012-06-11" calcext:value-type="date">
            <text:p>2012-06-11</text:p>
          </table:table-cell>
        </table:table-row>
        <table:table-row table:style-name="ro1">
          <table:table-cell table:formula="of:= 60 + RAND() * big" office:value-type="float" office:value="86.3925874901329" calcext:value-type="float">
            <text:p>86.39</text:p>
          </table:table-cell>
          <table:table-cell table:formula="of:= DATE( INT(RAND() * 11)  + 2010;  INT(RAND() * 11) ; INT(RAND() * 32) + 1 )" office:value-type="date" office:date-value="2014-01-15" calcext:value-type="date">
            <text:p>2014-01-15</text:p>
          </table:table-cell>
        </table:table-row>
        <table:table-row table:style-name="ro1">
          <table:table-cell table:formula="of:= 60 + RAND() * big" office:value-type="float" office:value="60.8543250061467" calcext:value-type="float">
            <text:p>60.85</text:p>
          </table:table-cell>
          <table:table-cell table:formula="of:= DATE( INT(RAND() * 11)  + 2010;  INT(RAND() * 11) ; INT(RAND() * 32) + 1 )" office:value-type="date" office:date-value="2012-04-01" calcext:value-type="date">
            <text:p>2012-04-01</text:p>
          </table:table-cell>
        </table:table-row>
        <table:table-row table:style-name="ro1">
          <table:table-cell table:formula="of:= 60 + RAND() * big" office:value-type="float" office:value="65.9362579791859" calcext:value-type="float">
            <text:p>65.94</text:p>
          </table:table-cell>
          <table:table-cell table:formula="of:= DATE( INT(RAND() * 11)  + 2010;  INT(RAND() * 11) ; INT(RAND() * 32) + 1 )" office:value-type="date" office:date-value="2018-04-03" calcext:value-type="date">
            <text:p>2018-04-03</text:p>
          </table:table-cell>
        </table:table-row>
        <table:table-row table:style-name="ro1">
          <table:table-cell table:formula="of:= 60 + RAND() * big" office:value-type="float" office:value="70.6443281194657" calcext:value-type="float">
            <text:p>70.64</text:p>
          </table:table-cell>
          <table:table-cell table:formula="of:= DATE( INT(RAND() * 11)  + 2010;  INT(RAND() * 11) ; INT(RAND() * 32) + 1 )" office:value-type="date" office:date-value="2013-06-29" calcext:value-type="date">
            <text:p>2013-06-29</text:p>
          </table:table-cell>
        </table:table-row>
        <table:table-row table:style-name="ro1">
          <table:table-cell table:formula="of:= 60 + RAND() * big" office:value-type="float" office:value="62.2687967542968" calcext:value-type="float">
            <text:p>62.27</text:p>
          </table:table-cell>
          <table:table-cell table:formula="of:= DATE( INT(RAND() * 11)  + 2010;  INT(RAND() * 11) ; INT(RAND() * 32) + 1 )" office:value-type="date" office:date-value="2014-01-04" calcext:value-type="date">
            <text:p>2014-01-04</text:p>
          </table:table-cell>
        </table:table-row>
        <table:table-row table:style-name="ro1">
          <table:table-cell table:formula="of:= 60 + RAND() * big" office:value-type="float" office:value="81.0259435105575" calcext:value-type="float">
            <text:p>81.03</text:p>
          </table:table-cell>
          <table:table-cell table:formula="of:= DATE( INT(RAND() * 11)  + 2010;  INT(RAND() * 11) ; INT(RAND() * 32) + 1 )" office:value-type="date" office:date-value="2010-06-11" calcext:value-type="date">
            <text:p>2010-06-11</text:p>
          </table:table-cell>
        </table:table-row>
        <table:table-row table:style-name="ro1">
          <table:table-cell table:formula="of:= 40 + RAND() * little" office:value-type="float" office:value="47.2538872229414" calcext:value-type="float">
            <text:p>47.25</text:p>
          </table:table-cell>
          <table:table-cell table:formula="of:= DATE( INT(RAND() * 11)  + 2010;  INT(RAND() * 11) ; INT(RAND() * 32) + 1 )" office:value-type="date" office:date-value="2015-05-05" calcext:value-type="date">
            <text:p>2015-05-05</text:p>
          </table:table-cell>
        </table:table-row>
        <table:table-row table:style-name="ro1">
          <table:table-cell table:formula="of:= 40 + RAND() * little" office:value-type="float" office:value="46.9561865360597" calcext:value-type="float">
            <text:p>46.96</text:p>
          </table:table-cell>
          <table:table-cell table:formula="of:= DATE( INT(RAND() * 11)  + 2010;  INT(RAND() * 11) ; INT(RAND() * 32) + 1 )" office:value-type="date" office:date-value="2020-04-21" calcext:value-type="date">
            <text:p>2020-04-21</text:p>
          </table:table-cell>
        </table:table-row>
        <table:table-row table:style-name="ro1">
          <table:table-cell table:formula="of:= 40 + RAND() * little" office:value-type="float" office:value="48.3050080082906" calcext:value-type="float">
            <text:p>48.31</text:p>
          </table:table-cell>
          <table:table-cell table:formula="of:= DATE( INT(RAND() * 11)  + 2010;  INT(RAND() * 11) ; INT(RAND() * 32) + 1 )" office:value-type="date" office:date-value="2014-01-19" calcext:value-type="date">
            <text:p>2014-01-19</text:p>
          </table:table-cell>
        </table:table-row>
        <table:table-row table:style-name="ro1">
          <table:table-cell table:formula="of:= 40 + RAND() * little" office:value-type="float" office:value="49.656954094886" calcext:value-type="float">
            <text:p>49.66</text:p>
          </table:table-cell>
          <table:table-cell table:formula="of:= DATE( INT(RAND() * 11)  + 2010;  INT(RAND() * 11) ; INT(RAND() * 32) + 1 )" office:value-type="date" office:date-value="2018-01-09" calcext:value-type="date">
            <text:p>2018-01-09</text:p>
          </table:table-cell>
        </table:table-row>
        <table:table-row table:style-name="ro1">
          <table:table-cell table:formula="of:= 40 + RAND() * little" office:value-type="float" office:value="47.1922239823776" calcext:value-type="float">
            <text:p>47.19</text:p>
          </table:table-cell>
          <table:table-cell table:formula="of:= DATE( INT(RAND() * 11)  + 2010;  INT(RAND() * 11) ; INT(RAND() * 32) + 1 )" office:value-type="date" office:date-value="2020-05-14" calcext:value-type="date">
            <text:p>2020-05-14</text:p>
          </table:table-cell>
        </table:table-row>
        <table:table-row table:style-name="ro1">
          <table:table-cell table:formula="of:= 40 + RAND() * little" office:value-type="float" office:value="45.7060015769067" calcext:value-type="float">
            <text:p>45.71</text:p>
          </table:table-cell>
          <table:table-cell table:formula="of:= DATE( INT(RAND() * 11)  + 2010;  INT(RAND() * 11) ; INT(RAND() * 32) + 1 )" office:value-type="date" office:date-value="2010-10-26" calcext:value-type="date">
            <text:p>2010-10-26</text:p>
          </table:table-cell>
        </table:table-row>
        <table:table-row table:style-name="ro1">
          <table:table-cell table:formula="of:= 40 + RAND() * little" office:value-type="float" office:value="40.2745501157814" calcext:value-type="float">
            <text:p>40.27</text:p>
          </table:table-cell>
          <table:table-cell table:formula="of:= DATE( INT(RAND() * 11)  + 2010;  INT(RAND() * 11) ; INT(RAND() * 32) + 1 )" office:value-type="date" office:date-value="2017-12-27" calcext:value-type="date">
            <text:p>2017-12-27</text:p>
          </table:table-cell>
        </table:table-row>
        <table:table-row table:style-name="ro1">
          <table:table-cell table:formula="of:= 40 + RAND() * little" office:value-type="float" office:value="47.5231607363896" calcext:value-type="float">
            <text:p>47.52</text:p>
          </table:table-cell>
          <table:table-cell table:formula="of:= DATE( INT(RAND() * 11)  + 2010;  INT(RAND() * 11) ; INT(RAND() * 32) + 1 )" office:value-type="date" office:date-value="2011-07-06" calcext:value-type="date">
            <text:p>2011-07-06</text:p>
          </table:table-cell>
        </table:table-row>
        <table:table-row table:style-name="ro1">
          <table:table-cell table:formula="of:= 40 + RAND() * little" office:value-type="float" office:value="46.6154949970264" calcext:value-type="float">
            <text:p>46.62</text:p>
          </table:table-cell>
          <table:table-cell table:formula="of:= DATE( INT(RAND() * 11)  + 2010;  INT(RAND() * 11) ; INT(RAND() * 32) + 1 )" office:value-type="date" office:date-value="2014-05-15" calcext:value-type="date">
            <text:p>2014-05-15</text:p>
          </table:table-cell>
        </table:table-row>
        <table:table-row table:style-name="ro1">
          <table:table-cell table:formula="of:= 40 + RAND() * little" office:value-type="float" office:value="44.1079473485931" calcext:value-type="float">
            <text:p>44.11</text:p>
          </table:table-cell>
          <table:table-cell table:formula="of:= DATE( INT(RAND() * 11)  + 2010;  INT(RAND() * 11) ; INT(RAND() * 32) + 1 )" office:value-type="date" office:date-value="2018-07-19" calcext:value-type="date">
            <text:p>2018-07-19</text:p>
          </table:table-cell>
        </table:table-row>
        <table:table-row table:style-name="ro1">
          <table:table-cell table:formula="of:= 40 + RAND() * little" office:value-type="float" office:value="46.0633030904191" calcext:value-type="float">
            <text:p>46.06</text:p>
          </table:table-cell>
          <table:table-cell table:formula="of:= DATE( INT(RAND() * 11)  + 2010;  INT(RAND() * 11) ; INT(RAND() * 32) + 1 )" office:value-type="date" office:date-value="2015-12-05" calcext:value-type="date">
            <text:p>2015-12-05</text:p>
          </table:table-cell>
        </table:table-row>
        <table:table-row table:style-name="ro1">
          <table:table-cell table:formula="of:= 40 + RAND() * little" office:value-type="float" office:value="46.5785421952065" calcext:value-type="float">
            <text:p>46.58</text:p>
          </table:table-cell>
          <table:table-cell table:formula="of:= DATE( INT(RAND() * 11)  + 2010;  INT(RAND() * 11) ; INT(RAND() * 32) + 1 )" office:value-type="date" office:date-value="2016-01-26" calcext:value-type="date">
            <text:p>2016-01-26</text:p>
          </table:table-cell>
        </table:table-row>
        <table:table-row table:style-name="ro1">
          <table:table-cell table:formula="of:= 40 + RAND() * little" office:value-type="float" office:value="47.9167420746276" calcext:value-type="float">
            <text:p>47.92</text:p>
          </table:table-cell>
          <table:table-cell table:formula="of:= DATE( INT(RAND() * 11)  + 2010;  INT(RAND() * 11) ; INT(RAND() * 32) + 1 )" office:value-type="date" office:date-value="2017-10-29" calcext:value-type="date">
            <text:p>2017-10-29</text:p>
          </table:table-cell>
        </table:table-row>
        <table:table-row table:style-name="ro1">
          <table:table-cell table:formula="of:= 40 + RAND() * little" office:value-type="float" office:value="46.1392320205614" calcext:value-type="float">
            <text:p>46.14</text:p>
          </table:table-cell>
          <table:table-cell table:formula="of:= DATE( INT(RAND() * 11)  + 2010;  INT(RAND() * 11) ; INT(RAND() * 32) + 1 )" office:value-type="date" office:date-value="2017-04-08" calcext:value-type="date">
            <text:p>2017-04-08</text:p>
          </table:table-cell>
        </table:table-row>
        <table:table-row table:style-name="ro1">
          <table:table-cell table:formula="of:= 40 + RAND() * little" office:value-type="float" office:value="43.4695396578488" calcext:value-type="float">
            <text:p>43.47</text:p>
          </table:table-cell>
          <table:table-cell table:formula="of:= DATE( INT(RAND() * 11)  + 2010;  INT(RAND() * 11) ; INT(RAND() * 32) + 1 )" office:value-type="date" office:date-value="2010-10-27" calcext:value-type="date">
            <text:p>2010-10-27</text:p>
          </table:table-cell>
        </table:table-row>
        <table:table-row table:style-name="ro1">
          <table:table-cell table:formula="of:= 40 + RAND() * little" office:value-type="float" office:value="46.0917538173451" calcext:value-type="float">
            <text:p>46.09</text:p>
          </table:table-cell>
          <table:table-cell table:formula="of:= DATE( INT(RAND() * 11)  + 2010;  INT(RAND() * 11) ; INT(RAND() * 32) + 1 )" office:value-type="date" office:date-value="2020-08-06" calcext:value-type="date">
            <text:p>2020-08-06</text:p>
          </table:table-cell>
        </table:table-row>
        <table:table-row table:style-name="ro1">
          <table:table-cell table:formula="of:= 40 + RAND() * little" office:value-type="float" office:value="49.3695326001206" calcext:value-type="float">
            <text:p>49.37</text:p>
          </table:table-cell>
          <table:table-cell table:formula="of:= DATE( INT(RAND() * 11)  + 2010;  INT(RAND() * 11) ; INT(RAND() * 32) + 1 )" office:value-type="date" office:date-value="2012-01-13" calcext:value-type="date">
            <text:p>2012-01-13</text:p>
          </table:table-cell>
        </table:table-row>
        <table:table-row table:style-name="ro1">
          <table:table-cell table:formula="of:= 40 + RAND() * little" office:value-type="float" office:value="42.3539728135299" calcext:value-type="float">
            <text:p>42.35</text:p>
          </table:table-cell>
          <table:table-cell table:formula="of:= DATE( INT(RAND() * 11)  + 2010;  INT(RAND() * 11) ; INT(RAND() * 32) + 1 )" office:value-type="date" office:date-value="2011-04-21" calcext:value-type="date">
            <text:p>2011-04-21</text:p>
          </table:table-cell>
        </table:table-row>
        <table:table-row table:style-name="ro1">
          <table:table-cell table:formula="of:= 40 + RAND() * little" office:value-type="float" office:value="48.9834554178347" calcext:value-type="float">
            <text:p>48.98</text:p>
          </table:table-cell>
          <table:table-cell table:formula="of:= DATE( INT(RAND() * 11)  + 2010;  INT(RAND() * 11) ; INT(RAND() * 32) + 1 )" office:value-type="date" office:date-value="2017-03-17" calcext:value-type="date">
            <text:p>2017-03-17</text:p>
          </table:table-cell>
        </table:table-row>
        <table:table-row table:style-name="ro1">
          <table:table-cell table:formula="of:= 40 + RAND() * little" office:value-type="float" office:value="42.236117601149" calcext:value-type="float">
            <text:p>42.24</text:p>
          </table:table-cell>
          <table:table-cell table:formula="of:= DATE( INT(RAND() * 11)  + 2010;  INT(RAND() * 11) ; INT(RAND() * 32) + 1 )" office:value-type="date" office:date-value="2010-07-08" calcext:value-type="date">
            <text:p>2010-07-08</text:p>
          </table:table-cell>
        </table:table-row>
        <table:table-row table:style-name="ro1">
          <table:table-cell table:formula="of:= 40 + RAND() * little" office:value-type="float" office:value="40.0613592685264" calcext:value-type="float">
            <text:p>40.06</text:p>
          </table:table-cell>
          <table:table-cell table:formula="of:= DATE( INT(RAND() * 11)  + 2010;  INT(RAND() * 11) ; INT(RAND() * 32) + 1 )" office:value-type="date" office:date-value="2013-01-10" calcext:value-type="date">
            <text:p>2013-01-10</text:p>
          </table:table-cell>
        </table:table-row>
        <table:table-row table:style-name="ro1">
          <table:table-cell table:formula="of:= 40 + RAND() * little" office:value-type="float" office:value="45.4140525390227" calcext:value-type="float">
            <text:p>45.41</text:p>
          </table:table-cell>
          <table:table-cell table:formula="of:= DATE( INT(RAND() * 11)  + 2010;  INT(RAND() * 11) ; INT(RAND() * 32) + 1 )" office:value-type="date" office:date-value="2014-02-08" calcext:value-type="date">
            <text:p>2014-02-08</text:p>
          </table:table-cell>
        </table:table-row>
        <table:table-row table:style-name="ro1">
          <table:table-cell table:formula="of:= 40 + RAND() * little" office:value-type="float" office:value="42.666496186711" calcext:value-type="float">
            <text:p>42.67</text:p>
          </table:table-cell>
          <table:table-cell table:formula="of:= DATE( INT(RAND() * 11)  + 2010;  INT(RAND() * 11) ; INT(RAND() * 32) + 1 )" office:value-type="date" office:date-value="2014-12-01" calcext:value-type="date">
            <text:p>2014-12-01</text:p>
          </table:table-cell>
        </table:table-row>
        <table:table-row table:style-name="ro1">
          <table:table-cell table:formula="of:= 40 + RAND() * little" office:value-type="float" office:value="41.7823365820023" calcext:value-type="float">
            <text:p>41.78</text:p>
          </table:table-cell>
          <table:table-cell table:formula="of:= DATE( INT(RAND() * 11)  + 2010;  INT(RAND() * 11) ; INT(RAND() * 32) + 1 )" office:value-type="date" office:date-value="2012-03-04" calcext:value-type="date">
            <text:p>2012-03-04</text:p>
          </table:table-cell>
        </table:table-row>
        <table:table-row table:style-name="ro1">
          <table:table-cell table:formula="of:= 40 + RAND() * little" office:value-type="float" office:value="46.2706503960005" calcext:value-type="float">
            <text:p>46.27</text:p>
          </table:table-cell>
          <table:table-cell table:formula="of:= DATE( INT(RAND() * 11)  + 2010;  INT(RAND() * 11) ; INT(RAND() * 32) + 1 )" office:value-type="date" office:date-value="2010-03-28" calcext:value-type="date">
            <text:p>2010-03-28</text:p>
          </table:table-cell>
        </table:table-row>
        <table:table-row table:style-name="ro1">
          <table:table-cell table:formula="of:= 40 + RAND() * little" office:value-type="float" office:value="43.0474348160223" calcext:value-type="float">
            <text:p>43.05</text:p>
          </table:table-cell>
          <table:table-cell table:formula="of:= DATE( INT(RAND() * 11)  + 2010;  INT(RAND() * 11) ; INT(RAND() * 32) + 1 )" office:value-type="date" office:date-value="2017-03-13" calcext:value-type="date">
            <text:p>2017-03-13</text:p>
          </table:table-cell>
        </table:table-row>
        <table:table-row table:style-name="ro1">
          <table:table-cell table:formula="of:= 40 + RAND() * little" office:value-type="float" office:value="42.8405883323187" calcext:value-type="float">
            <text:p>42.84</text:p>
          </table:table-cell>
          <table:table-cell table:formula="of:= DATE( INT(RAND() * 11)  + 2010;  INT(RAND() * 11) ; INT(RAND() * 32) + 1 )" office:value-type="date" office:date-value="2020-06-21" calcext:value-type="date">
            <text:p>2020-06-21</text:p>
          </table:table-cell>
        </table:table-row>
        <table:table-row table:style-name="ro1">
          <table:table-cell table:formula="of:= 40 + RAND() * little" office:value-type="float" office:value="44.5349875662473" calcext:value-type="float">
            <text:p>44.53</text:p>
          </table:table-cell>
          <table:table-cell table:formula="of:= DATE( INT(RAND() * 11)  + 2010;  INT(RAND() * 11) ; INT(RAND() * 32) + 1 )" office:value-type="date" office:date-value="2017-02-22" calcext:value-type="date">
            <text:p>2017-02-22</text:p>
          </table:table-cell>
        </table:table-row>
        <table:table-row table:style-name="ro1">
          <table:table-cell table:formula="of:= 40 + RAND() * little" office:value-type="float" office:value="47.1744521529316" calcext:value-type="float">
            <text:p>47.17</text:p>
          </table:table-cell>
          <table:table-cell table:formula="of:= DATE( INT(RAND() * 11)  + 2010;  INT(RAND() * 11) ; INT(RAND() * 32) + 1 )" office:value-type="date" office:date-value="2015-07-28" calcext:value-type="date">
            <text:p>2015-07-28</text:p>
          </table:table-cell>
        </table:table-row>
        <table:table-row table:style-name="ro1">
          <table:table-cell table:formula="of:= 40 + RAND() * little" office:value-type="float" office:value="43.4340745711616" calcext:value-type="float">
            <text:p>43.43</text:p>
          </table:table-cell>
          <table:table-cell table:formula="of:= DATE( INT(RAND() * 11)  + 2010;  INT(RAND() * 11) ; INT(RAND() * 32) + 1 )" office:value-type="date" office:date-value="2015-02-20" calcext:value-type="date">
            <text:p>2015-02-20</text:p>
          </table:table-cell>
        </table:table-row>
        <table:table-row table:style-name="ro1">
          <table:table-cell table:formula="of:= 40 + RAND() * little" office:value-type="float" office:value="49.778678553424" calcext:value-type="float">
            <text:p>49.78</text:p>
          </table:table-cell>
          <table:table-cell table:formula="of:= DATE( INT(RAND() * 11)  + 2010;  INT(RAND() * 11) ; INT(RAND() * 32) + 1 )" office:value-type="date" office:date-value="2013-03-10" calcext:value-type="date">
            <text:p>2013-03-10</text:p>
          </table:table-cell>
        </table:table-row>
        <table:table-row table:style-name="ro1">
          <table:table-cell table:formula="of:= 40 + RAND() * little" office:value-type="float" office:value="47.8271046906445" calcext:value-type="float">
            <text:p>47.83</text:p>
          </table:table-cell>
          <table:table-cell table:formula="of:= DATE( INT(RAND() * 11)  + 2010;  INT(RAND() * 11) ; INT(RAND() * 32) + 1 )" office:value-type="date" office:date-value="2015-06-07" calcext:value-type="date">
            <text:p>2015-06-07</text:p>
          </table:table-cell>
        </table:table-row>
        <table:table-row table:style-name="ro1">
          <table:table-cell table:formula="of:= 40 + RAND() * little" office:value-type="float" office:value="47.6102651789457" calcext:value-type="float">
            <text:p>47.61</text:p>
          </table:table-cell>
          <table:table-cell table:formula="of:= DATE( INT(RAND() * 11)  + 2010;  INT(RAND() * 11) ; INT(RAND() * 32) + 1 )" office:value-type="date" office:date-value="2019-06-04" calcext:value-type="date">
            <text:p>2019-06-04</text:p>
          </table:table-cell>
        </table:table-row>
        <table:table-row table:style-name="ro1">
          <table:table-cell table:formula="of:= 40 + RAND() * little" office:value-type="float" office:value="46.3841054928464" calcext:value-type="float">
            <text:p>46.38</text:p>
          </table:table-cell>
          <table:table-cell table:formula="of:= DATE( INT(RAND() * 11)  + 2010;  INT(RAND() * 11) ; INT(RAND() * 32) + 1 )" office:value-type="date" office:date-value="2020-10-01" calcext:value-type="date">
            <text:p>2020-10-01</text:p>
          </table:table-cell>
        </table:table-row>
        <table:table-row table:style-name="ro1">
          <table:table-cell table:formula="of:= 40 + RAND() * little" office:value-type="float" office:value="47.6438339285641" calcext:value-type="float">
            <text:p>47.64</text:p>
          </table:table-cell>
          <table:table-cell table:formula="of:= DATE( INT(RAND() * 11)  + 2010;  INT(RAND() * 11) ; INT(RAND() * 32) + 1 )" office:value-type="date" office:date-value="2015-01-27" calcext:value-type="date">
            <text:p>2015-01-27</text:p>
          </table:table-cell>
        </table:table-row>
        <table:table-row table:style-name="ro1">
          <table:table-cell table:formula="of:= 40 + RAND() * little" office:value-type="float" office:value="40.948612520994" calcext:value-type="float">
            <text:p>40.95</text:p>
          </table:table-cell>
          <table:table-cell table:formula="of:= DATE( INT(RAND() * 11)  + 2010;  INT(RAND() * 11) ; INT(RAND() * 32) + 1 )" office:value-type="date" office:date-value="2010-04-21" calcext:value-type="date">
            <text:p>2010-04-21</text:p>
          </table:table-cell>
        </table:table-row>
        <table:table-row table:style-name="ro1">
          <table:table-cell table:formula="of:= 40 + RAND() * little" office:value-type="float" office:value="49.6992255443467" calcext:value-type="float">
            <text:p>49.70</text:p>
          </table:table-cell>
          <table:table-cell table:formula="of:= DATE( INT(RAND() * 11)  + 2010;  INT(RAND() * 11) ; INT(RAND() * 32) + 1 )" office:value-type="date" office:date-value="2012-12-11" calcext:value-type="date">
            <text:p>2012-12-11</text:p>
          </table:table-cell>
        </table:table-row>
        <table:table-row table:style-name="ro1">
          <table:table-cell table:formula="of:= 40 + RAND() * little" office:value-type="float" office:value="42.2115240339253" calcext:value-type="float">
            <text:p>42.21</text:p>
          </table:table-cell>
          <table:table-cell table:formula="of:= DATE( INT(RAND() * 11)  + 2010;  INT(RAND() * 11) ; INT(RAND() * 32) + 1 )" office:value-type="date" office:date-value="2015-07-15" calcext:value-type="date">
            <text:p>2015-07-15</text:p>
          </table:table-cell>
        </table:table-row>
        <table:table-row table:style-name="ro1">
          <table:table-cell table:formula="of:= 40 + RAND() * little" office:value-type="float" office:value="42.8880516956663" calcext:value-type="float">
            <text:p>42.89</text:p>
          </table:table-cell>
          <table:table-cell table:formula="of:= DATE( INT(RAND() * 11)  + 2010;  INT(RAND() * 11) ; INT(RAND() * 32) + 1 )" office:value-type="date" office:date-value="2012-09-27" calcext:value-type="date">
            <text:p>2012-09-27</text:p>
          </table:table-cell>
        </table:table-row>
        <table:table-row table:style-name="ro1">
          <table:table-cell table:formula="of:= 40 + RAND() * little" office:value-type="float" office:value="43.2529838607967" calcext:value-type="float">
            <text:p>43.25</text:p>
          </table:table-cell>
          <table:table-cell table:formula="of:= DATE( INT(RAND() * 11)  + 2010;  INT(RAND() * 11) ; INT(RAND() * 32) + 1 )" office:value-type="date" office:date-value="2020-04-27" calcext:value-type="date">
            <text:p>2020-04-27</text:p>
          </table:table-cell>
        </table:table-row>
        <table:table-row table:style-name="ro1">
          <table:table-cell table:formula="of:= 40 + RAND() * little" office:value-type="float" office:value="45.9256016938224" calcext:value-type="float">
            <text:p>45.93</text:p>
          </table:table-cell>
          <table:table-cell table:formula="of:= DATE( INT(RAND() * 11)  + 2010;  INT(RAND() * 11) ; INT(RAND() * 32) + 1 )" office:value-type="date" office:date-value="2018-08-26" calcext:value-type="date">
            <text:p>2018-08-26</text:p>
          </table:table-cell>
        </table:table-row>
        <table:table-row table:style-name="ro1">
          <table:table-cell table:formula="of:= 40 + RAND() * little" office:value-type="float" office:value="40.1585374153258" calcext:value-type="float">
            <text:p>40.16</text:p>
          </table:table-cell>
          <table:table-cell table:formula="of:= DATE( INT(RAND() * 11)  + 2010;  INT(RAND() * 11) ; INT(RAND() * 32) + 1 )" office:value-type="date" office:date-value="2012-09-19" calcext:value-type="date">
            <text:p>2012-09-19</text:p>
          </table:table-cell>
        </table:table-row>
        <table:table-row table:style-name="ro1">
          <table:table-cell table:formula="of:= 40 + RAND() * little" office:value-type="float" office:value="43.827917317904" calcext:value-type="float">
            <text:p>43.83</text:p>
          </table:table-cell>
          <table:table-cell table:formula="of:= DATE( INT(RAND() * 11)  + 2010;  INT(RAND() * 11) ; INT(RAND() * 32) + 1 )" office:value-type="date" office:date-value="2011-01-29" calcext:value-type="date">
            <text:p>2011-01-29</text:p>
          </table:table-cell>
        </table:table-row>
        <table:table-row table:style-name="ro1">
          <table:table-cell table:formula="of:= 40 + RAND() * little" office:value-type="float" office:value="40.3315090546402" calcext:value-type="float">
            <text:p>40.33</text:p>
          </table:table-cell>
          <table:table-cell table:formula="of:= DATE( INT(RAND() * 11)  + 2010;  INT(RAND() * 11) ; INT(RAND() * 32) + 1 )" office:value-type="date" office:date-value="2017-12-03" calcext:value-type="date">
            <text:p>2017-12-03</text:p>
          </table:table-cell>
        </table:table-row>
        <table:table-row table:style-name="ro1">
          <table:table-cell table:formula="of:= 40 + RAND() * little" office:value-type="float" office:value="44.8931377225854" calcext:value-type="float">
            <text:p>44.89</text:p>
          </table:table-cell>
          <table:table-cell table:formula="of:= DATE( INT(RAND() * 11)  + 2010;  INT(RAND() * 11) ; INT(RAND() * 32) + 1 )" office:value-type="date" office:date-value="2018-07-15" calcext:value-type="date">
            <text:p>2018-07-15</text:p>
          </table:table-cell>
        </table:table-row>
        <table:table-row table:style-name="ro1">
          <table:table-cell table:formula="of:= 40 + RAND() * little" office:value-type="float" office:value="49.8692369595713" calcext:value-type="float">
            <text:p>49.87</text:p>
          </table:table-cell>
          <table:table-cell table:formula="of:= DATE( INT(RAND() * 11)  + 2010;  INT(RAND() * 11) ; INT(RAND() * 32) + 1 )" office:value-type="date" office:date-value="2010-05-02" calcext:value-type="date">
            <text:p>2010-05-02</text:p>
          </table:table-cell>
        </table:table-row>
        <table:table-row table:style-name="ro1">
          <table:table-cell table:formula="of:= 40 + RAND() * little" office:value-type="float" office:value="47.5832035992895" calcext:value-type="float">
            <text:p>47.58</text:p>
          </table:table-cell>
          <table:table-cell table:formula="of:= DATE( INT(RAND() * 11)  + 2010;  INT(RAND() * 11) ; INT(RAND() * 32) + 1 )" office:value-type="date" office:date-value="2019-05-22" calcext:value-type="date">
            <text:p>2019-05-22</text:p>
          </table:table-cell>
        </table:table-row>
        <table:table-row table:style-name="ro1">
          <table:table-cell table:formula="of:= 40 + RAND() * little" office:value-type="float" office:value="46.023387119574" calcext:value-type="float">
            <text:p>46.02</text:p>
          </table:table-cell>
          <table:table-cell table:formula="of:= DATE( INT(RAND() * 11)  + 2010;  INT(RAND() * 11) ; INT(RAND() * 32) + 1 )" office:value-type="date" office:date-value="2012-04-15" calcext:value-type="date">
            <text:p>2012-04-15</text:p>
          </table:table-cell>
        </table:table-row>
        <table:table-row table:style-name="ro1">
          <table:table-cell table:formula="of:= 40 + RAND() * little" office:value-type="float" office:value="49.849449063283" calcext:value-type="float">
            <text:p>49.85</text:p>
          </table:table-cell>
          <table:table-cell table:formula="of:= DATE( INT(RAND() * 11)  + 2010;  INT(RAND() * 11) ; INT(RAND() * 32) + 1 )" office:value-type="date" office:date-value="2020-09-30" calcext:value-type="date">
            <text:p>2020-09-30</text:p>
          </table:table-cell>
        </table:table-row>
        <table:table-row table:style-name="ro1">
          <table:table-cell table:formula="of:= 40 + RAND() * little" office:value-type="float" office:value="48.0302827144201" calcext:value-type="float">
            <text:p>48.03</text:p>
          </table:table-cell>
          <table:table-cell table:formula="of:= DATE( INT(RAND() * 11)  + 2010;  INT(RAND() * 11) ; INT(RAND() * 32) + 1 )" office:value-type="date" office:date-value="2012-10-17" calcext:value-type="date">
            <text:p>2012-10-17</text:p>
          </table:table-cell>
        </table:table-row>
        <table:table-row table:style-name="ro1">
          <table:table-cell table:formula="of:= 40 + RAND() * little" office:value-type="float" office:value="42.5867105310108" calcext:value-type="float">
            <text:p>42.59</text:p>
          </table:table-cell>
          <table:table-cell table:formula="of:= DATE( INT(RAND() * 11)  + 2010;  INT(RAND() * 11) ; INT(RAND() * 32) + 1 )" office:value-type="date" office:date-value="2013-12-10" calcext:value-type="date">
            <text:p>2013-12-10</text:p>
          </table:table-cell>
        </table:table-row>
        <table:table-row table:style-name="ro1">
          <table:table-cell table:formula="of:= 40 + RAND() * little" office:value-type="float" office:value="48.5756086063551" calcext:value-type="float">
            <text:p>48.58</text:p>
          </table:table-cell>
          <table:table-cell table:formula="of:= DATE( INT(RAND() * 11)  + 2010;  INT(RAND() * 11) ; INT(RAND() * 32) + 1 )" office:value-type="date" office:date-value="2010-12-17" calcext:value-type="date">
            <text:p>2010-12-17</text:p>
          </table:table-cell>
        </table:table-row>
        <table:table-row table:style-name="ro1">
          <table:table-cell table:formula="of:= 40 + RAND() * little" office:value-type="float" office:value="48.2851630008721" calcext:value-type="float">
            <text:p>48.29</text:p>
          </table:table-cell>
          <table:table-cell table:formula="of:= DATE( INT(RAND() * 11)  + 2010;  INT(RAND() * 11) ; INT(RAND() * 32) + 1 )" office:value-type="date" office:date-value="2019-04-16" calcext:value-type="date">
            <text:p>2019-04-16</text:p>
          </table:table-cell>
        </table:table-row>
        <table:table-row table:style-name="ro1">
          <table:table-cell table:formula="of:= 40 + RAND() * little" office:value-type="float" office:value="43.3860446269753" calcext:value-type="float">
            <text:p>43.39</text:p>
          </table:table-cell>
          <table:table-cell table:formula="of:= DATE( INT(RAND() * 11)  + 2010;  INT(RAND() * 11) ; INT(RAND() * 32) + 1 )" office:value-type="date" office:date-value="2020-09-12" calcext:value-type="date">
            <text:p>2020-09-12</text:p>
          </table:table-cell>
        </table:table-row>
        <table:table-row table:style-name="ro1">
          <table:table-cell table:formula="of:= 40 + RAND() * little" office:value-type="float" office:value="48.8418637182038" calcext:value-type="float">
            <text:p>48.84</text:p>
          </table:table-cell>
          <table:table-cell table:formula="of:= DATE( INT(RAND() * 11)  + 2010;  INT(RAND() * 11) ; INT(RAND() * 32) + 1 )" office:value-type="date" office:date-value="2014-05-05" calcext:value-type="date">
            <text:p>2014-05-05</text:p>
          </table:table-cell>
        </table:table-row>
        <table:table-row table:style-name="ro1">
          <table:table-cell table:formula="of:= 40 + RAND() * little" office:value-type="float" office:value="43.3739580325518" calcext:value-type="float">
            <text:p>43.37</text:p>
          </table:table-cell>
          <table:table-cell table:formula="of:= DATE( INT(RAND() * 11)  + 2010;  INT(RAND() * 11) ; INT(RAND() * 32) + 1 )" office:value-type="date" office:date-value="2014-01-23" calcext:value-type="date">
            <text:p>2014-01-23</text:p>
          </table:table-cell>
        </table:table-row>
        <table:table-row table:style-name="ro1">
          <table:table-cell table:formula="of:= 40 + RAND() * little" office:value-type="float" office:value="40.1574800706985" calcext:value-type="float">
            <text:p>40.16</text:p>
          </table:table-cell>
          <table:table-cell table:formula="of:= DATE( INT(RAND() * 11)  + 2010;  INT(RAND() * 11) ; INT(RAND() * 32) + 1 )" office:value-type="date" office:date-value="2017-10-21" calcext:value-type="date">
            <text:p>2017-10-21</text:p>
          </table:table-cell>
        </table:table-row>
        <table:table-row table:style-name="ro1">
          <table:table-cell table:formula="of:= 40 + RAND() * little" office:value-type="float" office:value="43.8202032748024" calcext:value-type="float">
            <text:p>43.82</text:p>
          </table:table-cell>
          <table:table-cell table:formula="of:= DATE( INT(RAND() * 11)  + 2010;  INT(RAND() * 11) ; INT(RAND() * 32) + 1 )" office:value-type="date" office:date-value="2015-06-11" calcext:value-type="date">
            <text:p>2015-06-11</text:p>
          </table:table-cell>
        </table:table-row>
        <table:table-row table:style-name="ro1">
          <table:table-cell table:formula="of:= 40 + RAND() * little" office:value-type="float" office:value="45.6496418139015" calcext:value-type="float">
            <text:p>45.65</text:p>
          </table:table-cell>
          <table:table-cell table:formula="of:= DATE( INT(RAND() * 11)  + 2010;  INT(RAND() * 11) ; INT(RAND() * 32) + 1 )" office:value-type="date" office:date-value="2012-03-22" calcext:value-type="date">
            <text:p>2012-03-22</text:p>
          </table:table-cell>
        </table:table-row>
        <table:table-row table:style-name="ro1">
          <table:table-cell table:formula="of:= 40 + RAND() * little" office:value-type="float" office:value="44.2207176140435" calcext:value-type="float">
            <text:p>44.22</text:p>
          </table:table-cell>
          <table:table-cell table:formula="of:= DATE( INT(RAND() * 11)  + 2010;  INT(RAND() * 11) ; INT(RAND() * 32) + 1 )" office:value-type="date" office:date-value="2014-09-16" calcext:value-type="date">
            <text:p>2014-09-16</text:p>
          </table:table-cell>
        </table:table-row>
        <table:table-row table:style-name="ro1">
          <table:table-cell table:formula="of:= 40 + RAND() * little" office:value-type="float" office:value="44.0972950568666" calcext:value-type="float">
            <text:p>44.10</text:p>
          </table:table-cell>
          <table:table-cell table:formula="of:= DATE( INT(RAND() * 11)  + 2010;  INT(RAND() * 11) ; INT(RAND() * 32) + 1 )" office:value-type="date" office:date-value="2020-05-15" calcext:value-type="date">
            <text:p>2020-05-15</text:p>
          </table:table-cell>
        </table:table-row>
        <table:table-row table:style-name="ro1">
          <table:table-cell table:formula="of:= 40 + RAND() * little" office:value-type="float" office:value="48.3641441108266" calcext:value-type="float">
            <text:p>48.36</text:p>
          </table:table-cell>
          <table:table-cell table:formula="of:= DATE( INT(RAND() * 11)  + 2010;  INT(RAND() * 11) ; INT(RAND() * 32) + 1 )" office:value-type="date" office:date-value="2015-09-13" calcext:value-type="date">
            <text:p>2015-09-13</text:p>
          </table:table-cell>
        </table:table-row>
        <table:table-row table:style-name="ro1">
          <table:table-cell table:formula="of:= 40 + RAND() * little" office:value-type="float" office:value="40.8590578767284" calcext:value-type="float">
            <text:p>40.86</text:p>
          </table:table-cell>
          <table:table-cell table:formula="of:= DATE( INT(RAND() * 11)  + 2010;  INT(RAND() * 11) ; INT(RAND() * 32) + 1 )" office:value-type="date" office:date-value="2016-12-02" calcext:value-type="date">
            <text:p>2016-12-02</text:p>
          </table:table-cell>
        </table:table-row>
        <table:table-row table:style-name="ro1">
          <table:table-cell table:formula="of:= 40 + RAND() * little" office:value-type="float" office:value="42.9838385589917" calcext:value-type="float">
            <text:p>42.98</text:p>
          </table:table-cell>
          <table:table-cell table:formula="of:= DATE( INT(RAND() * 11)  + 2010;  INT(RAND() * 11) ; INT(RAND() * 32) + 1 )" office:value-type="date" office:date-value="2012-04-02" calcext:value-type="date">
            <text:p>2012-04-02</text:p>
          </table:table-cell>
        </table:table-row>
        <table:table-row table:style-name="ro1">
          <table:table-cell table:formula="of:= 40 + RAND() * little" office:value-type="float" office:value="41.3249191417111" calcext:value-type="float">
            <text:p>41.32</text:p>
          </table:table-cell>
          <table:table-cell table:formula="of:= DATE( INT(RAND() * 11)  + 2010;  INT(RAND() * 11) ; INT(RAND() * 32) + 1 )" office:value-type="date" office:date-value="2012-04-30" calcext:value-type="date">
            <text:p>2012-04-30</text:p>
          </table:table-cell>
        </table:table-row>
        <table:table-row table:style-name="ro1">
          <table:table-cell table:formula="of:= 40 + RAND() * little" office:value-type="float" office:value="44.2676472723149" calcext:value-type="float">
            <text:p>44.27</text:p>
          </table:table-cell>
          <table:table-cell table:formula="of:= DATE( INT(RAND() * 11)  + 2010;  INT(RAND() * 11) ; INT(RAND() * 32) + 1 )" office:value-type="date" office:date-value="2015-12-31" calcext:value-type="date">
            <text:p>2015-12-31</text:p>
          </table:table-cell>
        </table:table-row>
        <table:table-row table:style-name="ro1">
          <table:table-cell table:formula="of:= 40 + RAND() * little" office:value-type="float" office:value="43.785737005701" calcext:value-type="float">
            <text:p>43.79</text:p>
          </table:table-cell>
          <table:table-cell table:formula="of:= DATE( INT(RAND() * 11)  + 2010;  INT(RAND() * 11) ; INT(RAND() * 32) + 1 )" office:value-type="date" office:date-value="2017-02-08" calcext:value-type="date">
            <text:p>2017-02-08</text:p>
          </table:table-cell>
        </table:table-row>
        <table:table-row table:style-name="ro1">
          <table:table-cell table:formula="of:= 40 + RAND() * little" office:value-type="float" office:value="40.5646283023426" calcext:value-type="float">
            <text:p>40.56</text:p>
          </table:table-cell>
          <table:table-cell table:formula="of:= DATE( INT(RAND() * 11)  + 2010;  INT(RAND() * 11) ; INT(RAND() * 32) + 1 )" office:value-type="date" office:date-value="2013-08-31" calcext:value-type="date">
            <text:p>2013-08-31</text:p>
          </table:table-cell>
        </table:table-row>
        <table:table-row table:style-name="ro1">
          <table:table-cell table:formula="of:= 40 + RAND() * little" office:value-type="float" office:value="40.6497377323298" calcext:value-type="float">
            <text:p>40.65</text:p>
          </table:table-cell>
          <table:table-cell table:formula="of:= DATE( INT(RAND() * 11)  + 2010;  INT(RAND() * 11) ; INT(RAND() * 32) + 1 )" office:value-type="date" office:date-value="2011-12-14" calcext:value-type="date">
            <text:p>2011-12-14</text:p>
          </table:table-cell>
        </table:table-row>
        <table:table-row table:style-name="ro1">
          <table:table-cell table:formula="of:= 40 + RAND() * little" office:value-type="float" office:value="42.9321693588024" calcext:value-type="float">
            <text:p>42.93</text:p>
          </table:table-cell>
          <table:table-cell table:formula="of:= DATE( INT(RAND() * 11)  + 2010;  INT(RAND() * 11) ; INT(RAND() * 32) + 1 )" office:value-type="date" office:date-value="2017-12-20" calcext:value-type="date">
            <text:p>2017-12-20</text:p>
          </table:table-cell>
        </table:table-row>
        <table:table-row table:style-name="ro1">
          <table:table-cell table:formula="of:= 40 + RAND() * little" office:value-type="float" office:value="49.3048836011353" calcext:value-type="float">
            <text:p>49.30</text:p>
          </table:table-cell>
          <table:table-cell table:formula="of:= DATE( INT(RAND() * 11)  + 2010;  INT(RAND() * 11) ; INT(RAND() * 32) + 1 )" office:value-type="date" office:date-value="2017-05-14" calcext:value-type="date">
            <text:p>2017-05-14</text:p>
          </table:table-cell>
        </table:table-row>
        <table:table-row table:style-name="ro1">
          <table:table-cell table:formula="of:= 40 + RAND() * little" office:value-type="float" office:value="48.057265018367" calcext:value-type="float">
            <text:p>48.06</text:p>
          </table:table-cell>
          <table:table-cell table:formula="of:= DATE( INT(RAND() * 11)  + 2010;  INT(RAND() * 11) ; INT(RAND() * 32) + 1 )" office:value-type="date" office:date-value="2012-05-13" calcext:value-type="date">
            <text:p>2012-05-13</text:p>
          </table:table-cell>
        </table:table-row>
        <table:table-row table:style-name="ro1">
          <table:table-cell table:formula="of:= 40 + RAND() * little" office:value-type="float" office:value="47.5997477708654" calcext:value-type="float">
            <text:p>47.60</text:p>
          </table:table-cell>
          <table:table-cell table:formula="of:= DATE( INT(RAND() * 11)  + 2010;  INT(RAND() * 11) ; INT(RAND() * 32) + 1 )" office:value-type="date" office:date-value="2020-08-16" calcext:value-type="date">
            <text:p>2020-08-16</text:p>
          </table:table-cell>
        </table:table-row>
        <table:table-row table:style-name="ro1">
          <table:table-cell table:formula="of:= 40 + RAND() * little" office:value-type="float" office:value="44.0024172866928" calcext:value-type="float">
            <text:p>44.00</text:p>
          </table:table-cell>
          <table:table-cell table:formula="of:= DATE( INT(RAND() * 11)  + 2010;  INT(RAND() * 11) ; INT(RAND() * 32) + 1 )" office:value-type="date" office:date-value="2018-07-17" calcext:value-type="date">
            <text:p>2018-07-17</text:p>
          </table:table-cell>
        </table:table-row>
        <table:table-row table:style-name="ro1">
          <table:table-cell table:formula="of:= 40 + RAND() * little" office:value-type="float" office:value="44.5621174534071" calcext:value-type="float">
            <text:p>44.56</text:p>
          </table:table-cell>
          <table:table-cell table:formula="of:= DATE( INT(RAND() * 11)  + 2010;  INT(RAND() * 11) ; INT(RAND() * 32) + 1 )" office:value-type="date" office:date-value="2010-02-20" calcext:value-type="date">
            <text:p>2010-02-20</text:p>
          </table:table-cell>
        </table:table-row>
        <table:table-row table:style-name="ro1">
          <table:table-cell table:formula="of:= 40 + RAND() * little" office:value-type="float" office:value="45.8271529990212" calcext:value-type="float">
            <text:p>45.83</text:p>
          </table:table-cell>
          <table:table-cell table:formula="of:= DATE( INT(RAND() * 11)  + 2010;  INT(RAND() * 11) ; INT(RAND() * 32) + 1 )" office:value-type="date" office:date-value="2012-05-10" calcext:value-type="date">
            <text:p>2012-05-10</text:p>
          </table:table-cell>
        </table:table-row>
        <table:table-row table:style-name="ro1">
          <table:table-cell table:formula="of:= 40 + RAND() * little" office:value-type="float" office:value="44.2671869521591" calcext:value-type="float">
            <text:p>44.27</text:p>
          </table:table-cell>
          <table:table-cell table:formula="of:= DATE( INT(RAND() * 11)  + 2010;  INT(RAND() * 11) ; INT(RAND() * 32) + 1 )" office:value-type="date" office:date-value="2016-08-27" calcext:value-type="date">
            <text:p>2016-08-27</text:p>
          </table:table-cell>
        </table:table-row>
        <table:table-row table:style-name="ro1">
          <table:table-cell table:formula="of:= 40 + RAND() * little" office:value-type="float" office:value="40.7579339308548" calcext:value-type="float">
            <text:p>40.76</text:p>
          </table:table-cell>
          <table:table-cell table:formula="of:= DATE( INT(RAND() * 11)  + 2010;  INT(RAND() * 11) ; INT(RAND() * 32) + 1 )" office:value-type="date" office:date-value="2014-07-02" calcext:value-type="date">
            <text:p>2014-07-02</text:p>
          </table:table-cell>
        </table:table-row>
        <table:table-row table:style-name="ro1">
          <table:table-cell table:formula="of:= 40 + RAND() * little" office:value-type="float" office:value="42.0663054881027" calcext:value-type="float">
            <text:p>42.07</text:p>
          </table:table-cell>
          <table:table-cell table:formula="of:= DATE( INT(RAND() * 11)  + 2010;  INT(RAND() * 11) ; INT(RAND() * 32) + 1 )" office:value-type="date" office:date-value="2020-02-03" calcext:value-type="date">
            <text:p>2020-02-03</text:p>
          </table:table-cell>
        </table:table-row>
        <table:table-row table:style-name="ro1">
          <table:table-cell table:formula="of:= 40 + RAND() * little" office:value-type="float" office:value="42.2817560580973" calcext:value-type="float">
            <text:p>42.28</text:p>
          </table:table-cell>
          <table:table-cell table:formula="of:= DATE( INT(RAND() * 11)  + 2010;  INT(RAND() * 11) ; INT(RAND() * 32) + 1 )" office:value-type="date" office:date-value="2019-01-28" calcext:value-type="date">
            <text:p>2019-01-28</text:p>
          </table:table-cell>
        </table:table-row>
        <table:table-row table:style-name="ro1">
          <table:table-cell table:formula="of:= 40 + RAND() * little" office:value-type="float" office:value="49.6979473344791" calcext:value-type="float">
            <text:p>49.70</text:p>
          </table:table-cell>
          <table:table-cell table:formula="of:= DATE( INT(RAND() * 11)  + 2010;  INT(RAND() * 11) ; INT(RAND() * 32) + 1 )" office:value-type="date" office:date-value="2012-06-21" calcext:value-type="date">
            <text:p>2012-06-21</text:p>
          </table:table-cell>
        </table:table-row>
        <table:table-row table:style-name="ro1">
          <table:table-cell table:formula="of:= 40 + RAND() * little" office:value-type="float" office:value="42.757316039456" calcext:value-type="float">
            <text:p>42.76</text:p>
          </table:table-cell>
          <table:table-cell table:formula="of:= DATE( INT(RAND() * 11)  + 2010;  INT(RAND() * 11) ; INT(RAND() * 32) + 1 )" office:value-type="date" office:date-value="2015-10-26" calcext:value-type="date">
            <text:p>2015-10-26</text:p>
          </table:table-cell>
        </table:table-row>
        <table:table-row table:style-name="ro1">
          <table:table-cell table:formula="of:= 40 + RAND() * little" office:value-type="float" office:value="45.5634252622432" calcext:value-type="float">
            <text:p>45.56</text:p>
          </table:table-cell>
          <table:table-cell table:formula="of:= DATE( INT(RAND() * 11)  + 2010;  INT(RAND() * 11) ; INT(RAND() * 32) + 1 )" office:value-type="date" office:date-value="2017-07-08" calcext:value-type="date">
            <text:p>2017-07-08</text:p>
          </table:table-cell>
        </table:table-row>
        <table:table-row table:style-name="ro1">
          <table:table-cell table:formula="of:= 40 + RAND() * little" office:value-type="float" office:value="40.0520087482917" calcext:value-type="float">
            <text:p>40.05</text:p>
          </table:table-cell>
          <table:table-cell table:formula="of:= DATE( INT(RAND() * 11)  + 2010;  INT(RAND() * 11) ; INT(RAND() * 32) + 1 )" office:value-type="date" office:date-value="2019-05-15" calcext:value-type="date">
            <text:p>2019-05-15</text:p>
          </table:table-cell>
        </table:table-row>
        <table:table-row table:style-name="ro1">
          <table:table-cell table:formula="of:= 40 + RAND() * little" office:value-type="float" office:value="45.8353734186749" calcext:value-type="float">
            <text:p>45.84</text:p>
          </table:table-cell>
          <table:table-cell table:formula="of:= DATE( INT(RAND() * 11)  + 2010;  INT(RAND() * 11) ; INT(RAND() * 32) + 1 )" office:value-type="date" office:date-value="2019-04-17" calcext:value-type="date">
            <text:p>2019-04-17</text:p>
          </table:table-cell>
        </table:table-row>
        <table:table-row table:style-name="ro1">
          <table:table-cell table:formula="of:= 40 + RAND() * little" office:value-type="float" office:value="48.4507543214673" calcext:value-type="float">
            <text:p>48.45</text:p>
          </table:table-cell>
          <table:table-cell table:formula="of:= DATE( INT(RAND() * 11)  + 2010;  INT(RAND() * 11) ; INT(RAND() * 32) + 1 )" office:value-type="date" office:date-value="2020-06-30" calcext:value-type="date">
            <text:p>2020-06-30</text:p>
          </table:table-cell>
        </table:table-row>
        <table:table-row table:style-name="ro1">
          <table:table-cell table:formula="of:= 40 + RAND() * little" office:value-type="float" office:value="45.5724597967952" calcext:value-type="float">
            <text:p>45.57</text:p>
          </table:table-cell>
          <table:table-cell table:formula="of:= DATE( INT(RAND() * 11)  + 2010;  INT(RAND() * 11) ; INT(RAND() * 32) + 1 )" office:value-type="date" office:date-value="2015-09-29" calcext:value-type="date">
            <text:p>2015-09-29</text:p>
          </table:table-cell>
        </table:table-row>
        <table:table-row table:style-name="ro1">
          <table:table-cell table:formula="of:= 40 + RAND() * little" office:value-type="float" office:value="48.600938438152" calcext:value-type="float">
            <text:p>48.60</text:p>
          </table:table-cell>
          <table:table-cell table:formula="of:= DATE( INT(RAND() * 11)  + 2010;  INT(RAND() * 11) ; INT(RAND() * 32) + 1 )" office:value-type="date" office:date-value="2019-09-30" calcext:value-type="date">
            <text:p>2019-09-30</text:p>
          </table:table-cell>
        </table:table-row>
        <table:table-row table:style-name="ro1">
          <table:table-cell table:formula="of:= 40 + RAND() * little" office:value-type="float" office:value="40.9317384081302" calcext:value-type="float">
            <text:p>40.93</text:p>
          </table:table-cell>
          <table:table-cell table:formula="of:= DATE( INT(RAND() * 11)  + 2010;  INT(RAND() * 11) ; INT(RAND() * 32) + 1 )" office:value-type="date" office:date-value="2013-10-02" calcext:value-type="date">
            <text:p>2013-10-02</text:p>
          </table:table-cell>
        </table:table-row>
        <table:table-row table:style-name="ro1">
          <table:table-cell table:formula="of:= 40 + RAND() * little" office:value-type="float" office:value="43.4648498370644" calcext:value-type="float">
            <text:p>43.46</text:p>
          </table:table-cell>
          <table:table-cell table:formula="of:= DATE( INT(RAND() * 11)  + 2010;  INT(RAND() * 11) ; INT(RAND() * 32) + 1 )" office:value-type="date" office:date-value="2018-12-04" calcext:value-type="date">
            <text:p>2018-12-04</text:p>
          </table:table-cell>
        </table:table-row>
        <table:table-row table:style-name="ro1">
          <table:table-cell table:formula="of:= 40 + RAND() * little" office:value-type="float" office:value="40.3987857438385" calcext:value-type="float">
            <text:p>40.40</text:p>
          </table:table-cell>
          <table:table-cell table:formula="of:= DATE( INT(RAND() * 11)  + 2010;  INT(RAND() * 11) ; INT(RAND() * 32) + 1 )" office:value-type="date" office:date-value="2019-09-29" calcext:value-type="date">
            <text:p>2019-09-29</text:p>
          </table:table-cell>
        </table:table-row>
        <table:table-row table:style-name="ro1">
          <table:table-cell table:formula="of:= 40 + RAND() * little" office:value-type="float" office:value="45.059904683758" calcext:value-type="float">
            <text:p>45.06</text:p>
          </table:table-cell>
          <table:table-cell table:formula="of:= DATE( INT(RAND() * 11)  + 2010;  INT(RAND() * 11) ; INT(RAND() * 32) + 1 )" office:value-type="date" office:date-value="2011-07-16" calcext:value-type="date">
            <text:p>2011-07-16</text:p>
          </table:table-cell>
        </table:table-row>
        <table:table-row table:style-name="ro1">
          <table:table-cell table:formula="of:= 40 + RAND() * little" office:value-type="float" office:value="49.3485847249889" calcext:value-type="float">
            <text:p>49.35</text:p>
          </table:table-cell>
          <table:table-cell table:formula="of:= DATE( INT(RAND() * 11)  + 2010;  INT(RAND() * 11) ; INT(RAND() * 32) + 1 )" office:value-type="date" office:date-value="2018-01-15" calcext:value-type="date">
            <text:p>2018-01-15</text:p>
          </table:table-cell>
        </table:table-row>
        <table:table-row table:style-name="ro1">
          <table:table-cell table:formula="of:= 40 + RAND() * little" office:value-type="float" office:value="42.5566584683392" calcext:value-type="float">
            <text:p>42.56</text:p>
          </table:table-cell>
          <table:table-cell table:formula="of:= DATE( INT(RAND() * 11)  + 2010;  INT(RAND() * 11) ; INT(RAND() * 32) + 1 )" office:value-type="date" office:date-value="2016-01-27" calcext:value-type="date">
            <text:p>2016-01-27</text:p>
          </table:table-cell>
        </table:table-row>
        <table:table-row table:style-name="ro1">
          <table:table-cell table:formula="of:= 40 + RAND() * little" office:value-type="float" office:value="46.9642461001745" calcext:value-type="float">
            <text:p>46.96</text:p>
          </table:table-cell>
          <table:table-cell table:formula="of:= DATE( INT(RAND() * 11)  + 2010;  INT(RAND() * 11) ; INT(RAND() * 32) + 1 )" office:value-type="date" office:date-value="2020-05-04" calcext:value-type="date">
            <text:p>2020-05-04</text:p>
          </table:table-cell>
        </table:table-row>
        <table:table-row table:style-name="ro1">
          <table:table-cell table:formula="of:= 40 + RAND() * little" office:value-type="float" office:value="44.4579838696637" calcext:value-type="float">
            <text:p>44.46</text:p>
          </table:table-cell>
          <table:table-cell table:formula="of:= DATE( INT(RAND() * 11)  + 2010;  INT(RAND() * 11) ; INT(RAND() * 32) + 1 )" office:value-type="date" office:date-value="2015-05-16" calcext:value-type="date">
            <text:p>2015-05-16</text:p>
          </table:table-cell>
        </table:table-row>
        <table:table-row table:style-name="ro1">
          <table:table-cell table:formula="of:= 40 + RAND() * little" office:value-type="float" office:value="45.8893064771508" calcext:value-type="float">
            <text:p>45.89</text:p>
          </table:table-cell>
          <table:table-cell table:formula="of:= DATE( INT(RAND() * 11)  + 2010;  INT(RAND() * 11) ; INT(RAND() * 32) + 1 )" office:value-type="date" office:date-value="2016-07-07" calcext:value-type="date">
            <text:p>2016-07-07</text:p>
          </table:table-cell>
        </table:table-row>
        <table:table-row table:style-name="ro1">
          <table:table-cell table:formula="of:= 40 + RAND() * little" office:value-type="float" office:value="49.1273507804574" calcext:value-type="float">
            <text:p>49.13</text:p>
          </table:table-cell>
          <table:table-cell table:formula="of:= DATE( INT(RAND() * 11)  + 2010;  INT(RAND() * 11) ; INT(RAND() * 32) + 1 )" office:value-type="date" office:date-value="2019-10-07" calcext:value-type="date">
            <text:p>2019-10-07</text:p>
          </table:table-cell>
        </table:table-row>
        <table:table-row table:style-name="ro1">
          <table:table-cell table:formula="of:= 40 + RAND() * little" office:value-type="float" office:value="47.2396233297288" calcext:value-type="float">
            <text:p>47.24</text:p>
          </table:table-cell>
          <table:table-cell table:formula="of:= DATE( INT(RAND() * 11)  + 2010;  INT(RAND() * 11) ; INT(RAND() * 32) + 1 )" office:value-type="date" office:date-value="2020-07-26" calcext:value-type="date">
            <text:p>2020-07-26</text:p>
          </table:table-cell>
        </table:table-row>
        <table:table-row table:style-name="ro1">
          <table:table-cell table:formula="of:= 40 + RAND() * little" office:value-type="float" office:value="49.6632218492326" calcext:value-type="float">
            <text:p>49.66</text:p>
          </table:table-cell>
          <table:table-cell table:formula="of:= DATE( INT(RAND() * 11)  + 2010;  INT(RAND() * 11) ; INT(RAND() * 32) + 1 )" office:value-type="date" office:date-value="2014-08-06" calcext:value-type="date">
            <text:p>2014-08-06</text:p>
          </table:table-cell>
        </table:table-row>
        <table:table-row table:style-name="ro1">
          <table:table-cell table:formula="of:= 40 + RAND() * little" office:value-type="float" office:value="49.4897598376209" calcext:value-type="float">
            <text:p>49.49</text:p>
          </table:table-cell>
          <table:table-cell table:formula="of:= DATE( INT(RAND() * 11)  + 2010;  INT(RAND() * 11) ; INT(RAND() * 32) + 1 )" office:value-type="date" office:date-value="2016-04-15" calcext:value-type="date">
            <text:p>2016-04-15</text:p>
          </table:table-cell>
        </table:table-row>
        <table:table-row table:style-name="ro1">
          <table:table-cell table:formula="of:= 40 + RAND() * little" office:value-type="float" office:value="43.7046991806038" calcext:value-type="float">
            <text:p>43.70</text:p>
          </table:table-cell>
          <table:table-cell table:formula="of:= DATE( INT(RAND() * 11)  + 2010;  INT(RAND() * 11) ; INT(RAND() * 32) + 1 )" office:value-type="date" office:date-value="2015-10-01" calcext:value-type="date">
            <text:p>2015-10-01</text:p>
          </table:table-cell>
        </table:table-row>
        <table:table-row table:style-name="ro1">
          <table:table-cell table:formula="of:= 40 + RAND() * little" office:value-type="float" office:value="43.6934472282727" calcext:value-type="float">
            <text:p>43.69</text:p>
          </table:table-cell>
          <table:table-cell table:formula="of:= DATE( INT(RAND() * 11)  + 2010;  INT(RAND() * 11) ; INT(RAND() * 32) + 1 )" office:value-type="date" office:date-value="2018-03-02" calcext:value-type="date">
            <text:p>2018-03-02</text:p>
          </table:table-cell>
        </table:table-row>
        <table:table-row table:style-name="ro1">
          <table:table-cell table:formula="of:= 40 + RAND() * little" office:value-type="float" office:value="48.0207136984317" calcext:value-type="float">
            <text:p>48.02</text:p>
          </table:table-cell>
          <table:table-cell table:formula="of:= DATE( INT(RAND() * 11)  + 2010;  INT(RAND() * 11) ; INT(RAND() * 32) + 1 )" office:value-type="date" office:date-value="2011-05-09" calcext:value-type="date">
            <text:p>2011-05-09</text:p>
          </table:table-cell>
        </table:table-row>
        <table:table-row table:style-name="ro1">
          <table:table-cell table:formula="of:= 40 + RAND() * little" office:value-type="float" office:value="42.4596766967039" calcext:value-type="float">
            <text:p>42.46</text:p>
          </table:table-cell>
          <table:table-cell table:formula="of:= DATE( INT(RAND() * 11)  + 2010;  INT(RAND() * 11) ; INT(RAND() * 32) + 1 )" office:value-type="date" office:date-value="2015-08-24" calcext:value-type="date">
            <text:p>2015-08-24</text:p>
          </table:table-cell>
        </table:table-row>
        <table:table-row table:style-name="ro1">
          <table:table-cell table:formula="of:= 40 + RAND() * little" office:value-type="float" office:value="44.7718599657461" calcext:value-type="float">
            <text:p>44.77</text:p>
          </table:table-cell>
          <table:table-cell table:formula="of:= DATE( INT(RAND() * 11)  + 2010;  INT(RAND() * 11) ; INT(RAND() * 32) + 1 )" office:value-type="date" office:date-value="2010-04-14" calcext:value-type="date">
            <text:p>2010-04-14</text:p>
          </table:table-cell>
        </table:table-row>
        <table:table-row table:style-name="ro1">
          <table:table-cell table:formula="of:= 40 + RAND() * little" office:value-type="float" office:value="46.9532003294054" calcext:value-type="float">
            <text:p>46.95</text:p>
          </table:table-cell>
          <table:table-cell table:formula="of:= DATE( INT(RAND() * 11)  + 2010;  INT(RAND() * 11) ; INT(RAND() * 32) + 1 )" office:value-type="date" office:date-value="2019-04-15" calcext:value-type="date">
            <text:p>2019-04-15</text:p>
          </table:table-cell>
        </table:table-row>
        <table:table-row table:style-name="ro1">
          <table:table-cell table:formula="of:= 40 + RAND() * little" office:value-type="float" office:value="48.7539845524618" calcext:value-type="float">
            <text:p>48.75</text:p>
          </table:table-cell>
          <table:table-cell table:formula="of:= DATE( INT(RAND() * 11)  + 2010;  INT(RAND() * 11) ; INT(RAND() * 32) + 1 )" office:value-type="date" office:date-value="2014-08-24" calcext:value-type="date">
            <text:p>2014-08-24</text:p>
          </table:table-cell>
        </table:table-row>
        <table:table-row table:style-name="ro1">
          <table:table-cell table:formula="of:= 40 + RAND() * little" office:value-type="float" office:value="40.2560955370727" calcext:value-type="float">
            <text:p>40.26</text:p>
          </table:table-cell>
          <table:table-cell table:formula="of:= DATE( INT(RAND() * 11)  + 2010;  INT(RAND() * 11) ; INT(RAND() * 32) + 1 )" office:value-type="date" office:date-value="2013-09-13" calcext:value-type="date">
            <text:p>2013-09-13</text:p>
          </table:table-cell>
        </table:table-row>
        <table:table-row table:style-name="ro1">
          <table:table-cell table:formula="of:= 40 + RAND() * little" office:value-type="float" office:value="49.9737039118574" calcext:value-type="float">
            <text:p>49.97</text:p>
          </table:table-cell>
          <table:table-cell table:formula="of:= DATE( INT(RAND() * 11)  + 2010;  INT(RAND() * 11) ; INT(RAND() * 32) + 1 )" office:value-type="date" office:date-value="2020-03-26" calcext:value-type="date">
            <text:p>2020-03-26</text:p>
          </table:table-cell>
        </table:table-row>
        <table:table-row table:style-name="ro1">
          <table:table-cell table:formula="of:= 40 + RAND() * little" office:value-type="float" office:value="46.638013430122" calcext:value-type="float">
            <text:p>46.64</text:p>
          </table:table-cell>
          <table:table-cell table:formula="of:= DATE( INT(RAND() * 11)  + 2010;  INT(RAND() * 11) ; INT(RAND() * 32) + 1 )" office:value-type="date" office:date-value="2019-04-01" calcext:value-type="date">
            <text:p>2019-04-01</text:p>
          </table:table-cell>
        </table:table-row>
        <table:table-row table:style-name="ro1">
          <table:table-cell table:formula="of:= 40 + RAND() * little" office:value-type="float" office:value="45.4970697645083" calcext:value-type="float">
            <text:p>45.50</text:p>
          </table:table-cell>
          <table:table-cell table:formula="of:= DATE( INT(RAND() * 11)  + 2010;  INT(RAND() * 11) ; INT(RAND() * 32) + 1 )" office:value-type="date" office:date-value="2013-10-30" calcext:value-type="date">
            <text:p>2013-10-30</text:p>
          </table:table-cell>
        </table:table-row>
        <table:table-row table:style-name="ro1">
          <table:table-cell table:formula="of:= 40 + RAND() * little" office:value-type="float" office:value="47.4289803489119" calcext:value-type="float">
            <text:p>47.43</text:p>
          </table:table-cell>
          <table:table-cell table:formula="of:= DATE( INT(RAND() * 11)  + 2010;  INT(RAND() * 11) ; INT(RAND() * 32) + 1 )" office:value-type="date" office:date-value="2020-09-04" calcext:value-type="date">
            <text:p>2020-09-04</text:p>
          </table:table-cell>
        </table:table-row>
        <table:table-row table:style-name="ro1">
          <table:table-cell table:formula="of:= 40 + RAND() * little" office:value-type="float" office:value="49.0475831454277" calcext:value-type="float">
            <text:p>49.05</text:p>
          </table:table-cell>
          <table:table-cell table:formula="of:= DATE( INT(RAND() * 11)  + 2010;  INT(RAND() * 11) ; INT(RAND() * 32) + 1 )" office:value-type="date" office:date-value="2012-08-24" calcext:value-type="date">
            <text:p>2012-08-24</text:p>
          </table:table-cell>
        </table:table-row>
        <table:table-row table:style-name="ro1">
          <table:table-cell table:formula="of:= 40 + RAND() * little" office:value-type="float" office:value="42.0314553268348" calcext:value-type="float">
            <text:p>42.03</text:p>
          </table:table-cell>
          <table:table-cell table:formula="of:= DATE( INT(RAND() * 11)  + 2010;  INT(RAND() * 11) ; INT(RAND() * 32) + 1 )" office:value-type="date" office:date-value="2020-09-04" calcext:value-type="date">
            <text:p>2020-09-04</text:p>
          </table:table-cell>
        </table:table-row>
        <table:table-row table:style-name="ro1">
          <table:table-cell table:formula="of:= 40 + RAND() * little" office:value-type="float" office:value="47.4108183026029" calcext:value-type="float">
            <text:p>47.41</text:p>
          </table:table-cell>
          <table:table-cell table:formula="of:= DATE( INT(RAND() * 11)  + 2010;  INT(RAND() * 11) ; INT(RAND() * 32) + 1 )" office:value-type="date" office:date-value="2009-12-11" calcext:value-type="date">
            <text:p>2009-12-11</text:p>
          </table:table-cell>
        </table:table-row>
        <table:table-row table:style-name="ro1">
          <table:table-cell table:formula="of:= 40 + RAND() * little" office:value-type="float" office:value="46.836335829711" calcext:value-type="float">
            <text:p>46.84</text:p>
          </table:table-cell>
          <table:table-cell table:formula="of:= DATE( INT(RAND() * 11)  + 2010;  INT(RAND() * 11) ; INT(RAND() * 32) + 1 )" office:value-type="date" office:date-value="2010-04-04" calcext:value-type="date">
            <text:p>2010-04-04</text:p>
          </table:table-cell>
        </table:table-row>
        <table:table-row table:style-name="ro1">
          <table:table-cell table:formula="of:= 40 + RAND() * little" office:value-type="float" office:value="46.3196675931955" calcext:value-type="float">
            <text:p>46.32</text:p>
          </table:table-cell>
          <table:table-cell table:formula="of:= DATE( INT(RAND() * 11)  + 2010;  INT(RAND() * 11) ; INT(RAND() * 32) + 1 )" office:value-type="date" office:date-value="2011-03-03" calcext:value-type="date">
            <text:p>2011-03-03</text:p>
          </table:table-cell>
        </table:table-row>
        <table:table-row table:style-name="ro1">
          <table:table-cell table:formula="of:= 40 + RAND() * little" office:value-type="float" office:value="48.2647775668278" calcext:value-type="float">
            <text:p>48.26</text:p>
          </table:table-cell>
          <table:table-cell table:formula="of:= DATE( INT(RAND() * 11)  + 2010;  INT(RAND() * 11) ; INT(RAND() * 32) + 1 )" office:value-type="date" office:date-value="2020-06-24" calcext:value-type="date">
            <text:p>2020-06-24</text:p>
          </table:table-cell>
        </table:table-row>
        <table:table-row table:style-name="ro1">
          <table:table-cell table:formula="of:= 40 + RAND() * little" office:value-type="float" office:value="40.8219073958448" calcext:value-type="float">
            <text:p>40.82</text:p>
          </table:table-cell>
          <table:table-cell table:formula="of:= DATE( INT(RAND() * 11)  + 2010;  INT(RAND() * 11) ; INT(RAND() * 32) + 1 )" office:value-type="date" office:date-value="2010-03-22" calcext:value-type="date">
            <text:p>2010-03-22</text:p>
          </table:table-cell>
        </table:table-row>
        <table:table-row table:style-name="ro1">
          <table:table-cell table:formula="of:= 40 + RAND() * little" office:value-type="float" office:value="42.9916433206581" calcext:value-type="float">
            <text:p>42.99</text:p>
          </table:table-cell>
          <table:table-cell table:formula="of:= DATE( INT(RAND() * 11)  + 2010;  INT(RAND() * 11) ; INT(RAND() * 32) + 1 )" office:value-type="date" office:date-value="2012-10-02" calcext:value-type="date">
            <text:p>2012-10-02</text:p>
          </table:table-cell>
        </table:table-row>
        <table:table-row table:style-name="ro1">
          <table:table-cell table:formula="of:= 40 + RAND() * little" office:value-type="float" office:value="40.7411782400905" calcext:value-type="float">
            <text:p>40.74</text:p>
          </table:table-cell>
          <table:table-cell table:formula="of:= DATE( INT(RAND() * 11)  + 2010;  INT(RAND() * 11) ; INT(RAND() * 32) + 1 )" office:value-type="date" office:date-value="2015-01-13" calcext:value-type="date">
            <text:p>2015-01-13</text:p>
          </table:table-cell>
        </table:table-row>
        <table:table-row table:style-name="ro1">
          <table:table-cell table:formula="of:= 40 + RAND() * little" office:value-type="float" office:value="40.1382315160711" calcext:value-type="float">
            <text:p>40.14</text:p>
          </table:table-cell>
          <table:table-cell table:formula="of:= DATE( INT(RAND() * 11)  + 2010;  INT(RAND() * 11) ; INT(RAND() * 32) + 1 )" office:value-type="date" office:date-value="2019-03-28" calcext:value-type="date">
            <text:p>2019-03-28</text:p>
          </table:table-cell>
        </table:table-row>
        <table:table-row table:style-name="ro1">
          <table:table-cell table:formula="of:= 40 + RAND() * little" office:value-type="float" office:value="40.0872018795953" calcext:value-type="float">
            <text:p>40.09</text:p>
          </table:table-cell>
          <table:table-cell table:formula="of:= DATE( INT(RAND() * 11)  + 2010;  INT(RAND() * 11) ; INT(RAND() * 32) + 1 )" office:value-type="date" office:date-value="2011-07-20" calcext:value-type="date">
            <text:p>2011-07-20</text:p>
          </table:table-cell>
        </table:table-row>
        <table:table-row table:style-name="ro1">
          <table:table-cell table:formula="of:= 40 + RAND() * little" office:value-type="float" office:value="43.1659844746937" calcext:value-type="float">
            <text:p>43.17</text:p>
          </table:table-cell>
          <table:table-cell table:formula="of:= DATE( INT(RAND() * 11)  + 2010;  INT(RAND() * 11) ; INT(RAND() * 32) + 1 )" office:value-type="date" office:date-value="2013-05-13" calcext:value-type="date">
            <text:p>2013-05-13</text:p>
          </table:table-cell>
        </table:table-row>
        <table:table-row table:style-name="ro1">
          <table:table-cell table:formula="of:= 40 + RAND() * little" office:value-type="float" office:value="45.8828758283777" calcext:value-type="float">
            <text:p>45.88</text:p>
          </table:table-cell>
          <table:table-cell table:formula="of:= DATE( INT(RAND() * 11)  + 2010;  INT(RAND() * 11) ; INT(RAND() * 32) + 1 )" office:value-type="date" office:date-value="2019-10-28" calcext:value-type="date">
            <text:p>2019-10-28</text:p>
          </table:table-cell>
        </table:table-row>
        <table:table-row table:style-name="ro1">
          <table:table-cell table:formula="of:= 40 + RAND() * little" office:value-type="float" office:value="46.9896910324967" calcext:value-type="float">
            <text:p>46.99</text:p>
          </table:table-cell>
          <table:table-cell table:formula="of:= DATE( INT(RAND() * 11)  + 2010;  INT(RAND() * 11) ; INT(RAND() * 32) + 1 )" office:value-type="date" office:date-value="2013-06-05" calcext:value-type="date">
            <text:p>2013-06-05</text:p>
          </table:table-cell>
        </table:table-row>
        <table:table-row table:style-name="ro1">
          <table:table-cell table:formula="of:= 40 + RAND() * little" office:value-type="float" office:value="47.6686169685208" calcext:value-type="float">
            <text:p>47.67</text:p>
          </table:table-cell>
          <table:table-cell table:formula="of:= DATE( INT(RAND() * 11)  + 2010;  INT(RAND() * 11) ; INT(RAND() * 32) + 1 )" office:value-type="date" office:date-value="2013-01-12" calcext:value-type="date">
            <text:p>2013-01-12</text:p>
          </table:table-cell>
        </table:table-row>
        <table:table-row table:style-name="ro1">
          <table:table-cell table:formula="of:= 40 + RAND() * little" office:value-type="float" office:value="43.1917708079722" calcext:value-type="float">
            <text:p>43.19</text:p>
          </table:table-cell>
          <table:table-cell table:formula="of:= DATE( INT(RAND() * 11)  + 2010;  INT(RAND() * 11) ; INT(RAND() * 32) + 1 )" office:value-type="date" office:date-value="2016-03-07" calcext:value-type="date">
            <text:p>2016-03-07</text:p>
          </table:table-cell>
        </table:table-row>
        <table:table-row table:style-name="ro1">
          <table:table-cell table:formula="of:= 40 + RAND() * little" office:value-type="float" office:value="43.2763280788906" calcext:value-type="float">
            <text:p>43.28</text:p>
          </table:table-cell>
          <table:table-cell table:formula="of:= DATE( INT(RAND() * 11)  + 2010;  INT(RAND() * 11) ; INT(RAND() * 32) + 1 )" office:value-type="date" office:date-value="2017-08-28" calcext:value-type="date">
            <text:p>2017-08-28</text:p>
          </table:table-cell>
        </table:table-row>
        <table:table-row table:style-name="ro1">
          <table:table-cell table:formula="of:= 40 + RAND() * little" office:value-type="float" office:value="45.5934254957116" calcext:value-type="float">
            <text:p>45.59</text:p>
          </table:table-cell>
          <table:table-cell table:formula="of:= DATE( INT(RAND() * 11)  + 2010;  INT(RAND() * 11) ; INT(RAND() * 32) + 1 )" office:value-type="date" office:date-value="2011-04-12" calcext:value-type="date">
            <text:p>2011-04-12</text:p>
          </table:table-cell>
        </table:table-row>
        <table:table-row table:style-name="ro1">
          <table:table-cell table:formula="of:= 40 + RAND() * little" office:value-type="float" office:value="41.0077388488757" calcext:value-type="float">
            <text:p>41.01</text:p>
          </table:table-cell>
          <table:table-cell table:formula="of:= DATE( INT(RAND() * 11)  + 2010;  INT(RAND() * 11) ; INT(RAND() * 32) + 1 )" office:value-type="date" office:date-value="2012-05-01" calcext:value-type="date">
            <text:p>2012-05-01</text:p>
          </table:table-cell>
        </table:table-row>
        <table:table-row table:style-name="ro1">
          <table:table-cell table:formula="of:= 40 + RAND() * little" office:value-type="float" office:value="42.8251378386273" calcext:value-type="float">
            <text:p>42.83</text:p>
          </table:table-cell>
          <table:table-cell table:formula="of:= DATE( INT(RAND() * 11)  + 2010;  INT(RAND() * 11) ; INT(RAND() * 32) + 1 )" office:value-type="date" office:date-value="2019-10-28" calcext:value-type="date">
            <text:p>2019-10-28</text:p>
          </table:table-cell>
        </table:table-row>
        <table:table-row table:style-name="ro1">
          <table:table-cell table:formula="of:= 40 + RAND() * little" office:value-type="float" office:value="40.1707147312367" calcext:value-type="float">
            <text:p>40.17</text:p>
          </table:table-cell>
          <table:table-cell table:formula="of:= DATE( INT(RAND() * 11)  + 2010;  INT(RAND() * 11) ; INT(RAND() * 32) + 1 )" office:value-type="date" office:date-value="2017-02-20" calcext:value-type="date">
            <text:p>2017-02-20</text:p>
          </table:table-cell>
        </table:table-row>
        <table:table-row table:style-name="ro1">
          <table:table-cell table:formula="of:= 40 + RAND() * little" office:value-type="float" office:value="40.5142739271976" calcext:value-type="float">
            <text:p>40.51</text:p>
          </table:table-cell>
          <table:table-cell table:formula="of:= DATE( INT(RAND() * 11)  + 2010;  INT(RAND() * 11) ; INT(RAND() * 32) + 1 )" office:value-type="date" office:date-value="2016-03-07" calcext:value-type="date">
            <text:p>2016-03-07</text:p>
          </table:table-cell>
        </table:table-row>
        <table:table-row table:style-name="ro1">
          <table:table-cell table:formula="of:= 40 + RAND() * little" office:value-type="float" office:value="42.1282883667124" calcext:value-type="float">
            <text:p>42.13</text:p>
          </table:table-cell>
          <table:table-cell table:formula="of:= DATE( INT(RAND() * 11)  + 2010;  INT(RAND() * 11) ; INT(RAND() * 32) + 1 )" office:value-type="date" office:date-value="2017-09-07" calcext:value-type="date">
            <text:p>2017-09-07</text:p>
          </table:table-cell>
        </table:table-row>
        <table:table-row table:style-name="ro1">
          <table:table-cell table:formula="of:= 40 + RAND() * little" office:value-type="float" office:value="49.8272903481029" calcext:value-type="float">
            <text:p>49.83</text:p>
          </table:table-cell>
          <table:table-cell table:formula="of:= DATE( INT(RAND() * 11)  + 2010;  INT(RAND() * 11) ; INT(RAND() * 32) + 1 )" office:value-type="date" office:date-value="2015-07-07" calcext:value-type="date">
            <text:p>2015-07-07</text:p>
          </table:table-cell>
        </table:table-row>
        <table:table-row table:style-name="ro1">
          <table:table-cell table:formula="of:= 40 + RAND() * little" office:value-type="float" office:value="47.9091527968657" calcext:value-type="float">
            <text:p>47.91</text:p>
          </table:table-cell>
          <table:table-cell table:formula="of:= DATE( INT(RAND() * 11)  + 2010;  INT(RAND() * 11) ; INT(RAND() * 32) + 1 )" office:value-type="date" office:date-value="2020-04-24" calcext:value-type="date">
            <text:p>2020-04-24</text:p>
          </table:table-cell>
        </table:table-row>
        <table:table-row table:style-name="ro1">
          <table:table-cell table:formula="of:= 40 + RAND() * little" office:value-type="float" office:value="49.4481319690928" calcext:value-type="float">
            <text:p>49.45</text:p>
          </table:table-cell>
          <table:table-cell table:formula="of:= DATE( INT(RAND() * 11)  + 2010;  INT(RAND() * 11) ; INT(RAND() * 32) + 1 )" office:value-type="date" office:date-value="2012-07-14" calcext:value-type="date">
            <text:p>2012-07-14</text:p>
          </table:table-cell>
        </table:table-row>
        <table:table-row table:style-name="ro1">
          <table:table-cell table:formula="of:= 40 + RAND() * little" office:value-type="float" office:value="40.6799449581007" calcext:value-type="float">
            <text:p>40.68</text:p>
          </table:table-cell>
          <table:table-cell table:formula="of:= DATE( INT(RAND() * 11)  + 2010;  INT(RAND() * 11) ; INT(RAND() * 32) + 1 )" office:value-type="date" office:date-value="2017-02-20" calcext:value-type="date">
            <text:p>2017-02-20</text:p>
          </table:table-cell>
        </table:table-row>
        <table:table-row table:style-name="ro1">
          <table:table-cell table:formula="of:= 40 + RAND() * little" office:value-type="float" office:value="42.7586460918789" calcext:value-type="float">
            <text:p>42.76</text:p>
          </table:table-cell>
          <table:table-cell table:formula="of:= DATE( INT(RAND() * 11)  + 2010;  INT(RAND() * 11) ; INT(RAND() * 32) + 1 )" office:value-type="date" office:date-value="2012-07-04" calcext:value-type="date">
            <text:p>2012-07-04</text:p>
          </table:table-cell>
        </table:table-row>
        <table:table-row table:style-name="ro1">
          <table:table-cell table:formula="of:= 40 + RAND() * little" office:value-type="float" office:value="41.9099933734233" calcext:value-type="float">
            <text:p>41.91</text:p>
          </table:table-cell>
          <table:table-cell table:formula="of:= DATE( INT(RAND() * 11)  + 2010;  INT(RAND() * 11) ; INT(RAND() * 32) + 1 )" office:value-type="date" office:date-value="2010-09-19" calcext:value-type="date">
            <text:p>2010-09-19</text:p>
          </table:table-cell>
        </table:table-row>
        <table:table-row table:style-name="ro1">
          <table:table-cell table:formula="of:= 40 + RAND() * little" office:value-type="float" office:value="42.6639692722473" calcext:value-type="float">
            <text:p>42.66</text:p>
          </table:table-cell>
          <table:table-cell table:formula="of:= DATE( INT(RAND() * 11)  + 2010;  INT(RAND() * 11) ; INT(RAND() * 32) + 1 )" office:value-type="date" office:date-value="2013-04-30" calcext:value-type="date">
            <text:p>2013-04-30</text:p>
          </table:table-cell>
        </table:table-row>
        <table:table-row table:style-name="ro1">
          <table:table-cell table:formula="of:= 40 + RAND() * little" office:value-type="float" office:value="46.5981666723363" calcext:value-type="float">
            <text:p>46.60</text:p>
          </table:table-cell>
          <table:table-cell table:formula="of:= DATE( INT(RAND() * 11)  + 2010;  INT(RAND() * 11) ; INT(RAND() * 32) + 1 )" office:value-type="date" office:date-value="2012-05-24" calcext:value-type="date">
            <text:p>2012-05-24</text:p>
          </table:table-cell>
        </table:table-row>
        <table:table-row table:style-name="ro1">
          <table:table-cell table:formula="of:= 40 + RAND() * little" office:value-type="float" office:value="40.2777928407477" calcext:value-type="float">
            <text:p>40.28</text:p>
          </table:table-cell>
          <table:table-cell table:formula="of:= DATE( INT(RAND() * 11)  + 2010;  INT(RAND() * 11) ; INT(RAND() * 32) + 1 )" office:value-type="date" office:date-value="2018-02-20" calcext:value-type="date">
            <text:p>2018-02-20</text:p>
          </table:table-cell>
        </table:table-row>
        <table:table-row table:style-name="ro1">
          <table:table-cell table:formula="of:= 40 + RAND() * little" office:value-type="float" office:value="45.8523007417148" calcext:value-type="float">
            <text:p>45.85</text:p>
          </table:table-cell>
          <table:table-cell table:formula="of:= DATE( INT(RAND() * 11)  + 2010;  INT(RAND() * 11) ; INT(RAND() * 32) + 1 )" office:value-type="date" office:date-value="2017-06-24" calcext:value-type="date">
            <text:p>2017-06-24</text:p>
          </table:table-cell>
        </table:table-row>
        <table:table-row table:style-name="ro1">
          <table:table-cell table:formula="of:= 40 + RAND() * little" office:value-type="float" office:value="44.1834936120662" calcext:value-type="float">
            <text:p>44.18</text:p>
          </table:table-cell>
          <table:table-cell table:formula="of:= DATE( INT(RAND() * 11)  + 2010;  INT(RAND() * 11) ; INT(RAND() * 32) + 1 )" office:value-type="date" office:date-value="2010-11-01" calcext:value-type="date">
            <text:p>2010-11-01</text:p>
          </table:table-cell>
        </table:table-row>
        <table:table-row table:style-name="ro1">
          <table:table-cell table:formula="of:= 40 + RAND() * little" office:value-type="float" office:value="49.8037206246387" calcext:value-type="float">
            <text:p>49.80</text:p>
          </table:table-cell>
          <table:table-cell table:formula="of:= DATE( INT(RAND() * 11)  + 2010;  INT(RAND() * 11) ; INT(RAND() * 32) + 1 )" office:value-type="date" office:date-value="2016-07-28" calcext:value-type="date">
            <text:p>2016-07-28</text:p>
          </table:table-cell>
        </table:table-row>
        <table:table-row table:style-name="ro1">
          <table:table-cell table:formula="of:= 40 + RAND() * little" office:value-type="float" office:value="49.7597880976374" calcext:value-type="float">
            <text:p>49.76</text:p>
          </table:table-cell>
          <table:table-cell table:formula="of:= DATE( INT(RAND() * 11)  + 2010;  INT(RAND() * 11) ; INT(RAND() * 32) + 1 )" office:value-type="date" office:date-value="2018-12-06" calcext:value-type="date">
            <text:p>2018-12-06</text:p>
          </table:table-cell>
        </table:table-row>
        <table:table-row table:style-name="ro1">
          <table:table-cell table:formula="of:= 40 + RAND() * little" office:value-type="float" office:value="44.45853690157" calcext:value-type="float">
            <text:p>44.46</text:p>
          </table:table-cell>
          <table:table-cell table:formula="of:= DATE( INT(RAND() * 11)  + 2010;  INT(RAND() * 11) ; INT(RAND() * 32) + 1 )" office:value-type="date" office:date-value="2017-06-12" calcext:value-type="date">
            <text:p>2017-06-12</text:p>
          </table:table-cell>
        </table:table-row>
        <table:table-row table:style-name="ro1">
          <table:table-cell table:formula="of:= 40 + RAND() * little" office:value-type="float" office:value="48.0882200590997" calcext:value-type="float">
            <text:p>48.09</text:p>
          </table:table-cell>
          <table:table-cell table:formula="of:= DATE( INT(RAND() * 11)  + 2010;  INT(RAND() * 11) ; INT(RAND() * 32) + 1 )" office:value-type="date" office:date-value="2019-10-22" calcext:value-type="date">
            <text:p>2019-10-22</text:p>
          </table:table-cell>
        </table:table-row>
        <table:table-row table:style-name="ro1">
          <table:table-cell table:formula="of:= 40 + RAND() * little" office:value-type="float" office:value="46.2309689464833" calcext:value-type="float">
            <text:p>46.23</text:p>
          </table:table-cell>
          <table:table-cell table:formula="of:= DATE( INT(RAND() * 11)  + 2010;  INT(RAND() * 11) ; INT(RAND() * 32) + 1 )" office:value-type="date" office:date-value="2010-02-12" calcext:value-type="date">
            <text:p>2010-02-12</text:p>
          </table:table-cell>
        </table:table-row>
        <table:table-row table:style-name="ro1">
          <table:table-cell table:formula="of:= 40 + RAND() * little" office:value-type="float" office:value="40.705481991825" calcext:value-type="float">
            <text:p>40.71</text:p>
          </table:table-cell>
          <table:table-cell table:formula="of:= DATE( INT(RAND() * 11)  + 2010;  INT(RAND() * 11) ; INT(RAND() * 32) + 1 )" office:value-type="date" office:date-value="2018-03-21" calcext:value-type="date">
            <text:p>2018-03-21</text:p>
          </table:table-cell>
        </table:table-row>
        <table:table-row table:style-name="ro1">
          <table:table-cell table:formula="of:= 40 + RAND() * little" office:value-type="float" office:value="48.9402453904649" calcext:value-type="float">
            <text:p>48.94</text:p>
          </table:table-cell>
          <table:table-cell table:formula="of:= DATE( INT(RAND() * 11)  + 2010;  INT(RAND() * 11) ; INT(RAND() * 32) + 1 )" office:value-type="date" office:date-value="2019-10-29" calcext:value-type="date">
            <text:p>2019-10-29</text:p>
          </table:table-cell>
        </table:table-row>
        <table:table-row table:style-name="ro1">
          <table:table-cell table:formula="of:= 40 + RAND() * little" office:value-type="float" office:value="40.2668235954696" calcext:value-type="float">
            <text:p>40.27</text:p>
          </table:table-cell>
          <table:table-cell table:formula="of:= DATE( INT(RAND() * 11)  + 2010;  INT(RAND() * 11) ; INT(RAND() * 32) + 1 )" office:value-type="date" office:date-value="2019-12-14" calcext:value-type="date">
            <text:p>2019-12-14</text:p>
          </table:table-cell>
        </table:table-row>
        <table:table-row table:style-name="ro1">
          <table:table-cell table:formula="of:= 40 + RAND() * little" office:value-type="float" office:value="43.1409223169345" calcext:value-type="float">
            <text:p>43.14</text:p>
          </table:table-cell>
          <table:table-cell table:formula="of:= DATE( INT(RAND() * 11)  + 2010;  INT(RAND() * 11) ; INT(RAND() * 32) + 1 )" office:value-type="date" office:date-value="2016-08-29" calcext:value-type="date">
            <text:p>2016-08-29</text:p>
          </table:table-cell>
        </table:table-row>
        <table:table-row table:style-name="ro1">
          <table:table-cell table:formula="of:= 40 + RAND() * little" office:value-type="float" office:value="44.6590234892371" calcext:value-type="float">
            <text:p>44.66</text:p>
          </table:table-cell>
          <table:table-cell table:formula="of:= DATE( INT(RAND() * 11)  + 2010;  INT(RAND() * 11) ; INT(RAND() * 32) + 1 )" office:value-type="date" office:date-value="2017-01-03" calcext:value-type="date">
            <text:p>2017-01-03</text:p>
          </table:table-cell>
        </table:table-row>
        <table:table-row table:style-name="ro1">
          <table:table-cell table:formula="of:= 40 + RAND() * little" office:value-type="float" office:value="47.2398274439256" calcext:value-type="float">
            <text:p>47.24</text:p>
          </table:table-cell>
          <table:table-cell table:formula="of:= DATE( INT(RAND() * 11)  + 2010;  INT(RAND() * 11) ; INT(RAND() * 32) + 1 )" office:value-type="date" office:date-value="2018-02-27" calcext:value-type="date">
            <text:p>2018-02-27</text:p>
          </table:table-cell>
        </table:table-row>
        <table:table-row table:style-name="ro1">
          <table:table-cell table:formula="of:= 40 + RAND() * little" office:value-type="float" office:value="41.4278166190989" calcext:value-type="float">
            <text:p>41.43</text:p>
          </table:table-cell>
          <table:table-cell table:formula="of:= DATE( INT(RAND() * 11)  + 2010;  INT(RAND() * 11) ; INT(RAND() * 32) + 1 )" office:value-type="date" office:date-value="2009-12-08" calcext:value-type="date">
            <text:p>2009-12-08</text:p>
          </table:table-cell>
        </table:table-row>
        <table:table-row table:style-name="ro1">
          <table:table-cell table:formula="of:= 40 + RAND() * little" office:value-type="float" office:value="48.2806142184257" calcext:value-type="float">
            <text:p>48.28</text:p>
          </table:table-cell>
          <table:table-cell table:formula="of:= DATE( INT(RAND() * 11)  + 2010;  INT(RAND() * 11) ; INT(RAND() * 32) + 1 )" office:value-type="date" office:date-value="2010-08-22" calcext:value-type="date">
            <text:p>2010-08-22</text:p>
          </table:table-cell>
        </table:table-row>
        <table:table-row table:style-name="ro1">
          <table:table-cell table:formula="of:= 40 + RAND() * little" office:value-type="float" office:value="44.4370301357673" calcext:value-type="float">
            <text:p>44.44</text:p>
          </table:table-cell>
          <table:table-cell table:formula="of:= DATE( INT(RAND() * 11)  + 2010;  INT(RAND() * 11) ; INT(RAND() * 32) + 1 )" office:value-type="date" office:date-value="2015-10-19" calcext:value-type="date">
            <text:p>2015-10-19</text:p>
          </table:table-cell>
        </table:table-row>
        <table:table-row table:style-name="ro1">
          <table:table-cell table:formula="of:= 40 + RAND() * little" office:value-type="float" office:value="48.8983407196703" calcext:value-type="float">
            <text:p>48.90</text:p>
          </table:table-cell>
          <table:table-cell table:formula="of:= DATE( INT(RAND() * 11)  + 2010;  INT(RAND() * 11) ; INT(RAND() * 32) + 1 )" office:value-type="date" office:date-value="2020-02-11" calcext:value-type="date">
            <text:p>2020-02-11</text:p>
          </table:table-cell>
        </table:table-row>
        <table:table-row table:style-name="ro1">
          <table:table-cell table:formula="of:= 40 + RAND() * little" office:value-type="float" office:value="48.1335184507677" calcext:value-type="float">
            <text:p>48.13</text:p>
          </table:table-cell>
          <table:table-cell table:formula="of:= DATE( INT(RAND() * 11)  + 2010;  INT(RAND() * 11) ; INT(RAND() * 32) + 1 )" office:value-type="date" office:date-value="2011-09-12" calcext:value-type="date">
            <text:p>2011-09-12</text:p>
          </table:table-cell>
        </table:table-row>
        <table:table-row table:style-name="ro1">
          <table:table-cell table:formula="of:= 40 + RAND() * little" office:value-type="float" office:value="46.6283666946306" calcext:value-type="float">
            <text:p>46.63</text:p>
          </table:table-cell>
          <table:table-cell table:formula="of:= DATE( INT(RAND() * 11)  + 2010;  INT(RAND() * 11) ; INT(RAND() * 32) + 1 )" office:value-type="date" office:date-value="2019-02-23" calcext:value-type="date">
            <text:p>2019-02-23</text:p>
          </table:table-cell>
        </table:table-row>
        <table:table-row table:style-name="ro1">
          <table:table-cell table:formula="of:= 40 + RAND() * little" office:value-type="float" office:value="41.7660161648133" calcext:value-type="float">
            <text:p>41.77</text:p>
          </table:table-cell>
          <table:table-cell table:formula="of:= DATE( INT(RAND() * 11)  + 2010;  INT(RAND() * 11) ; INT(RAND() * 32) + 1 )" office:value-type="date" office:date-value="2020-09-14" calcext:value-type="date">
            <text:p>2020-09-14</text:p>
          </table:table-cell>
        </table:table-row>
        <table:table-row table:style-name="ro1">
          <table:table-cell table:formula="of:= 40 + RAND() * little" office:value-type="float" office:value="49.8888644980071" calcext:value-type="float">
            <text:p>49.89</text:p>
          </table:table-cell>
          <table:table-cell table:formula="of:= DATE( INT(RAND() * 11)  + 2010;  INT(RAND() * 11) ; INT(RAND() * 32) + 1 )" office:value-type="date" office:date-value="2018-07-13" calcext:value-type="date">
            <text:p>2018-07-13</text:p>
          </table:table-cell>
        </table:table-row>
        <table:table-row table:style-name="ro1">
          <table:table-cell table:formula="of:= 40 + RAND() * little" office:value-type="float" office:value="44.0385633150023" calcext:value-type="float">
            <text:p>44.04</text:p>
          </table:table-cell>
          <table:table-cell table:formula="of:= DATE( INT(RAND() * 11)  + 2010;  INT(RAND() * 11) ; INT(RAND() * 32) + 1 )" office:value-type="date" office:date-value="2011-04-22" calcext:value-type="date">
            <text:p>2011-04-22</text:p>
          </table:table-cell>
        </table:table-row>
        <table:table-row table:style-name="ro1">
          <table:table-cell table:formula="of:= 40 + RAND() * little" office:value-type="float" office:value="42.3758997357745" calcext:value-type="float">
            <text:p>42.38</text:p>
          </table:table-cell>
          <table:table-cell table:formula="of:= DATE( INT(RAND() * 11)  + 2010;  INT(RAND() * 11) ; INT(RAND() * 32) + 1 )" office:value-type="date" office:date-value="2012-09-07" calcext:value-type="date">
            <text:p>2012-09-07</text:p>
          </table:table-cell>
        </table:table-row>
        <table:table-row table:style-name="ro1">
          <table:table-cell table:formula="of:= 40 + RAND() * little" office:value-type="float" office:value="40.5916673749106" calcext:value-type="float">
            <text:p>40.59</text:p>
          </table:table-cell>
          <table:table-cell table:formula="of:= DATE( INT(RAND() * 11)  + 2010;  INT(RAND() * 11) ; INT(RAND() * 32) + 1 )" office:value-type="date" office:date-value="2015-02-22" calcext:value-type="date">
            <text:p>2015-02-22</text:p>
          </table:table-cell>
        </table:table-row>
        <table:table-row table:style-name="ro1">
          <table:table-cell table:formula="of:= 40 + RAND() * little" office:value-type="float" office:value="42.4826945977161" calcext:value-type="float">
            <text:p>42.48</text:p>
          </table:table-cell>
          <table:table-cell table:formula="of:= DATE( INT(RAND() * 11)  + 2010;  INT(RAND() * 11) ; INT(RAND() * 32) + 1 )" office:value-type="date" office:date-value="2016-09-08" calcext:value-type="date">
            <text:p>2016-09-08</text:p>
          </table:table-cell>
        </table:table-row>
        <table:table-row table:style-name="ro1">
          <table:table-cell table:formula="of:= 40 + RAND() * little" office:value-type="float" office:value="40.4420825342934" calcext:value-type="float">
            <text:p>40.44</text:p>
          </table:table-cell>
          <table:table-cell table:formula="of:= DATE( INT(RAND() * 11)  + 2010;  INT(RAND() * 11) ; INT(RAND() * 32) + 1 )" office:value-type="date" office:date-value="2012-02-18" calcext:value-type="date">
            <text:p>2012-02-18</text:p>
          </table:table-cell>
        </table:table-row>
        <table:table-row table:style-name="ro1">
          <table:table-cell table:formula="of:= 40 + RAND() * little" office:value-type="float" office:value="43.5130364828209" calcext:value-type="float">
            <text:p>43.51</text:p>
          </table:table-cell>
          <table:table-cell table:formula="of:= DATE( INT(RAND() * 11)  + 2010;  INT(RAND() * 11) ; INT(RAND() * 32) + 1 )" office:value-type="date" office:date-value="2013-10-31" calcext:value-type="date">
            <text:p>2013-10-31</text:p>
          </table:table-cell>
        </table:table-row>
        <table:table-row table:style-name="ro1">
          <table:table-cell table:formula="of:= 40 + RAND() * little" office:value-type="float" office:value="41.8939964020314" calcext:value-type="float">
            <text:p>41.89</text:p>
          </table:table-cell>
          <table:table-cell table:formula="of:= DATE( INT(RAND() * 11)  + 2010;  INT(RAND() * 11) ; INT(RAND() * 32) + 1 )" office:value-type="date" office:date-value="2018-02-01" calcext:value-type="date">
            <text:p>2018-02-01</text:p>
          </table:table-cell>
        </table:table-row>
        <table:table-row table:style-name="ro1">
          <table:table-cell table:formula="of:= 40 + RAND() * little" office:value-type="float" office:value="44.8177781337922" calcext:value-type="float">
            <text:p>44.82</text:p>
          </table:table-cell>
          <table:table-cell table:formula="of:= DATE( INT(RAND() * 11)  + 2010;  INT(RAND() * 11) ; INT(RAND() * 32) + 1 )" office:value-type="date" office:date-value="2018-10-18" calcext:value-type="date">
            <text:p>2018-10-18</text:p>
          </table:table-cell>
        </table:table-row>
        <table:table-row table:style-name="ro1">
          <table:table-cell table:formula="of:= 40 + RAND() * little" office:value-type="float" office:value="42.5412389418036" calcext:value-type="float">
            <text:p>42.54</text:p>
          </table:table-cell>
          <table:table-cell table:formula="of:= DATE( INT(RAND() * 11)  + 2010;  INT(RAND() * 11) ; INT(RAND() * 32) + 1 )" office:value-type="date" office:date-value="2011-03-29" calcext:value-type="date">
            <text:p>2011-03-29</text:p>
          </table:table-cell>
        </table:table-row>
        <table:table-row table:style-name="ro1">
          <table:table-cell table:formula="of:= 40 + RAND() * little" office:value-type="float" office:value="42.7706706671254" calcext:value-type="float">
            <text:p>42.77</text:p>
          </table:table-cell>
          <table:table-cell table:formula="of:= DATE( INT(RAND() * 11)  + 2010;  INT(RAND() * 11) ; INT(RAND() * 32) + 1 )" office:value-type="date" office:date-value="2013-03-29" calcext:value-type="date">
            <text:p>2013-03-29</text:p>
          </table:table-cell>
        </table:table-row>
        <table:table-row table:style-name="ro1">
          <table:table-cell table:formula="of:= 40 + RAND() * little" office:value-type="float" office:value="47.1187636623899" calcext:value-type="float">
            <text:p>47.12</text:p>
          </table:table-cell>
          <table:table-cell table:formula="of:= DATE( INT(RAND() * 11)  + 2010;  INT(RAND() * 11) ; INT(RAND() * 32) + 1 )" office:value-type="date" office:date-value="2011-07-11" calcext:value-type="date">
            <text:p>2011-07-11</text:p>
          </table:table-cell>
        </table:table-row>
        <table:table-row table:style-name="ro1">
          <table:table-cell table:formula="of:= 40 + RAND() * little" office:value-type="float" office:value="40.6071349353994" calcext:value-type="float">
            <text:p>40.61</text:p>
          </table:table-cell>
          <table:table-cell table:formula="of:= DATE( INT(RAND() * 11)  + 2010;  INT(RAND() * 11) ; INT(RAND() * 32) + 1 )" office:value-type="date" office:date-value="2016-04-08" calcext:value-type="date">
            <text:p>2016-04-08</text:p>
          </table:table-cell>
        </table:table-row>
        <table:table-row table:style-name="ro1">
          <table:table-cell table:formula="of:= 40 + RAND() * little" office:value-type="float" office:value="44.9684263209998" calcext:value-type="float">
            <text:p>44.97</text:p>
          </table:table-cell>
          <table:table-cell table:formula="of:= DATE( INT(RAND() * 11)  + 2010;  INT(RAND() * 11) ; INT(RAND() * 32) + 1 )" office:value-type="date" office:date-value="2011-01-21" calcext:value-type="date">
            <text:p>2011-01-21</text:p>
          </table:table-cell>
        </table:table-row>
        <table:table-row table:style-name="ro1">
          <table:table-cell table:formula="of:= 40 + RAND() * little" office:value-type="float" office:value="44.3218798421146" calcext:value-type="float">
            <text:p>44.32</text:p>
          </table:table-cell>
          <table:table-cell table:formula="of:= DATE( INT(RAND() * 11)  + 2010;  INT(RAND() * 11) ; INT(RAND() * 32) + 1 )" office:value-type="date" office:date-value="2016-07-02" calcext:value-type="date">
            <text:p>2016-07-02</text:p>
          </table:table-cell>
        </table:table-row>
        <table:table-row table:style-name="ro1">
          <table:table-cell table:formula="of:= 40 + RAND() * little" office:value-type="float" office:value="48.4112877043112" calcext:value-type="float">
            <text:p>48.41</text:p>
          </table:table-cell>
          <table:table-cell table:formula="of:= DATE( INT(RAND() * 11)  + 2010;  INT(RAND() * 11) ; INT(RAND() * 32) + 1 )" office:value-type="date" office:date-value="2016-08-27" calcext:value-type="date">
            <text:p>2016-08-27</text:p>
          </table:table-cell>
        </table:table-row>
        <table:table-row table:style-name="ro1">
          <table:table-cell table:formula="of:= 40 + RAND() * little" office:value-type="float" office:value="48.2429230440808" calcext:value-type="float">
            <text:p>48.24</text:p>
          </table:table-cell>
          <table:table-cell table:formula="of:= DATE( INT(RAND() * 11)  + 2010;  INT(RAND() * 11) ; INT(RAND() * 32) + 1 )" office:value-type="date" office:date-value="2014-03-16" calcext:value-type="date">
            <text:p>2014-03-16</text:p>
          </table:table-cell>
        </table:table-row>
        <table:table-row table:style-name="ro1">
          <table:table-cell table:formula="of:= 40 + RAND() * little" office:value-type="float" office:value="49.9279468158288" calcext:value-type="float">
            <text:p>49.93</text:p>
          </table:table-cell>
          <table:table-cell table:formula="of:= DATE( INT(RAND() * 11)  + 2010;  INT(RAND() * 11) ; INT(RAND() * 32) + 1 )" office:value-type="date" office:date-value="2013-01-19" calcext:value-type="date">
            <text:p>2013-01-19</text:p>
          </table:table-cell>
        </table:table-row>
        <table:table-row table:style-name="ro1">
          <table:table-cell table:formula="of:= 40 + RAND() * little" office:value-type="float" office:value="44.9733702513795" calcext:value-type="float">
            <text:p>44.97</text:p>
          </table:table-cell>
          <table:table-cell table:formula="of:= DATE( INT(RAND() * 11)  + 2010;  INT(RAND() * 11) ; INT(RAND() * 32) + 1 )" office:value-type="date" office:date-value="2020-05-09" calcext:value-type="date">
            <text:p>2020-05-09</text:p>
          </table:table-cell>
        </table:table-row>
        <table:table-row table:style-name="ro1">
          <table:table-cell table:formula="of:= 40 + RAND() * little" office:value-type="float" office:value="43.7355957352808" calcext:value-type="float">
            <text:p>43.74</text:p>
          </table:table-cell>
          <table:table-cell table:formula="of:= DATE( INT(RAND() * 11)  + 2010;  INT(RAND() * 11) ; INT(RAND() * 32) + 1 )" office:value-type="date" office:date-value="2018-04-27" calcext:value-type="date">
            <text:p>2018-04-27</text:p>
          </table:table-cell>
        </table:table-row>
        <table:table-row table:style-name="ro1">
          <table:table-cell table:formula="of:= 40 + RAND() * little" office:value-type="float" office:value="47.4763910371863" calcext:value-type="float">
            <text:p>47.48</text:p>
          </table:table-cell>
          <table:table-cell table:formula="of:= DATE( INT(RAND() * 11)  + 2010;  INT(RAND() * 11) ; INT(RAND() * 32) + 1 )" office:value-type="date" office:date-value="2020-02-05" calcext:value-type="date">
            <text:p>2020-02-05</text:p>
          </table:table-cell>
        </table:table-row>
        <table:table-row table:style-name="ro1">
          <table:table-cell table:formula="of:= 40 + RAND() * little" office:value-type="float" office:value="43.4849123322115" calcext:value-type="float">
            <text:p>43.48</text:p>
          </table:table-cell>
          <table:table-cell table:formula="of:= DATE( INT(RAND() * 11)  + 2010;  INT(RAND() * 11) ; INT(RAND() * 32) + 1 )" office:value-type="date" office:date-value="2019-03-15" calcext:value-type="date">
            <text:p>2019-03-15</text:p>
          </table:table-cell>
        </table:table-row>
        <table:table-row table:style-name="ro1">
          <table:table-cell table:formula="of:= 40 + RAND() * little" office:value-type="float" office:value="47.9820249659982" calcext:value-type="float">
            <text:p>47.98</text:p>
          </table:table-cell>
          <table:table-cell table:formula="of:= DATE( INT(RAND() * 11)  + 2010;  INT(RAND() * 11) ; INT(RAND() * 32) + 1 )" office:value-type="date" office:date-value="2017-07-01" calcext:value-type="date">
            <text:p>2017-07-01</text:p>
          </table:table-cell>
        </table:table-row>
        <table:table-row table:style-name="ro1">
          <table:table-cell table:formula="of:= 40 + RAND() * little" office:value-type="float" office:value="42.6918902759619" calcext:value-type="float">
            <text:p>42.69</text:p>
          </table:table-cell>
          <table:table-cell table:formula="of:= DATE( INT(RAND() * 11)  + 2010;  INT(RAND() * 11) ; INT(RAND() * 32) + 1 )" office:value-type="date" office:date-value="2015-04-14" calcext:value-type="date">
            <text:p>2015-04-14</text:p>
          </table:table-cell>
        </table:table-row>
        <table:table-row table:style-name="ro1">
          <table:table-cell table:formula="of:= 40 + RAND() * little" office:value-type="float" office:value="40.8190468833884" calcext:value-type="float">
            <text:p>40.82</text:p>
          </table:table-cell>
          <table:table-cell table:formula="of:= DATE( INT(RAND() * 11)  + 2010;  INT(RAND() * 11) ; INT(RAND() * 32) + 1 )" office:value-type="date" office:date-value="2011-06-27" calcext:value-type="date">
            <text:p>2011-06-27</text:p>
          </table:table-cell>
        </table:table-row>
        <table:table-row table:style-name="ro1">
          <table:table-cell table:formula="of:= 40 + RAND() * little" office:value-type="float" office:value="47.4145673755064" calcext:value-type="float">
            <text:p>47.41</text:p>
          </table:table-cell>
          <table:table-cell table:formula="of:= DATE( INT(RAND() * 11)  + 2010;  INT(RAND() * 11) ; INT(RAND() * 32) + 1 )" office:value-type="date" office:date-value="2013-09-24" calcext:value-type="date">
            <text:p>2013-09-24</text:p>
          </table:table-cell>
        </table:table-row>
        <table:table-row table:style-name="ro1">
          <table:table-cell table:formula="of:= 40 + RAND() * little" office:value-type="float" office:value="42.4251445682314" calcext:value-type="float">
            <text:p>42.43</text:p>
          </table:table-cell>
          <table:table-cell table:formula="of:= DATE( INT(RAND() * 11)  + 2010;  INT(RAND() * 11) ; INT(RAND() * 32) + 1 )" office:value-type="date" office:date-value="2019-06-18" calcext:value-type="date">
            <text:p>2019-06-18</text:p>
          </table:table-cell>
        </table:table-row>
        <table:table-row table:style-name="ro1">
          <table:table-cell table:formula="of:= 40 + RAND() * little" office:value-type="float" office:value="44.8821350644814" calcext:value-type="float">
            <text:p>44.88</text:p>
          </table:table-cell>
          <table:table-cell table:formula="of:= DATE( INT(RAND() * 11)  + 2010;  INT(RAND() * 11) ; INT(RAND() * 32) + 1 )" office:value-type="date" office:date-value="2011-05-29" calcext:value-type="date">
            <text:p>2011-05-29</text:p>
          </table:table-cell>
        </table:table-row>
        <table:table-row table:style-name="ro1">
          <table:table-cell table:formula="of:= 40 + RAND() * little" office:value-type="float" office:value="49.273936643289" calcext:value-type="float">
            <text:p>49.27</text:p>
          </table:table-cell>
          <table:table-cell table:formula="of:= DATE( INT(RAND() * 11)  + 2010;  INT(RAND() * 11) ; INT(RAND() * 32) + 1 )" office:value-type="date" office:date-value="2020-09-02" calcext:value-type="date">
            <text:p>2020-09-02</text:p>
          </table:table-cell>
        </table:table-row>
        <table:table-row table:style-name="ro1">
          <table:table-cell table:formula="of:= 40 + RAND() * little" office:value-type="float" office:value="48.0420353527355" calcext:value-type="float">
            <text:p>48.04</text:p>
          </table:table-cell>
          <table:table-cell table:formula="of:= DATE( INT(RAND() * 11)  + 2010;  INT(RAND() * 11) ; INT(RAND() * 32) + 1 )" office:value-type="date" office:date-value="2017-07-19" calcext:value-type="date">
            <text:p>2017-07-19</text:p>
          </table:table-cell>
        </table:table-row>
        <table:table-row table:style-name="ro1">
          <table:table-cell table:formula="of:= 40 + RAND() * little" office:value-type="float" office:value="47.6060297568092" calcext:value-type="float">
            <text:p>47.61</text:p>
          </table:table-cell>
          <table:table-cell table:formula="of:= DATE( INT(RAND() * 11)  + 2010;  INT(RAND() * 11) ; INT(RAND() * 32) + 1 )" office:value-type="date" office:date-value="2017-12-22" calcext:value-type="date">
            <text:p>2017-12-22</text:p>
          </table:table-cell>
        </table:table-row>
        <table:table-row table:style-name="ro1">
          <table:table-cell table:formula="of:= 40 + RAND() * little" office:value-type="float" office:value="43.7140719512165" calcext:value-type="float">
            <text:p>43.71</text:p>
          </table:table-cell>
          <table:table-cell table:formula="of:= DATE( INT(RAND() * 11)  + 2010;  INT(RAND() * 11) ; INT(RAND() * 32) + 1 )" office:value-type="date" office:date-value="2011-12-30" calcext:value-type="date">
            <text:p>2011-12-30</text:p>
          </table:table-cell>
        </table:table-row>
        <table:table-row table:style-name="ro1">
          <table:table-cell table:formula="of:= 40 + RAND() * little" office:value-type="float" office:value="43.9596899758656" calcext:value-type="float">
            <text:p>43.96</text:p>
          </table:table-cell>
          <table:table-cell table:formula="of:= DATE( INT(RAND() * 11)  + 2010;  INT(RAND() * 11) ; INT(RAND() * 32) + 1 )" office:value-type="date" office:date-value="2017-08-24" calcext:value-type="date">
            <text:p>2017-08-24</text:p>
          </table:table-cell>
        </table:table-row>
        <table:table-row table:style-name="ro1">
          <table:table-cell table:formula="of:= 40 + RAND() * little" office:value-type="float" office:value="42.644735244835" calcext:value-type="float">
            <text:p>42.64</text:p>
          </table:table-cell>
          <table:table-cell table:formula="of:= DATE( INT(RAND() * 11)  + 2010;  INT(RAND() * 11) ; INT(RAND() * 32) + 1 )" office:value-type="date" office:date-value="2012-04-22" calcext:value-type="date">
            <text:p>2012-04-22</text:p>
          </table:table-cell>
        </table:table-row>
        <table:table-row table:style-name="ro1">
          <table:table-cell table:formula="of:= 40 + RAND() * little" office:value-type="float" office:value="46.3273376871866" calcext:value-type="float">
            <text:p>46.33</text:p>
          </table:table-cell>
          <table:table-cell table:formula="of:= DATE( INT(RAND() * 11)  + 2010;  INT(RAND() * 11) ; INT(RAND() * 32) + 1 )" office:value-type="date" office:date-value="2018-10-01" calcext:value-type="date">
            <text:p>2018-10-01</text:p>
          </table:table-cell>
        </table:table-row>
        <table:table-row table:style-name="ro1">
          <table:table-cell table:formula="of:= 20 + RAND() * clothes" office:value-type="float" office:value="22.2398899844361" calcext:value-type="float">
            <text:p>22.24</text:p>
          </table:table-cell>
          <table:table-cell table:formula="of:= DATE( INT(RAND() * 11)  + 2010;  INT(RAND() * 11) ; INT(RAND() * 32) + 1 )" office:value-type="date" office:date-value="2010-12-28" calcext:value-type="date">
            <text:p>2010-12-28</text:p>
          </table:table-cell>
        </table:table-row>
        <table:table-row table:style-name="ro1">
          <table:table-cell table:formula="of:= 20 + RAND() * clothes" office:value-type="float" office:value="21.5065291663868" calcext:value-type="float">
            <text:p>21.51</text:p>
          </table:table-cell>
          <table:table-cell table:formula="of:= DATE( INT(RAND() * 11)  + 2010;  INT(RAND() * 11) ; INT(RAND() * 32) + 1 )" office:value-type="date" office:date-value="2016-09-11" calcext:value-type="date">
            <text:p>2016-09-11</text:p>
          </table:table-cell>
        </table:table-row>
        <table:table-row table:style-name="ro1">
          <table:table-cell table:formula="of:= 20 + RAND() * clothes" office:value-type="float" office:value="20.4531737266844" calcext:value-type="float">
            <text:p>20.45</text:p>
          </table:table-cell>
          <table:table-cell table:formula="of:= DATE( INT(RAND() * 11)  + 2010;  INT(RAND() * 11) ; INT(RAND() * 32) + 1 )" office:value-type="date" office:date-value="2018-07-11" calcext:value-type="date">
            <text:p>2018-07-11</text:p>
          </table:table-cell>
        </table:table-row>
        <table:table-row table:style-name="ro1">
          <table:table-cell table:formula="of:= 20 + RAND() * clothes" office:value-type="float" office:value="24.8927364156202" calcext:value-type="float">
            <text:p>24.89</text:p>
          </table:table-cell>
          <table:table-cell table:formula="of:= DATE( INT(RAND() * 11)  + 2010;  INT(RAND() * 11) ; INT(RAND() * 32) + 1 )" office:value-type="date" office:date-value="2010-01-26" calcext:value-type="date">
            <text:p>2010-01-26</text:p>
          </table:table-cell>
        </table:table-row>
        <table:table-row table:style-name="ro1">
          <table:table-cell table:formula="of:= 20 + RAND() * clothes" office:value-type="float" office:value="21.5220787513149" calcext:value-type="float">
            <text:p>21.52</text:p>
          </table:table-cell>
          <table:table-cell table:formula="of:= DATE( INT(RAND() * 11)  + 2010;  INT(RAND() * 11) ; INT(RAND() * 32) + 1 )" office:value-type="date" office:date-value="2019-06-24" calcext:value-type="date">
            <text:p>2019-06-24</text:p>
          </table:table-cell>
        </table:table-row>
        <table:table-row table:style-name="ro1">
          <table:table-cell table:formula="of:= 20 + RAND() * clothes" office:value-type="float" office:value="22.098863838454" calcext:value-type="float">
            <text:p>22.10</text:p>
          </table:table-cell>
          <table:table-cell table:formula="of:= DATE( INT(RAND() * 11)  + 2010;  INT(RAND() * 11) ; INT(RAND() * 32) + 1 )" office:value-type="date" office:date-value="2016-02-20" calcext:value-type="date">
            <text:p>2016-02-20</text:p>
          </table:table-cell>
        </table:table-row>
        <table:table-row table:style-name="ro1">
          <table:table-cell table:formula="of:= 20 + RAND() * clothes" office:value-type="float" office:value="21.8615148345891" calcext:value-type="float">
            <text:p>21.86</text:p>
          </table:table-cell>
          <table:table-cell table:formula="of:= DATE( INT(RAND() * 11)  + 2010;  INT(RAND() * 11) ; INT(RAND() * 32) + 1 )" office:value-type="date" office:date-value="2010-09-23" calcext:value-type="date">
            <text:p>2010-09-23</text:p>
          </table:table-cell>
        </table:table-row>
        <table:table-row table:style-name="ro1">
          <table:table-cell table:formula="of:= 20 + RAND() * clothes" office:value-type="float" office:value="21.2583903662704" calcext:value-type="float">
            <text:p>21.26</text:p>
          </table:table-cell>
          <table:table-cell table:formula="of:= DATE( INT(RAND() * 11)  + 2010;  INT(RAND() * 11) ; INT(RAND() * 32) + 1 )" office:value-type="date" office:date-value="2019-06-24" calcext:value-type="date">
            <text:p>2019-06-24</text:p>
          </table:table-cell>
        </table:table-row>
        <table:table-row table:style-name="ro1">
          <table:table-cell table:formula="of:= 20 + RAND() * clothes" office:value-type="float" office:value="24.8451253310097" calcext:value-type="float">
            <text:p>24.85</text:p>
          </table:table-cell>
          <table:table-cell table:formula="of:= DATE( INT(RAND() * 11)  + 2010;  INT(RAND() * 11) ; INT(RAND() * 32) + 1 )" office:value-type="date" office:date-value="2013-12-23" calcext:value-type="date">
            <text:p>2013-12-23</text:p>
          </table:table-cell>
        </table:table-row>
        <table:table-row table:style-name="ro1">
          <table:table-cell table:formula="of:= 20 + RAND() * clothes" office:value-type="float" office:value="20.1529857926841" calcext:value-type="float">
            <text:p>20.15</text:p>
          </table:table-cell>
          <table:table-cell table:formula="of:= DATE( INT(RAND() * 11)  + 2010;  INT(RAND() * 11) ; INT(RAND() * 32) + 1 )" office:value-type="date" office:date-value="2015-10-01" calcext:value-type="date">
            <text:p>2015-10-01</text:p>
          </table:table-cell>
        </table:table-row>
        <table:table-row table:style-name="ro1">
          <table:table-cell table:formula="of:= 20 + RAND() * clothes" office:value-type="float" office:value="22.2685009952116" calcext:value-type="float">
            <text:p>22.27</text:p>
          </table:table-cell>
          <table:table-cell table:formula="of:= DATE( INT(RAND() * 11)  + 2010;  INT(RAND() * 11) ; INT(RAND() * 32) + 1 )" office:value-type="date" office:date-value="2016-04-24" calcext:value-type="date">
            <text:p>2016-04-24</text:p>
          </table:table-cell>
        </table:table-row>
        <table:table-row table:style-name="ro1">
          <table:table-cell table:formula="of:= 20 + RAND() * clothes" office:value-type="float" office:value="21.3668018254384" calcext:value-type="float">
            <text:p>21.37</text:p>
          </table:table-cell>
          <table:table-cell table:formula="of:= DATE( INT(RAND() * 11)  + 2010;  INT(RAND() * 11) ; INT(RAND() * 32) + 1 )" office:value-type="date" office:date-value="2018-08-27" calcext:value-type="date">
            <text:p>2018-08-27</text:p>
          </table:table-cell>
        </table:table-row>
        <table:table-row table:style-name="ro1">
          <table:table-cell table:formula="of:= 20 + RAND() * clothes" office:value-type="float" office:value="21.9694851459644" calcext:value-type="float">
            <text:p>21.97</text:p>
          </table:table-cell>
          <table:table-cell table:formula="of:= DATE( INT(RAND() * 11)  + 2010;  INT(RAND() * 11) ; INT(RAND() * 32) + 1 )" office:value-type="date" office:date-value="2014-06-11" calcext:value-type="date">
            <text:p>2014-06-11</text:p>
          </table:table-cell>
        </table:table-row>
        <table:table-row table:style-name="ro1">
          <table:table-cell table:formula="of:= 20 + RAND() * clothes" office:value-type="float" office:value="22.565769711633" calcext:value-type="float">
            <text:p>22.57</text:p>
          </table:table-cell>
          <table:table-cell table:formula="of:= DATE( INT(RAND() * 11)  + 2010;  INT(RAND() * 11) ; INT(RAND() * 32) + 1 )" office:value-type="date" office:date-value="2014-03-27" calcext:value-type="date">
            <text:p>2014-03-27</text:p>
          </table:table-cell>
        </table:table-row>
        <table:table-row table:style-name="ro1">
          <table:table-cell table:formula="of:= 20 + RAND() * clothes" office:value-type="float" office:value="23.7191480499748" calcext:value-type="float">
            <text:p>23.72</text:p>
          </table:table-cell>
          <table:table-cell table:formula="of:= DATE( INT(RAND() * 11)  + 2010;  INT(RAND() * 11) ; INT(RAND() * 32) + 1 )" office:value-type="date" office:date-value="2016-01-08" calcext:value-type="date">
            <text:p>2016-01-08</text:p>
          </table:table-cell>
        </table:table-row>
        <table:table-row table:style-name="ro1">
          <table:table-cell table:formula="of:= 20 + RAND() * clothes" office:value-type="float" office:value="24.7222881595131" calcext:value-type="float">
            <text:p>24.72</text:p>
          </table:table-cell>
          <table:table-cell table:formula="of:= DATE( INT(RAND() * 11)  + 2010;  INT(RAND() * 11) ; INT(RAND() * 32) + 1 )" office:value-type="date" office:date-value="2011-08-09" calcext:value-type="date">
            <text:p>2011-08-09</text:p>
          </table:table-cell>
        </table:table-row>
        <table:table-row table:style-name="ro1">
          <table:table-cell table:formula="of:= 20 + RAND() * clothes" office:value-type="float" office:value="20.0212172174636" calcext:value-type="float">
            <text:p>20.02</text:p>
          </table:table-cell>
          <table:table-cell table:formula="of:= DATE( INT(RAND() * 11)  + 2010;  INT(RAND() * 11) ; INT(RAND() * 32) + 1 )" office:value-type="date" office:date-value="2010-02-03" calcext:value-type="date">
            <text:p>2010-02-03</text:p>
          </table:table-cell>
        </table:table-row>
        <table:table-row table:style-name="ro1">
          <table:table-cell table:formula="of:= 20 + RAND() * clothes" office:value-type="float" office:value="21.9216317279641" calcext:value-type="float">
            <text:p>21.92</text:p>
          </table:table-cell>
          <table:table-cell table:formula="of:= DATE( INT(RAND() * 11)  + 2010;  INT(RAND() * 11) ; INT(RAND() * 32) + 1 )" office:value-type="date" office:date-value="2015-05-25" calcext:value-type="date">
            <text:p>2015-05-25</text:p>
          </table:table-cell>
        </table:table-row>
        <table:table-row table:style-name="ro1">
          <table:table-cell table:formula="of:= 20 + RAND() * clothes" office:value-type="float" office:value="20.4551971246949" calcext:value-type="float">
            <text:p>20.46</text:p>
          </table:table-cell>
          <table:table-cell table:formula="of:= DATE( INT(RAND() * 11)  + 2010;  INT(RAND() * 11) ; INT(RAND() * 32) + 1 )" office:value-type="date" office:date-value="2016-09-09" calcext:value-type="date">
            <text:p>2016-09-09</text:p>
          </table:table-cell>
        </table:table-row>
        <table:table-row table:style-name="ro1">
          <table:table-cell table:formula="of:= 20 + RAND() * clothes" office:value-type="float" office:value="20.7617957560919" calcext:value-type="float">
            <text:p>20.76</text:p>
          </table:table-cell>
          <table:table-cell table:formula="of:= DATE( INT(RAND() * 11)  + 2010;  INT(RAND() * 11) ; INT(RAND() * 32) + 1 )" office:value-type="date" office:date-value="2019-07-20" calcext:value-type="date">
            <text:p>2019-07-20</text:p>
          </table:table-cell>
        </table:table-row>
        <table:table-row table:style-name="ro1">
          <table:table-cell table:formula="of:= 20 + RAND() * clothes" office:value-type="float" office:value="22.3208272065204" calcext:value-type="float">
            <text:p>22.32</text:p>
          </table:table-cell>
          <table:table-cell table:formula="of:= DATE( INT(RAND() * 11)  + 2010;  INT(RAND() * 11) ; INT(RAND() * 32) + 1 )" office:value-type="date" office:date-value="2017-08-18" calcext:value-type="date">
            <text:p>2017-08-18</text:p>
          </table:table-cell>
        </table:table-row>
        <table:table-row table:style-name="ro1">
          <table:table-cell table:formula="of:= 20 + RAND() * clothes" office:value-type="float" office:value="20.7808912665315" calcext:value-type="float">
            <text:p>20.78</text:p>
          </table:table-cell>
          <table:table-cell table:formula="of:= DATE( INT(RAND() * 11)  + 2010;  INT(RAND() * 11) ; INT(RAND() * 32) + 1 )" office:value-type="date" office:date-value="2019-06-08" calcext:value-type="date">
            <text:p>2019-06-08</text:p>
          </table:table-cell>
        </table:table-row>
        <table:table-row table:style-name="ro1">
          <table:table-cell table:formula="of:= 20 + RAND() * clothes" office:value-type="float" office:value="23.8621310549686" calcext:value-type="float">
            <text:p>23.86</text:p>
          </table:table-cell>
          <table:table-cell table:formula="of:= DATE( INT(RAND() * 11)  + 2010;  INT(RAND() * 11) ; INT(RAND() * 32) + 1 )" office:value-type="date" office:date-value="2017-05-14" calcext:value-type="date">
            <text:p>2017-05-14</text:p>
          </table:table-cell>
        </table:table-row>
        <table:table-row table:style-name="ro1">
          <table:table-cell table:formula="of:= 20 + RAND() * clothes" office:value-type="float" office:value="24.1642765245997" calcext:value-type="float">
            <text:p>24.16</text:p>
          </table:table-cell>
          <table:table-cell table:formula="of:= DATE( INT(RAND() * 11)  + 2010;  INT(RAND() * 11) ; INT(RAND() * 32) + 1 )" office:value-type="date" office:date-value="2016-10-10" calcext:value-type="date">
            <text:p>2016-10-10</text:p>
          </table:table-cell>
        </table:table-row>
        <table:table-row table:style-name="ro1">
          <table:table-cell table:formula="of:= 20 + RAND() * clothes" office:value-type="float" office:value="23.2410153768312" calcext:value-type="float">
            <text:p>23.24</text:p>
          </table:table-cell>
          <table:table-cell table:formula="of:= DATE( INT(RAND() * 11)  + 2010;  INT(RAND() * 11) ; INT(RAND() * 32) + 1 )" office:value-type="date" office:date-value="2018-05-14" calcext:value-type="date">
            <text:p>2018-05-14</text:p>
          </table:table-cell>
        </table:table-row>
        <table:table-row table:style-name="ro1">
          <table:table-cell table:formula="of:= 20 + RAND() * clothes" office:value-type="float" office:value="24.1018792106546" calcext:value-type="float">
            <text:p>24.10</text:p>
          </table:table-cell>
          <table:table-cell table:formula="of:= DATE( INT(RAND() * 11)  + 2010;  INT(RAND() * 11) ; INT(RAND() * 32) + 1 )" office:value-type="date" office:date-value="2017-01-12" calcext:value-type="date">
            <text:p>2017-01-12</text:p>
          </table:table-cell>
        </table:table-row>
        <table:table-row table:style-name="ro1">
          <table:table-cell table:formula="of:= 20 + RAND() * clothes" office:value-type="float" office:value="24.4122057031788" calcext:value-type="float">
            <text:p>24.41</text:p>
          </table:table-cell>
          <table:table-cell table:formula="of:= DATE( INT(RAND() * 11)  + 2010;  INT(RAND() * 11) ; INT(RAND() * 32) + 1 )" office:value-type="date" office:date-value="2011-06-01" calcext:value-type="date">
            <text:p>2011-06-01</text:p>
          </table:table-cell>
        </table:table-row>
        <table:table-row table:style-name="ro1">
          <table:table-cell table:formula="of:= 20 + RAND() * clothes" office:value-type="float" office:value="23.0173269474622" calcext:value-type="float">
            <text:p>23.02</text:p>
          </table:table-cell>
          <table:table-cell table:formula="of:= DATE( INT(RAND() * 11)  + 2010;  INT(RAND() * 11) ; INT(RAND() * 32) + 1 )" office:value-type="date" office:date-value="2019-04-05" calcext:value-type="date">
            <text:p>2019-04-05</text:p>
          </table:table-cell>
        </table:table-row>
        <table:table-row table:style-name="ro1">
          <table:table-cell table:formula="of:= 20 + RAND() * clothes" office:value-type="float" office:value="24.0676392434823" calcext:value-type="float">
            <text:p>24.07</text:p>
          </table:table-cell>
          <table:table-cell table:formula="of:= DATE( INT(RAND() * 11)  + 2010;  INT(RAND() * 11) ; INT(RAND() * 32) + 1 )" office:value-type="date" office:date-value="2018-01-23" calcext:value-type="date">
            <text:p>2018-01-23</text:p>
          </table:table-cell>
        </table:table-row>
        <table:table-row table:style-name="ro1">
          <table:table-cell table:formula="of:= 20 + RAND() * clothes" office:value-type="float" office:value="21.7228418301586" calcext:value-type="float">
            <text:p>21.72</text:p>
          </table:table-cell>
          <table:table-cell table:formula="of:= DATE( INT(RAND() * 11)  + 2010;  INT(RAND() * 11) ; INT(RAND() * 32) + 1 )" office:value-type="date" office:date-value="2014-04-16" calcext:value-type="date">
            <text:p>2014-04-16</text:p>
          </table:table-cell>
        </table:table-row>
        <table:table-row table:style-name="ro1">
          <table:table-cell table:formula="of:= 20 + RAND() * clothes" office:value-type="float" office:value="21.141702895982" calcext:value-type="float">
            <text:p>21.14</text:p>
          </table:table-cell>
          <table:table-cell table:formula="of:= DATE( INT(RAND() * 11)  + 2010;  INT(RAND() * 11) ; INT(RAND() * 32) + 1 )" office:value-type="date" office:date-value="2019-09-24" calcext:value-type="date">
            <text:p>2019-09-24</text:p>
          </table:table-cell>
        </table:table-row>
        <table:table-row table:style-name="ro1">
          <table:table-cell table:formula="of:= 20 + RAND() * clothes" office:value-type="float" office:value="20.4759111539511" calcext:value-type="float">
            <text:p>20.48</text:p>
          </table:table-cell>
          <table:table-cell table:formula="of:= DATE( INT(RAND() * 11)  + 2010;  INT(RAND() * 11) ; INT(RAND() * 32) + 1 )" office:value-type="date" office:date-value="2015-03-23" calcext:value-type="date">
            <text:p>2015-03-23</text:p>
          </table:table-cell>
        </table:table-row>
        <table:table-row table:style-name="ro1">
          <table:table-cell table:formula="of:= 20 + RAND() * clothes" office:value-type="float" office:value="21.2835673956073" calcext:value-type="float">
            <text:p>21.28</text:p>
          </table:table-cell>
          <table:table-cell table:formula="of:= DATE( INT(RAND() * 11)  + 2010;  INT(RAND() * 11) ; INT(RAND() * 32) + 1 )" office:value-type="date" office:date-value="2016-12-07" calcext:value-type="date">
            <text:p>2016-12-07</text:p>
          </table:table-cell>
        </table:table-row>
        <table:table-row table:style-name="ro1">
          <table:table-cell table:formula="of:= 20 + RAND() * clothes" office:value-type="float" office:value="21.3063997820177" calcext:value-type="float">
            <text:p>21.31</text:p>
          </table:table-cell>
          <table:table-cell table:formula="of:= DATE( INT(RAND() * 11)  + 2010;  INT(RAND() * 11) ; INT(RAND() * 32) + 1 )" office:value-type="date" office:date-value="2011-02-01" calcext:value-type="date">
            <text:p>2011-02-01</text:p>
          </table:table-cell>
        </table:table-row>
        <table:table-row table:style-name="ro1">
          <table:table-cell table:formula="of:= 20 + RAND() * clothes" office:value-type="float" office:value="24.56846699753" calcext:value-type="float">
            <text:p>24.57</text:p>
          </table:table-cell>
          <table:table-cell table:formula="of:= DATE( INT(RAND() * 11)  + 2010;  INT(RAND() * 11) ; INT(RAND() * 32) + 1 )" office:value-type="date" office:date-value="2016-10-18" calcext:value-type="date">
            <text:p>2016-10-18</text:p>
          </table:table-cell>
        </table:table-row>
        <table:table-row table:style-name="ro1">
          <table:table-cell table:formula="of:= 20 + RAND() * clothes" office:value-type="float" office:value="23.4590647567679" calcext:value-type="float">
            <text:p>23.46</text:p>
          </table:table-cell>
          <table:table-cell table:formula="of:= DATE( INT(RAND() * 11)  + 2010;  INT(RAND() * 11) ; INT(RAND() * 32) + 1 )" office:value-type="date" office:date-value="2013-06-27" calcext:value-type="date">
            <text:p>2013-06-27</text:p>
          </table:table-cell>
        </table:table-row>
        <table:table-row table:style-name="ro1">
          <table:table-cell table:formula="of:= 20 + RAND() * clothes" office:value-type="float" office:value="24.4427580506795" calcext:value-type="float">
            <text:p>24.44</text:p>
          </table:table-cell>
          <table:table-cell table:formula="of:= DATE( INT(RAND() * 11)  + 2010;  INT(RAND() * 11) ; INT(RAND() * 32) + 1 )" office:value-type="date" office:date-value="2017-01-22" calcext:value-type="date">
            <text:p>2017-01-22</text:p>
          </table:table-cell>
        </table:table-row>
        <table:table-row table:style-name="ro1">
          <table:table-cell table:formula="of:= 20 + RAND() * clothes" office:value-type="float" office:value="20.2067954773845" calcext:value-type="float">
            <text:p>20.21</text:p>
          </table:table-cell>
          <table:table-cell table:formula="of:= DATE( INT(RAND() * 11)  + 2010;  INT(RAND() * 11) ; INT(RAND() * 32) + 1 )" office:value-type="date" office:date-value="2015-04-07" calcext:value-type="date">
            <text:p>2015-04-07</text:p>
          </table:table-cell>
        </table:table-row>
        <table:table-row table:style-name="ro1">
          <table:table-cell table:formula="of:= 20 + RAND() * clothes" office:value-type="float" office:value="24.2599794844626" calcext:value-type="float">
            <text:p>24.26</text:p>
          </table:table-cell>
          <table:table-cell table:formula="of:= DATE( INT(RAND() * 11)  + 2010;  INT(RAND() * 11) ; INT(RAND() * 32) + 1 )" office:value-type="date" office:date-value="2016-06-08" calcext:value-type="date">
            <text:p>2016-06-08</text:p>
          </table:table-cell>
        </table:table-row>
        <table:table-row table:style-name="ro1">
          <table:table-cell table:formula="of:= 20 + RAND() * clothes" office:value-type="float" office:value="22.495871036716" calcext:value-type="float">
            <text:p>22.50</text:p>
          </table:table-cell>
          <table:table-cell table:formula="of:= DATE( INT(RAND() * 11)  + 2010;  INT(RAND() * 11) ; INT(RAND() * 32) + 1 )" office:value-type="date" office:date-value="2011-07-15" calcext:value-type="date">
            <text:p>2011-07-15</text:p>
          </table:table-cell>
        </table:table-row>
        <table:table-row table:style-name="ro1">
          <table:table-cell table:formula="of:= 20 + RAND() * clothes" office:value-type="float" office:value="24.4939606560144" calcext:value-type="float">
            <text:p>24.49</text:p>
          </table:table-cell>
          <table:table-cell table:formula="of:= DATE( INT(RAND() * 11)  + 2010;  INT(RAND() * 11) ; INT(RAND() * 32) + 1 )" office:value-type="date" office:date-value="2017-06-19" calcext:value-type="date">
            <text:p>2017-06-19</text:p>
          </table:table-cell>
        </table:table-row>
        <table:table-row table:style-name="ro1">
          <table:table-cell table:formula="of:= 20 + RAND() * clothes" office:value-type="float" office:value="24.1739992081129" calcext:value-type="float">
            <text:p>24.17</text:p>
          </table:table-cell>
          <table:table-cell table:formula="of:= DATE( INT(RAND() * 11)  + 2010;  INT(RAND() * 11) ; INT(RAND() * 32) + 1 )" office:value-type="date" office:date-value="2020-07-29" calcext:value-type="date">
            <text:p>2020-07-29</text:p>
          </table:table-cell>
        </table:table-row>
        <table:table-row table:style-name="ro1">
          <table:table-cell table:formula="of:= 20 + RAND() * clothes" office:value-type="float" office:value="21.0606626332228" calcext:value-type="float">
            <text:p>21.06</text:p>
          </table:table-cell>
          <table:table-cell table:formula="of:= DATE( INT(RAND() * 11)  + 2010;  INT(RAND() * 11) ; INT(RAND() * 32) + 1 )" office:value-type="date" office:date-value="2012-07-03" calcext:value-type="date">
            <text:p>2012-07-03</text:p>
          </table:table-cell>
        </table:table-row>
        <table:table-row table:style-name="ro1">
          <table:table-cell table:formula="of:= 20 + RAND() * clothes" office:value-type="float" office:value="21.3013268042061" calcext:value-type="float">
            <text:p>21.30</text:p>
          </table:table-cell>
          <table:table-cell table:formula="of:= DATE( INT(RAND() * 11)  + 2010;  INT(RAND() * 11) ; INT(RAND() * 32) + 1 )" office:value-type="date" office:date-value="2011-04-17" calcext:value-type="date">
            <text:p>2011-04-17</text:p>
          </table:table-cell>
        </table:table-row>
        <table:table-row table:style-name="ro1">
          <table:table-cell table:formula="of:= 20 + RAND() * clothes" office:value-type="float" office:value="22.4738093238965" calcext:value-type="float">
            <text:p>22.47</text:p>
          </table:table-cell>
          <table:table-cell table:formula="of:= DATE( INT(RAND() * 11)  + 2010;  INT(RAND() * 11) ; INT(RAND() * 32) + 1 )" office:value-type="date" office:date-value="2019-02-19" calcext:value-type="date">
            <text:p>2019-02-19</text:p>
          </table:table-cell>
        </table:table-row>
        <table:table-row table:style-name="ro1">
          <table:table-cell table:formula="of:= 20 + RAND() * clothes" office:value-type="float" office:value="21.8479890518189" calcext:value-type="float">
            <text:p>21.85</text:p>
          </table:table-cell>
          <table:table-cell table:formula="of:= DATE( INT(RAND() * 11)  + 2010;  INT(RAND() * 11) ; INT(RAND() * 32) + 1 )" office:value-type="date" office:date-value="2010-03-21" calcext:value-type="date">
            <text:p>2010-03-21</text:p>
          </table:table-cell>
        </table:table-row>
        <table:table-row table:style-name="ro1">
          <table:table-cell table:formula="of:= 20 + RAND() * clothes" office:value-type="float" office:value="20.6820669395773" calcext:value-type="float">
            <text:p>20.68</text:p>
          </table:table-cell>
          <table:table-cell table:formula="of:= DATE( INT(RAND() * 11)  + 2010;  INT(RAND() * 11) ; INT(RAND() * 32) + 1 )" office:value-type="date" office:date-value="2011-04-29" calcext:value-type="date">
            <text:p>2011-04-29</text:p>
          </table:table-cell>
        </table:table-row>
        <table:table-row table:style-name="ro1">
          <table:table-cell table:formula="of:= 20 + RAND() * clothes" office:value-type="float" office:value="23.5731204445197" calcext:value-type="float">
            <text:p>23.57</text:p>
          </table:table-cell>
          <table:table-cell table:formula="of:= DATE( INT(RAND() * 11)  + 2010;  INT(RAND() * 11) ; INT(RAND() * 32) + 1 )" office:value-type="date" office:date-value="2019-05-06" calcext:value-type="date">
            <text:p>2019-05-06</text:p>
          </table:table-cell>
        </table:table-row>
        <table:table-row table:style-name="ro1">
          <table:table-cell table:formula="of:= 20 + RAND() * clothes" office:value-type="float" office:value="20.4022002035235" calcext:value-type="float">
            <text:p>20.40</text:p>
          </table:table-cell>
          <table:table-cell table:formula="of:= DATE( INT(RAND() * 11)  + 2010;  INT(RAND() * 11) ; INT(RAND() * 32) + 1 )" office:value-type="date" office:date-value="2016-05-26" calcext:value-type="date">
            <text:p>2016-05-26</text:p>
          </table:table-cell>
        </table:table-row>
        <table:table-row table:style-name="ro1">
          <table:table-cell table:formula="of:= 20 + RAND() * clothes" office:value-type="float" office:value="22.6973024595887" calcext:value-type="float">
            <text:p>22.70</text:p>
          </table:table-cell>
          <table:table-cell table:formula="of:= DATE( INT(RAND() * 11)  + 2010;  INT(RAND() * 11) ; INT(RAND() * 32) + 1 )" office:value-type="date" office:date-value="2015-12-23" calcext:value-type="date">
            <text:p>2015-12-23</text:p>
          </table:table-cell>
        </table:table-row>
        <table:table-row table:style-name="ro1">
          <table:table-cell table:formula="of:= 20 + RAND() * clothes" office:value-type="float" office:value="23.5613517671947" calcext:value-type="float">
            <text:p>23.56</text:p>
          </table:table-cell>
          <table:table-cell table:formula="of:= DATE( INT(RAND() * 11)  + 2010;  INT(RAND() * 11) ; INT(RAND() * 32) + 1 )" office:value-type="date" office:date-value="2018-05-09" calcext:value-type="date">
            <text:p>2018-05-09</text:p>
          </table:table-cell>
        </table:table-row>
        <table:table-row table:style-name="ro1">
          <table:table-cell table:formula="of:= 20 + RAND() * clothes" office:value-type="float" office:value="22.9663337099163" calcext:value-type="float">
            <text:p>22.97</text:p>
          </table:table-cell>
          <table:table-cell table:formula="of:= DATE( INT(RAND() * 11)  + 2010;  INT(RAND() * 11) ; INT(RAND() * 32) + 1 )" office:value-type="date" office:date-value="2016-03-09" calcext:value-type="date">
            <text:p>2016-03-09</text:p>
          </table:table-cell>
        </table:table-row>
        <table:table-row table:style-name="ro1">
          <table:table-cell table:formula="of:= 20 + RAND() * clothes" office:value-type="float" office:value="21.4061829261105" calcext:value-type="float">
            <text:p>21.41</text:p>
          </table:table-cell>
          <table:table-cell table:formula="of:= DATE( INT(RAND() * 11)  + 2010;  INT(RAND() * 11) ; INT(RAND() * 32) + 1 )" office:value-type="date" office:date-value="2018-09-13" calcext:value-type="date">
            <text:p>2018-09-13</text:p>
          </table:table-cell>
        </table:table-row>
        <table:table-row table:style-name="ro1">
          <table:table-cell table:formula="of:= 20 + RAND() * clothes" office:value-type="float" office:value="22.2266506723335" calcext:value-type="float">
            <text:p>22.23</text:p>
          </table:table-cell>
          <table:table-cell table:formula="of:= DATE( INT(RAND() * 11)  + 2010;  INT(RAND() * 11) ; INT(RAND() * 32) + 1 )" office:value-type="date" office:date-value="2010-12-30" calcext:value-type="date">
            <text:p>2010-12-30</text:p>
          </table:table-cell>
        </table:table-row>
        <table:table-row table:style-name="ro1">
          <table:table-cell table:formula="of:= 20 + RAND() * clothes" office:value-type="float" office:value="22.871885349747" calcext:value-type="float">
            <text:p>22.87</text:p>
          </table:table-cell>
          <table:table-cell table:formula="of:= DATE( INT(RAND() * 11)  + 2010;  INT(RAND() * 11) ; INT(RAND() * 32) + 1 )" office:value-type="date" office:date-value="2016-06-20" calcext:value-type="date">
            <text:p>2016-06-20</text:p>
          </table:table-cell>
        </table:table-row>
        <table:table-row table:style-name="ro1">
          <table:table-cell table:formula="of:= 20 + RAND() * clothes" office:value-type="float" office:value="21.4299361109319" calcext:value-type="float">
            <text:p>21.43</text:p>
          </table:table-cell>
          <table:table-cell table:formula="of:= DATE( INT(RAND() * 11)  + 2010;  INT(RAND() * 11) ; INT(RAND() * 32) + 1 )" office:value-type="date" office:date-value="2012-05-29" calcext:value-type="date">
            <text:p>2012-05-29</text:p>
          </table:table-cell>
        </table:table-row>
        <table:table-row table:style-name="ro1">
          <table:table-cell table:formula="of:= 20 + RAND() * clothes" office:value-type="float" office:value="21.7891109355691" calcext:value-type="float">
            <text:p>21.79</text:p>
          </table:table-cell>
          <table:table-cell table:formula="of:= DATE( INT(RAND() * 11)  + 2010;  INT(RAND() * 11) ; INT(RAND() * 32) + 1 )" office:value-type="date" office:date-value="2013-07-04" calcext:value-type="date">
            <text:p>2013-07-04</text:p>
          </table:table-cell>
        </table:table-row>
        <table:table-row table:style-name="ro1">
          <table:table-cell table:formula="of:= 20 + RAND() * clothes" office:value-type="float" office:value="20.9261684348021" calcext:value-type="float">
            <text:p>20.93</text:p>
          </table:table-cell>
          <table:table-cell table:formula="of:= DATE( INT(RAND() * 11)  + 2010;  INT(RAND() * 11) ; INT(RAND() * 32) + 1 )" office:value-type="date" office:date-value="2018-09-12" calcext:value-type="date">
            <text:p>2018-09-12</text:p>
          </table:table-cell>
        </table:table-row>
        <table:table-row table:style-name="ro1">
          <table:table-cell table:formula="of:= 20 + RAND() * clothes" office:value-type="float" office:value="21.925589643939" calcext:value-type="float">
            <text:p>21.93</text:p>
          </table:table-cell>
          <table:table-cell table:formula="of:= DATE( INT(RAND() * 11)  + 2010;  INT(RAND() * 11) ; INT(RAND() * 32) + 1 )" office:value-type="date" office:date-value="2013-08-06" calcext:value-type="date">
            <text:p>2013-08-06</text:p>
          </table:table-cell>
        </table:table-row>
        <table:table-row table:style-name="ro1">
          <table:table-cell table:formula="of:= 20 + RAND() * clothes" office:value-type="float" office:value="20.3574918680859" calcext:value-type="float">
            <text:p>20.36</text:p>
          </table:table-cell>
          <table:table-cell table:formula="of:= DATE( INT(RAND() * 11)  + 2010;  INT(RAND() * 11) ; INT(RAND() * 32) + 1 )" office:value-type="date" office:date-value="2020-09-02" calcext:value-type="date">
            <text:p>2020-09-02</text:p>
          </table:table-cell>
        </table:table-row>
        <table:table-row table:style-name="ro1">
          <table:table-cell table:formula="of:= 20 + RAND() * clothes" office:value-type="float" office:value="21.1027188707301" calcext:value-type="float">
            <text:p>21.10</text:p>
          </table:table-cell>
          <table:table-cell table:formula="of:= DATE( INT(RAND() * 11)  + 2010;  INT(RAND() * 11) ; INT(RAND() * 32) + 1 )" office:value-type="date" office:date-value="2019-02-02" calcext:value-type="date">
            <text:p>2019-02-02</text:p>
          </table:table-cell>
        </table:table-row>
        <table:table-row table:style-name="ro1">
          <table:table-cell table:formula="of:= 20 + RAND() * clothes" office:value-type="float" office:value="24.1655402083335" calcext:value-type="float">
            <text:p>24.17</text:p>
          </table:table-cell>
          <table:table-cell table:formula="of:= DATE( INT(RAND() * 11)  + 2010;  INT(RAND() * 11) ; INT(RAND() * 32) + 1 )" office:value-type="date" office:date-value="2017-06-01" calcext:value-type="date">
            <text:p>2017-06-01</text:p>
          </table:table-cell>
        </table:table-row>
        <table:table-row table:style-name="ro1">
          <table:table-cell table:formula="of:= 20 + RAND() * clothes" office:value-type="float" office:value="24.6435960712089" calcext:value-type="float">
            <text:p>24.64</text:p>
          </table:table-cell>
          <table:table-cell table:formula="of:= DATE( INT(RAND() * 11)  + 2010;  INT(RAND() * 11) ; INT(RAND() * 32) + 1 )" office:value-type="date" office:date-value="2017-02-15" calcext:value-type="date">
            <text:p>2017-02-15</text:p>
          </table:table-cell>
        </table:table-row>
        <table:table-row table:style-name="ro1">
          <table:table-cell table:formula="of:= 20 + RAND() * clothes" office:value-type="float" office:value="20.0207397684978" calcext:value-type="float">
            <text:p>20.02</text:p>
          </table:table-cell>
          <table:table-cell table:formula="of:= DATE( INT(RAND() * 11)  + 2010;  INT(RAND() * 11) ; INT(RAND() * 32) + 1 )" office:value-type="date" office:date-value="2015-12-16" calcext:value-type="date">
            <text:p>2015-12-16</text:p>
          </table:table-cell>
        </table:table-row>
        <table:table-row table:style-name="ro1">
          <table:table-cell table:formula="of:= 20 + RAND() * clothes" office:value-type="float" office:value="20.717071373247" calcext:value-type="float">
            <text:p>20.72</text:p>
          </table:table-cell>
          <table:table-cell table:formula="of:= DATE( INT(RAND() * 11)  + 2010;  INT(RAND() * 11) ; INT(RAND() * 32) + 1 )" office:value-type="date" office:date-value="2020-01-16" calcext:value-type="date">
            <text:p>2020-01-16</text:p>
          </table:table-cell>
        </table:table-row>
        <table:table-row table:style-name="ro1">
          <table:table-cell table:formula="of:= 20 + RAND() * clothes" office:value-type="float" office:value="20.5925572559519" calcext:value-type="float">
            <text:p>20.59</text:p>
          </table:table-cell>
          <table:table-cell table:formula="of:= DATE( INT(RAND() * 11)  + 2010;  INT(RAND() * 11) ; INT(RAND() * 32) + 1 )" office:value-type="date" office:date-value="2016-04-06" calcext:value-type="date">
            <text:p>2016-04-06</text:p>
          </table:table-cell>
        </table:table-row>
        <table:table-row table:style-name="ro1">
          <table:table-cell table:formula="of:= 20 + RAND() * clothes" office:value-type="float" office:value="20.4475804255493" calcext:value-type="float">
            <text:p>20.45</text:p>
          </table:table-cell>
          <table:table-cell table:formula="of:= DATE( INT(RAND() * 11)  + 2010;  INT(RAND() * 11) ; INT(RAND() * 32) + 1 )" office:value-type="date" office:date-value="2015-07-22" calcext:value-type="date">
            <text:p>2015-07-22</text:p>
          </table:table-cell>
        </table:table-row>
        <table:table-row table:style-name="ro1">
          <table:table-cell table:formula="of:= 20 + RAND() * clothes" office:value-type="float" office:value="23.6853691955195" calcext:value-type="float">
            <text:p>23.69</text:p>
          </table:table-cell>
          <table:table-cell table:formula="of:= DATE( INT(RAND() * 11)  + 2010;  INT(RAND() * 11) ; INT(RAND() * 32) + 1 )" office:value-type="date" office:date-value="2013-10-19" calcext:value-type="date">
            <text:p>2013-10-19</text:p>
          </table:table-cell>
        </table:table-row>
        <table:table-row table:style-name="ro1">
          <table:table-cell table:formula="of:= 20 + RAND() * clothes" office:value-type="float" office:value="23.4415503198453" calcext:value-type="float">
            <text:p>23.44</text:p>
          </table:table-cell>
          <table:table-cell table:formula="of:= DATE( INT(RAND() * 11)  + 2010;  INT(RAND() * 11) ; INT(RAND() * 32) + 1 )" office:value-type="date" office:date-value="2013-05-21" calcext:value-type="date">
            <text:p>2013-05-21</text:p>
          </table:table-cell>
        </table:table-row>
        <table:table-row table:style-name="ro1">
          <table:table-cell table:formula="of:= 20 + RAND() * clothes" office:value-type="float" office:value="23.1530994745502" calcext:value-type="float">
            <text:p>23.15</text:p>
          </table:table-cell>
          <table:table-cell table:formula="of:= DATE( INT(RAND() * 11)  + 2010;  INT(RAND() * 11) ; INT(RAND() * 32) + 1 )" office:value-type="date" office:date-value="2020-05-30" calcext:value-type="date">
            <text:p>2020-05-30</text:p>
          </table:table-cell>
        </table:table-row>
        <table:table-row table:style-name="ro1">
          <table:table-cell table:formula="of:= 20 + RAND() * clothes" office:value-type="float" office:value="20.3024377913987" calcext:value-type="float">
            <text:p>20.30</text:p>
          </table:table-cell>
          <table:table-cell table:formula="of:= DATE( INT(RAND() * 11)  + 2010;  INT(RAND() * 11) ; INT(RAND() * 32) + 1 )" office:value-type="date" office:date-value="2020-06-15" calcext:value-type="date">
            <text:p>2020-06-15</text:p>
          </table:table-cell>
        </table:table-row>
        <table:table-row table:style-name="ro1">
          <table:table-cell table:formula="of:= 20 + RAND() * clothes" office:value-type="float" office:value="20.0266958005156" calcext:value-type="float">
            <text:p>20.03</text:p>
          </table:table-cell>
          <table:table-cell table:formula="of:= DATE( INT(RAND() * 11)  + 2010;  INT(RAND() * 11) ; INT(RAND() * 32) + 1 )" office:value-type="date" office:date-value="2017-07-25" calcext:value-type="date">
            <text:p>2017-07-25</text:p>
          </table:table-cell>
        </table:table-row>
        <table:table-row table:style-name="ro1">
          <table:table-cell table:formula="of:= 20 + RAND() * clothes" office:value-type="float" office:value="24.579466510764" calcext:value-type="float">
            <text:p>24.58</text:p>
          </table:table-cell>
          <table:table-cell table:formula="of:= DATE( INT(RAND() * 11)  + 2010;  INT(RAND() * 11) ; INT(RAND() * 32) + 1 )" office:value-type="date" office:date-value="2014-09-22" calcext:value-type="date">
            <text:p>2014-09-22</text:p>
          </table:table-cell>
        </table:table-row>
        <table:table-row table:style-name="ro1">
          <table:table-cell table:formula="of:= 20 + RAND() * clothes" office:value-type="float" office:value="24.4310189715597" calcext:value-type="float">
            <text:p>24.43</text:p>
          </table:table-cell>
          <table:table-cell table:formula="of:= DATE( INT(RAND() * 11)  + 2010;  INT(RAND() * 11) ; INT(RAND() * 32) + 1 )" office:value-type="date" office:date-value="2020-10-29" calcext:value-type="date">
            <text:p>2020-10-29</text:p>
          </table:table-cell>
        </table:table-row>
        <table:table-row table:style-name="ro1">
          <table:table-cell table:formula="of:= 20 + RAND() * clothes" office:value-type="float" office:value="24.0183508757491" calcext:value-type="float">
            <text:p>24.02</text:p>
          </table:table-cell>
          <table:table-cell table:formula="of:= DATE( INT(RAND() * 11)  + 2010;  INT(RAND() * 11) ; INT(RAND() * 32) + 1 )" office:value-type="date" office:date-value="2014-07-08" calcext:value-type="date">
            <text:p>2014-07-08</text:p>
          </table:table-cell>
        </table:table-row>
        <table:table-row table:style-name="ro1">
          <table:table-cell table:formula="of:= 20 + RAND() * clothes" office:value-type="float" office:value="21.7459733232765" calcext:value-type="float">
            <text:p>21.75</text:p>
          </table:table-cell>
          <table:table-cell table:formula="of:= DATE( INT(RAND() * 11)  + 2010;  INT(RAND() * 11) ; INT(RAND() * 32) + 1 )" office:value-type="date" office:date-value="2011-12-08" calcext:value-type="date">
            <text:p>2011-12-08</text:p>
          </table:table-cell>
        </table:table-row>
        <table:table-row table:style-name="ro1">
          <table:table-cell table:formula="of:= 20 + RAND() * clothes" office:value-type="float" office:value="23.7056512271787" calcext:value-type="float">
            <text:p>23.71</text:p>
          </table:table-cell>
          <table:table-cell table:formula="of:= DATE( INT(RAND() * 11)  + 2010;  INT(RAND() * 11) ; INT(RAND() * 32) + 1 )" office:value-type="date" office:date-value="2014-01-10" calcext:value-type="date">
            <text:p>2014-01-10</text:p>
          </table:table-cell>
        </table:table-row>
        <table:table-row table:style-name="ro1">
          <table:table-cell table:formula="of:= 20 + RAND() * clothes" office:value-type="float" office:value="22.8525044290315" calcext:value-type="float">
            <text:p>22.85</text:p>
          </table:table-cell>
          <table:table-cell table:formula="of:= DATE( INT(RAND() * 11)  + 2010;  INT(RAND() * 11) ; INT(RAND() * 32) + 1 )" office:value-type="date" office:date-value="2019-04-09" calcext:value-type="date">
            <text:p>2019-04-09</text:p>
          </table:table-cell>
        </table:table-row>
        <table:table-row table:style-name="ro1">
          <table:table-cell table:formula="of:= 20 + RAND() * clothes" office:value-type="float" office:value="24.6947457851519" calcext:value-type="float">
            <text:p>24.69</text:p>
          </table:table-cell>
          <table:table-cell table:formula="of:= DATE( INT(RAND() * 11)  + 2010;  INT(RAND() * 11) ; INT(RAND() * 32) + 1 )" office:value-type="date" office:date-value="2016-05-06" calcext:value-type="date">
            <text:p>2016-05-06</text:p>
          </table:table-cell>
        </table:table-row>
        <table:table-row table:style-name="ro1">
          <table:table-cell table:formula="of:= 20 + RAND() * clothes" office:value-type="float" office:value="22.4429844138619" calcext:value-type="float">
            <text:p>22.44</text:p>
          </table:table-cell>
          <table:table-cell table:formula="of:= DATE( INT(RAND() * 11)  + 2010;  INT(RAND() * 11) ; INT(RAND() * 32) + 1 )" office:value-type="date" office:date-value="2019-10-19" calcext:value-type="date">
            <text:p>2019-10-19</text:p>
          </table:table-cell>
        </table:table-row>
        <table:table-row table:style-name="ro1">
          <table:table-cell table:formula="of:= 20 + RAND() * clothes" office:value-type="float" office:value="23.9404665776164" calcext:value-type="float">
            <text:p>23.94</text:p>
          </table:table-cell>
          <table:table-cell table:formula="of:= DATE( INT(RAND() * 11)  + 2010;  INT(RAND() * 11) ; INT(RAND() * 32) + 1 )" office:value-type="date" office:date-value="2016-06-12" calcext:value-type="date">
            <text:p>2016-06-12</text:p>
          </table:table-cell>
        </table:table-row>
        <table:table-row table:style-name="ro1">
          <table:table-cell table:formula="of:= 20 + RAND() * clothes" office:value-type="float" office:value="20.9995073899399" calcext:value-type="float">
            <text:p>21.00</text:p>
          </table:table-cell>
          <table:table-cell table:formula="of:= DATE( INT(RAND() * 11)  + 2010;  INT(RAND() * 11) ; INT(RAND() * 32) + 1 )" office:value-type="date" office:date-value="2010-01-13" calcext:value-type="date">
            <text:p>2010-01-13</text:p>
          </table:table-cell>
        </table:table-row>
        <table:table-row table:style-name="ro1">
          <table:table-cell table:formula="of:= 20 + RAND() * clothes" office:value-type="float" office:value="23.8206174283073" calcext:value-type="float">
            <text:p>23.82</text:p>
          </table:table-cell>
          <table:table-cell table:formula="of:= DATE( INT(RAND() * 11)  + 2010;  INT(RAND() * 11) ; INT(RAND() * 32) + 1 )" office:value-type="date" office:date-value="2016-07-13" calcext:value-type="date">
            <text:p>2016-07-13</text:p>
          </table:table-cell>
        </table:table-row>
        <table:table-row table:style-name="ro1">
          <table:table-cell table:formula="of:= 20 + RAND() * clothes" office:value-type="float" office:value="24.0851033353829" calcext:value-type="float">
            <text:p>24.09</text:p>
          </table:table-cell>
          <table:table-cell table:formula="of:= DATE( INT(RAND() * 11)  + 2010;  INT(RAND() * 11) ; INT(RAND() * 32) + 1 )" office:value-type="date" office:date-value="2015-01-08" calcext:value-type="date">
            <text:p>2015-01-08</text:p>
          </table:table-cell>
        </table:table-row>
        <table:table-row table:style-name="ro1">
          <table:table-cell table:formula="of:= 20 + RAND() * clothes" office:value-type="float" office:value="21.6131080107767" calcext:value-type="float">
            <text:p>21.61</text:p>
          </table:table-cell>
          <table:table-cell table:formula="of:= DATE( INT(RAND() * 11)  + 2010;  INT(RAND() * 11) ; INT(RAND() * 32) + 1 )" office:value-type="date" office:date-value="2016-12-27" calcext:value-type="date">
            <text:p>2016-12-27</text:p>
          </table:table-cell>
        </table:table-row>
        <table:table-row table:style-name="ro1">
          <table:table-cell table:formula="of:= 20 + RAND() * clothes" office:value-type="float" office:value="20.4578654888374" calcext:value-type="float">
            <text:p>20.46</text:p>
          </table:table-cell>
          <table:table-cell table:formula="of:= DATE( INT(RAND() * 11)  + 2010;  INT(RAND() * 11) ; INT(RAND() * 32) + 1 )" office:value-type="date" office:date-value="2014-04-20" calcext:value-type="date">
            <text:p>2014-04-20</text:p>
          </table:table-cell>
        </table:table-row>
        <table:table-row table:style-name="ro1">
          <table:table-cell table:formula="of:= 20 + RAND() * clothes" office:value-type="float" office:value="20.2986574503102" calcext:value-type="float">
            <text:p>20.30</text:p>
          </table:table-cell>
          <table:table-cell table:formula="of:= DATE( INT(RAND() * 11)  + 2010;  INT(RAND() * 11) ; INT(RAND() * 32) + 1 )" office:value-type="date" office:date-value="2014-12-21" calcext:value-type="date">
            <text:p>2014-12-21</text:p>
          </table:table-cell>
        </table:table-row>
        <table:table-row table:style-name="ro1">
          <table:table-cell table:formula="of:= 20 + RAND() * clothes" office:value-type="float" office:value="24.0268849779857" calcext:value-type="float">
            <text:p>24.03</text:p>
          </table:table-cell>
          <table:table-cell table:formula="of:= DATE( INT(RAND() * 11)  + 2010;  INT(RAND() * 11) ; INT(RAND() * 32) + 1 )" office:value-type="date" office:date-value="2013-05-17" calcext:value-type="date">
            <text:p>2013-05-17</text:p>
          </table:table-cell>
        </table:table-row>
        <table:table-row table:style-name="ro1">
          <table:table-cell table:formula="of:= 20 + RAND() * clothes" office:value-type="float" office:value="21.3511233629889" calcext:value-type="float">
            <text:p>21.35</text:p>
          </table:table-cell>
          <table:table-cell table:formula="of:= DATE( INT(RAND() * 11)  + 2010;  INT(RAND() * 11) ; INT(RAND() * 32) + 1 )" office:value-type="date" office:date-value="2020-10-28" calcext:value-type="date">
            <text:p>2020-10-28</text:p>
          </table:table-cell>
        </table:table-row>
        <table:table-row table:style-name="ro1">
          <table:table-cell table:formula="of:= 20 + RAND() * clothes" office:value-type="float" office:value="21.1339966012627" calcext:value-type="float">
            <text:p>21.13</text:p>
          </table:table-cell>
          <table:table-cell table:formula="of:= DATE( INT(RAND() * 11)  + 2010;  INT(RAND() * 11) ; INT(RAND() * 32) + 1 )" office:value-type="date" office:date-value="2020-08-30" calcext:value-type="date">
            <text:p>2020-08-30</text:p>
          </table:table-cell>
        </table:table-row>
        <table:table-row table:style-name="ro1">
          <table:table-cell table:formula="of:= 20 + RAND() * clothes" office:value-type="float" office:value="20.5356754526667" calcext:value-type="float">
            <text:p>20.54</text:p>
          </table:table-cell>
          <table:table-cell table:formula="of:= DATE( INT(RAND() * 11)  + 2010;  INT(RAND() * 11) ; INT(RAND() * 32) + 1 )" office:value-type="date" office:date-value="2014-06-13" calcext:value-type="date">
            <text:p>2014-06-13</text:p>
          </table:table-cell>
        </table:table-row>
        <table:table-row table:style-name="ro1">
          <table:table-cell table:formula="of:= 20 + RAND() * clothes" office:value-type="float" office:value="20.1369995487715" calcext:value-type="float">
            <text:p>20.14</text:p>
          </table:table-cell>
          <table:table-cell table:formula="of:= DATE( INT(RAND() * 11)  + 2010;  INT(RAND() * 11) ; INT(RAND() * 32) + 1 )" office:value-type="date" office:date-value="2012-10-01" calcext:value-type="date">
            <text:p>2012-10-01</text:p>
          </table:table-cell>
        </table:table-row>
        <table:table-row table:style-name="ro1">
          <table:table-cell table:formula="of:= 20 + RAND() * clothes" office:value-type="float" office:value="20.8657247012073" calcext:value-type="float">
            <text:p>20.87</text:p>
          </table:table-cell>
          <table:table-cell table:formula="of:= DATE( INT(RAND() * 11)  + 2010;  INT(RAND() * 11) ; INT(RAND() * 32) + 1 )" office:value-type="date" office:date-value="2015-10-31" calcext:value-type="date">
            <text:p>2015-10-31</text:p>
          </table:table-cell>
        </table:table-row>
        <table:table-row table:style-name="ro1">
          <table:table-cell table:formula="of:= 20 + RAND() * clothes" office:value-type="float" office:value="21.5996331688551" calcext:value-type="float">
            <text:p>21.60</text:p>
          </table:table-cell>
          <table:table-cell table:formula="of:= DATE( INT(RAND() * 11)  + 2010;  INT(RAND() * 11) ; INT(RAND() * 32) + 1 )" office:value-type="date" office:date-value="2011-05-27" calcext:value-type="date">
            <text:p>2011-05-27</text:p>
          </table:table-cell>
        </table:table-row>
        <table:table-row table:style-name="ro1">
          <table:table-cell table:formula="of:= 20 + RAND() * clothes" office:value-type="float" office:value="23.7380838002713" calcext:value-type="float">
            <text:p>23.74</text:p>
          </table:table-cell>
          <table:table-cell table:formula="of:= DATE( INT(RAND() * 11)  + 2010;  INT(RAND() * 11) ; INT(RAND() * 32) + 1 )" office:value-type="date" office:date-value="2017-06-12" calcext:value-type="date">
            <text:p>2017-06-12</text:p>
          </table:table-cell>
        </table:table-row>
        <table:table-row table:style-name="ro1">
          <table:table-cell table:formula="of:= 20 + RAND() * clothes" office:value-type="float" office:value="24.6845946432284" calcext:value-type="float">
            <text:p>24.68</text:p>
          </table:table-cell>
          <table:table-cell table:formula="of:= DATE( INT(RAND() * 11)  + 2010;  INT(RAND() * 11) ; INT(RAND() * 32) + 1 )" office:value-type="date" office:date-value="2012-01-23" calcext:value-type="date">
            <text:p>2012-01-23</text:p>
          </table:table-cell>
        </table:table-row>
        <table:table-row table:style-name="ro1">
          <table:table-cell table:formula="of:= 20 + RAND() * clothes" office:value-type="float" office:value="22.4991607460803" calcext:value-type="float">
            <text:p>22.50</text:p>
          </table:table-cell>
          <table:table-cell table:formula="of:= DATE( INT(RAND() * 11)  + 2010;  INT(RAND() * 11) ; INT(RAND() * 32) + 1 )" office:value-type="date" office:date-value="2013-01-29" calcext:value-type="date">
            <text:p>2013-01-29</text:p>
          </table:table-cell>
        </table:table-row>
        <table:table-row table:style-name="ro1">
          <table:table-cell table:formula="of:= 20 + RAND() * clothes" office:value-type="float" office:value="22.0521665235896" calcext:value-type="float">
            <text:p>22.05</text:p>
          </table:table-cell>
          <table:table-cell table:formula="of:= DATE( INT(RAND() * 11)  + 2010;  INT(RAND() * 11) ; INT(RAND() * 32) + 1 )" office:value-type="date" office:date-value="2019-06-12" calcext:value-type="date">
            <text:p>2019-06-12</text:p>
          </table:table-cell>
        </table:table-row>
        <table:table-row table:style-name="ro1">
          <table:table-cell table:formula="of:= 20 + RAND() * clothes" office:value-type="float" office:value="24.7804540293681" calcext:value-type="float">
            <text:p>24.78</text:p>
          </table:table-cell>
          <table:table-cell table:formula="of:= DATE( INT(RAND() * 11)  + 2010;  INT(RAND() * 11) ; INT(RAND() * 32) + 1 )" office:value-type="date" office:date-value="2014-04-30" calcext:value-type="date">
            <text:p>2014-04-30</text:p>
          </table:table-cell>
        </table:table-row>
        <table:table-row table:style-name="ro1">
          <table:table-cell table:formula="of:= 20 + RAND() * clothes" office:value-type="float" office:value="23.8624663153046" calcext:value-type="float">
            <text:p>23.86</text:p>
          </table:table-cell>
          <table:table-cell table:formula="of:= DATE( INT(RAND() * 11)  + 2010;  INT(RAND() * 11) ; INT(RAND() * 32) + 1 )" office:value-type="date" office:date-value="2018-03-19" calcext:value-type="date">
            <text:p>2018-03-19</text:p>
          </table:table-cell>
        </table:table-row>
        <table:table-row table:style-name="ro1">
          <table:table-cell table:formula="of:= 20 + RAND() * clothes" office:value-type="float" office:value="22.2727430680893" calcext:value-type="float">
            <text:p>22.27</text:p>
          </table:table-cell>
          <table:table-cell table:formula="of:= DATE( INT(RAND() * 11)  + 2010;  INT(RAND() * 11) ; INT(RAND() * 32) + 1 )" office:value-type="date" office:date-value="2020-06-04" calcext:value-type="date">
            <text:p>2020-06-04</text:p>
          </table:table-cell>
        </table:table-row>
        <table:table-row table:style-name="ro1">
          <table:table-cell table:formula="of:= 20 + RAND() * clothes" office:value-type="float" office:value="22.3640524904911" calcext:value-type="float">
            <text:p>22.36</text:p>
          </table:table-cell>
          <table:table-cell table:formula="of:= DATE( INT(RAND() * 11)  + 2010;  INT(RAND() * 11) ; INT(RAND() * 32) + 1 )" office:value-type="date" office:date-value="2010-02-02" calcext:value-type="date">
            <text:p>2010-02-02</text:p>
          </table:table-cell>
        </table:table-row>
        <table:table-row table:style-name="ro1">
          <table:table-cell table:formula="of:= 20 + RAND() * clothes" office:value-type="float" office:value="20.6945381553608" calcext:value-type="float">
            <text:p>20.69</text:p>
          </table:table-cell>
          <table:table-cell table:formula="of:= DATE( INT(RAND() * 11)  + 2010;  INT(RAND() * 11) ; INT(RAND() * 32) + 1 )" office:value-type="date" office:date-value="2013-07-01" calcext:value-type="date">
            <text:p>2013-07-01</text:p>
          </table:table-cell>
        </table:table-row>
        <table:table-row table:style-name="ro1">
          <table:table-cell table:formula="of:= 20 + RAND() * clothes" office:value-type="float" office:value="22.0939106534388" calcext:value-type="float">
            <text:p>22.09</text:p>
          </table:table-cell>
          <table:table-cell table:formula="of:= DATE( INT(RAND() * 11)  + 2010;  INT(RAND() * 11) ; INT(RAND() * 32) + 1 )" office:value-type="date" office:date-value="2015-05-28" calcext:value-type="date">
            <text:p>2015-05-28</text:p>
          </table:table-cell>
        </table:table-row>
        <table:table-row table:style-name="ro1">
          <table:table-cell table:formula="of:= 20 + RAND() * clothes" office:value-type="float" office:value="20.4755283322231" calcext:value-type="float">
            <text:p>20.48</text:p>
          </table:table-cell>
          <table:table-cell table:formula="of:= DATE( INT(RAND() * 11)  + 2010;  INT(RAND() * 11) ; INT(RAND() * 32) + 1 )" office:value-type="date" office:date-value="2012-06-18" calcext:value-type="date">
            <text:p>2012-06-18</text:p>
          </table:table-cell>
        </table:table-row>
        <table:table-row table:style-name="ro1">
          <table:table-cell table:formula="of:= 20 + RAND() * clothes" office:value-type="float" office:value="21.014992379312" calcext:value-type="float">
            <text:p>21.01</text:p>
          </table:table-cell>
          <table:table-cell table:formula="of:= DATE( INT(RAND() * 11)  + 2010;  INT(RAND() * 11) ; INT(RAND() * 32) + 1 )" office:value-type="date" office:date-value="2020-10-13" calcext:value-type="date">
            <text:p>2020-10-13</text:p>
          </table:table-cell>
        </table:table-row>
        <table:table-row table:style-name="ro1">
          <table:table-cell table:formula="of:= 20 + RAND() * clothes" office:value-type="float" office:value="21.8922421959371" calcext:value-type="float">
            <text:p>21.89</text:p>
          </table:table-cell>
          <table:table-cell table:formula="of:= DATE( INT(RAND() * 11)  + 2010;  INT(RAND() * 11) ; INT(RAND() * 32) + 1 )" office:value-type="date" office:date-value="2020-10-28" calcext:value-type="date">
            <text:p>2020-10-28</text:p>
          </table:table-cell>
        </table:table-row>
        <table:table-row table:style-name="ro1">
          <table:table-cell table:formula="of:= 20 + RAND() * clothes" office:value-type="float" office:value="24.6132891668005" calcext:value-type="float">
            <text:p>24.61</text:p>
          </table:table-cell>
          <table:table-cell table:formula="of:= DATE( INT(RAND() * 11)  + 2010;  INT(RAND() * 11) ; INT(RAND() * 32) + 1 )" office:value-type="date" office:date-value="2015-05-03" calcext:value-type="date">
            <text:p>2015-05-03</text:p>
          </table:table-cell>
        </table:table-row>
        <table:table-row table:style-name="ro1">
          <table:table-cell table:formula="of:= 20 + RAND() * clothes" office:value-type="float" office:value="22.0969242391056" calcext:value-type="float">
            <text:p>22.10</text:p>
          </table:table-cell>
          <table:table-cell table:formula="of:= DATE( INT(RAND() * 11)  + 2010;  INT(RAND() * 11) ; INT(RAND() * 32) + 1 )" office:value-type="date" office:date-value="2010-03-13" calcext:value-type="date">
            <text:p>2010-03-13</text:p>
          </table:table-cell>
        </table:table-row>
        <table:table-row table:style-name="ro1">
          <table:table-cell table:formula="of:= 20 + RAND() * clothes" office:value-type="float" office:value="21.9244398613829" calcext:value-type="float">
            <text:p>21.92</text:p>
          </table:table-cell>
          <table:table-cell table:formula="of:= DATE( INT(RAND() * 11)  + 2010;  INT(RAND() * 11) ; INT(RAND() * 32) + 1 )" office:value-type="date" office:date-value="2015-09-29" calcext:value-type="date">
            <text:p>2015-09-29</text:p>
          </table:table-cell>
        </table:table-row>
        <table:table-row table:style-name="ro1">
          <table:table-cell table:formula="of:= 20 + RAND() * clothes" office:value-type="float" office:value="20.0008714969117" calcext:value-type="float">
            <text:p>20.00</text:p>
          </table:table-cell>
          <table:table-cell table:formula="of:= DATE( INT(RAND() * 11)  + 2010;  INT(RAND() * 11) ; INT(RAND() * 32) + 1 )" office:value-type="date" office:date-value="2016-05-23" calcext:value-type="date">
            <text:p>2016-05-23</text:p>
          </table:table-cell>
        </table:table-row>
        <table:table-row table:style-name="ro1">
          <table:table-cell table:formula="of:= 20 + RAND() * clothes" office:value-type="float" office:value="24.8582343410391" calcext:value-type="float">
            <text:p>24.86</text:p>
          </table:table-cell>
          <table:table-cell table:formula="of:= DATE( INT(RAND() * 11)  + 2010;  INT(RAND() * 11) ; INT(RAND() * 32) + 1 )" office:value-type="date" office:date-value="2020-09-18" calcext:value-type="date">
            <text:p>2020-09-18</text:p>
          </table:table-cell>
        </table:table-row>
        <table:table-row table:style-name="ro1">
          <table:table-cell table:formula="of:= 20 + RAND() * clothes" office:value-type="float" office:value="22.4850220677343" calcext:value-type="float">
            <text:p>22.49</text:p>
          </table:table-cell>
          <table:table-cell table:formula="of:= DATE( INT(RAND() * 11)  + 2010;  INT(RAND() * 11) ; INT(RAND() * 32) + 1 )" office:value-type="date" office:date-value="2019-06-08" calcext:value-type="date">
            <text:p>2019-06-08</text:p>
          </table:table-cell>
        </table:table-row>
        <table:table-row table:style-name="ro1">
          <table:table-cell table:formula="of:= 20 + RAND() * clothes" office:value-type="float" office:value="24.6956324171986" calcext:value-type="float">
            <text:p>24.70</text:p>
          </table:table-cell>
          <table:table-cell table:formula="of:= DATE( INT(RAND() * 11)  + 2010;  INT(RAND() * 11) ; INT(RAND() * 32) + 1 )" office:value-type="date" office:date-value="2017-04-30" calcext:value-type="date">
            <text:p>2017-04-30</text:p>
          </table:table-cell>
        </table:table-row>
        <table:table-row table:style-name="ro1">
          <table:table-cell table:formula="of:= 20 + RAND() * clothes" office:value-type="float" office:value="20.8484370848075" calcext:value-type="float">
            <text:p>20.85</text:p>
          </table:table-cell>
          <table:table-cell table:formula="of:= DATE( INT(RAND() * 11)  + 2010;  INT(RAND() * 11) ; INT(RAND() * 32) + 1 )" office:value-type="date" office:date-value="2014-04-03" calcext:value-type="date">
            <text:p>2014-04-03</text:p>
          </table:table-cell>
        </table:table-row>
        <table:table-row table:style-name="ro1">
          <table:table-cell table:formula="of:= 20 + RAND() * clothes" office:value-type="float" office:value="24.6586012297781" calcext:value-type="float">
            <text:p>24.66</text:p>
          </table:table-cell>
          <table:table-cell table:formula="of:= DATE( INT(RAND() * 11)  + 2010;  INT(RAND() * 11) ; INT(RAND() * 32) + 1 )" office:value-type="date" office:date-value="2010-09-13" calcext:value-type="date">
            <text:p>2010-09-13</text:p>
          </table:table-cell>
        </table:table-row>
        <table:table-row table:style-name="ro1">
          <table:table-cell table:formula="of:= 20 + RAND() * clothes" office:value-type="float" office:value="24.5615801873612" calcext:value-type="float">
            <text:p>24.56</text:p>
          </table:table-cell>
          <table:table-cell table:formula="of:= DATE( INT(RAND() * 11)  + 2010;  INT(RAND() * 11) ; INT(RAND() * 32) + 1 )" office:value-type="date" office:date-value="2019-06-27" calcext:value-type="date">
            <text:p>2019-06-27</text:p>
          </table:table-cell>
        </table:table-row>
        <table:table-row table:style-name="ro1">
          <table:table-cell table:formula="of:= 20 + RAND() * clothes" office:value-type="float" office:value="22.8816957253061" calcext:value-type="float">
            <text:p>22.88</text:p>
          </table:table-cell>
          <table:table-cell table:formula="of:= DATE( INT(RAND() * 11)  + 2010;  INT(RAND() * 11) ; INT(RAND() * 32) + 1 )" office:value-type="date" office:date-value="2012-10-01" calcext:value-type="date">
            <text:p>2012-10-01</text:p>
          </table:table-cell>
        </table:table-row>
        <table:table-row table:style-name="ro1">
          <table:table-cell table:formula="of:= 20 + RAND() * clothes" office:value-type="float" office:value="22.4484308661769" calcext:value-type="float">
            <text:p>22.45</text:p>
          </table:table-cell>
          <table:table-cell table:formula="of:= DATE( INT(RAND() * 11)  + 2010;  INT(RAND() * 11) ; INT(RAND() * 32) + 1 )" office:value-type="date" office:date-value="2020-04-23" calcext:value-type="date">
            <text:p>2020-04-23</text:p>
          </table:table-cell>
        </table:table-row>
        <table:table-row table:style-name="ro1">
          <table:table-cell table:formula="of:= 20 + RAND() * clothes" office:value-type="float" office:value="20.6164766320976" calcext:value-type="float">
            <text:p>20.62</text:p>
          </table:table-cell>
          <table:table-cell table:formula="of:= DATE( INT(RAND() * 11)  + 2010;  INT(RAND() * 11) ; INT(RAND() * 32) + 1 )" office:value-type="date" office:date-value="2018-01-25" calcext:value-type="date">
            <text:p>2018-01-25</text:p>
          </table:table-cell>
        </table:table-row>
        <table:table-row table:style-name="ro1">
          <table:table-cell table:formula="of:= 20 + RAND() * clothes" office:value-type="float" office:value="23.9779037781662" calcext:value-type="float">
            <text:p>23.98</text:p>
          </table:table-cell>
          <table:table-cell table:formula="of:= DATE( INT(RAND() * 11)  + 2010;  INT(RAND() * 11) ; INT(RAND() * 32) + 1 )" office:value-type="date" office:date-value="2014-03-18" calcext:value-type="date">
            <text:p>2014-03-18</text:p>
          </table:table-cell>
        </table:table-row>
        <table:table-row table:style-name="ro1">
          <table:table-cell table:formula="of:= 20 + RAND() * clothes" office:value-type="float" office:value="23.8130829497839" calcext:value-type="float">
            <text:p>23.81</text:p>
          </table:table-cell>
          <table:table-cell table:formula="of:= DATE( INT(RAND() * 11)  + 2010;  INT(RAND() * 11) ; INT(RAND() * 32) + 1 )" office:value-type="date" office:date-value="2013-09-07" calcext:value-type="date">
            <text:p>2013-09-07</text:p>
          </table:table-cell>
        </table:table-row>
        <table:table-row table:style-name="ro1">
          <table:table-cell table:formula="of:= 20 + RAND() * clothes" office:value-type="float" office:value="23.5224040003899" calcext:value-type="float">
            <text:p>23.52</text:p>
          </table:table-cell>
          <table:table-cell table:formula="of:= DATE( INT(RAND() * 11)  + 2010;  INT(RAND() * 11) ; INT(RAND() * 32) + 1 )" office:value-type="date" office:date-value="2014-06-07" calcext:value-type="date">
            <text:p>2014-06-07</text:p>
          </table:table-cell>
        </table:table-row>
        <table:table-row table:style-name="ro1">
          <table:table-cell table:formula="of:= 20 + RAND() * clothes" office:value-type="float" office:value="20.5662425164173" calcext:value-type="float">
            <text:p>20.57</text:p>
          </table:table-cell>
          <table:table-cell table:formula="of:= DATE( INT(RAND() * 11)  + 2010;  INT(RAND() * 11) ; INT(RAND() * 32) + 1 )" office:value-type="date" office:date-value="2012-12-12" calcext:value-type="date">
            <text:p>2012-12-12</text:p>
          </table:table-cell>
        </table:table-row>
        <table:table-row table:style-name="ro1">
          <table:table-cell table:formula="of:= 20 + RAND() * clothes" office:value-type="float" office:value="24.5210248084296" calcext:value-type="float">
            <text:p>24.52</text:p>
          </table:table-cell>
          <table:table-cell table:formula="of:= DATE( INT(RAND() * 11)  + 2010;  INT(RAND() * 11) ; INT(RAND() * 32) + 1 )" office:value-type="date" office:date-value="2011-07-12" calcext:value-type="date">
            <text:p>2011-07-12</text:p>
          </table:table-cell>
        </table:table-row>
        <table:table-row table:style-name="ro1">
          <table:table-cell table:formula="of:= 20 + RAND() * clothes" office:value-type="float" office:value="21.2961818582217" calcext:value-type="float">
            <text:p>21.30</text:p>
          </table:table-cell>
          <table:table-cell table:formula="of:= DATE( INT(RAND() * 11)  + 2010;  INT(RAND() * 11) ; INT(RAND() * 32) + 1 )" office:value-type="date" office:date-value="2010-02-14" calcext:value-type="date">
            <text:p>2010-02-14</text:p>
          </table:table-cell>
        </table:table-row>
        <table:table-row table:style-name="ro1">
          <table:table-cell table:formula="of:= 20 + RAND() * clothes" office:value-type="float" office:value="21.8617614895107" calcext:value-type="float">
            <text:p>21.86</text:p>
          </table:table-cell>
          <table:table-cell table:formula="of:= DATE( INT(RAND() * 11)  + 2010;  INT(RAND() * 11) ; INT(RAND() * 32) + 1 )" office:value-type="date" office:date-value="2012-03-16" calcext:value-type="date">
            <text:p>2012-03-16</text:p>
          </table:table-cell>
        </table:table-row>
        <table:table-row table:style-name="ro1">
          <table:table-cell table:formula="of:= 20 + RAND() * clothes" office:value-type="float" office:value="24.306464602028" calcext:value-type="float">
            <text:p>24.31</text:p>
          </table:table-cell>
          <table:table-cell table:formula="of:= DATE( INT(RAND() * 11)  + 2010;  INT(RAND() * 11) ; INT(RAND() * 32) + 1 )" office:value-type="date" office:date-value="2012-09-10" calcext:value-type="date">
            <text:p>2012-09-10</text:p>
          </table:table-cell>
        </table:table-row>
        <table:table-row table:style-name="ro1">
          <table:table-cell table:formula="of:= 20 + RAND() * clothes" office:value-type="float" office:value="21.1307400861202" calcext:value-type="float">
            <text:p>21.13</text:p>
          </table:table-cell>
          <table:table-cell table:formula="of:= DATE( INT(RAND() * 11)  + 2010;  INT(RAND() * 11) ; INT(RAND() * 32) + 1 )" office:value-type="date" office:date-value="2016-06-27" calcext:value-type="date">
            <text:p>2016-06-27</text:p>
          </table:table-cell>
        </table:table-row>
        <table:table-row table:style-name="ro1">
          <table:table-cell table:formula="of:= 20 + RAND() * clothes" office:value-type="float" office:value="21.7248906925973" calcext:value-type="float">
            <text:p>21.72</text:p>
          </table:table-cell>
          <table:table-cell table:formula="of:= DATE( INT(RAND() * 11)  + 2010;  INT(RAND() * 11) ; INT(RAND() * 32) + 1 )" office:value-type="date" office:date-value="2014-04-01" calcext:value-type="date">
            <text:p>2014-04-01</text:p>
          </table:table-cell>
        </table:table-row>
        <table:table-row table:style-name="ro1">
          <table:table-cell table:formula="of:= 20 + RAND() * clothes" office:value-type="float" office:value="20.9632490092678" calcext:value-type="float">
            <text:p>20.96</text:p>
          </table:table-cell>
          <table:table-cell table:formula="of:= DATE( INT(RAND() * 11)  + 2010;  INT(RAND() * 11) ; INT(RAND() * 32) + 1 )" office:value-type="date" office:date-value="2017-10-12" calcext:value-type="date">
            <text:p>2017-10-12</text:p>
          </table:table-cell>
        </table:table-row>
        <table:table-row table:style-name="ro1">
          <table:table-cell table:formula="of:= 20 + RAND() * clothes" office:value-type="float" office:value="23.1473527610409" calcext:value-type="float">
            <text:p>23.15</text:p>
          </table:table-cell>
          <table:table-cell table:formula="of:= DATE( INT(RAND() * 11)  + 2010;  INT(RAND() * 11) ; INT(RAND() * 32) + 1 )" office:value-type="date" office:date-value="2016-08-14" calcext:value-type="date">
            <text:p>2016-08-14</text:p>
          </table:table-cell>
        </table:table-row>
        <table:table-row table:style-name="ro1">
          <table:table-cell table:formula="of:= 20 + RAND() * clothes" office:value-type="float" office:value="22.3156406349481" calcext:value-type="float">
            <text:p>22.32</text:p>
          </table:table-cell>
          <table:table-cell table:formula="of:= DATE( INT(RAND() * 11)  + 2010;  INT(RAND() * 11) ; INT(RAND() * 32) + 1 )" office:value-type="date" office:date-value="2010-01-19" calcext:value-type="date">
            <text:p>2010-01-19</text:p>
          </table:table-cell>
        </table:table-row>
        <table:table-row table:style-name="ro1">
          <table:table-cell table:formula="of:= 20 + RAND() * clothes" office:value-type="float" office:value="22.2276530153498" calcext:value-type="float">
            <text:p>22.23</text:p>
          </table:table-cell>
          <table:table-cell table:formula="of:= DATE( INT(RAND() * 11)  + 2010;  INT(RAND() * 11) ; INT(RAND() * 32) + 1 )" office:value-type="date" office:date-value="2012-03-08" calcext:value-type="date">
            <text:p>2012-03-08</text:p>
          </table:table-cell>
        </table:table-row>
        <table:table-row table:style-name="ro1">
          <table:table-cell table:formula="of:= 20 + RAND() * clothes" office:value-type="float" office:value="20.1137031357508" calcext:value-type="float">
            <text:p>20.11</text:p>
          </table:table-cell>
          <table:table-cell table:formula="of:= DATE( INT(RAND() * 11)  + 2010;  INT(RAND() * 11) ; INT(RAND() * 32) + 1 )" office:value-type="date" office:date-value="2010-12-07" calcext:value-type="date">
            <text:p>2010-12-07</text:p>
          </table:table-cell>
        </table:table-row>
        <table:table-row table:style-name="ro1">
          <table:table-cell table:formula="of:= 20 + RAND() * clothes" office:value-type="float" office:value="21.3278239046629" calcext:value-type="float">
            <text:p>21.33</text:p>
          </table:table-cell>
          <table:table-cell table:formula="of:= DATE( INT(RAND() * 11)  + 2010;  INT(RAND() * 11) ; INT(RAND() * 32) + 1 )" office:value-type="date" office:date-value="2011-04-27" calcext:value-type="date">
            <text:p>2011-04-27</text:p>
          </table:table-cell>
        </table:table-row>
        <table:table-row table:style-name="ro1">
          <table:table-cell table:formula="of:= 20 + RAND() * clothes" office:value-type="float" office:value="23.7127570394428" calcext:value-type="float">
            <text:p>23.71</text:p>
          </table:table-cell>
          <table:table-cell table:formula="of:= DATE( INT(RAND() * 11)  + 2010;  INT(RAND() * 11) ; INT(RAND() * 32) + 1 )" office:value-type="date" office:date-value="2014-03-15" calcext:value-type="date">
            <text:p>2014-03-15</text:p>
          </table:table-cell>
        </table:table-row>
        <table:table-row table:style-name="ro1">
          <table:table-cell table:formula="of:= 20 + RAND() * clothes" office:value-type="float" office:value="21.4417958242764" calcext:value-type="float">
            <text:p>21.44</text:p>
          </table:table-cell>
          <table:table-cell table:formula="of:= DATE( INT(RAND() * 11)  + 2010;  INT(RAND() * 11) ; INT(RAND() * 32) + 1 )" office:value-type="date" office:date-value="2017-09-01" calcext:value-type="date">
            <text:p>2017-09-01</text:p>
          </table:table-cell>
        </table:table-row>
        <table:table-row table:style-name="ro1">
          <table:table-cell table:formula="of:= 20 + RAND() * clothes" office:value-type="float" office:value="20.6703980883191" calcext:value-type="float">
            <text:p>20.67</text:p>
          </table:table-cell>
          <table:table-cell table:formula="of:= DATE( INT(RAND() * 11)  + 2010;  INT(RAND() * 11) ; INT(RAND() * 32) + 1 )" office:value-type="date" office:date-value="2013-03-12" calcext:value-type="date">
            <text:p>2013-03-12</text:p>
          </table:table-cell>
        </table:table-row>
        <table:table-row table:style-name="ro1">
          <table:table-cell table:formula="of:= 20 + RAND() * clothes" office:value-type="float" office:value="22.6379869726621" calcext:value-type="float">
            <text:p>22.64</text:p>
          </table:table-cell>
          <table:table-cell table:formula="of:= DATE( INT(RAND() * 11)  + 2010;  INT(RAND() * 11) ; INT(RAND() * 32) + 1 )" office:value-type="date" office:date-value="2019-07-13" calcext:value-type="date">
            <text:p>2019-07-13</text:p>
          </table:table-cell>
        </table:table-row>
        <table:table-row table:style-name="ro1">
          <table:table-cell table:formula="of:= 20 + RAND() * clothes" office:value-type="float" office:value="21.5940175695277" calcext:value-type="float">
            <text:p>21.59</text:p>
          </table:table-cell>
          <table:table-cell table:formula="of:= DATE( INT(RAND() * 11)  + 2010;  INT(RAND() * 11) ; INT(RAND() * 32) + 1 )" office:value-type="date" office:date-value="2012-04-28" calcext:value-type="date">
            <text:p>2012-04-28</text:p>
          </table:table-cell>
        </table:table-row>
        <table:table-row table:style-name="ro1">
          <table:table-cell table:formula="of:= 20 + RAND() * clothes" office:value-type="float" office:value="24.8762412272234" calcext:value-type="float">
            <text:p>24.88</text:p>
          </table:table-cell>
          <table:table-cell table:formula="of:= DATE( INT(RAND() * 11)  + 2010;  INT(RAND() * 11) ; INT(RAND() * 32) + 1 )" office:value-type="date" office:date-value="2019-01-01" calcext:value-type="date">
            <text:p>2019-01-01</text:p>
          </table:table-cell>
        </table:table-row>
        <table:table-row table:style-name="ro1">
          <table:table-cell table:formula="of:= 20 + RAND() * clothes" office:value-type="float" office:value="21.1815817884704" calcext:value-type="float">
            <text:p>21.18</text:p>
          </table:table-cell>
          <table:table-cell table:formula="of:= DATE( INT(RAND() * 11)  + 2010;  INT(RAND() * 11) ; INT(RAND() * 32) + 1 )" office:value-type="date" office:date-value="2013-05-18" calcext:value-type="date">
            <text:p>2013-05-18</text:p>
          </table:table-cell>
        </table:table-row>
        <table:table-row table:style-name="ro1">
          <table:table-cell table:formula="of:= 20 + RAND() * clothes" office:value-type="float" office:value="22.2326585088652" calcext:value-type="float">
            <text:p>22.23</text:p>
          </table:table-cell>
          <table:table-cell table:formula="of:= DATE( INT(RAND() * 11)  + 2010;  INT(RAND() * 11) ; INT(RAND() * 32) + 1 )" office:value-type="date" office:date-value="2020-03-11" calcext:value-type="date">
            <text:p>2020-03-11</text:p>
          </table:table-cell>
        </table:table-row>
        <table:table-row table:style-name="ro1">
          <table:table-cell table:formula="of:= 20 + RAND() * clothes" office:value-type="float" office:value="22.1740955998847" calcext:value-type="float">
            <text:p>22.17</text:p>
          </table:table-cell>
          <table:table-cell table:formula="of:= DATE( INT(RAND() * 11)  + 2010;  INT(RAND() * 11) ; INT(RAND() * 32) + 1 )" office:value-type="date" office:date-value="2013-07-11" calcext:value-type="date">
            <text:p>2013-07-11</text:p>
          </table:table-cell>
        </table:table-row>
        <table:table-row table:style-name="ro1">
          <table:table-cell table:formula="of:= 20 + RAND() * clothes" office:value-type="float" office:value="22.0849302530148" calcext:value-type="float">
            <text:p>22.08</text:p>
          </table:table-cell>
          <table:table-cell table:formula="of:= DATE( INT(RAND() * 11)  + 2010;  INT(RAND() * 11) ; INT(RAND() * 32) + 1 )" office:value-type="date" office:date-value="2012-04-15" calcext:value-type="date">
            <text:p>2012-04-15</text:p>
          </table:table-cell>
        </table:table-row>
        <table:table-row table:style-name="ro1">
          <table:table-cell table:formula="of:= 20 + RAND() * clothes" office:value-type="float" office:value="20.242028750804" calcext:value-type="float">
            <text:p>20.24</text:p>
          </table:table-cell>
          <table:table-cell table:formula="of:= DATE( INT(RAND() * 11)  + 2010;  INT(RAND() * 11) ; INT(RAND() * 32) + 1 )" office:value-type="date" office:date-value="2014-06-07" calcext:value-type="date">
            <text:p>2014-06-07</text:p>
          </table:table-cell>
        </table:table-row>
        <table:table-row table:style-name="ro1">
          <table:table-cell table:formula="of:= 20 + RAND() * clothes" office:value-type="float" office:value="23.0236602158391" calcext:value-type="float">
            <text:p>23.02</text:p>
          </table:table-cell>
          <table:table-cell table:formula="of:= DATE( INT(RAND() * 11)  + 2010;  INT(RAND() * 11) ; INT(RAND() * 32) + 1 )" office:value-type="date" office:date-value="2018-03-27" calcext:value-type="date">
            <text:p>2018-03-27</text:p>
          </table:table-cell>
        </table:table-row>
        <table:table-row table:style-name="ro1">
          <table:table-cell table:formula="of:= 20 + RAND() * clothes" office:value-type="float" office:value="21.4656046607276" calcext:value-type="float">
            <text:p>21.47</text:p>
          </table:table-cell>
          <table:table-cell table:formula="of:= DATE( INT(RAND() * 11)  + 2010;  INT(RAND() * 11) ; INT(RAND() * 32) + 1 )" office:value-type="date" office:date-value="2018-04-17" calcext:value-type="date">
            <text:p>2018-04-17</text:p>
          </table:table-cell>
        </table:table-row>
        <table:table-row table:style-name="ro1">
          <table:table-cell table:formula="of:= 20 + RAND() * clothes" office:value-type="float" office:value="20.4595466446544" calcext:value-type="float">
            <text:p>20.46</text:p>
          </table:table-cell>
          <table:table-cell table:formula="of:= DATE( INT(RAND() * 11)  + 2010;  INT(RAND() * 11) ; INT(RAND() * 32) + 1 )" office:value-type="date" office:date-value="2018-09-05" calcext:value-type="date">
            <text:p>2018-09-05</text:p>
          </table:table-cell>
        </table:table-row>
        <table:table-row table:style-name="ro1">
          <table:table-cell table:formula="of:= 20 + RAND() * clothes" office:value-type="float" office:value="22.4298398489407" calcext:value-type="float">
            <text:p>22.43</text:p>
          </table:table-cell>
          <table:table-cell table:formula="of:= DATE( INT(RAND() * 11)  + 2010;  INT(RAND() * 11) ; INT(RAND() * 32) + 1 )" office:value-type="date" office:date-value="2014-07-04" calcext:value-type="date">
            <text:p>2014-07-04</text:p>
          </table:table-cell>
        </table:table-row>
        <table:table-row table:style-name="ro1">
          <table:table-cell table:formula="of:= 20 + RAND() * clothes" office:value-type="float" office:value="20.7694394048471" calcext:value-type="float">
            <text:p>20.77</text:p>
          </table:table-cell>
          <table:table-cell table:formula="of:= DATE( INT(RAND() * 11)  + 2010;  INT(RAND() * 11) ; INT(RAND() * 32) + 1 )" office:value-type="date" office:date-value="2020-06-25" calcext:value-type="date">
            <text:p>2020-06-25</text:p>
          </table:table-cell>
        </table:table-row>
        <table:table-row table:style-name="ro1">
          <table:table-cell table:formula="of:= 20 + RAND() * clothes" office:value-type="float" office:value="21.5039109213555" calcext:value-type="float">
            <text:p>21.50</text:p>
          </table:table-cell>
          <table:table-cell table:formula="of:= DATE( INT(RAND() * 11)  + 2010;  INT(RAND() * 11) ; INT(RAND() * 32) + 1 )" office:value-type="date" office:date-value="2020-10-14" calcext:value-type="date">
            <text:p>2020-10-14</text:p>
          </table:table-cell>
        </table:table-row>
        <table:table-row table:style-name="ro1">
          <table:table-cell table:formula="of:= 20 + RAND() * clothes" office:value-type="float" office:value="21.3378868676894" calcext:value-type="float">
            <text:p>21.34</text:p>
          </table:table-cell>
          <table:table-cell table:formula="of:= DATE( INT(RAND() * 11)  + 2010;  INT(RAND() * 11) ; INT(RAND() * 32) + 1 )" office:value-type="date" office:date-value="2013-12-06" calcext:value-type="date">
            <text:p>2013-12-06</text:p>
          </table:table-cell>
        </table:table-row>
        <table:table-row table:style-name="ro1">
          <table:table-cell table:formula="of:= 20 + RAND() * clothes" office:value-type="float" office:value="20.6856869273942" calcext:value-type="float">
            <text:p>20.69</text:p>
          </table:table-cell>
          <table:table-cell table:formula="of:= DATE( INT(RAND() * 11)  + 2010;  INT(RAND() * 11) ; INT(RAND() * 32) + 1 )" office:value-type="date" office:date-value="2011-10-08" calcext:value-type="date">
            <text:p>2011-10-08</text:p>
          </table:table-cell>
        </table:table-row>
        <table:table-row table:style-name="ro1">
          <table:table-cell table:formula="of:= 20 + RAND() * clothes" office:value-type="float" office:value="22.85716475508" calcext:value-type="float">
            <text:p>22.86</text:p>
          </table:table-cell>
          <table:table-cell table:formula="of:= DATE( INT(RAND() * 11)  + 2010;  INT(RAND() * 11) ; INT(RAND() * 32) + 1 )" office:value-type="date" office:date-value="2013-05-23" calcext:value-type="date">
            <text:p>2013-05-23</text:p>
          </table:table-cell>
        </table:table-row>
        <table:table-row table:style-name="ro1">
          <table:table-cell table:formula="of:= 20 + RAND() * clothes" office:value-type="float" office:value="23.270843172296" calcext:value-type="float">
            <text:p>23.27</text:p>
          </table:table-cell>
          <table:table-cell table:formula="of:= DATE( INT(RAND() * 11)  + 2010;  INT(RAND() * 11) ; INT(RAND() * 32) + 1 )" office:value-type="date" office:date-value="2018-09-15" calcext:value-type="date">
            <text:p>2018-09-15</text:p>
          </table:table-cell>
        </table:table-row>
        <table:table-row table:style-name="ro1">
          <table:table-cell table:formula="of:= 20 + RAND() * clothes" office:value-type="float" office:value="22.5882096096113" calcext:value-type="float">
            <text:p>22.59</text:p>
          </table:table-cell>
          <table:table-cell table:formula="of:= DATE( INT(RAND() * 11)  + 2010;  INT(RAND() * 11) ; INT(RAND() * 32) + 1 )" office:value-type="date" office:date-value="2020-08-18" calcext:value-type="date">
            <text:p>2020-08-18</text:p>
          </table:table-cell>
        </table:table-row>
        <table:table-row table:style-name="ro1">
          <table:table-cell table:formula="of:= 20 + RAND() * clothes" office:value-type="float" office:value="20.2219356361384" calcext:value-type="float">
            <text:p>20.22</text:p>
          </table:table-cell>
          <table:table-cell table:formula="of:= DATE( INT(RAND() * 11)  + 2010;  INT(RAND() * 11) ; INT(RAND() * 32) + 1 )" office:value-type="date" office:date-value="2020-02-24" calcext:value-type="date">
            <text:p>2020-02-24</text:p>
          </table:table-cell>
        </table:table-row>
        <table:table-row table:style-name="ro1">
          <table:table-cell table:formula="of:= 20 + RAND() * clothes" office:value-type="float" office:value="23.5557302554977" calcext:value-type="float">
            <text:p>23.56</text:p>
          </table:table-cell>
          <table:table-cell table:formula="of:= DATE( INT(RAND() * 11)  + 2010;  INT(RAND() * 11) ; INT(RAND() * 32) + 1 )" office:value-type="date" office:date-value="2012-06-03" calcext:value-type="date">
            <text:p>2012-06-03</text:p>
          </table:table-cell>
        </table:table-row>
        <table:table-row table:style-name="ro1">
          <table:table-cell table:formula="of:= 20 + RAND() * clothes" office:value-type="float" office:value="23.3795304365602" calcext:value-type="float">
            <text:p>23.38</text:p>
          </table:table-cell>
          <table:table-cell table:formula="of:= DATE( INT(RAND() * 11)  + 2010;  INT(RAND() * 11) ; INT(RAND() * 32) + 1 )" office:value-type="date" office:date-value="2018-01-20" calcext:value-type="date">
            <text:p>2018-01-20</text:p>
          </table:table-cell>
        </table:table-row>
        <table:table-row table:style-name="ro1">
          <table:table-cell table:formula="of:= 20 + RAND() * clothes" office:value-type="float" office:value="22.3301382869824" calcext:value-type="float">
            <text:p>22.33</text:p>
          </table:table-cell>
          <table:table-cell table:formula="of:= DATE( INT(RAND() * 11)  + 2010;  INT(RAND() * 11) ; INT(RAND() * 32) + 1 )" office:value-type="date" office:date-value="2010-03-16" calcext:value-type="date">
            <text:p>2010-03-16</text:p>
          </table:table-cell>
        </table:table-row>
        <table:table-row table:style-name="ro1">
          <table:table-cell table:formula="of:= 20 + RAND() * clothes" office:value-type="float" office:value="20.2162456754941" calcext:value-type="float">
            <text:p>20.22</text:p>
          </table:table-cell>
          <table:table-cell table:formula="of:= DATE( INT(RAND() * 11)  + 2010;  INT(RAND() * 11) ; INT(RAND() * 32) + 1 )" office:value-type="date" office:date-value="2017-10-04" calcext:value-type="date">
            <text:p>2017-10-04</text:p>
          </table:table-cell>
        </table:table-row>
        <table:table-row table:style-name="ro1">
          <table:table-cell table:formula="of:= 20 + RAND() * clothes" office:value-type="float" office:value="20.2509775628083" calcext:value-type="float">
            <text:p>20.25</text:p>
          </table:table-cell>
          <table:table-cell table:formula="of:= DATE( INT(RAND() * 11)  + 2010;  INT(RAND() * 11) ; INT(RAND() * 32) + 1 )" office:value-type="date" office:date-value="2014-02-14" calcext:value-type="date">
            <text:p>2014-02-14</text:p>
          </table:table-cell>
        </table:table-row>
        <table:table-row table:style-name="ro1">
          <table:table-cell table:formula="of:= 20 + RAND() * clothes" office:value-type="float" office:value="21.2509179996664" calcext:value-type="float">
            <text:p>21.25</text:p>
          </table:table-cell>
          <table:table-cell table:formula="of:= DATE( INT(RAND() * 11)  + 2010;  INT(RAND() * 11) ; INT(RAND() * 32) + 1 )" office:value-type="date" office:date-value="2019-09-02" calcext:value-type="date">
            <text:p>2019-09-02</text:p>
          </table:table-cell>
        </table:table-row>
        <table:table-row table:style-name="ro1">
          <table:table-cell table:formula="of:= 20 + RAND() * clothes" office:value-type="float" office:value="20.6089845145979" calcext:value-type="float">
            <text:p>20.61</text:p>
          </table:table-cell>
          <table:table-cell table:formula="of:= DATE( INT(RAND() * 11)  + 2010;  INT(RAND() * 11) ; INT(RAND() * 32) + 1 )" office:value-type="date" office:date-value="2014-01-15" calcext:value-type="date">
            <text:p>2014-01-15</text:p>
          </table:table-cell>
        </table:table-row>
        <table:table-row table:style-name="ro1">
          <table:table-cell table:formula="of:= 20 + RAND() * clothes" office:value-type="float" office:value="21.8052237363579" calcext:value-type="float">
            <text:p>21.81</text:p>
          </table:table-cell>
          <table:table-cell table:formula="of:= DATE( INT(RAND() * 11)  + 2010;  INT(RAND() * 11) ; INT(RAND() * 32) + 1 )" office:value-type="date" office:date-value="2015-10-13" calcext:value-type="date">
            <text:p>2015-10-13</text:p>
          </table:table-cell>
        </table:table-row>
        <table:table-row table:style-name="ro1">
          <table:table-cell table:formula="of:= 20 + RAND() * clothes" office:value-type="float" office:value="22.8983890589793" calcext:value-type="float">
            <text:p>22.90</text:p>
          </table:table-cell>
          <table:table-cell table:formula="of:= DATE( INT(RAND() * 11)  + 2010;  INT(RAND() * 11) ; INT(RAND() * 32) + 1 )" office:value-type="date" office:date-value="2010-07-20" calcext:value-type="date">
            <text:p>2010-07-20</text:p>
          </table:table-cell>
        </table:table-row>
        <table:table-row table:style-name="ro1">
          <table:table-cell table:formula="of:= 20 + RAND() * clothes" office:value-type="float" office:value="22.2148811348945" calcext:value-type="float">
            <text:p>22.21</text:p>
          </table:table-cell>
          <table:table-cell table:formula="of:= DATE( INT(RAND() * 11)  + 2010;  INT(RAND() * 11) ; INT(RAND() * 32) + 1 )" office:value-type="date" office:date-value="2017-02-12" calcext:value-type="date">
            <text:p>2017-02-12</text:p>
          </table:table-cell>
        </table:table-row>
        <table:table-row table:style-name="ro1">
          <table:table-cell table:formula="of:= 20 + RAND() * clothes" office:value-type="float" office:value="21.9011669433694" calcext:value-type="float">
            <text:p>21.90</text:p>
          </table:table-cell>
          <table:table-cell table:formula="of:= DATE( INT(RAND() * 11)  + 2010;  INT(RAND() * 11) ; INT(RAND() * 32) + 1 )" office:value-type="date" office:date-value="2019-12-09" calcext:value-type="date">
            <text:p>2019-12-09</text:p>
          </table:table-cell>
        </table:table-row>
        <table:table-row table:style-name="ro1">
          <table:table-cell table:formula="of:= 20 + RAND() * clothes" office:value-type="float" office:value="22.9185619464762" calcext:value-type="float">
            <text:p>22.92</text:p>
          </table:table-cell>
          <table:table-cell table:formula="of:= DATE( INT(RAND() * 11)  + 2010;  INT(RAND() * 11) ; INT(RAND() * 32) + 1 )" office:value-type="date" office:date-value="2014-07-06" calcext:value-type="date">
            <text:p>2014-07-06</text:p>
          </table:table-cell>
        </table:table-row>
        <table:table-row table:style-name="ro1">
          <table:table-cell table:formula="of:= 20 + RAND() * clothes" office:value-type="float" office:value="24.5603315061566" calcext:value-type="float">
            <text:p>24.56</text:p>
          </table:table-cell>
          <table:table-cell table:formula="of:= DATE( INT(RAND() * 11)  + 2010;  INT(RAND() * 11) ; INT(RAND() * 32) + 1 )" office:value-type="date" office:date-value="2012-04-02" calcext:value-type="date">
            <text:p>2012-04-02</text:p>
          </table:table-cell>
        </table:table-row>
        <table:table-row table:style-name="ro1">
          <table:table-cell table:formula="of:= 20 + RAND() * clothes" office:value-type="float" office:value="24.4937764506108" calcext:value-type="float">
            <text:p>24.49</text:p>
          </table:table-cell>
          <table:table-cell table:formula="of:= DATE( INT(RAND() * 11)  + 2010;  INT(RAND() * 11) ; INT(RAND() * 32) + 1 )" office:value-type="date" office:date-value="2018-08-06" calcext:value-type="date">
            <text:p>2018-08-06</text:p>
          </table:table-cell>
        </table:table-row>
        <table:table-row table:style-name="ro1">
          <table:table-cell table:formula="of:= 20 + RAND() * clothes" office:value-type="float" office:value="24.9708541967261" calcext:value-type="float">
            <text:p>24.97</text:p>
          </table:table-cell>
          <table:table-cell table:formula="of:= DATE( INT(RAND() * 11)  + 2010;  INT(RAND() * 11) ; INT(RAND() * 32) + 1 )" office:value-type="date" office:date-value="2014-04-02" calcext:value-type="date">
            <text:p>2014-04-02</text:p>
          </table:table-cell>
        </table:table-row>
        <table:table-row table:style-name="ro1">
          <table:table-cell table:formula="of:= 20 + RAND() * clothes" office:value-type="float" office:value="23.2968318409672" calcext:value-type="float">
            <text:p>23.30</text:p>
          </table:table-cell>
          <table:table-cell table:formula="of:= DATE( INT(RAND() * 11)  + 2010;  INT(RAND() * 11) ; INT(RAND() * 32) + 1 )" office:value-type="date" office:date-value="2015-06-19" calcext:value-type="date">
            <text:p>2015-06-19</text:p>
          </table:table-cell>
        </table:table-row>
        <table:table-row table:style-name="ro1">
          <table:table-cell table:formula="of:= 20 + RAND() * clothes" office:value-type="float" office:value="21.3481768078963" calcext:value-type="float">
            <text:p>21.35</text:p>
          </table:table-cell>
          <table:table-cell table:formula="of:= DATE( INT(RAND() * 11)  + 2010;  INT(RAND() * 11) ; INT(RAND() * 32) + 1 )" office:value-type="date" office:date-value="2018-12-14" calcext:value-type="date">
            <text:p>2018-12-14</text:p>
          </table:table-cell>
        </table:table-row>
        <table:table-row table:style-name="ro1">
          <table:table-cell table:formula="of:= 20 + RAND() * clothes" office:value-type="float" office:value="22.7107210893039" calcext:value-type="float">
            <text:p>22.71</text:p>
          </table:table-cell>
          <table:table-cell table:formula="of:= DATE( INT(RAND() * 11)  + 2010;  INT(RAND() * 11) ; INT(RAND() * 32) + 1 )" office:value-type="date" office:date-value="2017-10-16" calcext:value-type="date">
            <text:p>2017-10-16</text:p>
          </table:table-cell>
        </table:table-row>
        <table:table-row table:style-name="ro1">
          <table:table-cell table:formula="of:= 20 + RAND() * clothes" office:value-type="float" office:value="24.1374234697768" calcext:value-type="float">
            <text:p>24.14</text:p>
          </table:table-cell>
          <table:table-cell table:formula="of:= DATE( INT(RAND() * 11)  + 2010;  INT(RAND() * 11) ; INT(RAND() * 32) + 1 )" office:value-type="date" office:date-value="2016-09-22" calcext:value-type="date">
            <text:p>2016-09-22</text:p>
          </table:table-cell>
        </table:table-row>
        <table:table-row table:style-name="ro1">
          <table:table-cell table:formula="of:= 20 + RAND() * clothes" office:value-type="float" office:value="23.2280780040722" calcext:value-type="float">
            <text:p>23.23</text:p>
          </table:table-cell>
          <table:table-cell table:formula="of:= DATE( INT(RAND() * 11)  + 2010;  INT(RAND() * 11) ; INT(RAND() * 32) + 1 )" office:value-type="date" office:date-value="2013-01-22" calcext:value-type="date">
            <text:p>2013-01-22</text:p>
          </table:table-cell>
        </table:table-row>
        <table:table-row table:style-name="ro1">
          <table:table-cell table:formula="of:= 20 + RAND() * clothes" office:value-type="float" office:value="24.4023786522243" calcext:value-type="float">
            <text:p>24.40</text:p>
          </table:table-cell>
          <table:table-cell table:formula="of:= DATE( INT(RAND() * 11)  + 2010;  INT(RAND() * 11) ; INT(RAND() * 32) + 1 )" office:value-type="date" office:date-value="2010-01-02" calcext:value-type="date">
            <text:p>2010-01-02</text:p>
          </table:table-cell>
        </table:table-row>
        <table:table-row table:style-name="ro1">
          <table:table-cell table:formula="of:= 20 + RAND() * clothes" office:value-type="float" office:value="22.1109242708919" calcext:value-type="float">
            <text:p>22.11</text:p>
          </table:table-cell>
          <table:table-cell table:formula="of:= DATE( INT(RAND() * 11)  + 2010;  INT(RAND() * 11) ; INT(RAND() * 32) + 1 )" office:value-type="date" office:date-value="2020-08-15" calcext:value-type="date">
            <text:p>2020-08-15</text:p>
          </table:table-cell>
        </table:table-row>
        <table:table-row table:style-name="ro1">
          <table:table-cell table:formula="of:= 20 + RAND() * clothes" office:value-type="float" office:value="23.5270755658722" calcext:value-type="float">
            <text:p>23.53</text:p>
          </table:table-cell>
          <table:table-cell table:formula="of:= DATE( INT(RAND() * 11)  + 2010;  INT(RAND() * 11) ; INT(RAND() * 32) + 1 )" office:value-type="date" office:date-value="2010-04-26" calcext:value-type="date">
            <text:p>2010-04-26</text:p>
          </table:table-cell>
        </table:table-row>
        <table:table-row table:style-name="ro1">
          <table:table-cell table:formula="of:= 20 + RAND() * clothes" office:value-type="float" office:value="23.6903454392415" calcext:value-type="float">
            <text:p>23.69</text:p>
          </table:table-cell>
          <table:table-cell table:formula="of:= DATE( INT(RAND() * 11)  + 2010;  INT(RAND() * 11) ; INT(RAND() * 32) + 1 )" office:value-type="date" office:date-value="2017-02-27" calcext:value-type="date">
            <text:p>2017-02-27</text:p>
          </table:table-cell>
        </table:table-row>
        <table:table-row table:style-name="ro1">
          <table:table-cell table:formula="of:= 20 + RAND() * clothes" office:value-type="float" office:value="23.9418680310704" calcext:value-type="float">
            <text:p>23.94</text:p>
          </table:table-cell>
          <table:table-cell table:formula="of:= DATE( INT(RAND() * 11)  + 2010;  INT(RAND() * 11) ; INT(RAND() * 32) + 1 )" office:value-type="date" office:date-value="2013-07-10" calcext:value-type="date">
            <text:p>2013-07-10</text:p>
          </table:table-cell>
        </table:table-row>
        <table:table-row table:style-name="ro1">
          <table:table-cell table:formula="of:= 20 + RAND() * clothes" office:value-type="float" office:value="23.129727041048" calcext:value-type="float">
            <text:p>23.13</text:p>
          </table:table-cell>
          <table:table-cell table:formula="of:= DATE( INT(RAND() * 11)  + 2010;  INT(RAND() * 11) ; INT(RAND() * 32) + 1 )" office:value-type="date" office:date-value="2014-10-21" calcext:value-type="date">
            <text:p>2014-10-21</text:p>
          </table:table-cell>
        </table:table-row>
        <table:table-row table:style-name="ro1">
          <table:table-cell table:formula="of:= 20 + RAND() * clothes" office:value-type="float" office:value="23.8956369373013" calcext:value-type="float">
            <text:p>23.90</text:p>
          </table:table-cell>
          <table:table-cell table:formula="of:= DATE( INT(RAND() * 11)  + 2010;  INT(RAND() * 11) ; INT(RAND() * 32) + 1 )" office:value-type="date" office:date-value="2015-05-19" calcext:value-type="date">
            <text:p>2015-05-19</text:p>
          </table:table-cell>
        </table:table-row>
        <table:table-row table:style-name="ro1">
          <table:table-cell table:formula="of:= 20 + RAND() * clothes" office:value-type="float" office:value="22.525326158383" calcext:value-type="float">
            <text:p>22.53</text:p>
          </table:table-cell>
          <table:table-cell table:formula="of:= DATE( INT(RAND() * 11)  + 2010;  INT(RAND() * 11) ; INT(RAND() * 32) + 1 )" office:value-type="date" office:date-value="2018-07-24" calcext:value-type="date">
            <text:p>2018-07-24</text:p>
          </table:table-cell>
        </table:table-row>
        <table:table-row table:style-name="ro1">
          <table:table-cell table:formula="of:= 20 + RAND() * clothes" office:value-type="float" office:value="21.5085111506037" calcext:value-type="float">
            <text:p>21.51</text:p>
          </table:table-cell>
          <table:table-cell table:formula="of:= DATE( INT(RAND() * 11)  + 2010;  INT(RAND() * 11) ; INT(RAND() * 32) + 1 )" office:value-type="date" office:date-value="2016-05-29" calcext:value-type="date">
            <text:p>2016-05-29</text:p>
          </table:table-cell>
        </table:table-row>
        <table:table-row table:style-name="ro1">
          <table:table-cell table:formula="of:= 20 + RAND() * clothes" office:value-type="float" office:value="24.4236563637321" calcext:value-type="float">
            <text:p>24.42</text:p>
          </table:table-cell>
          <table:table-cell table:formula="of:= DATE( INT(RAND() * 11)  + 2010;  INT(RAND() * 11) ; INT(RAND() * 32) + 1 )" office:value-type="date" office:date-value="2018-04-26" calcext:value-type="date">
            <text:p>2018-04-26</text:p>
          </table:table-cell>
        </table:table-row>
        <table:table-row table:style-name="ro1">
          <table:table-cell table:formula="of:= 20 + RAND() * clothes" office:value-type="float" office:value="22.3311491363318" calcext:value-type="float">
            <text:p>22.33</text:p>
          </table:table-cell>
          <table:table-cell table:formula="of:= DATE( INT(RAND() * 11)  + 2010;  INT(RAND() * 11) ; INT(RAND() * 32) + 1 )" office:value-type="date" office:date-value="2019-02-18" calcext:value-type="date">
            <text:p>2019-02-18</text:p>
          </table:table-cell>
        </table:table-row>
        <table:table-row table:style-name="ro1">
          <table:table-cell table:formula="of:= 20 + RAND() * clothes" office:value-type="float" office:value="20.333478309924" calcext:value-type="float">
            <text:p>20.33</text:p>
          </table:table-cell>
          <table:table-cell table:formula="of:= DATE( INT(RAND() * 11)  + 2010;  INT(RAND() * 11) ; INT(RAND() * 32) + 1 )" office:value-type="date" office:date-value="2015-07-03" calcext:value-type="date">
            <text:p>2015-07-03</text:p>
          </table:table-cell>
        </table:table-row>
        <table:table-row table:style-name="ro1">
          <table:table-cell table:formula="of:= 20 + RAND() * clothes" office:value-type="float" office:value="21.2325314767623" calcext:value-type="float">
            <text:p>21.23</text:p>
          </table:table-cell>
          <table:table-cell table:formula="of:= DATE( INT(RAND() * 11)  + 2010;  INT(RAND() * 11) ; INT(RAND() * 32) + 1 )" office:value-type="date" office:date-value="2019-06-14" calcext:value-type="date">
            <text:p>2019-06-14</text:p>
          </table:table-cell>
        </table:table-row>
        <table:table-row table:style-name="ro1">
          <table:table-cell table:formula="of:= 20 + RAND() * clothes" office:value-type="float" office:value="23.6079183469827" calcext:value-type="float">
            <text:p>23.61</text:p>
          </table:table-cell>
          <table:table-cell table:formula="of:= DATE( INT(RAND() * 11)  + 2010;  INT(RAND() * 11) ; INT(RAND() * 32) + 1 )" office:value-type="date" office:date-value="2015-01-17" calcext:value-type="date">
            <text:p>2015-01-17</text:p>
          </table:table-cell>
        </table:table-row>
        <table:table-row table:style-name="ro1">
          <table:table-cell table:formula="of:= 20 + RAND() * clothes" office:value-type="float" office:value="23.3220406541865" calcext:value-type="float">
            <text:p>23.32</text:p>
          </table:table-cell>
          <table:table-cell table:formula="of:= DATE( INT(RAND() * 11)  + 2010;  INT(RAND() * 11) ; INT(RAND() * 32) + 1 )" office:value-type="date" office:date-value="2012-01-27" calcext:value-type="date">
            <text:p>2012-01-27</text:p>
          </table:table-cell>
        </table:table-row>
        <table:table-row table:style-name="ro1">
          <table:table-cell table:formula="of:= 20 + RAND() * clothes" office:value-type="float" office:value="22.4774891942497" calcext:value-type="float">
            <text:p>22.48</text:p>
          </table:table-cell>
          <table:table-cell table:formula="of:= DATE( INT(RAND() * 11)  + 2010;  INT(RAND() * 11) ; INT(RAND() * 32) + 1 )" office:value-type="date" office:date-value="2019-09-13" calcext:value-type="date">
            <text:p>2019-09-13</text:p>
          </table:table-cell>
        </table:table-row>
        <table:table-row table:style-name="ro1">
          <table:table-cell table:formula="of:= 20 + RAND() * clothes" office:value-type="float" office:value="21.9006244627628" calcext:value-type="float">
            <text:p>21.90</text:p>
          </table:table-cell>
          <table:table-cell table:formula="of:= DATE( INT(RAND() * 11)  + 2010;  INT(RAND() * 11) ; INT(RAND() * 32) + 1 )" office:value-type="date" office:date-value="2017-08-22" calcext:value-type="date">
            <text:p>2017-08-22</text:p>
          </table:table-cell>
        </table:table-row>
        <table:table-row table:style-name="ro1">
          <table:table-cell table:formula="of:= 20 + RAND() * clothes" office:value-type="float" office:value="24.4308203785279" calcext:value-type="float">
            <text:p>24.43</text:p>
          </table:table-cell>
          <table:table-cell table:formula="of:= DATE( INT(RAND() * 11)  + 2010;  INT(RAND() * 11) ; INT(RAND() * 32) + 1 )" office:value-type="date" office:date-value="2014-10-11" calcext:value-type="date">
            <text:p>2014-10-11</text:p>
          </table:table-cell>
        </table:table-row>
        <table:table-row table:style-name="ro1">
          <table:table-cell table:formula="of:= 20 + RAND() * clothes" office:value-type="float" office:value="21.1282547188207" calcext:value-type="float">
            <text:p>21.13</text:p>
          </table:table-cell>
          <table:table-cell table:formula="of:= DATE( INT(RAND() * 11)  + 2010;  INT(RAND() * 11) ; INT(RAND() * 32) + 1 )" office:value-type="date" office:date-value="2017-04-18" calcext:value-type="date">
            <text:p>2017-04-18</text:p>
          </table:table-cell>
        </table:table-row>
        <table:table-row table:style-name="ro1">
          <table:table-cell table:formula="of:= 20 + RAND() * clothes" office:value-type="float" office:value="23.0012514221118" calcext:value-type="float">
            <text:p>23.00</text:p>
          </table:table-cell>
          <table:table-cell table:formula="of:= DATE( INT(RAND() * 11)  + 2010;  INT(RAND() * 11) ; INT(RAND() * 32) + 1 )" office:value-type="date" office:date-value="2018-02-04" calcext:value-type="date">
            <text:p>2018-02-04</text:p>
          </table:table-cell>
        </table:table-row>
        <table:table-row table:style-name="ro1">
          <table:table-cell table:formula="of:= 20 + RAND() * clothes" office:value-type="float" office:value="21.4512004138405" calcext:value-type="float">
            <text:p>21.45</text:p>
          </table:table-cell>
          <table:table-cell table:formula="of:= DATE( INT(RAND() * 11)  + 2010;  INT(RAND() * 11) ; INT(RAND() * 32) + 1 )" office:value-type="date" office:date-value="2011-04-21" calcext:value-type="date">
            <text:p>2011-04-21</text:p>
          </table:table-cell>
        </table:table-row>
        <table:table-row table:style-name="ro1">
          <table:table-cell table:formula="of:= 20 + RAND() * clothes" office:value-type="float" office:value="24.0829105491183" calcext:value-type="float">
            <text:p>24.08</text:p>
          </table:table-cell>
          <table:table-cell table:formula="of:= DATE( INT(RAND() * 11)  + 2010;  INT(RAND() * 11) ; INT(RAND() * 32) + 1 )" office:value-type="date" office:date-value="2010-08-27" calcext:value-type="date">
            <text:p>2010-08-27</text:p>
          </table:table-cell>
        </table:table-row>
        <table:table-row table:style-name="ro1">
          <table:table-cell table:formula="of:= 20 + RAND() * clothes" office:value-type="float" office:value="21.5851376193888" calcext:value-type="float">
            <text:p>21.59</text:p>
          </table:table-cell>
          <table:table-cell table:formula="of:= DATE( INT(RAND() * 11)  + 2010;  INT(RAND() * 11) ; INT(RAND() * 32) + 1 )" office:value-type="date" office:date-value="2016-08-19" calcext:value-type="date">
            <text:p>2016-08-19</text:p>
          </table:table-cell>
        </table:table-row>
        <table:table-row table:style-name="ro1">
          <table:table-cell table:formula="of:= 20 + RAND() * clothes" office:value-type="float" office:value="24.6149453542245" calcext:value-type="float">
            <text:p>24.61</text:p>
          </table:table-cell>
          <table:table-cell table:formula="of:= DATE( INT(RAND() * 11)  + 2010;  INT(RAND() * 11) ; INT(RAND() * 32) + 1 )" office:value-type="date" office:date-value="2018-12-19" calcext:value-type="date">
            <text:p>2018-12-19</text:p>
          </table:table-cell>
        </table:table-row>
        <table:table-row table:style-name="ro1">
          <table:table-cell table:formula="of:= 20 + RAND() * clothes" office:value-type="float" office:value="22.6603150687548" calcext:value-type="float">
            <text:p>22.66</text:p>
          </table:table-cell>
          <table:table-cell table:formula="of:= DATE( INT(RAND() * 11)  + 2010;  INT(RAND() * 11) ; INT(RAND() * 32) + 1 )" office:value-type="date" office:date-value="2013-04-18" calcext:value-type="date">
            <text:p>2013-04-18</text:p>
          </table:table-cell>
        </table:table-row>
        <table:table-row table:style-name="ro1">
          <table:table-cell table:formula="of:= 20 + RAND() * clothes" office:value-type="float" office:value="20.4862907603114" calcext:value-type="float">
            <text:p>20.49</text:p>
          </table:table-cell>
          <table:table-cell table:formula="of:= DATE( INT(RAND() * 11)  + 2010;  INT(RAND() * 11) ; INT(RAND() * 32) + 1 )" office:value-type="date" office:date-value="2016-06-13" calcext:value-type="date">
            <text:p>2016-06-13</text:p>
          </table:table-cell>
        </table:table-row>
        <table:table-row table:style-name="ro1">
          <table:table-cell table:formula="of:= 20 + RAND() * clothes" office:value-type="float" office:value="24.8433176187384" calcext:value-type="float">
            <text:p>24.84</text:p>
          </table:table-cell>
          <table:table-cell table:formula="of:= DATE( INT(RAND() * 11)  + 2010;  INT(RAND() * 11) ; INT(RAND() * 32) + 1 )" office:value-type="date" office:date-value="2014-05-10" calcext:value-type="date">
            <text:p>2014-05-10</text:p>
          </table:table-cell>
        </table:table-row>
        <table:table-row table:style-name="ro1">
          <table:table-cell table:formula="of:= 20 + RAND() * clothes" office:value-type="float" office:value="23.28030787398" calcext:value-type="float">
            <text:p>23.28</text:p>
          </table:table-cell>
          <table:table-cell table:formula="of:= DATE( INT(RAND() * 11)  + 2010;  INT(RAND() * 11) ; INT(RAND() * 32) + 1 )" office:value-type="date" office:date-value="2015-08-23" calcext:value-type="date">
            <text:p>2015-08-23</text:p>
          </table:table-cell>
        </table:table-row>
        <table:table-row table:style-name="ro1">
          <table:table-cell table:formula="of:= 20 + RAND() * clothes" office:value-type="float" office:value="22.4713710314998" calcext:value-type="float">
            <text:p>22.47</text:p>
          </table:table-cell>
          <table:table-cell table:formula="of:= DATE( INT(RAND() * 11)  + 2010;  INT(RAND() * 11) ; INT(RAND() * 32) + 1 )" office:value-type="date" office:date-value="2019-04-01" calcext:value-type="date">
            <text:p>2019-04-01</text:p>
          </table:table-cell>
        </table:table-row>
        <table:table-row table:style-name="ro1">
          <table:table-cell table:formula="of:= 20 + RAND() * clothes" office:value-type="float" office:value="21.4617667483293" calcext:value-type="float">
            <text:p>21.46</text:p>
          </table:table-cell>
          <table:table-cell table:formula="of:= DATE( INT(RAND() * 11)  + 2010;  INT(RAND() * 11) ; INT(RAND() * 32) + 1 )" office:value-type="date" office:date-value="2017-01-23" calcext:value-type="date">
            <text:p>2017-01-23</text:p>
          </table:table-cell>
        </table:table-row>
        <table:table-row table:style-name="ro1">
          <table:table-cell table:formula="of:= 20 + RAND() * clothes" office:value-type="float" office:value="20.002944000619" calcext:value-type="float">
            <text:p>20.00</text:p>
          </table:table-cell>
          <table:table-cell table:formula="of:= DATE( INT(RAND() * 11)  + 2010;  INT(RAND() * 11) ; INT(RAND() * 32) + 1 )" office:value-type="date" office:date-value="2012-03-28" calcext:value-type="date">
            <text:p>2012-03-28</text:p>
          </table:table-cell>
        </table:table-row>
        <table:table-row table:style-name="ro1">
          <table:table-cell table:formula="of:= 20 + RAND() * clothes" office:value-type="float" office:value="22.6041808429632" calcext:value-type="float">
            <text:p>22.60</text:p>
          </table:table-cell>
          <table:table-cell table:formula="of:= DATE( INT(RAND() * 11)  + 2010;  INT(RAND() * 11) ; INT(RAND() * 32) + 1 )" office:value-type="date" office:date-value="2014-03-27" calcext:value-type="date">
            <text:p>2014-03-27</text:p>
          </table:table-cell>
        </table:table-row>
        <table:table-row table:style-name="ro1">
          <table:table-cell table:formula="of:= 20 + RAND() * clothes" office:value-type="float" office:value="24.4220764002165" calcext:value-type="float">
            <text:p>24.42</text:p>
          </table:table-cell>
          <table:table-cell table:formula="of:= DATE( INT(RAND() * 11)  + 2010;  INT(RAND() * 11) ; INT(RAND() * 32) + 1 )" office:value-type="date" office:date-value="2012-08-14" calcext:value-type="date">
            <text:p>2012-08-14</text:p>
          </table:table-cell>
        </table:table-row>
        <table:table-row table:style-name="ro1">
          <table:table-cell table:formula="of:= 20 + RAND() * clothes" office:value-type="float" office:value="23.327585256147" calcext:value-type="float">
            <text:p>23.33</text:p>
          </table:table-cell>
          <table:table-cell table:formula="of:= DATE( INT(RAND() * 11)  + 2010;  INT(RAND() * 11) ; INT(RAND() * 32) + 1 )" office:value-type="date" office:date-value="2013-07-03" calcext:value-type="date">
            <text:p>2013-07-03</text:p>
          </table:table-cell>
        </table:table-row>
        <table:table-row table:style-name="ro1">
          <table:table-cell table:formula="of:= 20 + RAND() * clothes" office:value-type="float" office:value="23.5428629233461" calcext:value-type="float">
            <text:p>23.54</text:p>
          </table:table-cell>
          <table:table-cell table:formula="of:= DATE( INT(RAND() * 11)  + 2010;  INT(RAND() * 11) ; INT(RAND() * 32) + 1 )" office:value-type="date" office:date-value="2011-12-16" calcext:value-type="date">
            <text:p>2011-12-16</text:p>
          </table:table-cell>
        </table:table-row>
        <table:table-row table:style-name="ro1">
          <table:table-cell table:formula="of:= 20 + RAND() * clothes" office:value-type="float" office:value="20.1038860175919" calcext:value-type="float">
            <text:p>20.10</text:p>
          </table:table-cell>
          <table:table-cell table:formula="of:= DATE( INT(RAND() * 11)  + 2010;  INT(RAND() * 11) ; INT(RAND() * 32) + 1 )" office:value-type="date" office:date-value="2018-07-28" calcext:value-type="date">
            <text:p>2018-07-28</text:p>
          </table:table-cell>
        </table:table-row>
        <table:table-row table:style-name="ro1">
          <table:table-cell table:formula="of:= 20 + RAND() * clothes" office:value-type="float" office:value="24.0546039400339" calcext:value-type="float">
            <text:p>24.05</text:p>
          </table:table-cell>
          <table:table-cell table:formula="of:= DATE( INT(RAND() * 11)  + 2010;  INT(RAND() * 11) ; INT(RAND() * 32) + 1 )" office:value-type="date" office:date-value="2020-04-04" calcext:value-type="date">
            <text:p>2020-04-04</text:p>
          </table:table-cell>
        </table:table-row>
        <table:table-row table:style-name="ro1">
          <table:table-cell table:formula="of:= 20 + RAND() * clothes" office:value-type="float" office:value="23.5527303020778" calcext:value-type="float">
            <text:p>23.55</text:p>
          </table:table-cell>
          <table:table-cell table:formula="of:= DATE( INT(RAND() * 11)  + 2010;  INT(RAND() * 11) ; INT(RAND() * 32) + 1 )" office:value-type="date" office:date-value="2012-08-26" calcext:value-type="date">
            <text:p>2012-08-26</text:p>
          </table:table-cell>
        </table:table-row>
        <table:table-row table:style-name="ro1">
          <table:table-cell table:formula="of:= 20 + RAND() * clothes" office:value-type="float" office:value="20.1217975757262" calcext:value-type="float">
            <text:p>20.12</text:p>
          </table:table-cell>
          <table:table-cell table:formula="of:= DATE( INT(RAND() * 11)  + 2010;  INT(RAND() * 11) ; INT(RAND() * 32) + 1 )" office:value-type="date" office:date-value="2013-10-02" calcext:value-type="date">
            <text:p>2013-10-02</text:p>
          </table:table-cell>
        </table:table-row>
        <table:table-row table:style-name="ro1">
          <table:table-cell table:formula="of:= 20 + RAND() * clothes" office:value-type="float" office:value="24.7417076590709" calcext:value-type="float">
            <text:p>24.74</text:p>
          </table:table-cell>
          <table:table-cell table:formula="of:= DATE( INT(RAND() * 11)  + 2010;  INT(RAND() * 11) ; INT(RAND() * 32) + 1 )" office:value-type="date" office:date-value="2010-05-01" calcext:value-type="date">
            <text:p>2010-05-01</text:p>
          </table:table-cell>
        </table:table-row>
        <table:table-row table:style-name="ro1">
          <table:table-cell table:formula="of:= 20 + RAND() * clothes" office:value-type="float" office:value="24.570905974817" calcext:value-type="float">
            <text:p>24.57</text:p>
          </table:table-cell>
          <table:table-cell table:formula="of:= DATE( INT(RAND() * 11)  + 2010;  INT(RAND() * 11) ; INT(RAND() * 32) + 1 )" office:value-type="date" office:date-value="2018-07-28" calcext:value-type="date">
            <text:p>2018-07-28</text:p>
          </table:table-cell>
        </table:table-row>
        <table:table-row table:style-name="ro1">
          <table:table-cell table:formula="of:= 20 + RAND() * clothes" office:value-type="float" office:value="20.677603782994" calcext:value-type="float">
            <text:p>20.68</text:p>
          </table:table-cell>
          <table:table-cell table:formula="of:= DATE( INT(RAND() * 11)  + 2010;  INT(RAND() * 11) ; INT(RAND() * 32) + 1 )" office:value-type="date" office:date-value="2016-12-27" calcext:value-type="date">
            <text:p>2016-12-27</text:p>
          </table:table-cell>
        </table:table-row>
        <table:table-row table:style-name="ro1">
          <table:table-cell table:formula="of:= 20 + RAND() * clothes" office:value-type="float" office:value="20.2257478178558" calcext:value-type="float">
            <text:p>20.23</text:p>
          </table:table-cell>
          <table:table-cell table:formula="of:= DATE( INT(RAND() * 11)  + 2010;  INT(RAND() * 11) ; INT(RAND() * 32) + 1 )" office:value-type="date" office:date-value="2012-05-16" calcext:value-type="date">
            <text:p>2012-05-16</text:p>
          </table:table-cell>
        </table:table-row>
        <table:table-row table:style-name="ro1">
          <table:table-cell table:formula="of:= 20 + RAND() * clothes" office:value-type="float" office:value="20.1266273472818" calcext:value-type="float">
            <text:p>20.13</text:p>
          </table:table-cell>
          <table:table-cell table:formula="of:= DATE( INT(RAND() * 11)  + 2010;  INT(RAND() * 11) ; INT(RAND() * 32) + 1 )" office:value-type="date" office:date-value="2020-10-20" calcext:value-type="date">
            <text:p>2020-10-20</text:p>
          </table:table-cell>
        </table:table-row>
        <table:table-row table:style-name="ro1">
          <table:table-cell table:formula="of:= 20 + RAND() * clothes" office:value-type="float" office:value="21.7864416703986" calcext:value-type="float">
            <text:p>21.79</text:p>
          </table:table-cell>
          <table:table-cell table:formula="of:= DATE( INT(RAND() * 11)  + 2010;  INT(RAND() * 11) ; INT(RAND() * 32) + 1 )" office:value-type="date" office:date-value="2015-07-22" calcext:value-type="date">
            <text:p>2015-07-22</text:p>
          </table:table-cell>
        </table:table-row>
        <table:table-row table:style-name="ro1">
          <table:table-cell table:formula="of:= 20 + RAND() * clothes" office:value-type="float" office:value="23.5622378715267" calcext:value-type="float">
            <text:p>23.56</text:p>
          </table:table-cell>
          <table:table-cell table:formula="of:= DATE( INT(RAND() * 11)  + 2010;  INT(RAND() * 11) ; INT(RAND() * 32) + 1 )" office:value-type="date" office:date-value="2019-03-18" calcext:value-type="date">
            <text:p>2019-03-18</text:p>
          </table:table-cell>
        </table:table-row>
        <table:table-row table:style-name="ro1">
          <table:table-cell table:formula="of:= 20 + RAND() * clothes" office:value-type="float" office:value="21.0241663547139" calcext:value-type="float">
            <text:p>21.02</text:p>
          </table:table-cell>
          <table:table-cell table:formula="of:= DATE( INT(RAND() * 11)  + 2010;  INT(RAND() * 11) ; INT(RAND() * 32) + 1 )" office:value-type="date" office:date-value="2014-05-01" calcext:value-type="date">
            <text:p>2014-05-01</text:p>
          </table:table-cell>
        </table:table-row>
        <table:table-row table:style-name="ro1">
          <table:table-cell table:formula="of:= 20 + RAND() * clothes" office:value-type="float" office:value="23.8612573766434" calcext:value-type="float">
            <text:p>23.86</text:p>
          </table:table-cell>
          <table:table-cell table:formula="of:= DATE( INT(RAND() * 11)  + 2010;  INT(RAND() * 11) ; INT(RAND() * 32) + 1 )" office:value-type="date" office:date-value="2020-03-26" calcext:value-type="date">
            <text:p>2020-03-26</text:p>
          </table:table-cell>
        </table:table-row>
        <table:table-row table:style-name="ro1">
          <table:table-cell table:formula="of:= 20 + RAND() * clothes" office:value-type="float" office:value="24.2616796986765" calcext:value-type="float">
            <text:p>24.26</text:p>
          </table:table-cell>
          <table:table-cell table:formula="of:= DATE( INT(RAND() * 11)  + 2010;  INT(RAND() * 11) ; INT(RAND() * 32) + 1 )" office:value-type="date" office:date-value="2015-10-31" calcext:value-type="date">
            <text:p>2015-10-31</text:p>
          </table:table-cell>
        </table:table-row>
        <table:table-row table:style-name="ro1">
          <table:table-cell table:formula="of:= 20 + RAND() * clothes" office:value-type="float" office:value="24.0294250232383" calcext:value-type="float">
            <text:p>24.03</text:p>
          </table:table-cell>
          <table:table-cell table:formula="of:= DATE( INT(RAND() * 11)  + 2010;  INT(RAND() * 11) ; INT(RAND() * 32) + 1 )" office:value-type="date" office:date-value="2019-05-16" calcext:value-type="date">
            <text:p>2019-05-16</text:p>
          </table:table-cell>
        </table:table-row>
        <table:table-row table:style-name="ro1">
          <table:table-cell table:formula="of:= 20 + RAND() * clothes" office:value-type="float" office:value="22.4562056864453" calcext:value-type="float">
            <text:p>22.46</text:p>
          </table:table-cell>
          <table:table-cell table:formula="of:= DATE( INT(RAND() * 11)  + 2010;  INT(RAND() * 11) ; INT(RAND() * 32) + 1 )" office:value-type="date" office:date-value="2019-01-11" calcext:value-type="date">
            <text:p>2019-01-11</text:p>
          </table:table-cell>
        </table:table-row>
        <table:table-row table:style-name="ro1">
          <table:table-cell table:formula="of:= 20 + RAND() * clothes" office:value-type="float" office:value="22.7311082702389" calcext:value-type="float">
            <text:p>22.73</text:p>
          </table:table-cell>
          <table:table-cell table:formula="of:= DATE( INT(RAND() * 11)  + 2010;  INT(RAND() * 11) ; INT(RAND() * 32) + 1 )" office:value-type="date" office:date-value="2010-01-08" calcext:value-type="date">
            <text:p>2010-01-08</text:p>
          </table:table-cell>
        </table:table-row>
        <table:table-row table:style-name="ro1">
          <table:table-cell table:formula="of:= 20 + RAND() * clothes" office:value-type="float" office:value="20.2901944193423" calcext:value-type="float">
            <text:p>20.29</text:p>
          </table:table-cell>
          <table:table-cell table:formula="of:= DATE( INT(RAND() * 11)  + 2010;  INT(RAND() * 11) ; INT(RAND() * 32) + 1 )" office:value-type="date" office:date-value="2012-02-12" calcext:value-type="date">
            <text:p>2012-02-12</text:p>
          </table:table-cell>
        </table:table-row>
        <table:table-row table:style-name="ro1">
          <table:table-cell table:formula="of:= 20 + RAND() * clothes" office:value-type="float" office:value="24.2807381342929" calcext:value-type="float">
            <text:p>24.28</text:p>
          </table:table-cell>
          <table:table-cell table:formula="of:= DATE( INT(RAND() * 11)  + 2010;  INT(RAND() * 11) ; INT(RAND() * 32) + 1 )" office:value-type="date" office:date-value="2017-01-30" calcext:value-type="date">
            <text:p>2017-01-30</text:p>
          </table:table-cell>
        </table:table-row>
        <table:table-row table:style-name="ro1">
          <table:table-cell table:formula="of:= 20 + RAND() * clothes" office:value-type="float" office:value="20.4265459969077" calcext:value-type="float">
            <text:p>20.43</text:p>
          </table:table-cell>
          <table:table-cell table:formula="of:= DATE( INT(RAND() * 11)  + 2010;  INT(RAND() * 11) ; INT(RAND() * 32) + 1 )" office:value-type="date" office:date-value="2017-04-16" calcext:value-type="date">
            <text:p>2017-04-16</text:p>
          </table:table-cell>
        </table:table-row>
        <table:table-row table:style-name="ro1">
          <table:table-cell table:formula="of:= 20 + RAND() * clothes" office:value-type="float" office:value="20.1205849641521" calcext:value-type="float">
            <text:p>20.12</text:p>
          </table:table-cell>
          <table:table-cell table:formula="of:= DATE( INT(RAND() * 11)  + 2010;  INT(RAND() * 11) ; INT(RAND() * 32) + 1 )" office:value-type="date" office:date-value="2013-01-28" calcext:value-type="date">
            <text:p>2013-01-28</text:p>
          </table:table-cell>
        </table:table-row>
        <table:table-row table:style-name="ro1">
          <table:table-cell table:formula="of:= 20 + RAND() * clothes" office:value-type="float" office:value="22.4035761896863" calcext:value-type="float">
            <text:p>22.40</text:p>
          </table:table-cell>
          <table:table-cell table:formula="of:= DATE( INT(RAND() * 11)  + 2010;  INT(RAND() * 11) ; INT(RAND() * 32) + 1 )" office:value-type="date" office:date-value="2016-07-06" calcext:value-type="date">
            <text:p>2016-07-06</text:p>
          </table:table-cell>
        </table:table-row>
        <table:table-row table:style-name="ro1">
          <table:table-cell table:formula="of:= 20 + RAND() * clothes" office:value-type="float" office:value="20.531265229436" calcext:value-type="float">
            <text:p>20.53</text:p>
          </table:table-cell>
          <table:table-cell table:formula="of:= DATE( INT(RAND() * 11)  + 2010;  INT(RAND() * 11) ; INT(RAND() * 32) + 1 )" office:value-type="date" office:date-value="2015-06-09" calcext:value-type="date">
            <text:p>2015-06-09</text:p>
          </table:table-cell>
        </table:table-row>
        <table:table-row table:style-name="ro1">
          <table:table-cell table:formula="of:= 20 + RAND() * clothes" office:value-type="float" office:value="24.8534857396713" calcext:value-type="float">
            <text:p>24.85</text:p>
          </table:table-cell>
          <table:table-cell table:formula="of:= DATE( INT(RAND() * 11)  + 2010;  INT(RAND() * 11) ; INT(RAND() * 32) + 1 )" office:value-type="date" office:date-value="2011-09-17" calcext:value-type="date">
            <text:p>2011-09-17</text:p>
          </table:table-cell>
        </table:table-row>
        <table:table-row table:style-name="ro1">
          <table:table-cell table:formula="of:= 20 + RAND() * clothes" office:value-type="float" office:value="23.260149849544" calcext:value-type="float">
            <text:p>23.26</text:p>
          </table:table-cell>
          <table:table-cell table:formula="of:= DATE( INT(RAND() * 11)  + 2010;  INT(RAND() * 11) ; INT(RAND() * 32) + 1 )" office:value-type="date" office:date-value="2013-01-01" calcext:value-type="date">
            <text:p>2013-01-01</text:p>
          </table:table-cell>
        </table:table-row>
        <table:table-row table:style-name="ro1">
          <table:table-cell table:formula="of:= 20 + RAND() * clothes" office:value-type="float" office:value="22.0642578675916" calcext:value-type="float">
            <text:p>22.06</text:p>
          </table:table-cell>
          <table:table-cell table:formula="of:= DATE( INT(RAND() * 11)  + 2010;  INT(RAND() * 11) ; INT(RAND() * 32) + 1 )" office:value-type="date" office:date-value="2015-09-01" calcext:value-type="date">
            <text:p>2015-09-01</text:p>
          </table:table-cell>
        </table:table-row>
        <table:table-row table:style-name="ro1">
          <table:table-cell table:formula="of:= 20 + RAND() * clothes" office:value-type="float" office:value="24.7827126465011" calcext:value-type="float">
            <text:p>24.78</text:p>
          </table:table-cell>
          <table:table-cell table:formula="of:= DATE( INT(RAND() * 11)  + 2010;  INT(RAND() * 11) ; INT(RAND() * 32) + 1 )" office:value-type="date" office:date-value="2014-12-03" calcext:value-type="date">
            <text:p>2014-12-03</text:p>
          </table:table-cell>
        </table:table-row>
        <table:table-row table:style-name="ro1">
          <table:table-cell table:formula="of:= 20 + RAND() * clothes" office:value-type="float" office:value="20.2251978238284" calcext:value-type="float">
            <text:p>20.23</text:p>
          </table:table-cell>
          <table:table-cell table:formula="of:= DATE( INT(RAND() * 11)  + 2010;  INT(RAND() * 11) ; INT(RAND() * 32) + 1 )" office:value-type="date" office:date-value="2013-10-05" calcext:value-type="date">
            <text:p>2013-10-05</text:p>
          </table:table-cell>
        </table:table-row>
        <table:table-row table:style-name="ro1">
          <table:table-cell table:formula="of:= 20 + RAND() * clothes" office:value-type="float" office:value="20.5059107404135" calcext:value-type="float">
            <text:p>20.51</text:p>
          </table:table-cell>
          <table:table-cell table:formula="of:= DATE( INT(RAND() * 11)  + 2010;  INT(RAND() * 11) ; INT(RAND() * 32) + 1 )" office:value-type="date" office:date-value="2018-12-07" calcext:value-type="date">
            <text:p>2018-12-07</text:p>
          </table:table-cell>
        </table:table-row>
        <table:table-row table:style-name="ro1">
          <table:table-cell table:formula="of:= 20 + RAND() * clothes" office:value-type="float" office:value="20.1297630684961" calcext:value-type="float">
            <text:p>20.13</text:p>
          </table:table-cell>
          <table:table-cell table:formula="of:= DATE( INT(RAND() * 11)  + 2010;  INT(RAND() * 11) ; INT(RAND() * 32) + 1 )" office:value-type="date" office:date-value="2019-12-09" calcext:value-type="date">
            <text:p>2019-12-09</text:p>
          </table:table-cell>
        </table:table-row>
        <table:table-row table:style-name="ro1">
          <table:table-cell table:formula="of:= 20 + RAND() * clothes" office:value-type="float" office:value="23.6093048904589" calcext:value-type="float">
            <text:p>23.61</text:p>
          </table:table-cell>
          <table:table-cell table:formula="of:= DATE( INT(RAND() * 11)  + 2010;  INT(RAND() * 11) ; INT(RAND() * 32) + 1 )" office:value-type="date" office:date-value="2010-08-09" calcext:value-type="date">
            <text:p>2010-08-09</text:p>
          </table:table-cell>
        </table:table-row>
        <table:table-row table:style-name="ro1">
          <table:table-cell table:formula="of:= 20 + RAND() * clothes" office:value-type="float" office:value="21.0590031229648" calcext:value-type="float">
            <text:p>21.06</text:p>
          </table:table-cell>
          <table:table-cell table:formula="of:= DATE( INT(RAND() * 11)  + 2010;  INT(RAND() * 11) ; INT(RAND() * 32) + 1 )" office:value-type="date" office:date-value="2020-06-11" calcext:value-type="date">
            <text:p>2020-06-11</text:p>
          </table:table-cell>
        </table:table-row>
        <table:table-row table:style-name="ro1">
          <table:table-cell table:formula="of:= 20 + RAND() * clothes" office:value-type="float" office:value="21.4034965844506" calcext:value-type="float">
            <text:p>21.40</text:p>
          </table:table-cell>
          <table:table-cell table:formula="of:= DATE( INT(RAND() * 11)  + 2010;  INT(RAND() * 11) ; INT(RAND() * 32) + 1 )" office:value-type="date" office:date-value="2010-09-09" calcext:value-type="date">
            <text:p>2010-09-09</text:p>
          </table:table-cell>
        </table:table-row>
        <table:table-row table:style-name="ro1">
          <table:table-cell table:formula="of:= 20 + RAND() * clothes" office:value-type="float" office:value="22.1271130762402" calcext:value-type="float">
            <text:p>22.13</text:p>
          </table:table-cell>
          <table:table-cell table:formula="of:= DATE( INT(RAND() * 11)  + 2010;  INT(RAND() * 11) ; INT(RAND() * 32) + 1 )" office:value-type="date" office:date-value="2012-03-14" calcext:value-type="date">
            <text:p>2012-03-14</text:p>
          </table:table-cell>
        </table:table-row>
        <table:table-row table:style-name="ro1">
          <table:table-cell table:formula="of:= 20 + RAND() * clothes" office:value-type="float" office:value="22.0506328949652" calcext:value-type="float">
            <text:p>22.05</text:p>
          </table:table-cell>
          <table:table-cell table:formula="of:= DATE( INT(RAND() * 11)  + 2010;  INT(RAND() * 11) ; INT(RAND() * 32) + 1 )" office:value-type="date" office:date-value="2019-01-14" calcext:value-type="date">
            <text:p>2019-01-14</text:p>
          </table:table-cell>
        </table:table-row>
        <table:table-row table:style-name="ro1">
          <table:table-cell table:formula="of:= 20 + RAND() * clothes" office:value-type="float" office:value="22.4194765865447" calcext:value-type="float">
            <text:p>22.42</text:p>
          </table:table-cell>
          <table:table-cell table:formula="of:= DATE( INT(RAND() * 11)  + 2010;  INT(RAND() * 11) ; INT(RAND() * 32) + 1 )" office:value-type="date" office:date-value="2014-01-29" calcext:value-type="date">
            <text:p>2014-01-29</text:p>
          </table:table-cell>
        </table:table-row>
        <table:table-row table:style-name="ro1">
          <table:table-cell table:formula="of:= 20 + RAND() * clothes" office:value-type="float" office:value="23.0448595397949" calcext:value-type="float">
            <text:p>23.04</text:p>
          </table:table-cell>
          <table:table-cell table:formula="of:= DATE( INT(RAND() * 11)  + 2010;  INT(RAND() * 11) ; INT(RAND() * 32) + 1 )" office:value-type="date" office:date-value="2011-10-14" calcext:value-type="date">
            <text:p>2011-10-14</text:p>
          </table:table-cell>
        </table:table-row>
        <table:table-row table:style-name="ro1">
          <table:table-cell table:formula="of:= 20 + RAND() * clothes" office:value-type="float" office:value="21.1760216441149" calcext:value-type="float">
            <text:p>21.18</text:p>
          </table:table-cell>
          <table:table-cell table:formula="of:= DATE( INT(RAND() * 11)  + 2010;  INT(RAND() * 11) ; INT(RAND() * 32) + 1 )" office:value-type="date" office:date-value="2020-05-26" calcext:value-type="date">
            <text:p>2020-05-26</text:p>
          </table:table-cell>
        </table:table-row>
        <table:table-row table:style-name="ro1">
          <table:table-cell table:formula="of:= 20 + RAND() * clothes" office:value-type="float" office:value="20.5688785974062" calcext:value-type="float">
            <text:p>20.57</text:p>
          </table:table-cell>
          <table:table-cell table:formula="of:= DATE( INT(RAND() * 11)  + 2010;  INT(RAND() * 11) ; INT(RAND() * 32) + 1 )" office:value-type="date" office:date-value="2019-05-27" calcext:value-type="date">
            <text:p>2019-05-27</text:p>
          </table:table-cell>
        </table:table-row>
        <table:table-row table:style-name="ro1">
          <table:table-cell table:formula="of:= 20 + RAND() * clothes" office:value-type="float" office:value="20.0938769623749" calcext:value-type="float">
            <text:p>20.09</text:p>
          </table:table-cell>
          <table:table-cell table:formula="of:= DATE( INT(RAND() * 11)  + 2010;  INT(RAND() * 11) ; INT(RAND() * 32) + 1 )" office:value-type="date" office:date-value="2018-12-24" calcext:value-type="date">
            <text:p>2018-12-24</text:p>
          </table:table-cell>
        </table:table-row>
        <table:table-row table:style-name="ro1">
          <table:table-cell table:formula="of:= 20 + RAND() * clothes" office:value-type="float" office:value="22.0071967191326" calcext:value-type="float">
            <text:p>22.01</text:p>
          </table:table-cell>
          <table:table-cell table:formula="of:= DATE( INT(RAND() * 11)  + 2010;  INT(RAND() * 11) ; INT(RAND() * 32) + 1 )" office:value-type="date" office:date-value="2012-01-16" calcext:value-type="date">
            <text:p>2012-01-16</text:p>
          </table:table-cell>
        </table:table-row>
        <table:table-row table:style-name="ro1">
          <table:table-cell table:formula="of:= 20 + RAND() * clothes" office:value-type="float" office:value="24.2299004409555" calcext:value-type="float">
            <text:p>24.23</text:p>
          </table:table-cell>
          <table:table-cell table:formula="of:= DATE( INT(RAND() * 11)  + 2010;  INT(RAND() * 11) ; INT(RAND() * 32) + 1 )" office:value-type="date" office:date-value="2018-12-09" calcext:value-type="date">
            <text:p>2018-12-09</text:p>
          </table:table-cell>
        </table:table-row>
        <table:table-row table:style-name="ro1">
          <table:table-cell table:formula="of:= 20 + RAND() * clothes" office:value-type="float" office:value="21.9294535263806" calcext:value-type="float">
            <text:p>21.93</text:p>
          </table:table-cell>
          <table:table-cell table:formula="of:= DATE( INT(RAND() * 11)  + 2010;  INT(RAND() * 11) ; INT(RAND() * 32) + 1 )" office:value-type="date" office:date-value="2020-04-15" calcext:value-type="date">
            <text:p>2020-04-15</text:p>
          </table:table-cell>
        </table:table-row>
        <table:table-row table:style-name="ro1">
          <table:table-cell table:formula="of:= 20 + RAND() * clothes" office:value-type="float" office:value="22.1849513371911" calcext:value-type="float">
            <text:p>22.18</text:p>
          </table:table-cell>
          <table:table-cell table:formula="of:= DATE( INT(RAND() * 11)  + 2010;  INT(RAND() * 11) ; INT(RAND() * 32) + 1 )" office:value-type="date" office:date-value="2010-10-19" calcext:value-type="date">
            <text:p>2010-10-19</text:p>
          </table:table-cell>
        </table:table-row>
        <table:table-row table:style-name="ro1">
          <table:table-cell table:formula="of:= 20 + RAND() * clothes" office:value-type="float" office:value="20.3226969762464" calcext:value-type="float">
            <text:p>20.32</text:p>
          </table:table-cell>
          <table:table-cell table:formula="of:= DATE( INT(RAND() * 11)  + 2010;  INT(RAND() * 11) ; INT(RAND() * 32) + 1 )" office:value-type="date" office:date-value="2016-03-01" calcext:value-type="date">
            <text:p>2016-03-01</text:p>
          </table:table-cell>
        </table:table-row>
        <table:table-row table:style-name="ro1">
          <table:table-cell table:formula="of:= 20 + RAND() * clothes" office:value-type="float" office:value="22.7217810878476" calcext:value-type="float">
            <text:p>22.72</text:p>
          </table:table-cell>
          <table:table-cell table:formula="of:= DATE( INT(RAND() * 11)  + 2010;  INT(RAND() * 11) ; INT(RAND() * 32) + 1 )" office:value-type="date" office:date-value="2010-04-16" calcext:value-type="date">
            <text:p>2010-04-16</text:p>
          </table:table-cell>
        </table:table-row>
        <table:table-row table:style-name="ro1">
          <table:table-cell table:formula="of:= 20 + RAND() * clothes" office:value-type="float" office:value="22.5252170656466" calcext:value-type="float">
            <text:p>22.53</text:p>
          </table:table-cell>
          <table:table-cell table:formula="of:= DATE( INT(RAND() * 11)  + 2010;  INT(RAND() * 11) ; INT(RAND() * 32) + 1 )" office:value-type="date" office:date-value="2019-08-01" calcext:value-type="date">
            <text:p>2019-08-01</text:p>
          </table:table-cell>
        </table:table-row>
        <table:table-row table:style-name="ro1">
          <table:table-cell table:formula="of:= 20 + RAND() * clothes" office:value-type="float" office:value="20.8570130526622" calcext:value-type="float">
            <text:p>20.86</text:p>
          </table:table-cell>
          <table:table-cell table:formula="of:= DATE( INT(RAND() * 11)  + 2010;  INT(RAND() * 11) ; INT(RAND() * 32) + 1 )" office:value-type="date" office:date-value="2016-04-18" calcext:value-type="date">
            <text:p>2016-04-18</text:p>
          </table:table-cell>
        </table:table-row>
        <table:table-row table:style-name="ro1">
          <table:table-cell table:formula="of:= 20 + RAND() * clothes" office:value-type="float" office:value="21.147577297816" calcext:value-type="float">
            <text:p>21.15</text:p>
          </table:table-cell>
          <table:table-cell table:formula="of:= DATE( INT(RAND() * 11)  + 2010;  INT(RAND() * 11) ; INT(RAND() * 32) + 1 )" office:value-type="date" office:date-value="2019-08-06" calcext:value-type="date">
            <text:p>2019-08-06</text:p>
          </table:table-cell>
        </table:table-row>
        <table:table-row table:style-name="ro1">
          <table:table-cell table:formula="of:= 20 + RAND() * clothes" office:value-type="float" office:value="22.9125681935576" calcext:value-type="float">
            <text:p>22.91</text:p>
          </table:table-cell>
          <table:table-cell table:formula="of:= DATE( INT(RAND() * 11)  + 2010;  INT(RAND() * 11) ; INT(RAND() * 32) + 1 )" office:value-type="date" office:date-value="2014-12-20" calcext:value-type="date">
            <text:p>2014-12-20</text:p>
          </table:table-cell>
        </table:table-row>
        <table:table-row table:style-name="ro1">
          <table:table-cell table:formula="of:= 20 + RAND() * clothes" office:value-type="float" office:value="22.0141853629754" calcext:value-type="float">
            <text:p>22.01</text:p>
          </table:table-cell>
          <table:table-cell table:formula="of:= DATE( INT(RAND() * 11)  + 2010;  INT(RAND() * 11) ; INT(RAND() * 32) + 1 )" office:value-type="date" office:date-value="2011-03-01" calcext:value-type="date">
            <text:p>2011-03-01</text:p>
          </table:table-cell>
        </table:table-row>
        <table:table-row table:style-name="ro1">
          <table:table-cell table:formula="of:= 20 + RAND() * clothes" office:value-type="float" office:value="22.4893942728964" calcext:value-type="float">
            <text:p>22.49</text:p>
          </table:table-cell>
          <table:table-cell table:formula="of:= DATE( INT(RAND() * 11)  + 2010;  INT(RAND() * 11) ; INT(RAND() * 32) + 1 )" office:value-type="date" office:date-value="2020-03-05" calcext:value-type="date">
            <text:p>2020-03-05</text:p>
          </table:table-cell>
        </table:table-row>
        <table:table-row table:style-name="ro1">
          <table:table-cell table:formula="of:= 20 + RAND() * clothes" office:value-type="float" office:value="20.5295194954907" calcext:value-type="float">
            <text:p>20.53</text:p>
          </table:table-cell>
          <table:table-cell table:formula="of:= DATE( INT(RAND() * 11)  + 2010;  INT(RAND() * 11) ; INT(RAND() * 32) + 1 )" office:value-type="date" office:date-value="2016-12-20" calcext:value-type="date">
            <text:p>2016-12-20</text:p>
          </table:table-cell>
        </table:table-row>
        <table:table-row table:style-name="ro1">
          <table:table-cell table:formula="of:= 20 + RAND() * clothes" office:value-type="float" office:value="24.3640422374738" calcext:value-type="float">
            <text:p>24.36</text:p>
          </table:table-cell>
          <table:table-cell table:formula="of:= DATE( INT(RAND() * 11)  + 2010;  INT(RAND() * 11) ; INT(RAND() * 32) + 1 )" office:value-type="date" office:date-value="2016-08-23" calcext:value-type="date">
            <text:p>2016-08-23</text:p>
          </table:table-cell>
        </table:table-row>
        <table:table-row table:style-name="ro1">
          <table:table-cell table:formula="of:= 20 + RAND() * clothes" office:value-type="float" office:value="24.0611090671764" calcext:value-type="float">
            <text:p>24.06</text:p>
          </table:table-cell>
          <table:table-cell table:formula="of:= DATE( INT(RAND() * 11)  + 2010;  INT(RAND() * 11) ; INT(RAND() * 32) + 1 )" office:value-type="date" office:date-value="2016-10-02" calcext:value-type="date">
            <text:p>2016-10-02</text:p>
          </table:table-cell>
        </table:table-row>
        <table:table-row table:style-name="ro1">
          <table:table-cell table:formula="of:= 20 + RAND() * clothes" office:value-type="float" office:value="21.9834130070009" calcext:value-type="float">
            <text:p>21.98</text:p>
          </table:table-cell>
          <table:table-cell table:formula="of:= DATE( INT(RAND() * 11)  + 2010;  INT(RAND() * 11) ; INT(RAND() * 32) + 1 )" office:value-type="date" office:date-value="2012-08-01" calcext:value-type="date">
            <text:p>2012-08-01</text:p>
          </table:table-cell>
        </table:table-row>
        <table:table-row table:style-name="ro1">
          <table:table-cell table:formula="of:= 20 + RAND() * clothes" office:value-type="float" office:value="20.7731799217996" calcext:value-type="float">
            <text:p>20.77</text:p>
          </table:table-cell>
          <table:table-cell table:formula="of:= DATE( INT(RAND() * 11)  + 2010;  INT(RAND() * 11) ; INT(RAND() * 32) + 1 )" office:value-type="date" office:date-value="2012-01-07" calcext:value-type="date">
            <text:p>2012-01-07</text:p>
          </table:table-cell>
        </table:table-row>
        <table:table-row table:style-name="ro1">
          <table:table-cell table:formula="of:= 20 + RAND() * clothes" office:value-type="float" office:value="20.6091779353022" calcext:value-type="float">
            <text:p>20.61</text:p>
          </table:table-cell>
          <table:table-cell table:formula="of:= DATE( INT(RAND() * 11)  + 2010;  INT(RAND() * 11) ; INT(RAND() * 32) + 1 )" office:value-type="date" office:date-value="2019-10-03" calcext:value-type="date">
            <text:p>2019-10-03</text:p>
          </table:table-cell>
        </table:table-row>
        <table:table-row table:style-name="ro1">
          <table:table-cell table:formula="of:= 20 + RAND() * clothes" office:value-type="float" office:value="21.1589889845391" calcext:value-type="float">
            <text:p>21.16</text:p>
          </table:table-cell>
          <table:table-cell table:formula="of:= DATE( INT(RAND() * 11)  + 2010;  INT(RAND() * 11) ; INT(RAND() * 32) + 1 )" office:value-type="date" office:date-value="2011-08-30" calcext:value-type="date">
            <text:p>2011-08-30</text:p>
          </table:table-cell>
        </table:table-row>
        <table:table-row table:style-name="ro1">
          <table:table-cell table:formula="of:= 20 + RAND() * clothes" office:value-type="float" office:value="22.7112968152317" calcext:value-type="float">
            <text:p>22.71</text:p>
          </table:table-cell>
          <table:table-cell table:formula="of:= DATE( INT(RAND() * 11)  + 2010;  INT(RAND() * 11) ; INT(RAND() * 32) + 1 )" office:value-type="date" office:date-value="2011-10-09" calcext:value-type="date">
            <text:p>2011-10-09</text:p>
          </table:table-cell>
        </table:table-row>
        <table:table-row table:style-name="ro1">
          <table:table-cell table:formula="of:= 20 + RAND() * clothes" office:value-type="float" office:value="23.9562364779788" calcext:value-type="float">
            <text:p>23.96</text:p>
          </table:table-cell>
          <table:table-cell table:formula="of:= DATE( INT(RAND() * 11)  + 2010;  INT(RAND() * 11) ; INT(RAND() * 32) + 1 )" office:value-type="date" office:date-value="2016-06-30" calcext:value-type="date">
            <text:p>2016-06-30</text:p>
          </table:table-cell>
        </table:table-row>
        <table:table-row table:style-name="ro1">
          <table:table-cell table:formula="of:= 20 + RAND() * clothes" office:value-type="float" office:value="21.8784995376021" calcext:value-type="float">
            <text:p>21.88</text:p>
          </table:table-cell>
          <table:table-cell table:formula="of:= DATE( INT(RAND() * 11)  + 2010;  INT(RAND() * 11) ; INT(RAND() * 32) + 1 )" office:value-type="date" office:date-value="2016-01-07" calcext:value-type="date">
            <text:p>2016-01-07</text:p>
          </table:table-cell>
        </table:table-row>
        <table:table-row table:style-name="ro1">
          <table:table-cell table:formula="of:= 20 + RAND() * clothes" office:value-type="float" office:value="24.7655437270019" calcext:value-type="float">
            <text:p>24.77</text:p>
          </table:table-cell>
          <table:table-cell table:formula="of:= DATE( INT(RAND() * 11)  + 2010;  INT(RAND() * 11) ; INT(RAND() * 32) + 1 )" office:value-type="date" office:date-value="2012-07-14" calcext:value-type="date">
            <text:p>2012-07-14</text:p>
          </table:table-cell>
        </table:table-row>
        <table:table-row table:style-name="ro1">
          <table:table-cell table:formula="of:= 20 + RAND() * clothes" office:value-type="float" office:value="24.5970161738747" calcext:value-type="float">
            <text:p>24.60</text:p>
          </table:table-cell>
          <table:table-cell table:formula="of:= DATE( INT(RAND() * 11)  + 2010;  INT(RAND() * 11) ; INT(RAND() * 32) + 1 )" office:value-type="date" office:date-value="2012-01-19" calcext:value-type="date">
            <text:p>2012-01-19</text:p>
          </table:table-cell>
        </table:table-row>
        <table:table-row table:style-name="ro1">
          <table:table-cell table:formula="of:= 20 + RAND() * clothes" office:value-type="float" office:value="24.136420239474" calcext:value-type="float">
            <text:p>24.14</text:p>
          </table:table-cell>
          <table:table-cell table:formula="of:= DATE( INT(RAND() * 11)  + 2010;  INT(RAND() * 11) ; INT(RAND() * 32) + 1 )" office:value-type="date" office:date-value="2013-09-28" calcext:value-type="date">
            <text:p>2013-09-28</text:p>
          </table:table-cell>
        </table:table-row>
        <table:table-row table:style-name="ro1">
          <table:table-cell table:formula="of:= 20 + RAND() * clothes" office:value-type="float" office:value="20.9729894898942" calcext:value-type="float">
            <text:p>20.97</text:p>
          </table:table-cell>
          <table:table-cell table:formula="of:= DATE( INT(RAND() * 11)  + 2010;  INT(RAND() * 11) ; INT(RAND() * 32) + 1 )" office:value-type="date" office:date-value="2017-07-26" calcext:value-type="date">
            <text:p>2017-07-26</text:p>
          </table:table-cell>
        </table:table-row>
        <table:table-row table:style-name="ro1">
          <table:table-cell table:formula="of:= 20 + RAND() * clothes" office:value-type="float" office:value="22.6403425443373" calcext:value-type="float">
            <text:p>22.64</text:p>
          </table:table-cell>
          <table:table-cell table:formula="of:= DATE( INT(RAND() * 11)  + 2010;  INT(RAND() * 11) ; INT(RAND() * 32) + 1 )" office:value-type="date" office:date-value="2019-03-21" calcext:value-type="date">
            <text:p>2019-03-21</text:p>
          </table:table-cell>
        </table:table-row>
        <table:table-row table:style-name="ro1">
          <table:table-cell table:formula="of:= 20 + RAND() * clothes" office:value-type="float" office:value="20.5420681086805" calcext:value-type="float">
            <text:p>20.54</text:p>
          </table:table-cell>
          <table:table-cell table:formula="of:= DATE( INT(RAND() * 11)  + 2010;  INT(RAND() * 11) ; INT(RAND() * 32) + 1 )" office:value-type="date" office:date-value="2020-01-24" calcext:value-type="date">
            <text:p>2020-01-24</text:p>
          </table:table-cell>
        </table:table-row>
        <table:table-row table:style-name="ro1">
          <table:table-cell table:formula="of:= 20 + RAND() * clothes" office:value-type="float" office:value="22.1641323688769" calcext:value-type="float">
            <text:p>22.16</text:p>
          </table:table-cell>
          <table:table-cell table:formula="of:= DATE( INT(RAND() * 11)  + 2010;  INT(RAND() * 11) ; INT(RAND() * 32) + 1 )" office:value-type="date" office:date-value="2019-06-02" calcext:value-type="date">
            <text:p>2019-06-02</text:p>
          </table:table-cell>
        </table:table-row>
        <table:table-row table:style-name="ro1">
          <table:table-cell table:formula="of:= 20 + RAND() * clothes" office:value-type="float" office:value="24.7155143952588" calcext:value-type="float">
            <text:p>24.72</text:p>
          </table:table-cell>
          <table:table-cell table:formula="of:= DATE( INT(RAND() * 11)  + 2010;  INT(RAND() * 11) ; INT(RAND() * 32) + 1 )" office:value-type="date" office:date-value="2017-05-07" calcext:value-type="date">
            <text:p>2017-05-07</text:p>
          </table:table-cell>
        </table:table-row>
        <table:table-row table:style-name="ro1">
          <table:table-cell table:formula="of:= 20 + RAND() * clothes" office:value-type="float" office:value="22.1948714609361" calcext:value-type="float">
            <text:p>22.19</text:p>
          </table:table-cell>
          <table:table-cell table:formula="of:= DATE( INT(RAND() * 11)  + 2010;  INT(RAND() * 11) ; INT(RAND() * 32) + 1 )" office:value-type="date" office:date-value="2016-02-27" calcext:value-type="date">
            <text:p>2016-02-27</text:p>
          </table:table-cell>
        </table:table-row>
        <table:table-row table:style-name="ro1">
          <table:table-cell table:formula="of:= 20 + RAND() * clothes" office:value-type="float" office:value="24.1529722761921" calcext:value-type="float">
            <text:p>24.15</text:p>
          </table:table-cell>
          <table:table-cell table:formula="of:= DATE( INT(RAND() * 11)  + 2010;  INT(RAND() * 11) ; INT(RAND() * 32) + 1 )" office:value-type="date" office:date-value="2014-06-13" calcext:value-type="date">
            <text:p>2014-06-13</text:p>
          </table:table-cell>
        </table:table-row>
        <table:table-row table:style-name="ro1">
          <table:table-cell table:formula="of:= 20 + RAND() * clothes" office:value-type="float" office:value="22.625411501383" calcext:value-type="float">
            <text:p>22.63</text:p>
          </table:table-cell>
          <table:table-cell table:formula="of:= DATE( INT(RAND() * 11)  + 2010;  INT(RAND() * 11) ; INT(RAND() * 32) + 1 )" office:value-type="date" office:date-value="2015-02-26" calcext:value-type="date">
            <text:p>2015-02-26</text:p>
          </table:table-cell>
        </table:table-row>
        <table:table-row table:style-name="ro1">
          <table:table-cell table:formula="of:= 20 + RAND() * clothes" office:value-type="float" office:value="24.5072244896819" calcext:value-type="float">
            <text:p>24.51</text:p>
          </table:table-cell>
          <table:table-cell table:formula="of:= DATE( INT(RAND() * 11)  + 2010;  INT(RAND() * 11) ; INT(RAND() * 32) + 1 )" office:value-type="date" office:date-value="2017-03-28" calcext:value-type="date">
            <text:p>2017-03-28</text:p>
          </table:table-cell>
        </table:table-row>
        <table:table-row table:style-name="ro1">
          <table:table-cell table:formula="of:= 20 + RAND() * clothes" office:value-type="float" office:value="24.8997355445504" calcext:value-type="float">
            <text:p>24.90</text:p>
          </table:table-cell>
          <table:table-cell table:formula="of:= DATE( INT(RAND() * 11)  + 2010;  INT(RAND() * 11) ; INT(RAND() * 32) + 1 )" office:value-type="date" office:date-value="2013-09-15" calcext:value-type="date">
            <text:p>2013-09-15</text:p>
          </table:table-cell>
        </table:table-row>
        <table:table-row table:style-name="ro1">
          <table:table-cell table:formula="of:= 20 + RAND() * clothes" office:value-type="float" office:value="23.3910258276884" calcext:value-type="float">
            <text:p>23.39</text:p>
          </table:table-cell>
          <table:table-cell table:formula="of:= DATE( INT(RAND() * 11)  + 2010;  INT(RAND() * 11) ; INT(RAND() * 32) + 1 )" office:value-type="date" office:date-value="2020-05-03" calcext:value-type="date">
            <text:p>2020-05-03</text:p>
          </table:table-cell>
        </table:table-row>
        <table:table-row table:style-name="ro1">
          <table:table-cell table:formula="of:= 20 + RAND() * clothes" office:value-type="float" office:value="20.2102530806957" calcext:value-type="float">
            <text:p>20.21</text:p>
          </table:table-cell>
          <table:table-cell table:formula="of:= DATE( INT(RAND() * 11)  + 2010;  INT(RAND() * 11) ; INT(RAND() * 32) + 1 )" office:value-type="date" office:date-value="2015-04-27" calcext:value-type="date">
            <text:p>2015-04-27</text:p>
          </table:table-cell>
        </table:table-row>
        <table:table-row table:style-name="ro1">
          <table:table-cell table:formula="of:= 20 + RAND() * clothes" office:value-type="float" office:value="20.6175772473497" calcext:value-type="float">
            <text:p>20.62</text:p>
          </table:table-cell>
          <table:table-cell table:formula="of:= DATE( INT(RAND() * 11)  + 2010;  INT(RAND() * 11) ; INT(RAND() * 32) + 1 )" office:value-type="date" office:date-value="2017-07-13" calcext:value-type="date">
            <text:p>2017-07-13</text:p>
          </table:table-cell>
        </table:table-row>
        <table:table-row table:style-name="ro1">
          <table:table-cell table:formula="of:= 20 + RAND() * clothes" office:value-type="float" office:value="22.7335848227516" calcext:value-type="float">
            <text:p>22.73</text:p>
          </table:table-cell>
          <table:table-cell table:formula="of:= DATE( INT(RAND() * 11)  + 2010;  INT(RAND() * 11) ; INT(RAND() * 32) + 1 )" office:value-type="date" office:date-value="2018-06-03" calcext:value-type="date">
            <text:p>2018-06-03</text:p>
          </table:table-cell>
        </table:table-row>
        <table:table-row table:style-name="ro1">
          <table:table-cell table:formula="of:= 20 + RAND() * clothes" office:value-type="float" office:value="21.3805981584269" calcext:value-type="float">
            <text:p>21.38</text:p>
          </table:table-cell>
          <table:table-cell table:formula="of:= DATE( INT(RAND() * 11)  + 2010;  INT(RAND() * 11) ; INT(RAND() * 32) + 1 )" office:value-type="date" office:date-value="2017-08-17" calcext:value-type="date">
            <text:p>2017-08-17</text:p>
          </table:table-cell>
        </table:table-row>
        <table:table-row table:style-name="ro1">
          <table:table-cell table:formula="of:= 20 + RAND() * clothes" office:value-type="float" office:value="23.6806992493403" calcext:value-type="float">
            <text:p>23.68</text:p>
          </table:table-cell>
          <table:table-cell table:formula="of:= DATE( INT(RAND() * 11)  + 2010;  INT(RAND() * 11) ; INT(RAND() * 32) + 1 )" office:value-type="date" office:date-value="2019-09-20" calcext:value-type="date">
            <text:p>2019-09-20</text:p>
          </table:table-cell>
        </table:table-row>
        <table:table-row table:style-name="ro1">
          <table:table-cell table:formula="of:= 20 + RAND() * clothes" office:value-type="float" office:value="21.2177105532632" calcext:value-type="float">
            <text:p>21.22</text:p>
          </table:table-cell>
          <table:table-cell table:formula="of:= DATE( INT(RAND() * 11)  + 2010;  INT(RAND() * 11) ; INT(RAND() * 32) + 1 )" office:value-type="date" office:date-value="2010-07-01" calcext:value-type="date">
            <text:p>2010-07-01</text:p>
          </table:table-cell>
        </table:table-row>
        <table:table-row table:style-name="ro1">
          <table:table-cell table:formula="of:= 20 + RAND() * clothes" office:value-type="float" office:value="22.3137683970778" calcext:value-type="float">
            <text:p>22.31</text:p>
          </table:table-cell>
          <table:table-cell table:formula="of:= DATE( INT(RAND() * 11)  + 2010;  INT(RAND() * 11) ; INT(RAND() * 32) + 1 )" office:value-type="date" office:date-value="2015-07-04" calcext:value-type="date">
            <text:p>2015-07-04</text:p>
          </table:table-cell>
        </table:table-row>
        <table:table-row table:style-name="ro1">
          <table:table-cell table:formula="of:= 20 + RAND() * clothes" office:value-type="float" office:value="24.9465543443601" calcext:value-type="float">
            <text:p>24.95</text:p>
          </table:table-cell>
          <table:table-cell table:formula="of:= DATE( INT(RAND() * 11)  + 2010;  INT(RAND() * 11) ; INT(RAND() * 32) + 1 )" office:value-type="date" office:date-value="2009-12-07" calcext:value-type="date">
            <text:p>2009-12-07</text:p>
          </table:table-cell>
        </table:table-row>
        <table:table-row table:style-name="ro1">
          <table:table-cell table:formula="of:= 20 + RAND() * clothes" office:value-type="float" office:value="24.0084244966669" calcext:value-type="float">
            <text:p>24.01</text:p>
          </table:table-cell>
          <table:table-cell table:formula="of:= DATE( INT(RAND() * 11)  + 2010;  INT(RAND() * 11) ; INT(RAND() * 32) + 1 )" office:value-type="date" office:date-value="2010-03-16" calcext:value-type="date">
            <text:p>2010-03-16</text:p>
          </table:table-cell>
        </table:table-row>
        <table:table-row table:style-name="ro1">
          <table:table-cell table:formula="of:= 20 + RAND() * clothes" office:value-type="float" office:value="23.1338666542856" calcext:value-type="float">
            <text:p>23.13</text:p>
          </table:table-cell>
          <table:table-cell table:formula="of:= DATE( INT(RAND() * 11)  + 2010;  INT(RAND() * 11) ; INT(RAND() * 32) + 1 )" office:value-type="date" office:date-value="2010-10-22" calcext:value-type="date">
            <text:p>2010-10-22</text:p>
          </table:table-cell>
        </table:table-row>
        <table:table-row table:style-name="ro1">
          <table:table-cell table:formula="of:= 20 + RAND() * clothes" office:value-type="float" office:value="21.6459950658969" calcext:value-type="float">
            <text:p>21.65</text:p>
          </table:table-cell>
          <table:table-cell table:formula="of:= DATE( INT(RAND() * 11)  + 2010;  INT(RAND() * 11) ; INT(RAND() * 32) + 1 )" office:value-type="date" office:date-value="2019-04-22" calcext:value-type="date">
            <text:p>2019-04-22</text:p>
          </table:table-cell>
        </table:table-row>
        <table:table-row table:style-name="ro1">
          <table:table-cell table:formula="of:= 20 + RAND() * clothes" office:value-type="float" office:value="22.5732306711029" calcext:value-type="float">
            <text:p>22.57</text:p>
          </table:table-cell>
          <table:table-cell table:formula="of:= DATE( INT(RAND() * 11)  + 2010;  INT(RAND() * 11) ; INT(RAND() * 32) + 1 )" office:value-type="date" office:date-value="2018-04-22" calcext:value-type="date">
            <text:p>2018-04-22</text:p>
          </table:table-cell>
        </table:table-row>
        <table:table-row table:style-name="ro1">
          <table:table-cell table:formula="of:= 20 + RAND() * clothes" office:value-type="float" office:value="21.2591900568095" calcext:value-type="float">
            <text:p>21.26</text:p>
          </table:table-cell>
          <table:table-cell table:formula="of:= DATE( INT(RAND() * 11)  + 2010;  INT(RAND() * 11) ; INT(RAND() * 32) + 1 )" office:value-type="date" office:date-value="2011-03-09" calcext:value-type="date">
            <text:p>2011-03-09</text:p>
          </table:table-cell>
        </table:table-row>
        <table:table-row table:style-name="ro1">
          <table:table-cell table:formula="of:= 20 + RAND() * clothes" office:value-type="float" office:value="20.1146097471036" calcext:value-type="float">
            <text:p>20.11</text:p>
          </table:table-cell>
          <table:table-cell table:formula="of:= DATE( INT(RAND() * 11)  + 2010;  INT(RAND() * 11) ; INT(RAND() * 32) + 1 )" office:value-type="date" office:date-value="2012-12-04" calcext:value-type="date">
            <text:p>2012-12-04</text:p>
          </table:table-cell>
        </table:table-row>
        <table:table-row table:style-name="ro1">
          <table:table-cell table:formula="of:= 20 + RAND() * clothes" office:value-type="float" office:value="21.9336875034123" calcext:value-type="float">
            <text:p>21.93</text:p>
          </table:table-cell>
          <table:table-cell table:formula="of:= DATE( INT(RAND() * 11)  + 2010;  INT(RAND() * 11) ; INT(RAND() * 32) + 1 )" office:value-type="date" office:date-value="2017-01-12" calcext:value-type="date">
            <text:p>2017-01-12</text:p>
          </table:table-cell>
        </table:table-row>
        <table:table-row table:style-name="ro1">
          <table:table-cell table:formula="of:= 20 + RAND() * clothes" office:value-type="float" office:value="22.5958601284962" calcext:value-type="float">
            <text:p>22.60</text:p>
          </table:table-cell>
          <table:table-cell table:formula="of:= DATE( INT(RAND() * 11)  + 2010;  INT(RAND() * 11) ; INT(RAND() * 32) + 1 )" office:value-type="date" office:date-value="2018-10-23" calcext:value-type="date">
            <text:p>2018-10-23</text:p>
          </table:table-cell>
        </table:table-row>
        <table:table-row table:style-name="ro1">
          <table:table-cell table:formula="of:= 20 + RAND() * clothes" office:value-type="float" office:value="24.2551477822251" calcext:value-type="float">
            <text:p>24.26</text:p>
          </table:table-cell>
          <table:table-cell table:formula="of:= DATE( INT(RAND() * 11)  + 2010;  INT(RAND() * 11) ; INT(RAND() * 32) + 1 )" office:value-type="date" office:date-value="2015-06-23" calcext:value-type="date">
            <text:p>2015-06-23</text:p>
          </table:table-cell>
        </table:table-row>
        <table:table-row table:style-name="ro1">
          <table:table-cell table:formula="of:= 20 + RAND() * clothes" office:value-type="float" office:value="21.085337052352" calcext:value-type="float">
            <text:p>21.09</text:p>
          </table:table-cell>
          <table:table-cell table:formula="of:= DATE( INT(RAND() * 11)  + 2010;  INT(RAND() * 11) ; INT(RAND() * 32) + 1 )" office:value-type="date" office:date-value="2010-03-12" calcext:value-type="date">
            <text:p>2010-03-12</text:p>
          </table:table-cell>
        </table:table-row>
        <table:table-row table:style-name="ro1">
          <table:table-cell table:formula="of:= 20 + RAND() * clothes" office:value-type="float" office:value="23.1932333884049" calcext:value-type="float">
            <text:p>23.19</text:p>
          </table:table-cell>
          <table:table-cell table:formula="of:= DATE( INT(RAND() * 11)  + 2010;  INT(RAND() * 11) ; INT(RAND() * 32) + 1 )" office:value-type="date" office:date-value="2010-04-11" calcext:value-type="date">
            <text:p>2010-04-11</text:p>
          </table:table-cell>
        </table:table-row>
        <table:table-row table:style-name="ro1">
          <table:table-cell table:formula="of:= 20 + RAND() * clothes" office:value-type="float" office:value="21.3652756021638" calcext:value-type="float">
            <text:p>21.37</text:p>
          </table:table-cell>
          <table:table-cell table:formula="of:= DATE( INT(RAND() * 11)  + 2010;  INT(RAND() * 11) ; INT(RAND() * 32) + 1 )" office:value-type="date" office:date-value="2013-10-08" calcext:value-type="date">
            <text:p>2013-10-08</text:p>
          </table:table-cell>
        </table:table-row>
        <table:table-row table:style-name="ro1">
          <table:table-cell table:formula="of:= 20 + RAND() * clothes" office:value-type="float" office:value="21.6993652375296" calcext:value-type="float">
            <text:p>21.70</text:p>
          </table:table-cell>
          <table:table-cell table:formula="of:= DATE( INT(RAND() * 11)  + 2010;  INT(RAND() * 11) ; INT(RAND() * 32) + 1 )" office:value-type="date" office:date-value="2018-04-27" calcext:value-type="date">
            <text:p>2018-04-27</text:p>
          </table:table-cell>
        </table:table-row>
        <table:table-row table:style-name="ro1">
          <table:table-cell table:formula="of:= 20 + RAND() * clothes" office:value-type="float" office:value="20.9014562948116" calcext:value-type="float">
            <text:p>20.90</text:p>
          </table:table-cell>
          <table:table-cell table:formula="of:= DATE( INT(RAND() * 11)  + 2010;  INT(RAND() * 11) ; INT(RAND() * 32) + 1 )" office:value-type="date" office:date-value="2010-05-06" calcext:value-type="date">
            <text:p>2010-05-06</text:p>
          </table:table-cell>
        </table:table-row>
        <table:table-row table:style-name="ro1">
          <table:table-cell table:formula="of:= 20 + RAND() * clothes" office:value-type="float" office:value="22.6805846300723" calcext:value-type="float">
            <text:p>22.68</text:p>
          </table:table-cell>
          <table:table-cell table:formula="of:= DATE( INT(RAND() * 11)  + 2010;  INT(RAND() * 11) ; INT(RAND() * 32) + 1 )" office:value-type="date" office:date-value="2010-01-12" calcext:value-type="date">
            <text:p>2010-01-12</text:p>
          </table:table-cell>
        </table:table-row>
        <table:table-row table:style-name="ro1">
          <table:table-cell table:formula="of:= 20 + RAND() * clothes" office:value-type="float" office:value="24.0127985229273" calcext:value-type="float">
            <text:p>24.01</text:p>
          </table:table-cell>
          <table:table-cell table:formula="of:= DATE( INT(RAND() * 11)  + 2010;  INT(RAND() * 11) ; INT(RAND() * 32) + 1 )" office:value-type="date" office:date-value="2016-03-11" calcext:value-type="date">
            <text:p>2016-03-11</text:p>
          </table:table-cell>
        </table:table-row>
        <table:table-row table:style-name="ro1">
          <table:table-cell table:formula="of:= 20 + RAND() * clothes" office:value-type="float" office:value="23.4803161004097" calcext:value-type="float">
            <text:p>23.48</text:p>
          </table:table-cell>
          <table:table-cell table:formula="of:= DATE( INT(RAND() * 11)  + 2010;  INT(RAND() * 11) ; INT(RAND() * 32) + 1 )" office:value-type="date" office:date-value="2014-02-27" calcext:value-type="date">
            <text:p>2014-02-27</text:p>
          </table:table-cell>
        </table:table-row>
        <table:table-row table:style-name="ro1">
          <table:table-cell table:formula="of:= 20 + RAND() * clothes" office:value-type="float" office:value="22.8761955032531" calcext:value-type="float">
            <text:p>22.88</text:p>
          </table:table-cell>
          <table:table-cell table:formula="of:= DATE( INT(RAND() * 11)  + 2010;  INT(RAND() * 11) ; INT(RAND() * 32) + 1 )" office:value-type="date" office:date-value="2012-03-30" calcext:value-type="date">
            <text:p>2012-03-30</text:p>
          </table:table-cell>
        </table:table-row>
        <table:table-row table:style-name="ro1">
          <table:table-cell table:formula="of:= 20 + RAND() * clothes" office:value-type="float" office:value="20.8708254377772" calcext:value-type="float">
            <text:p>20.87</text:p>
          </table:table-cell>
          <table:table-cell table:formula="of:= DATE( INT(RAND() * 11)  + 2010;  INT(RAND() * 11) ; INT(RAND() * 32) + 1 )" office:value-type="date" office:date-value="2015-03-09" calcext:value-type="date">
            <text:p>2015-03-09</text:p>
          </table:table-cell>
        </table:table-row>
        <table:table-row table:style-name="ro1">
          <table:table-cell table:formula="of:= 20 + RAND() * clothes" office:value-type="float" office:value="22.7536247226573" calcext:value-type="float">
            <text:p>22.75</text:p>
          </table:table-cell>
          <table:table-cell table:formula="of:= DATE( INT(RAND() * 11)  + 2010;  INT(RAND() * 11) ; INT(RAND() * 32) + 1 )" office:value-type="date" office:date-value="2018-10-31" calcext:value-type="date">
            <text:p>2018-10-31</text:p>
          </table:table-cell>
        </table:table-row>
        <table:table-row table:style-name="ro1">
          <table:table-cell table:formula="of:= 20 + RAND() * clothes" office:value-type="float" office:value="22.6483677834582" calcext:value-type="float">
            <text:p>22.65</text:p>
          </table:table-cell>
          <table:table-cell table:formula="of:= DATE( INT(RAND() * 11)  + 2010;  INT(RAND() * 11) ; INT(RAND() * 32) + 1 )" office:value-type="date" office:date-value="2020-05-12" calcext:value-type="date">
            <text:p>2020-05-12</text:p>
          </table:table-cell>
        </table:table-row>
        <table:table-row table:style-name="ro1">
          <table:table-cell table:formula="of:= 20 + RAND() * clothes" office:value-type="float" office:value="22.0531078533745" calcext:value-type="float">
            <text:p>22.05</text:p>
          </table:table-cell>
          <table:table-cell table:formula="of:= DATE( INT(RAND() * 11)  + 2010;  INT(RAND() * 11) ; INT(RAND() * 32) + 1 )" office:value-type="date" office:date-value="2012-05-28" calcext:value-type="date">
            <text:p>2012-05-28</text:p>
          </table:table-cell>
        </table:table-row>
        <table:table-row table:style-name="ro1">
          <table:table-cell table:formula="of:= 20 + RAND() * clothes" office:value-type="float" office:value="21.4661563987082" calcext:value-type="float">
            <text:p>21.47</text:p>
          </table:table-cell>
          <table:table-cell table:formula="of:= DATE( INT(RAND() * 11)  + 2010;  INT(RAND() * 11) ; INT(RAND() * 32) + 1 )" office:value-type="date" office:date-value="2017-03-06" calcext:value-type="date">
            <text:p>2017-03-06</text:p>
          </table:table-cell>
        </table:table-row>
        <table:table-row table:style-name="ro1">
          <table:table-cell table:formula="of:= 20 + RAND() * clothes" office:value-type="float" office:value="23.2391392641911" calcext:value-type="float">
            <text:p>23.24</text:p>
          </table:table-cell>
          <table:table-cell table:formula="of:= DATE( INT(RAND() * 11)  + 2010;  INT(RAND() * 11) ; INT(RAND() * 32) + 1 )" office:value-type="date" office:date-value="2018-05-08" calcext:value-type="date">
            <text:p>2018-05-08</text:p>
          </table:table-cell>
        </table:table-row>
        <table:table-row table:style-name="ro1">
          <table:table-cell table:formula="of:= 20 + RAND() * clothes" office:value-type="float" office:value="22.8094420609447" calcext:value-type="float">
            <text:p>22.81</text:p>
          </table:table-cell>
          <table:table-cell table:formula="of:= DATE( INT(RAND() * 11)  + 2010;  INT(RAND() * 11) ; INT(RAND() * 32) + 1 )" office:value-type="date" office:date-value="2010-03-18" calcext:value-type="date">
            <text:p>2010-03-18</text:p>
          </table:table-cell>
        </table:table-row>
        <table:table-row table:style-name="ro1">
          <table:table-cell table:formula="of:= 20 + RAND() * clothes" office:value-type="float" office:value="22.402912590926" calcext:value-type="float">
            <text:p>22.40</text:p>
          </table:table-cell>
          <table:table-cell table:formula="of:= DATE( INT(RAND() * 11)  + 2010;  INT(RAND() * 11) ; INT(RAND() * 32) + 1 )" office:value-type="date" office:date-value="2013-07-08" calcext:value-type="date">
            <text:p>2013-07-08</text:p>
          </table:table-cell>
        </table:table-row>
        <table:table-row table:style-name="ro1">
          <table:table-cell table:formula="of:= 20 + RAND() * clothes" office:value-type="float" office:value="23.8094725814559" calcext:value-type="float">
            <text:p>23.81</text:p>
          </table:table-cell>
          <table:table-cell table:formula="of:= DATE( INT(RAND() * 11)  + 2010;  INT(RAND() * 11) ; INT(RAND() * 32) + 1 )" office:value-type="date" office:date-value="2019-06-01" calcext:value-type="date">
            <text:p>2019-06-01</text:p>
          </table:table-cell>
        </table:table-row>
        <table:table-row table:style-name="ro1">
          <table:table-cell table:formula="of:= 20 + RAND() * clothes" office:value-type="float" office:value="22.8413901919567" calcext:value-type="float">
            <text:p>22.84</text:p>
          </table:table-cell>
          <table:table-cell table:formula="of:= DATE( INT(RAND() * 11)  + 2010;  INT(RAND() * 11) ; INT(RAND() * 32) + 1 )" office:value-type="date" office:date-value="2010-07-05" calcext:value-type="date">
            <text:p>2010-07-05</text:p>
          </table:table-cell>
        </table:table-row>
        <table:table-row table:style-name="ro1">
          <table:table-cell table:formula="of:= 20 + RAND() * clothes" office:value-type="float" office:value="23.0275523917812" calcext:value-type="float">
            <text:p>23.03</text:p>
          </table:table-cell>
          <table:table-cell table:formula="of:= DATE( INT(RAND() * 11)  + 2010;  INT(RAND() * 11) ; INT(RAND() * 32) + 1 )" office:value-type="date" office:date-value="2015-02-17" calcext:value-type="date">
            <text:p>2015-02-17</text:p>
          </table:table-cell>
        </table:table-row>
        <table:table-row table:style-name="ro1">
          <table:table-cell table:formula="of:= 20 + RAND() * clothes" office:value-type="float" office:value="21.0269103561158" calcext:value-type="float">
            <text:p>21.03</text:p>
          </table:table-cell>
          <table:table-cell table:formula="of:= DATE( INT(RAND() * 11)  + 2010;  INT(RAND() * 11) ; INT(RAND() * 32) + 1 )" office:value-type="date" office:date-value="2011-09-20" calcext:value-type="date">
            <text:p>2011-09-20</text:p>
          </table:table-cell>
        </table:table-row>
        <table:table-row table:style-name="ro1">
          <table:table-cell table:formula="of:= 20 + RAND() * clothes" office:value-type="float" office:value="22.0190271070662" calcext:value-type="float">
            <text:p>22.02</text:p>
          </table:table-cell>
          <table:table-cell table:formula="of:= DATE( INT(RAND() * 11)  + 2010;  INT(RAND() * 11) ; INT(RAND() * 32) + 1 )" office:value-type="date" office:date-value="2018-04-20" calcext:value-type="date">
            <text:p>2018-04-20</text:p>
          </table:table-cell>
        </table:table-row>
        <table:table-row table:style-name="ro1">
          <table:table-cell table:formula="of:= 20 + RAND() * clothes" office:value-type="float" office:value="23.7372569527119" calcext:value-type="float">
            <text:p>23.74</text:p>
          </table:table-cell>
          <table:table-cell table:formula="of:= DATE( INT(RAND() * 11)  + 2010;  INT(RAND() * 11) ; INT(RAND() * 32) + 1 )" office:value-type="date" office:date-value="2014-08-10" calcext:value-type="date">
            <text:p>2014-08-10</text:p>
          </table:table-cell>
        </table:table-row>
        <table:table-row table:style-name="ro1">
          <table:table-cell table:formula="of:= 20 + RAND() * clothes" office:value-type="float" office:value="22.9226165489908" calcext:value-type="float">
            <text:p>22.92</text:p>
          </table:table-cell>
          <table:table-cell table:formula="of:= DATE( INT(RAND() * 11)  + 2010;  INT(RAND() * 11) ; INT(RAND() * 32) + 1 )" office:value-type="date" office:date-value="2015-07-10" calcext:value-type="date">
            <text:p>2015-07-10</text:p>
          </table:table-cell>
        </table:table-row>
        <table:table-row table:style-name="ro1">
          <table:table-cell table:formula="of:= 20 + RAND() * clothes" office:value-type="float" office:value="24.9313908189738" calcext:value-type="float">
            <text:p>24.93</text:p>
          </table:table-cell>
          <table:table-cell table:formula="of:= DATE( INT(RAND() * 11)  + 2010;  INT(RAND() * 11) ; INT(RAND() * 32) + 1 )" office:value-type="date" office:date-value="2017-07-26" calcext:value-type="date">
            <text:p>2017-07-26</text:p>
          </table:table-cell>
        </table:table-row>
        <table:table-row table:style-name="ro1">
          <table:table-cell table:formula="of:= 20 + RAND() * clothes" office:value-type="float" office:value="22.5883405575497" calcext:value-type="float">
            <text:p>22.59</text:p>
          </table:table-cell>
          <table:table-cell table:formula="of:= DATE( INT(RAND() * 11)  + 2010;  INT(RAND() * 11) ; INT(RAND() * 32) + 1 )" office:value-type="date" office:date-value="2020-06-15" calcext:value-type="date">
            <text:p>2020-06-15</text:p>
          </table:table-cell>
        </table:table-row>
        <table:table-row table:style-name="ro1">
          <table:table-cell table:formula="of:= 20 + RAND() * clothes" office:value-type="float" office:value="21.3362518021866" calcext:value-type="float">
            <text:p>21.34</text:p>
          </table:table-cell>
          <table:table-cell table:formula="of:= DATE( INT(RAND() * 11)  + 2010;  INT(RAND() * 11) ; INT(RAND() * 32) + 1 )" office:value-type="date" office:date-value="2020-02-20" calcext:value-type="date">
            <text:p>2020-02-20</text:p>
          </table:table-cell>
        </table:table-row>
        <table:table-row table:style-name="ro1">
          <table:table-cell table:formula="of:= 20 + RAND() * clothes" office:value-type="float" office:value="20.121131648184" calcext:value-type="float">
            <text:p>20.12</text:p>
          </table:table-cell>
          <table:table-cell table:formula="of:= DATE( INT(RAND() * 11)  + 2010;  INT(RAND() * 11) ; INT(RAND() * 32) + 1 )" office:value-type="date" office:date-value="2017-02-03" calcext:value-type="date">
            <text:p>2017-02-03</text:p>
          </table:table-cell>
        </table:table-row>
        <table:table-row table:style-name="ro1">
          <table:table-cell table:formula="of:= 20 + RAND() * clothes" office:value-type="float" office:value="23.4789217554274" calcext:value-type="float">
            <text:p>23.48</text:p>
          </table:table-cell>
          <table:table-cell table:formula="of:= DATE( INT(RAND() * 11)  + 2010;  INT(RAND() * 11) ; INT(RAND() * 32) + 1 )" office:value-type="date" office:date-value="2018-10-04" calcext:value-type="date">
            <text:p>2018-10-04</text:p>
          </table:table-cell>
        </table:table-row>
        <table:table-row table:style-name="ro1">
          <table:table-cell table:formula="of:= 20 + RAND() * clothes" office:value-type="float" office:value="22.2130925172384" calcext:value-type="float">
            <text:p>22.21</text:p>
          </table:table-cell>
          <table:table-cell table:formula="of:= DATE( INT(RAND() * 11)  + 2010;  INT(RAND() * 11) ; INT(RAND() * 32) + 1 )" office:value-type="date" office:date-value="2014-10-24" calcext:value-type="date">
            <text:p>2014-10-24</text:p>
          </table:table-cell>
        </table:table-row>
        <table:table-row table:style-name="ro1">
          <table:table-cell table:formula="of:= 20 + RAND() * clothes" office:value-type="float" office:value="24.4279730591946" calcext:value-type="float">
            <text:p>24.43</text:p>
          </table:table-cell>
          <table:table-cell table:formula="of:= DATE( INT(RAND() * 11)  + 2010;  INT(RAND() * 11) ; INT(RAND() * 32) + 1 )" office:value-type="date" office:date-value="2014-03-26" calcext:value-type="date">
            <text:p>2014-03-26</text:p>
          </table:table-cell>
        </table:table-row>
        <table:table-row table:style-name="ro1">
          <table:table-cell table:formula="of:= 20 + RAND() * clothes" office:value-type="float" office:value="24.4087907327816" calcext:value-type="float">
            <text:p>24.41</text:p>
          </table:table-cell>
          <table:table-cell table:formula="of:= DATE( INT(RAND() * 11)  + 2010;  INT(RAND() * 11) ; INT(RAND() * 32) + 1 )" office:value-type="date" office:date-value="2011-09-15" calcext:value-type="date">
            <text:p>2011-09-15</text:p>
          </table:table-cell>
        </table:table-row>
        <table:table-row table:style-name="ro1">
          <table:table-cell table:formula="of:= 20 + RAND() * clothes" office:value-type="float" office:value="24.8448400930998" calcext:value-type="float">
            <text:p>24.84</text:p>
          </table:table-cell>
          <table:table-cell table:formula="of:= DATE( INT(RAND() * 11)  + 2010;  INT(RAND() * 11) ; INT(RAND() * 32) + 1 )" office:value-type="date" office:date-value="2013-10-09" calcext:value-type="date">
            <text:p>2013-10-09</text:p>
          </table:table-cell>
        </table:table-row>
        <table:table-row table:style-name="ro1">
          <table:table-cell table:formula="of:= 20 + RAND() * clothes" office:value-type="float" office:value="24.1062934341366" calcext:value-type="float">
            <text:p>24.11</text:p>
          </table:table-cell>
          <table:table-cell table:formula="of:= DATE( INT(RAND() * 11)  + 2010;  INT(RAND() * 11) ; INT(RAND() * 32) + 1 )" office:value-type="date" office:date-value="2010-07-28" calcext:value-type="date">
            <text:p>2010-07-28</text:p>
          </table:table-cell>
        </table:table-row>
        <table:table-row table:style-name="ro1">
          <table:table-cell table:formula="of:= 20 + RAND() * clothes" office:value-type="float" office:value="22.4147532902451" calcext:value-type="float">
            <text:p>22.41</text:p>
          </table:table-cell>
          <table:table-cell table:formula="of:= DATE( INT(RAND() * 11)  + 2010;  INT(RAND() * 11) ; INT(RAND() * 32) + 1 )" office:value-type="date" office:date-value="2017-08-06" calcext:value-type="date">
            <text:p>2017-08-06</text:p>
          </table:table-cell>
        </table:table-row>
        <table:table-row table:style-name="ro1">
          <table:table-cell table:formula="of:= 20 + RAND() * clothes" office:value-type="float" office:value="20.5916884151549" calcext:value-type="float">
            <text:p>20.59</text:p>
          </table:table-cell>
          <table:table-cell table:formula="of:= DATE( INT(RAND() * 11)  + 2010;  INT(RAND() * 11) ; INT(RAND() * 32) + 1 )" office:value-type="date" office:date-value="2014-04-14" calcext:value-type="date">
            <text:p>2014-04-14</text:p>
          </table:table-cell>
        </table:table-row>
        <table:table-row table:style-name="ro1">
          <table:table-cell table:formula="of:= 20 + RAND() * clothes" office:value-type="float" office:value="20.3432399966457" calcext:value-type="float">
            <text:p>20.34</text:p>
          </table:table-cell>
          <table:table-cell table:formula="of:= DATE( INT(RAND() * 11)  + 2010;  INT(RAND() * 11) ; INT(RAND() * 32) + 1 )" office:value-type="date" office:date-value="2016-10-12" calcext:value-type="date">
            <text:p>2016-10-12</text:p>
          </table:table-cell>
        </table:table-row>
        <table:table-row table:style-name="ro1">
          <table:table-cell table:formula="of:= 20 + RAND() * clothes" office:value-type="float" office:value="21.656911149958" calcext:value-type="float">
            <text:p>21.66</text:p>
          </table:table-cell>
          <table:table-cell table:formula="of:= DATE( INT(RAND() * 11)  + 2010;  INT(RAND() * 11) ; INT(RAND() * 32) + 1 )" office:value-type="date" office:date-value="2016-08-26" calcext:value-type="date">
            <text:p>2016-08-26</text:p>
          </table:table-cell>
        </table:table-row>
        <table:table-row table:style-name="ro1">
          <table:table-cell table:formula="of:= 20 + RAND() * clothes" office:value-type="float" office:value="23.6470849260369" calcext:value-type="float">
            <text:p>23.65</text:p>
          </table:table-cell>
          <table:table-cell table:formula="of:= DATE( INT(RAND() * 11)  + 2010;  INT(RAND() * 11) ; INT(RAND() * 32) + 1 )" office:value-type="date" office:date-value="2013-12-19" calcext:value-type="date">
            <text:p>2013-12-19</text:p>
          </table:table-cell>
        </table:table-row>
        <table:table-row table:style-name="ro1">
          <table:table-cell table:formula="of:= 20 + RAND() * clothes" office:value-type="float" office:value="20.0624612699965" calcext:value-type="float">
            <text:p>20.06</text:p>
          </table:table-cell>
          <table:table-cell table:formula="of:= DATE( INT(RAND() * 11)  + 2010;  INT(RAND() * 11) ; INT(RAND() * 32) + 1 )" office:value-type="date" office:date-value="2020-08-14" calcext:value-type="date">
            <text:p>2020-08-14</text:p>
          </table:table-cell>
        </table:table-row>
        <table:table-row table:style-name="ro1">
          <table:table-cell table:formula="of:= 20 + RAND() * clothes" office:value-type="float" office:value="24.0185617174853" calcext:value-type="float">
            <text:p>24.02</text:p>
          </table:table-cell>
          <table:table-cell table:formula="of:= DATE( INT(RAND() * 11)  + 2010;  INT(RAND() * 11) ; INT(RAND() * 32) + 1 )" office:value-type="date" office:date-value="2018-10-19" calcext:value-type="date">
            <text:p>2018-10-19</text:p>
          </table:table-cell>
        </table:table-row>
        <table:table-row table:style-name="ro1">
          <table:table-cell table:formula="of:= 20 + RAND() * clothes" office:value-type="float" office:value="22.8636906963021" calcext:value-type="float">
            <text:p>22.86</text:p>
          </table:table-cell>
          <table:table-cell table:formula="of:= DATE( INT(RAND() * 11)  + 2010;  INT(RAND() * 11) ; INT(RAND() * 32) + 1 )" office:value-type="date" office:date-value="2017-12-23" calcext:value-type="date">
            <text:p>2017-12-23</text:p>
          </table:table-cell>
        </table:table-row>
        <table:table-row table:style-name="ro1">
          <table:table-cell table:formula="of:= 20 + RAND() * clothes" office:value-type="float" office:value="22.8987991481235" calcext:value-type="float">
            <text:p>22.90</text:p>
          </table:table-cell>
          <table:table-cell table:formula="of:= DATE( INT(RAND() * 11)  + 2010;  INT(RAND() * 11) ; INT(RAND() * 32) + 1 )" office:value-type="date" office:date-value="2019-07-01" calcext:value-type="date">
            <text:p>2019-07-01</text:p>
          </table:table-cell>
        </table:table-row>
        <table:table-row table:style-name="ro1">
          <table:table-cell table:formula="of:= 20 + RAND() * clothes" office:value-type="float" office:value="22.3644028679614" calcext:value-type="float">
            <text:p>22.36</text:p>
          </table:table-cell>
          <table:table-cell table:formula="of:= DATE( INT(RAND() * 11)  + 2010;  INT(RAND() * 11) ; INT(RAND() * 32) + 1 )" office:value-type="date" office:date-value="2014-04-30" calcext:value-type="date">
            <text:p>2014-04-30</text:p>
          </table:table-cell>
        </table:table-row>
        <table:table-row table:style-name="ro1">
          <table:table-cell table:formula="of:= 20 + RAND() * clothes" office:value-type="float" office:value="21.787733726783" calcext:value-type="float">
            <text:p>21.79</text:p>
          </table:table-cell>
          <table:table-cell table:formula="of:= DATE( INT(RAND() * 11)  + 2010;  INT(RAND() * 11) ; INT(RAND() * 32) + 1 )" office:value-type="date" office:date-value="2012-12-22" calcext:value-type="date">
            <text:p>2012-12-22</text:p>
          </table:table-cell>
        </table:table-row>
        <table:table-row table:style-name="ro1">
          <table:table-cell table:formula="of:= 20 + RAND() * clothes" office:value-type="float" office:value="24.0947078423762" calcext:value-type="float">
            <text:p>24.09</text:p>
          </table:table-cell>
          <table:table-cell table:formula="of:= DATE( INT(RAND() * 11)  + 2010;  INT(RAND() * 11) ; INT(RAND() * 32) + 1 )" office:value-type="date" office:date-value="2011-03-11" calcext:value-type="date">
            <text:p>2011-03-11</text:p>
          </table:table-cell>
        </table:table-row>
        <table:table-row table:style-name="ro1">
          <table:table-cell table:formula="of:= 20 + RAND() * clothes" office:value-type="float" office:value="20.9650489630431" calcext:value-type="float">
            <text:p>20.97</text:p>
          </table:table-cell>
          <table:table-cell table:formula="of:= DATE( INT(RAND() * 11)  + 2010;  INT(RAND() * 11) ; INT(RAND() * 32) + 1 )" office:value-type="date" office:date-value="2011-08-29" calcext:value-type="date">
            <text:p>2011-08-29</text:p>
          </table:table-cell>
        </table:table-row>
        <table:table-row table:style-name="ro1">
          <table:table-cell table:formula="of:= 20 + RAND() * clothes" office:value-type="float" office:value="21.0491683142814" calcext:value-type="float">
            <text:p>21.05</text:p>
          </table:table-cell>
          <table:table-cell table:formula="of:= DATE( INT(RAND() * 11)  + 2010;  INT(RAND() * 11) ; INT(RAND() * 32) + 1 )" office:value-type="date" office:date-value="2012-05-31" calcext:value-type="date">
            <text:p>2012-05-31</text:p>
          </table:table-cell>
        </table:table-row>
        <table:table-row table:style-name="ro1">
          <table:table-cell table:formula="of:= 20 + RAND() * clothes" office:value-type="float" office:value="20.0016610304977" calcext:value-type="float">
            <text:p>20.00</text:p>
          </table:table-cell>
          <table:table-cell table:formula="of:= DATE( INT(RAND() * 11)  + 2010;  INT(RAND() * 11) ; INT(RAND() * 32) + 1 )" office:value-type="date" office:date-value="2016-06-07" calcext:value-type="date">
            <text:p>2016-06-07</text:p>
          </table:table-cell>
        </table:table-row>
        <table:table-row table:style-name="ro1">
          <table:table-cell table:formula="of:= 20 + RAND() * clothes" office:value-type="float" office:value="22.1025005488497" calcext:value-type="float">
            <text:p>22.10</text:p>
          </table:table-cell>
          <table:table-cell table:formula="of:= DATE( INT(RAND() * 11)  + 2010;  INT(RAND() * 11) ; INT(RAND() * 32) + 1 )" office:value-type="date" office:date-value="2019-02-18" calcext:value-type="date">
            <text:p>2019-02-18</text:p>
          </table:table-cell>
        </table:table-row>
        <table:table-row table:style-name="ro1">
          <table:table-cell table:formula="of:= 20 + RAND() * clothes" office:value-type="float" office:value="20.4574801669977" calcext:value-type="float">
            <text:p>20.46</text:p>
          </table:table-cell>
          <table:table-cell table:formula="of:= DATE( INT(RAND() * 11)  + 2010;  INT(RAND() * 11) ; INT(RAND() * 32) + 1 )" office:value-type="date" office:date-value="2018-03-03" calcext:value-type="date">
            <text:p>2018-03-03</text:p>
          </table:table-cell>
        </table:table-row>
        <table:table-row table:style-name="ro1">
          <table:table-cell table:formula="of:= 20 + RAND() * clothes" office:value-type="float" office:value="20.0401530536001" calcext:value-type="float">
            <text:p>20.04</text:p>
          </table:table-cell>
          <table:table-cell table:formula="of:= DATE( INT(RAND() * 11)  + 2010;  INT(RAND() * 11) ; INT(RAND() * 32) + 1 )" office:value-type="date" office:date-value="2019-12-28" calcext:value-type="date">
            <text:p>2019-12-28</text:p>
          </table:table-cell>
        </table:table-row>
        <table:table-row table:style-name="ro1">
          <table:table-cell table:formula="of:= 20 + RAND() * clothes" office:value-type="float" office:value="22.9265193883428" calcext:value-type="float">
            <text:p>22.93</text:p>
          </table:table-cell>
          <table:table-cell table:formula="of:= DATE( INT(RAND() * 11)  + 2010;  INT(RAND() * 11) ; INT(RAND() * 32) + 1 )" office:value-type="date" office:date-value="2017-03-06" calcext:value-type="date">
            <text:p>2017-03-06</text:p>
          </table:table-cell>
        </table:table-row>
        <table:table-row table:style-name="ro1">
          <table:table-cell table:formula="of:= 20 + RAND() * clothes" office:value-type="float" office:value="20.6472267960442" calcext:value-type="float">
            <text:p>20.65</text:p>
          </table:table-cell>
          <table:table-cell table:formula="of:= DATE( INT(RAND() * 11)  + 2010;  INT(RAND() * 11) ; INT(RAND() * 32) + 1 )" office:value-type="date" office:date-value="2019-04-24" calcext:value-type="date">
            <text:p>2019-04-24</text:p>
          </table:table-cell>
        </table:table-row>
        <table:table-row table:style-name="ro1">
          <table:table-cell table:formula="of:= 20 + RAND() * clothes" office:value-type="float" office:value="21.7235286017947" calcext:value-type="float">
            <text:p>21.72</text:p>
          </table:table-cell>
          <table:table-cell table:formula="of:= DATE( INT(RAND() * 11)  + 2010;  INT(RAND() * 11) ; INT(RAND() * 32) + 1 )" office:value-type="date" office:date-value="2018-05-13" calcext:value-type="date">
            <text:p>2018-05-13</text:p>
          </table:table-cell>
        </table:table-row>
        <table:table-row table:style-name="ro1">
          <table:table-cell table:formula="of:= 20 + RAND() * clothes" office:value-type="float" office:value="21.3984979864802" calcext:value-type="float">
            <text:p>21.40</text:p>
          </table:table-cell>
          <table:table-cell table:formula="of:= DATE( INT(RAND() * 11)  + 2010;  INT(RAND() * 11) ; INT(RAND() * 32) + 1 )" office:value-type="date" office:date-value="2013-03-03" calcext:value-type="date">
            <text:p>2013-03-03</text:p>
          </table:table-cell>
        </table:table-row>
        <table:table-row table:style-name="ro1">
          <table:table-cell table:formula="of:= 20 + RAND() * clothes" office:value-type="float" office:value="24.0198392920286" calcext:value-type="float">
            <text:p>24.02</text:p>
          </table:table-cell>
          <table:table-cell table:formula="of:= DATE( INT(RAND() * 11)  + 2010;  INT(RAND() * 11) ; INT(RAND() * 32) + 1 )" office:value-type="date" office:date-value="2019-10-19" calcext:value-type="date">
            <text:p>2019-10-19</text:p>
          </table:table-cell>
        </table:table-row>
        <table:table-row table:style-name="ro1">
          <table:table-cell table:formula="of:= 20 + RAND() * clothes" office:value-type="float" office:value="23.1156981316152" calcext:value-type="float">
            <text:p>23.12</text:p>
          </table:table-cell>
          <table:table-cell table:formula="of:= DATE( INT(RAND() * 11)  + 2010;  INT(RAND() * 11) ; INT(RAND() * 32) + 1 )" office:value-type="date" office:date-value="2009-12-12" calcext:value-type="date">
            <text:p>2009-12-12</text:p>
          </table:table-cell>
        </table:table-row>
        <table:table-row table:style-name="ro1">
          <table:table-cell table:formula="of:= 20 + RAND() * clothes" office:value-type="float" office:value="23.8380200185389" calcext:value-type="float">
            <text:p>23.84</text:p>
          </table:table-cell>
          <table:table-cell table:formula="of:= DATE( INT(RAND() * 11)  + 2010;  INT(RAND() * 11) ; INT(RAND() * 32) + 1 )" office:value-type="date" office:date-value="2020-03-12" calcext:value-type="date">
            <text:p>2020-03-12</text:p>
          </table:table-cell>
        </table:table-row>
        <table:table-row table:style-name="ro1">
          <table:table-cell table:formula="of:= 20 + RAND() * clothes" office:value-type="float" office:value="24.2442874618007" calcext:value-type="float">
            <text:p>24.24</text:p>
          </table:table-cell>
          <table:table-cell table:formula="of:= DATE( INT(RAND() * 11)  + 2010;  INT(RAND() * 11) ; INT(RAND() * 32) + 1 )" office:value-type="date" office:date-value="2013-11-01" calcext:value-type="date">
            <text:p>2013-11-01</text:p>
          </table:table-cell>
        </table:table-row>
        <table:table-row table:style-name="ro1">
          <table:table-cell table:formula="of:= 20 + RAND() * clothes" office:value-type="float" office:value="24.7008766644833" calcext:value-type="float">
            <text:p>24.70</text:p>
          </table:table-cell>
          <table:table-cell table:formula="of:= DATE( INT(RAND() * 11)  + 2010;  INT(RAND() * 11) ; INT(RAND() * 32) + 1 )" office:value-type="date" office:date-value="2010-08-29" calcext:value-type="date">
            <text:p>2010-08-29</text:p>
          </table:table-cell>
        </table:table-row>
        <table:table-row table:style-name="ro1">
          <table:table-cell table:formula="of:= 20 + RAND() * clothes" office:value-type="float" office:value="24.2410214516049" calcext:value-type="float">
            <text:p>24.24</text:p>
          </table:table-cell>
          <table:table-cell table:formula="of:= DATE( INT(RAND() * 11)  + 2010;  INT(RAND() * 11) ; INT(RAND() * 32) + 1 )" office:value-type="date" office:date-value="2012-08-04" calcext:value-type="date">
            <text:p>2012-08-04</text:p>
          </table:table-cell>
        </table:table-row>
        <table:table-row table:style-name="ro1">
          <table:table-cell table:formula="of:= 20 + RAND() * clothes" office:value-type="float" office:value="21.2713945106714" calcext:value-type="float">
            <text:p>21.27</text:p>
          </table:table-cell>
          <table:table-cell table:formula="of:= DATE( INT(RAND() * 11)  + 2010;  INT(RAND() * 11) ; INT(RAND() * 32) + 1 )" office:value-type="date" office:date-value="2012-08-03" calcext:value-type="date">
            <text:p>2012-08-03</text:p>
          </table:table-cell>
        </table:table-row>
        <table:table-row table:style-name="ro1">
          <table:table-cell table:formula="of:= 20 + RAND() * clothes" office:value-type="float" office:value="21.485601123861" calcext:value-type="float">
            <text:p>21.49</text:p>
          </table:table-cell>
          <table:table-cell table:formula="of:= DATE( INT(RAND() * 11)  + 2010;  INT(RAND() * 11) ; INT(RAND() * 32) + 1 )" office:value-type="date" office:date-value="2015-05-11" calcext:value-type="date">
            <text:p>2015-05-11</text:p>
          </table:table-cell>
        </table:table-row>
        <table:table-row table:style-name="ro1">
          <table:table-cell table:formula="of:= 20 + RAND() * clothes" office:value-type="float" office:value="24.833931039522" calcext:value-type="float">
            <text:p>24.83</text:p>
          </table:table-cell>
          <table:table-cell table:formula="of:= DATE( INT(RAND() * 11)  + 2010;  INT(RAND() * 11) ; INT(RAND() * 32) + 1 )" office:value-type="date" office:date-value="2011-08-29" calcext:value-type="date">
            <text:p>2011-08-29</text:p>
          </table:table-cell>
        </table:table-row>
        <table:table-row table:style-name="ro1">
          <table:table-cell table:formula="of:= 20 + RAND() * clothes" office:value-type="float" office:value="20.008609863989" calcext:value-type="float">
            <text:p>20.01</text:p>
          </table:table-cell>
          <table:table-cell table:formula="of:= DATE( INT(RAND() * 11)  + 2010;  INT(RAND() * 11) ; INT(RAND() * 32) + 1 )" office:value-type="date" office:date-value="2012-04-28" calcext:value-type="date">
            <text:p>2012-04-28</text:p>
          </table:table-cell>
        </table:table-row>
        <table:table-row table:style-name="ro1">
          <table:table-cell table:formula="of:= 20 + RAND() * clothes" office:value-type="float" office:value="22.5959162497225" calcext:value-type="float">
            <text:p>22.60</text:p>
          </table:table-cell>
          <table:table-cell table:formula="of:= DATE( INT(RAND() * 11)  + 2010;  INT(RAND() * 11) ; INT(RAND() * 32) + 1 )" office:value-type="date" office:date-value="2014-09-15" calcext:value-type="date">
            <text:p>2014-09-15</text:p>
          </table:table-cell>
        </table:table-row>
        <table:table-row table:style-name="ro1">
          <table:table-cell table:formula="of:= 20 + RAND() * clothes" office:value-type="float" office:value="23.8289084312775" calcext:value-type="float">
            <text:p>23.83</text:p>
          </table:table-cell>
          <table:table-cell table:formula="of:= DATE( INT(RAND() * 11)  + 2010;  INT(RAND() * 11) ; INT(RAND() * 32) + 1 )" office:value-type="date" office:date-value="2011-10-27" calcext:value-type="date">
            <text:p>2011-10-27</text:p>
          </table:table-cell>
        </table:table-row>
        <table:table-row table:style-name="ro1">
          <table:table-cell table:formula="of:= 20 + RAND() * clothes" office:value-type="float" office:value="21.9714106345853" calcext:value-type="float">
            <text:p>21.97</text:p>
          </table:table-cell>
          <table:table-cell table:formula="of:= DATE( INT(RAND() * 11)  + 2010;  INT(RAND() * 11) ; INT(RAND() * 32) + 1 )" office:value-type="date" office:date-value="2017-08-02" calcext:value-type="date">
            <text:p>2017-08-02</text:p>
          </table:table-cell>
        </table:table-row>
        <table:table-row table:style-name="ro1">
          <table:table-cell table:formula="of:= 20 + RAND() * clothes" office:value-type="float" office:value="23.9689336810391" calcext:value-type="float">
            <text:p>23.97</text:p>
          </table:table-cell>
          <table:table-cell table:formula="of:= DATE( INT(RAND() * 11)  + 2010;  INT(RAND() * 11) ; INT(RAND() * 32) + 1 )" office:value-type="date" office:date-value="2014-04-03" calcext:value-type="date">
            <text:p>2014-04-03</text:p>
          </table:table-cell>
        </table:table-row>
        <table:table-row table:style-name="ro1">
          <table:table-cell table:formula="of:= 20 + RAND() * clothes" office:value-type="float" office:value="23.1056882191522" calcext:value-type="float">
            <text:p>23.11</text:p>
          </table:table-cell>
          <table:table-cell table:formula="of:= DATE( INT(RAND() * 11)  + 2010;  INT(RAND() * 11) ; INT(RAND() * 32) + 1 )" office:value-type="date" office:date-value="2011-08-05" calcext:value-type="date">
            <text:p>2011-08-05</text:p>
          </table:table-cell>
        </table:table-row>
        <table:table-row table:style-name="ro1">
          <table:table-cell table:formula="of:= 20 + RAND() * clothes" office:value-type="float" office:value="24.0486233006426" calcext:value-type="float">
            <text:p>24.05</text:p>
          </table:table-cell>
          <table:table-cell table:formula="of:= DATE( INT(RAND() * 11)  + 2010;  INT(RAND() * 11) ; INT(RAND() * 32) + 1 )" office:value-type="date" office:date-value="2016-05-15" calcext:value-type="date">
            <text:p>2016-05-15</text:p>
          </table:table-cell>
        </table:table-row>
        <table:table-row table:style-name="ro1">
          <table:table-cell table:formula="of:= 20 + RAND() * clothes" office:value-type="float" office:value="22.6796667144162" calcext:value-type="float">
            <text:p>22.68</text:p>
          </table:table-cell>
          <table:table-cell table:formula="of:= DATE( INT(RAND() * 11)  + 2010;  INT(RAND() * 11) ; INT(RAND() * 32) + 1 )" office:value-type="date" office:date-value="2015-07-02" calcext:value-type="date">
            <text:p>2015-07-02</text:p>
          </table:table-cell>
        </table:table-row>
        <table:table-row table:style-name="ro1">
          <table:table-cell table:formula="of:= 20 + RAND() * clothes" office:value-type="float" office:value="22.1157678392586" calcext:value-type="float">
            <text:p>22.12</text:p>
          </table:table-cell>
          <table:table-cell table:formula="of:= DATE( INT(RAND() * 11)  + 2010;  INT(RAND() * 11) ; INT(RAND() * 32) + 1 )" office:value-type="date" office:date-value="2011-08-08" calcext:value-type="date">
            <text:p>2011-08-08</text:p>
          </table:table-cell>
        </table:table-row>
        <table:table-row table:style-name="ro1">
          <table:table-cell table:formula="of:= 20 + RAND() * clothes" office:value-type="float" office:value="22.9925943314381" calcext:value-type="float">
            <text:p>22.99</text:p>
          </table:table-cell>
          <table:table-cell table:formula="of:= DATE( INT(RAND() * 11)  + 2010;  INT(RAND() * 11) ; INT(RAND() * 32) + 1 )" office:value-type="date" office:date-value="2015-03-31" calcext:value-type="date">
            <text:p>2015-03-31</text:p>
          </table:table-cell>
        </table:table-row>
        <table:table-row table:style-name="ro1">
          <table:table-cell table:formula="of:= 20 + RAND() * clothes" office:value-type="float" office:value="22.4438081241512" calcext:value-type="float">
            <text:p>22.44</text:p>
          </table:table-cell>
          <table:table-cell table:formula="of:= DATE( INT(RAND() * 11)  + 2010;  INT(RAND() * 11) ; INT(RAND() * 32) + 1 )" office:value-type="date" office:date-value="2011-07-22" calcext:value-type="date">
            <text:p>2011-07-22</text:p>
          </table:table-cell>
        </table:table-row>
        <table:table-row table:style-name="ro1">
          <table:table-cell table:formula="of:= 20 + RAND() * clothes" office:value-type="float" office:value="21.0784606107711" calcext:value-type="float">
            <text:p>21.08</text:p>
          </table:table-cell>
          <table:table-cell table:formula="of:= DATE( INT(RAND() * 11)  + 2010;  INT(RAND() * 11) ; INT(RAND() * 32) + 1 )" office:value-type="date" office:date-value="2011-02-11" calcext:value-type="date">
            <text:p>2011-02-11</text:p>
          </table:table-cell>
        </table:table-row>
        <table:table-row table:style-name="ro1">
          <table:table-cell table:formula="of:= 20 + RAND() * clothes" office:value-type="float" office:value="20.5213066964801" calcext:value-type="float">
            <text:p>20.52</text:p>
          </table:table-cell>
          <table:table-cell table:formula="of:= DATE( INT(RAND() * 11)  + 2010;  INT(RAND() * 11) ; INT(RAND() * 32) + 1 )" office:value-type="date" office:date-value="2016-08-06" calcext:value-type="date">
            <text:p>2016-08-06</text:p>
          </table:table-cell>
        </table:table-row>
        <table:table-row table:style-name="ro1">
          <table:table-cell table:formula="of:= 20 + RAND() * clothes" office:value-type="float" office:value="23.2435737091725" calcext:value-type="float">
            <text:p>23.24</text:p>
          </table:table-cell>
          <table:table-cell table:formula="of:= DATE( INT(RAND() * 11)  + 2010;  INT(RAND() * 11) ; INT(RAND() * 32) + 1 )" office:value-type="date" office:date-value="2010-06-22" calcext:value-type="date">
            <text:p>2010-06-22</text:p>
          </table:table-cell>
        </table:table-row>
        <table:table-row table:style-name="ro1">
          <table:table-cell table:formula="of:= 20 + RAND() * clothes" office:value-type="float" office:value="23.008872820926" calcext:value-type="float">
            <text:p>23.01</text:p>
          </table:table-cell>
          <table:table-cell table:formula="of:= DATE( INT(RAND() * 11)  + 2010;  INT(RAND() * 11) ; INT(RAND() * 32) + 1 )" office:value-type="date" office:date-value="2014-08-24" calcext:value-type="date">
            <text:p>2014-08-24</text:p>
          </table:table-cell>
        </table:table-row>
        <table:table-row table:style-name="ro1">
          <table:table-cell table:formula="of:= 20 + RAND() * clothes" office:value-type="float" office:value="22.469574859859" calcext:value-type="float">
            <text:p>22.47</text:p>
          </table:table-cell>
          <table:table-cell table:formula="of:= DATE( INT(RAND() * 11)  + 2010;  INT(RAND() * 11) ; INT(RAND() * 32) + 1 )" office:value-type="date" office:date-value="2018-12-18" calcext:value-type="date">
            <text:p>2018-12-18</text:p>
          </table:table-cell>
        </table:table-row>
        <table:table-row table:style-name="ro1">
          <table:table-cell table:formula="of:= 20 + RAND() * clothes" office:value-type="float" office:value="23.2663855957783" calcext:value-type="float">
            <text:p>23.27</text:p>
          </table:table-cell>
          <table:table-cell table:formula="of:= DATE( INT(RAND() * 11)  + 2010;  INT(RAND() * 11) ; INT(RAND() * 32) + 1 )" office:value-type="date" office:date-value="2019-03-17" calcext:value-type="date">
            <text:p>2019-03-17</text:p>
          </table:table-cell>
        </table:table-row>
        <table:table-row table:style-name="ro1">
          <table:table-cell table:formula="of:= 20 + RAND() * clothes" office:value-type="float" office:value="21.035861680994" calcext:value-type="float">
            <text:p>21.04</text:p>
          </table:table-cell>
          <table:table-cell table:formula="of:= DATE( INT(RAND() * 11)  + 2010;  INT(RAND() * 11) ; INT(RAND() * 32) + 1 )" office:value-type="date" office:date-value="2016-04-21" calcext:value-type="date">
            <text:p>2016-04-21</text:p>
          </table:table-cell>
        </table:table-row>
        <table:table-row table:style-name="ro1">
          <table:table-cell table:formula="of:= 20 + RAND() * clothes" office:value-type="float" office:value="24.7620501002081" calcext:value-type="float">
            <text:p>24.76</text:p>
          </table:table-cell>
          <table:table-cell table:formula="of:= DATE( INT(RAND() * 11)  + 2010;  INT(RAND() * 11) ; INT(RAND() * 32) + 1 )" office:value-type="date" office:date-value="2013-06-12" calcext:value-type="date">
            <text:p>2013-06-12</text:p>
          </table:table-cell>
        </table:table-row>
        <table:table-row table:style-name="ro1">
          <table:table-cell table:formula="of:= 20 + RAND() * clothes" office:value-type="float" office:value="20.5859815585021" calcext:value-type="float">
            <text:p>20.59</text:p>
          </table:table-cell>
          <table:table-cell table:formula="of:= DATE( INT(RAND() * 11)  + 2010;  INT(RAND() * 11) ; INT(RAND() * 32) + 1 )" office:value-type="date" office:date-value="2019-02-23" calcext:value-type="date">
            <text:p>2019-02-23</text:p>
          </table:table-cell>
        </table:table-row>
        <table:table-row table:style-name="ro1">
          <table:table-cell table:formula="of:= 20 + RAND() * clothes" office:value-type="float" office:value="24.3103729197236" calcext:value-type="float">
            <text:p>24.31</text:p>
          </table:table-cell>
          <table:table-cell table:formula="of:= DATE( INT(RAND() * 11)  + 2010;  INT(RAND() * 11) ; INT(RAND() * 32) + 1 )" office:value-type="date" office:date-value="2011-07-03" calcext:value-type="date">
            <text:p>2011-07-03</text:p>
          </table:table-cell>
        </table:table-row>
        <table:table-row table:style-name="ro1">
          <table:table-cell table:formula="of:= 20 + RAND() * clothes" office:value-type="float" office:value="21.2867868187904" calcext:value-type="float">
            <text:p>21.29</text:p>
          </table:table-cell>
          <table:table-cell table:formula="of:= DATE( INT(RAND() * 11)  + 2010;  INT(RAND() * 11) ; INT(RAND() * 32) + 1 )" office:value-type="date" office:date-value="2016-01-02" calcext:value-type="date">
            <text:p>2016-01-02</text:p>
          </table:table-cell>
        </table:table-row>
        <table:table-row table:style-name="ro1">
          <table:table-cell table:formula="of:= 20 + RAND() * clothes" office:value-type="float" office:value="23.4511212592016" calcext:value-type="float">
            <text:p>23.45</text:p>
          </table:table-cell>
          <table:table-cell table:formula="of:= DATE( INT(RAND() * 11)  + 2010;  INT(RAND() * 11) ; INT(RAND() * 32) + 1 )" office:value-type="date" office:date-value="2015-09-27" calcext:value-type="date">
            <text:p>2015-09-27</text:p>
          </table:table-cell>
        </table:table-row>
        <table:table-row table:style-name="ro1">
          <table:table-cell table:formula="of:= 20 + RAND() * clothes" office:value-type="float" office:value="22.0903269688253" calcext:value-type="float">
            <text:p>22.09</text:p>
          </table:table-cell>
          <table:table-cell table:formula="of:= DATE( INT(RAND() * 11)  + 2010;  INT(RAND() * 11) ; INT(RAND() * 32) + 1 )" office:value-type="date" office:date-value="2011-07-02" calcext:value-type="date">
            <text:p>2011-07-02</text:p>
          </table:table-cell>
        </table:table-row>
        <table:table-row table:style-name="ro1">
          <table:table-cell table:formula="of:= 20 + RAND() * clothes" office:value-type="float" office:value="22.5417394415324" calcext:value-type="float">
            <text:p>22.54</text:p>
          </table:table-cell>
          <table:table-cell table:formula="of:= DATE( INT(RAND() * 11)  + 2010;  INT(RAND() * 11) ; INT(RAND() * 32) + 1 )" office:value-type="date" office:date-value="2014-08-03" calcext:value-type="date">
            <text:p>2014-08-03</text:p>
          </table:table-cell>
        </table:table-row>
        <table:table-row table:style-name="ro1">
          <table:table-cell table:formula="of:= 20 + RAND() * clothes" office:value-type="float" office:value="23.3584591622141" calcext:value-type="float">
            <text:p>23.36</text:p>
          </table:table-cell>
          <table:table-cell table:formula="of:= DATE( INT(RAND() * 11)  + 2010;  INT(RAND() * 11) ; INT(RAND() * 32) + 1 )" office:value-type="date" office:date-value="2017-09-21" calcext:value-type="date">
            <text:p>2017-09-21</text:p>
          </table:table-cell>
        </table:table-row>
        <table:table-row table:style-name="ro1">
          <table:table-cell table:formula="of:= 20 + RAND() * clothes" office:value-type="float" office:value="20.4540059068999" calcext:value-type="float">
            <text:p>20.45</text:p>
          </table:table-cell>
          <table:table-cell table:formula="of:= DATE( INT(RAND() * 11)  + 2010;  INT(RAND() * 11) ; INT(RAND() * 32) + 1 )" office:value-type="date" office:date-value="2011-09-07" calcext:value-type="date">
            <text:p>2011-09-07</text:p>
          </table:table-cell>
        </table:table-row>
        <table:table-row table:style-name="ro1">
          <table:table-cell table:formula="of:= 20 + RAND() * clothes" office:value-type="float" office:value="21.245946752736" calcext:value-type="float">
            <text:p>21.25</text:p>
          </table:table-cell>
          <table:table-cell table:formula="of:= DATE( INT(RAND() * 11)  + 2010;  INT(RAND() * 11) ; INT(RAND() * 32) + 1 )" office:value-type="date" office:date-value="2015-01-07" calcext:value-type="date">
            <text:p>2015-01-07</text:p>
          </table:table-cell>
        </table:table-row>
        <table:table-row table:style-name="ro1">
          <table:table-cell table:formula="of:= 20 + RAND() * clothes" office:value-type="float" office:value="23.7175550528851" calcext:value-type="float">
            <text:p>23.72</text:p>
          </table:table-cell>
          <table:table-cell table:formula="of:= DATE( INT(RAND() * 11)  + 2010;  INT(RAND() * 11) ; INT(RAND() * 32) + 1 )" office:value-type="date" office:date-value="2020-08-16" calcext:value-type="date">
            <text:p>2020-08-16</text:p>
          </table:table-cell>
        </table:table-row>
        <table:table-row table:style-name="ro1">
          <table:table-cell table:formula="of:= 20 + RAND() * clothes" office:value-type="float" office:value="21.5650428939943" calcext:value-type="float">
            <text:p>21.57</text:p>
          </table:table-cell>
          <table:table-cell table:formula="of:= DATE( INT(RAND() * 11)  + 2010;  INT(RAND() * 11) ; INT(RAND() * 32) + 1 )" office:value-type="date" office:date-value="2009-12-23" calcext:value-type="date">
            <text:p>2009-12-23</text:p>
          </table:table-cell>
        </table:table-row>
        <table:table-row table:style-name="ro1">
          <table:table-cell table:formula="of:= 20 + RAND() * clothes" office:value-type="float" office:value="21.5828043178336" calcext:value-type="float">
            <text:p>21.58</text:p>
          </table:table-cell>
          <table:table-cell table:formula="of:= DATE( INT(RAND() * 11)  + 2010;  INT(RAND() * 11) ; INT(RAND() * 32) + 1 )" office:value-type="date" office:date-value="2018-03-10" calcext:value-type="date">
            <text:p>2018-03-10</text:p>
          </table:table-cell>
        </table:table-row>
        <table:table-row table:style-name="ro1">
          <table:table-cell table:formula="of:= 20 + RAND() * clothes" office:value-type="float" office:value="20.8229983671907" calcext:value-type="float">
            <text:p>20.82</text:p>
          </table:table-cell>
          <table:table-cell table:formula="of:= DATE( INT(RAND() * 11)  + 2010;  INT(RAND() * 11) ; INT(RAND() * 32) + 1 )" office:value-type="date" office:date-value="2011-12-20" calcext:value-type="date">
            <text:p>2011-12-20</text:p>
          </table:table-cell>
        </table:table-row>
        <table:table-row table:style-name="ro1">
          <table:table-cell table:formula="of:= 20 + RAND() * clothes" office:value-type="float" office:value="21.2943195739193" calcext:value-type="float">
            <text:p>21.29</text:p>
          </table:table-cell>
          <table:table-cell table:formula="of:= DATE( INT(RAND() * 11)  + 2010;  INT(RAND() * 11) ; INT(RAND() * 32) + 1 )" office:value-type="date" office:date-value="2013-08-08" calcext:value-type="date">
            <text:p>2013-08-08</text:p>
          </table:table-cell>
        </table:table-row>
        <table:table-row table:style-name="ro1">
          <table:table-cell table:formula="of:= 20 + RAND() * clothes" office:value-type="float" office:value="21.056789900981" calcext:value-type="float">
            <text:p>21.06</text:p>
          </table:table-cell>
          <table:table-cell table:formula="of:= DATE( INT(RAND() * 11)  + 2010;  INT(RAND() * 11) ; INT(RAND() * 32) + 1 )" office:value-type="date" office:date-value="2017-10-02" calcext:value-type="date">
            <text:p>2017-10-02</text:p>
          </table:table-cell>
        </table:table-row>
        <table:table-row table:style-name="ro1">
          <table:table-cell table:formula="of:= 20 + RAND() * clothes" office:value-type="float" office:value="21.9800345412955" calcext:value-type="float">
            <text:p>21.98</text:p>
          </table:table-cell>
          <table:table-cell table:formula="of:= DATE( INT(RAND() * 11)  + 2010;  INT(RAND() * 11) ; INT(RAND() * 32) + 1 )" office:value-type="date" office:date-value="2012-05-02" calcext:value-type="date">
            <text:p>2012-05-02</text:p>
          </table:table-cell>
        </table:table-row>
        <table:table-row table:style-name="ro1">
          <table:table-cell table:formula="of:= 20 + RAND() * clothes" office:value-type="float" office:value="22.2268150391822" calcext:value-type="float">
            <text:p>22.23</text:p>
          </table:table-cell>
          <table:table-cell table:formula="of:= DATE( INT(RAND() * 11)  + 2010;  INT(RAND() * 11) ; INT(RAND() * 32) + 1 )" office:value-type="date" office:date-value="2011-10-25" calcext:value-type="date">
            <text:p>2011-10-25</text:p>
          </table:table-cell>
        </table:table-row>
        <table:table-row table:style-name="ro1">
          <table:table-cell table:formula="of:= 20 + RAND() * clothes" office:value-type="float" office:value="23.8570929991136" calcext:value-type="float">
            <text:p>23.86</text:p>
          </table:table-cell>
          <table:table-cell table:formula="of:= DATE( INT(RAND() * 11)  + 2010;  INT(RAND() * 11) ; INT(RAND() * 32) + 1 )" office:value-type="date" office:date-value="2011-12-06" calcext:value-type="date">
            <text:p>2011-12-06</text:p>
          </table:table-cell>
        </table:table-row>
        <table:table-row table:style-name="ro1">
          <table:table-cell table:formula="of:= 20 + RAND() * clothes" office:value-type="float" office:value="21.3769312835578" calcext:value-type="float">
            <text:p>21.38</text:p>
          </table:table-cell>
          <table:table-cell table:formula="of:= DATE( INT(RAND() * 11)  + 2010;  INT(RAND() * 11) ; INT(RAND() * 32) + 1 )" office:value-type="date" office:date-value="2011-03-17" calcext:value-type="date">
            <text:p>2011-03-17</text:p>
          </table:table-cell>
        </table:table-row>
        <table:table-row table:style-name="ro1">
          <table:table-cell table:formula="of:= 20 + RAND() * clothes" office:value-type="float" office:value="21.5028024954674" calcext:value-type="float">
            <text:p>21.50</text:p>
          </table:table-cell>
          <table:table-cell table:formula="of:= DATE( INT(RAND() * 11)  + 2010;  INT(RAND() * 11) ; INT(RAND() * 32) + 1 )" office:value-type="date" office:date-value="2014-01-26" calcext:value-type="date">
            <text:p>2014-01-26</text:p>
          </table:table-cell>
        </table:table-row>
        <table:table-row table:style-name="ro1">
          <table:table-cell table:formula="of:= 20 + RAND() * clothes" office:value-type="float" office:value="20.1329110974431" calcext:value-type="float">
            <text:p>20.13</text:p>
          </table:table-cell>
          <table:table-cell table:formula="of:= DATE( INT(RAND() * 11)  + 2010;  INT(RAND() * 11) ; INT(RAND() * 32) + 1 )" office:value-type="date" office:date-value="2014-08-18" calcext:value-type="date">
            <text:p>2014-08-18</text:p>
          </table:table-cell>
        </table:table-row>
        <table:table-row table:style-name="ro1">
          <table:table-cell table:formula="of:= 20 + RAND() * clothes" office:value-type="float" office:value="23.7492427605062" calcext:value-type="float">
            <text:p>23.75</text:p>
          </table:table-cell>
          <table:table-cell table:formula="of:= DATE( INT(RAND() * 11)  + 2010;  INT(RAND() * 11) ; INT(RAND() * 32) + 1 )" office:value-type="date" office:date-value="2018-01-13" calcext:value-type="date">
            <text:p>2018-01-13</text:p>
          </table:table-cell>
        </table:table-row>
        <table:table-row table:style-name="ro1">
          <table:table-cell table:formula="of:= 20 + RAND() * clothes" office:value-type="float" office:value="21.3339000569993" calcext:value-type="float">
            <text:p>21.33</text:p>
          </table:table-cell>
          <table:table-cell table:formula="of:= DATE( INT(RAND() * 11)  + 2010;  INT(RAND() * 11) ; INT(RAND() * 32) + 1 )" office:value-type="date" office:date-value="2016-04-28" calcext:value-type="date">
            <text:p>2016-04-28</text:p>
          </table:table-cell>
        </table:table-row>
        <table:table-row table:style-name="ro1">
          <table:table-cell table:formula="of:= 20 + RAND() * clothes" office:value-type="float" office:value="23.982646564605" calcext:value-type="float">
            <text:p>23.98</text:p>
          </table:table-cell>
          <table:table-cell table:formula="of:= DATE( INT(RAND() * 11)  + 2010;  INT(RAND() * 11) ; INT(RAND() * 32) + 1 )" office:value-type="date" office:date-value="2019-05-16" calcext:value-type="date">
            <text:p>2019-05-16</text:p>
          </table:table-cell>
        </table:table-row>
        <table:table-row table:style-name="ro1">
          <table:table-cell table:formula="of:= 20 + RAND() * clothes" office:value-type="float" office:value="20.8055273266312" calcext:value-type="float">
            <text:p>20.81</text:p>
          </table:table-cell>
          <table:table-cell table:formula="of:= DATE( INT(RAND() * 11)  + 2010;  INT(RAND() * 11) ; INT(RAND() * 32) + 1 )" office:value-type="date" office:date-value="2017-03-01" calcext:value-type="date">
            <text:p>2017-03-01</text:p>
          </table:table-cell>
        </table:table-row>
        <table:table-row table:style-name="ro1">
          <table:table-cell table:formula="of:= 20 + RAND() * clothes" office:value-type="float" office:value="20.2243479580721" calcext:value-type="float">
            <text:p>20.22</text:p>
          </table:table-cell>
          <table:table-cell table:formula="of:= DATE( INT(RAND() * 11)  + 2010;  INT(RAND() * 11) ; INT(RAND() * 32) + 1 )" office:value-type="date" office:date-value="2013-05-01" calcext:value-type="date">
            <text:p>2013-05-01</text:p>
          </table:table-cell>
        </table:table-row>
        <table:table-row table:style-name="ro1">
          <table:table-cell table:formula="of:= 20 + RAND() * clothes" office:value-type="float" office:value="22.989516469588" calcext:value-type="float">
            <text:p>22.99</text:p>
          </table:table-cell>
          <table:table-cell table:formula="of:= DATE( INT(RAND() * 11)  + 2010;  INT(RAND() * 11) ; INT(RAND() * 32) + 1 )" office:value-type="date" office:date-value="2012-01-05" calcext:value-type="date">
            <text:p>2012-01-05</text:p>
          </table:table-cell>
        </table:table-row>
        <table:table-row table:style-name="ro1">
          <table:table-cell table:formula="of:= 20 + RAND() * clothes" office:value-type="float" office:value="22.0179772570367" calcext:value-type="float">
            <text:p>22.02</text:p>
          </table:table-cell>
          <table:table-cell table:formula="of:= DATE( INT(RAND() * 11)  + 2010;  INT(RAND() * 11) ; INT(RAND() * 32) + 1 )" office:value-type="date" office:date-value="2020-01-19" calcext:value-type="date">
            <text:p>2020-01-19</text:p>
          </table:table-cell>
        </table:table-row>
        <table:table-row table:style-name="ro1">
          <table:table-cell table:formula="of:= 20 + RAND() * clothes" office:value-type="float" office:value="21.2965365820353" calcext:value-type="float">
            <text:p>21.30</text:p>
          </table:table-cell>
          <table:table-cell table:formula="of:= DATE( INT(RAND() * 11)  + 2010;  INT(RAND() * 11) ; INT(RAND() * 32) + 1 )" office:value-type="date" office:date-value="2015-03-26" calcext:value-type="date">
            <text:p>2015-03-26</text:p>
          </table:table-cell>
        </table:table-row>
        <table:table-row table:style-name="ro1">
          <table:table-cell table:formula="of:= 20 + RAND() * clothes" office:value-type="float" office:value="22.2248641393513" calcext:value-type="float">
            <text:p>22.22</text:p>
          </table:table-cell>
          <table:table-cell table:formula="of:= DATE( INT(RAND() * 11)  + 2010;  INT(RAND() * 11) ; INT(RAND() * 32) + 1 )" office:value-type="date" office:date-value="2013-08-29" calcext:value-type="date">
            <text:p>2013-08-29</text:p>
          </table:table-cell>
        </table:table-row>
        <table:table-row table:style-name="ro1">
          <table:table-cell table:formula="of:= 20 + RAND() * clothes" office:value-type="float" office:value="22.3832950221797" calcext:value-type="float">
            <text:p>22.38</text:p>
          </table:table-cell>
          <table:table-cell table:formula="of:= DATE( INT(RAND() * 11)  + 2010;  INT(RAND() * 11) ; INT(RAND() * 32) + 1 )" office:value-type="date" office:date-value="2013-05-06" calcext:value-type="date">
            <text:p>2013-05-06</text:p>
          </table:table-cell>
        </table:table-row>
        <table:table-row table:style-name="ro1">
          <table:table-cell table:formula="of:= 20 + RAND() * clothes" office:value-type="float" office:value="22.9470463590453" calcext:value-type="float">
            <text:p>22.95</text:p>
          </table:table-cell>
          <table:table-cell table:formula="of:= DATE( INT(RAND() * 11)  + 2010;  INT(RAND() * 11) ; INT(RAND() * 32) + 1 )" office:value-type="date" office:date-value="2012-08-06" calcext:value-type="date">
            <text:p>2012-08-06</text:p>
          </table:table-cell>
        </table:table-row>
        <table:table-row table:style-name="ro1">
          <table:table-cell table:formula="of:= 20 + RAND() * clothes" office:value-type="float" office:value="21.5842755022607" calcext:value-type="float">
            <text:p>21.58</text:p>
          </table:table-cell>
          <table:table-cell table:formula="of:= DATE( INT(RAND() * 11)  + 2010;  INT(RAND() * 11) ; INT(RAND() * 32) + 1 )" office:value-type="date" office:date-value="2014-02-05" calcext:value-type="date">
            <text:p>2014-02-05</text:p>
          </table:table-cell>
        </table:table-row>
        <table:table-row table:style-name="ro1">
          <table:table-cell table:formula="of:= 20 + RAND() * clothes" office:value-type="float" office:value="21.1320902188195" calcext:value-type="float">
            <text:p>21.13</text:p>
          </table:table-cell>
          <table:table-cell table:formula="of:= DATE( INT(RAND() * 11)  + 2010;  INT(RAND() * 11) ; INT(RAND() * 32) + 1 )" office:value-type="date" office:date-value="2011-04-13" calcext:value-type="date">
            <text:p>2011-04-13</text:p>
          </table:table-cell>
        </table:table-row>
        <table:table-row table:style-name="ro1">
          <table:table-cell table:formula="of:= 20 + RAND() * clothes" office:value-type="float" office:value="23.2057386001659" calcext:value-type="float">
            <text:p>23.21</text:p>
          </table:table-cell>
          <table:table-cell table:formula="of:= DATE( INT(RAND() * 11)  + 2010;  INT(RAND() * 11) ; INT(RAND() * 32) + 1 )" office:value-type="date" office:date-value="2018-01-23" calcext:value-type="date">
            <text:p>2018-01-23</text:p>
          </table:table-cell>
        </table:table-row>
        <table:table-row table:style-name="ro1">
          <table:table-cell table:formula="of:= 20 + RAND() * clothes" office:value-type="float" office:value="24.4607373116108" calcext:value-type="float">
            <text:p>24.46</text:p>
          </table:table-cell>
          <table:table-cell table:formula="of:= DATE( INT(RAND() * 11)  + 2010;  INT(RAND() * 11) ; INT(RAND() * 32) + 1 )" office:value-type="date" office:date-value="2013-10-31" calcext:value-type="date">
            <text:p>2013-10-31</text:p>
          </table:table-cell>
        </table:table-row>
        <table:table-row table:style-name="ro1">
          <table:table-cell table:formula="of:= 20 + RAND() * clothes" office:value-type="float" office:value="24.363602501308" calcext:value-type="float">
            <text:p>24.36</text:p>
          </table:table-cell>
          <table:table-cell table:formula="of:= DATE( INT(RAND() * 11)  + 2010;  INT(RAND() * 11) ; INT(RAND() * 32) + 1 )" office:value-type="date" office:date-value="2013-12-21" calcext:value-type="date">
            <text:p>2013-12-21</text:p>
          </table:table-cell>
        </table:table-row>
        <table:table-row table:style-name="ro1">
          <table:table-cell table:formula="of:= 20 + RAND() * clothes" office:value-type="float" office:value="24.5187479660602" calcext:value-type="float">
            <text:p>24.52</text:p>
          </table:table-cell>
          <table:table-cell table:formula="of:= DATE( INT(RAND() * 11)  + 2010;  INT(RAND() * 11) ; INT(RAND() * 32) + 1 )" office:value-type="date" office:date-value="2017-05-05" calcext:value-type="date">
            <text:p>2017-05-05</text:p>
          </table:table-cell>
        </table:table-row>
        <table:table-row table:style-name="ro1">
          <table:table-cell table:formula="of:= 20 + RAND() * clothes" office:value-type="float" office:value="21.5119288619111" calcext:value-type="float">
            <text:p>21.51</text:p>
          </table:table-cell>
          <table:table-cell table:formula="of:= DATE( INT(RAND() * 11)  + 2010;  INT(RAND() * 11) ; INT(RAND() * 32) + 1 )" office:value-type="date" office:date-value="2010-06-05" calcext:value-type="date">
            <text:p>2010-06-05</text:p>
          </table:table-cell>
        </table:table-row>
        <table:table-row table:style-name="ro1">
          <table:table-cell table:formula="of:= 20 + RAND() * clothes" office:value-type="float" office:value="24.5063360316662" calcext:value-type="float">
            <text:p>24.51</text:p>
          </table:table-cell>
          <table:table-cell table:formula="of:= DATE( INT(RAND() * 11)  + 2010;  INT(RAND() * 11) ; INT(RAND() * 32) + 1 )" office:value-type="date" office:date-value="2015-09-16" calcext:value-type="date">
            <text:p>2015-09-16</text:p>
          </table:table-cell>
        </table:table-row>
        <table:table-row table:style-name="ro1">
          <table:table-cell table:formula="of:= 20 + RAND() * clothes" office:value-type="float" office:value="22.0408651230791" calcext:value-type="float">
            <text:p>22.04</text:p>
          </table:table-cell>
          <table:table-cell table:formula="of:= DATE( INT(RAND() * 11)  + 2010;  INT(RAND() * 11) ; INT(RAND() * 32) + 1 )" office:value-type="date" office:date-value="2019-07-11" calcext:value-type="date">
            <text:p>2019-07-11</text:p>
          </table:table-cell>
        </table:table-row>
        <table:table-row table:style-name="ro1">
          <table:table-cell table:formula="of:= 20 + RAND() * clothes" office:value-type="float" office:value="22.0778851864305" calcext:value-type="float">
            <text:p>22.08</text:p>
          </table:table-cell>
          <table:table-cell table:formula="of:= DATE( INT(RAND() * 11)  + 2010;  INT(RAND() * 11) ; INT(RAND() * 32) + 1 )" office:value-type="date" office:date-value="2016-03-29" calcext:value-type="date">
            <text:p>2016-03-29</text:p>
          </table:table-cell>
        </table:table-row>
        <table:table-row table:style-name="ro1">
          <table:table-cell table:formula="of:= 20 + RAND() * clothes" office:value-type="float" office:value="23.1118315325148" calcext:value-type="float">
            <text:p>23.11</text:p>
          </table:table-cell>
          <table:table-cell table:formula="of:= DATE( INT(RAND() * 11)  + 2010;  INT(RAND() * 11) ; INT(RAND() * 32) + 1 )" office:value-type="date" office:date-value="2016-09-30" calcext:value-type="date">
            <text:p>2016-09-30</text:p>
          </table:table-cell>
        </table:table-row>
        <table:table-row table:style-name="ro1">
          <table:table-cell table:formula="of:= 20 + RAND() * clothes" office:value-type="float" office:value="24.1385152447527" calcext:value-type="float">
            <text:p>24.14</text:p>
          </table:table-cell>
          <table:table-cell table:formula="of:= DATE( INT(RAND() * 11)  + 2010;  INT(RAND() * 11) ; INT(RAND() * 32) + 1 )" office:value-type="date" office:date-value="2011-06-27" calcext:value-type="date">
            <text:p>2011-06-27</text:p>
          </table:table-cell>
        </table:table-row>
        <table:table-row table:style-name="ro1">
          <table:table-cell table:formula="of:= 20 + RAND() * clothes" office:value-type="float" office:value="23.632559017791" calcext:value-type="float">
            <text:p>23.63</text:p>
          </table:table-cell>
          <table:table-cell table:formula="of:= DATE( INT(RAND() * 11)  + 2010;  INT(RAND() * 11) ; INT(RAND() * 32) + 1 )" office:value-type="date" office:date-value="2017-03-11" calcext:value-type="date">
            <text:p>2017-03-11</text:p>
          </table:table-cell>
        </table:table-row>
        <table:table-row table:style-name="ro1">
          <table:table-cell table:formula="of:= 20 + RAND() * clothes" office:value-type="float" office:value="22.2409757237082" calcext:value-type="float">
            <text:p>22.24</text:p>
          </table:table-cell>
          <table:table-cell table:formula="of:= DATE( INT(RAND() * 11)  + 2010;  INT(RAND() * 11) ; INT(RAND() * 32) + 1 )" office:value-type="date" office:date-value="2020-02-27" calcext:value-type="date">
            <text:p>2020-02-27</text:p>
          </table:table-cell>
        </table:table-row>
        <table:table-row table:style-name="ro1">
          <table:table-cell table:formula="of:= 20 + RAND() * clothes" office:value-type="float" office:value="24.7716334245417" calcext:value-type="float">
            <text:p>24.77</text:p>
          </table:table-cell>
          <table:table-cell table:formula="of:= DATE( INT(RAND() * 11)  + 2010;  INT(RAND() * 11) ; INT(RAND() * 32) + 1 )" office:value-type="date" office:date-value="2013-03-21" calcext:value-type="date">
            <text:p>2013-03-21</text:p>
          </table:table-cell>
        </table:table-row>
        <table:table-row table:style-name="ro1">
          <table:table-cell table:formula="of:= 20 + RAND() * clothes" office:value-type="float" office:value="22.2799921787706" calcext:value-type="float">
            <text:p>22.28</text:p>
          </table:table-cell>
          <table:table-cell table:formula="of:= DATE( INT(RAND() * 11)  + 2010;  INT(RAND() * 11) ; INT(RAND() * 32) + 1 )" office:value-type="date" office:date-value="2013-04-06" calcext:value-type="date">
            <text:p>2013-04-06</text:p>
          </table:table-cell>
        </table:table-row>
        <table:table-row table:style-name="ro1">
          <table:table-cell table:formula="of:= 20 + RAND() * clothes" office:value-type="float" office:value="21.2733599537929" calcext:value-type="float">
            <text:p>21.27</text:p>
          </table:table-cell>
          <table:table-cell table:formula="of:= DATE( INT(RAND() * 11)  + 2010;  INT(RAND() * 11) ; INT(RAND() * 32) + 1 )" office:value-type="date" office:date-value="2017-03-29" calcext:value-type="date">
            <text:p>2017-03-29</text:p>
          </table:table-cell>
        </table:table-row>
        <table:table-row table:style-name="ro1">
          <table:table-cell table:formula="of:= 20 + RAND() * clothes" office:value-type="float" office:value="24.2090451553451" calcext:value-type="float">
            <text:p>24.21</text:p>
          </table:table-cell>
          <table:table-cell table:formula="of:= DATE( INT(RAND() * 11)  + 2010;  INT(RAND() * 11) ; INT(RAND() * 32) + 1 )" office:value-type="date" office:date-value="2018-10-10" calcext:value-type="date">
            <text:p>2018-10-10</text:p>
          </table:table-cell>
        </table:table-row>
        <table:table-row table:style-name="ro1">
          <table:table-cell table:formula="of:= 20 + RAND() * clothes" office:value-type="float" office:value="24.953607147459" calcext:value-type="float">
            <text:p>24.95</text:p>
          </table:table-cell>
          <table:table-cell table:formula="of:= DATE( INT(RAND() * 11)  + 2010;  INT(RAND() * 11) ; INT(RAND() * 32) + 1 )" office:value-type="date" office:date-value="2015-08-21" calcext:value-type="date">
            <text:p>2015-08-21</text:p>
          </table:table-cell>
        </table:table-row>
        <table:table-row table:style-name="ro1">
          <table:table-cell table:formula="of:= 20 + RAND() * clothes" office:value-type="float" office:value="22.8001670847365" calcext:value-type="float">
            <text:p>22.80</text:p>
          </table:table-cell>
          <table:table-cell table:formula="of:= DATE( INT(RAND() * 11)  + 2010;  INT(RAND() * 11) ; INT(RAND() * 32) + 1 )" office:value-type="date" office:date-value="2010-06-02" calcext:value-type="date">
            <text:p>2010-06-02</text:p>
          </table:table-cell>
        </table:table-row>
        <table:table-row table:style-name="ro1">
          <table:table-cell table:formula="of:= 20 + RAND() * clothes" office:value-type="float" office:value="23.691249664688" calcext:value-type="float">
            <text:p>23.69</text:p>
          </table:table-cell>
          <table:table-cell table:formula="of:= DATE( INT(RAND() * 11)  + 2010;  INT(RAND() * 11) ; INT(RAND() * 32) + 1 )" office:value-type="date" office:date-value="2012-02-27" calcext:value-type="date">
            <text:p>2012-02-27</text:p>
          </table:table-cell>
        </table:table-row>
        <table:table-row table:style-name="ro1">
          <table:table-cell table:formula="of:= 20 + RAND() * clothes" office:value-type="float" office:value="20.4617615236632" calcext:value-type="float">
            <text:p>20.46</text:p>
          </table:table-cell>
          <table:table-cell table:formula="of:= DATE( INT(RAND() * 11)  + 2010;  INT(RAND() * 11) ; INT(RAND() * 32) + 1 )" office:value-type="date" office:date-value="2014-07-25" calcext:value-type="date">
            <text:p>2014-07-25</text:p>
          </table:table-cell>
        </table:table-row>
        <table:table-row table:style-name="ro1">
          <table:table-cell table:formula="of:= 20 + RAND() * clothes" office:value-type="float" office:value="23.1187295419508" calcext:value-type="float">
            <text:p>23.12</text:p>
          </table:table-cell>
          <table:table-cell table:formula="of:= DATE( INT(RAND() * 11)  + 2010;  INT(RAND() * 11) ; INT(RAND() * 32) + 1 )" office:value-type="date" office:date-value="2012-07-29" calcext:value-type="date">
            <text:p>2012-07-29</text:p>
          </table:table-cell>
        </table:table-row>
        <table:table-row table:style-name="ro1">
          <table:table-cell table:formula="of:= 20 + RAND() * clothes" office:value-type="float" office:value="20.9979188609627" calcext:value-type="float">
            <text:p>21.00</text:p>
          </table:table-cell>
          <table:table-cell table:formula="of:= DATE( INT(RAND() * 11)  + 2010;  INT(RAND() * 11) ; INT(RAND() * 32) + 1 )" office:value-type="date" office:date-value="2013-04-14" calcext:value-type="date">
            <text:p>2013-04-14</text:p>
          </table:table-cell>
        </table:table-row>
        <table:table-row table:style-name="ro1">
          <table:table-cell table:formula="of:= 20 + RAND() * clothes" office:value-type="float" office:value="23.9780884149962" calcext:value-type="float">
            <text:p>23.98</text:p>
          </table:table-cell>
          <table:table-cell table:formula="of:= DATE( INT(RAND() * 11)  + 2010;  INT(RAND() * 11) ; INT(RAND() * 32) + 1 )" office:value-type="date" office:date-value="2017-07-03" calcext:value-type="date">
            <text:p>2017-07-03</text:p>
          </table:table-cell>
        </table:table-row>
        <table:table-row table:style-name="ro1">
          <table:table-cell table:formula="of:= 20 + RAND() * clothes" office:value-type="float" office:value="21.6298439018865" calcext:value-type="float">
            <text:p>21.63</text:p>
          </table:table-cell>
          <table:table-cell table:formula="of:= DATE( INT(RAND() * 11)  + 2010;  INT(RAND() * 11) ; INT(RAND() * 32) + 1 )" office:value-type="date" office:date-value="2019-12-08" calcext:value-type="date">
            <text:p>2019-12-08</text:p>
          </table:table-cell>
        </table:table-row>
        <table:table-row table:style-name="ro1">
          <table:table-cell table:formula="of:= 20 + RAND() * clothes" office:value-type="float" office:value="20.0480924486141" calcext:value-type="float">
            <text:p>20.05</text:p>
          </table:table-cell>
          <table:table-cell table:formula="of:= DATE( INT(RAND() * 11)  + 2010;  INT(RAND() * 11) ; INT(RAND() * 32) + 1 )" office:value-type="date" office:date-value="2016-07-24" calcext:value-type="date">
            <text:p>2016-07-24</text:p>
          </table:table-cell>
        </table:table-row>
        <table:table-row table:style-name="ro1">
          <table:table-cell table:formula="of:= 20 + RAND() * clothes" office:value-type="float" office:value="24.4901796714846" calcext:value-type="float">
            <text:p>24.49</text:p>
          </table:table-cell>
          <table:table-cell table:formula="of:= DATE( INT(RAND() * 11)  + 2010;  INT(RAND() * 11) ; INT(RAND() * 32) + 1 )" office:value-type="date" office:date-value="2011-01-14" calcext:value-type="date">
            <text:p>2011-01-14</text:p>
          </table:table-cell>
        </table:table-row>
        <table:table-row table:style-name="ro1">
          <table:table-cell table:formula="of:= 20 + RAND() * clothes" office:value-type="float" office:value="21.0846223862538" calcext:value-type="float">
            <text:p>21.08</text:p>
          </table:table-cell>
          <table:table-cell table:formula="of:= DATE( INT(RAND() * 11)  + 2010;  INT(RAND() * 11) ; INT(RAND() * 32) + 1 )" office:value-type="date" office:date-value="2013-03-16" calcext:value-type="date">
            <text:p>2013-03-16</text:p>
          </table:table-cell>
        </table:table-row>
        <table:table-row table:style-name="ro1">
          <table:table-cell table:formula="of:= 20 + RAND() * clothes" office:value-type="float" office:value="20.1776844761627" calcext:value-type="float">
            <text:p>20.18</text:p>
          </table:table-cell>
          <table:table-cell table:formula="of:= DATE( INT(RAND() * 11)  + 2010;  INT(RAND() * 11) ; INT(RAND() * 32) + 1 )" office:value-type="date" office:date-value="2012-08-14" calcext:value-type="date">
            <text:p>2012-08-14</text:p>
          </table:table-cell>
        </table:table-row>
        <table:table-row table:style-name="ro1">
          <table:table-cell table:formula="of:= 20 + RAND() * clothes" office:value-type="float" office:value="23.9582879977644" calcext:value-type="float">
            <text:p>23.96</text:p>
          </table:table-cell>
          <table:table-cell table:formula="of:= DATE( INT(RAND() * 11)  + 2010;  INT(RAND() * 11) ; INT(RAND() * 32) + 1 )" office:value-type="date" office:date-value="2019-09-27" calcext:value-type="date">
            <text:p>2019-09-27</text:p>
          </table:table-cell>
        </table:table-row>
        <table:table-row table:style-name="ro1">
          <table:table-cell table:formula="of:= 20 + RAND() * clothes" office:value-type="float" office:value="20.5491161016001" calcext:value-type="float">
            <text:p>20.55</text:p>
          </table:table-cell>
          <table:table-cell table:formula="of:= DATE( INT(RAND() * 11)  + 2010;  INT(RAND() * 11) ; INT(RAND() * 32) + 1 )" office:value-type="date" office:date-value="2015-05-01" calcext:value-type="date">
            <text:p>2015-05-01</text:p>
          </table:table-cell>
        </table:table-row>
        <table:table-row table:style-name="ro1">
          <table:table-cell table:formula="of:= 20 + RAND() * clothes" office:value-type="float" office:value="24.821623965151" calcext:value-type="float">
            <text:p>24.82</text:p>
          </table:table-cell>
          <table:table-cell table:formula="of:= DATE( INT(RAND() * 11)  + 2010;  INT(RAND() * 11) ; INT(RAND() * 32) + 1 )" office:value-type="date" office:date-value="2016-04-12" calcext:value-type="date">
            <text:p>2016-04-12</text:p>
          </table:table-cell>
        </table:table-row>
        <table:table-row table:style-name="ro1">
          <table:table-cell table:formula="of:= 20 + RAND() * clothes" office:value-type="float" office:value="24.8576985030006" calcext:value-type="float">
            <text:p>24.86</text:p>
          </table:table-cell>
          <table:table-cell table:formula="of:= DATE( INT(RAND() * 11)  + 2010;  INT(RAND() * 11) ; INT(RAND() * 32) + 1 )" office:value-type="date" office:date-value="2019-12-08" calcext:value-type="date">
            <text:p>2019-12-08</text:p>
          </table:table-cell>
        </table:table-row>
        <table:table-row table:style-name="ro1">
          <table:table-cell table:formula="of:= 20 + RAND() * clothes" office:value-type="float" office:value="24.3968618746337" calcext:value-type="float">
            <text:p>24.40</text:p>
          </table:table-cell>
          <table:table-cell table:formula="of:= DATE( INT(RAND() * 11)  + 2010;  INT(RAND() * 11) ; INT(RAND() * 32) + 1 )" office:value-type="date" office:date-value="2019-09-30" calcext:value-type="date">
            <text:p>2019-09-30</text:p>
          </table:table-cell>
        </table:table-row>
        <table:table-row table:style-name="ro1">
          <table:table-cell table:formula="of:= 20 + RAND() * clothes" office:value-type="float" office:value="22.9620328418757" calcext:value-type="float">
            <text:p>22.96</text:p>
          </table:table-cell>
          <table:table-cell table:formula="of:= DATE( INT(RAND() * 11)  + 2010;  INT(RAND() * 11) ; INT(RAND() * 32) + 1 )" office:value-type="date" office:date-value="2010-04-16" calcext:value-type="date">
            <text:p>2010-04-16</text:p>
          </table:table-cell>
        </table:table-row>
        <table:table-row table:style-name="ro1">
          <table:table-cell table:formula="of:= 20 + RAND() * clothes" office:value-type="float" office:value="24.5449052076737" calcext:value-type="float">
            <text:p>24.54</text:p>
          </table:table-cell>
          <table:table-cell table:formula="of:= DATE( INT(RAND() * 11)  + 2010;  INT(RAND() * 11) ; INT(RAND() * 32) + 1 )" office:value-type="date" office:date-value="2011-02-26" calcext:value-type="date">
            <text:p>2011-02-26</text:p>
          </table:table-cell>
        </table:table-row>
        <table:table-row table:style-name="ro1">
          <table:table-cell table:formula="of:= 20 + RAND() * clothes" office:value-type="float" office:value="24.8656259506187" calcext:value-type="float">
            <text:p>24.87</text:p>
          </table:table-cell>
          <table:table-cell table:formula="of:= DATE( INT(RAND() * 11)  + 2010;  INT(RAND() * 11) ; INT(RAND() * 32) + 1 )" office:value-type="date" office:date-value="2015-02-26" calcext:value-type="date">
            <text:p>2015-02-26</text:p>
          </table:table-cell>
        </table:table-row>
        <table:table-row table:style-name="ro1">
          <table:table-cell table:formula="of:= 20 + RAND() * clothes" office:value-type="float" office:value="23.3170400107644" calcext:value-type="float">
            <text:p>23.32</text:p>
          </table:table-cell>
          <table:table-cell table:formula="of:= DATE( INT(RAND() * 11)  + 2010;  INT(RAND() * 11) ; INT(RAND() * 32) + 1 )" office:value-type="date" office:date-value="2016-02-05" calcext:value-type="date">
            <text:p>2016-02-05</text:p>
          </table:table-cell>
        </table:table-row>
        <table:table-row table:style-name="ro1">
          <table:table-cell table:formula="of:= 20 + RAND() * clothes" office:value-type="float" office:value="20.3507591208643" calcext:value-type="float">
            <text:p>20.35</text:p>
          </table:table-cell>
          <table:table-cell table:formula="of:= DATE( INT(RAND() * 11)  + 2010;  INT(RAND() * 11) ; INT(RAND() * 32) + 1 )" office:value-type="date" office:date-value="2014-07-02" calcext:value-type="date">
            <text:p>2014-07-02</text:p>
          </table:table-cell>
        </table:table-row>
        <table:table-row table:style-name="ro1">
          <table:table-cell table:formula="of:= 20 + RAND() * clothes" office:value-type="float" office:value="21.0831440065404" calcext:value-type="float">
            <text:p>21.08</text:p>
          </table:table-cell>
          <table:table-cell table:formula="of:= DATE( INT(RAND() * 11)  + 2010;  INT(RAND() * 11) ; INT(RAND() * 32) + 1 )" office:value-type="date" office:date-value="2016-10-25" calcext:value-type="date">
            <text:p>2016-10-25</text:p>
          </table:table-cell>
        </table:table-row>
        <table:table-row table:style-name="ro1">
          <table:table-cell table:formula="of:= 20 + RAND() * clothes" office:value-type="float" office:value="20.8779320207187" calcext:value-type="float">
            <text:p>20.88</text:p>
          </table:table-cell>
          <table:table-cell table:formula="of:= DATE( INT(RAND() * 11)  + 2010;  INT(RAND() * 11) ; INT(RAND() * 32) + 1 )" office:value-type="date" office:date-value="2020-04-16" calcext:value-type="date">
            <text:p>2020-04-16</text:p>
          </table:table-cell>
        </table:table-row>
        <table:table-row table:style-name="ro1">
          <table:table-cell table:formula="of:= 20 + RAND() * clothes" office:value-type="float" office:value="22.5666075256034" calcext:value-type="float">
            <text:p>22.57</text:p>
          </table:table-cell>
          <table:table-cell table:formula="of:= DATE( INT(RAND() * 11)  + 2010;  INT(RAND() * 11) ; INT(RAND() * 32) + 1 )" office:value-type="date" office:date-value="2018-03-11" calcext:value-type="date">
            <text:p>2018-03-11</text:p>
          </table:table-cell>
        </table:table-row>
        <table:table-row table:style-name="ro1">
          <table:table-cell table:formula="of:= 20 + RAND() * clothes" office:value-type="float" office:value="24.1687941292376" calcext:value-type="float">
            <text:p>24.17</text:p>
          </table:table-cell>
          <table:table-cell table:formula="of:= DATE( INT(RAND() * 11)  + 2010;  INT(RAND() * 11) ; INT(RAND() * 32) + 1 )" office:value-type="date" office:date-value="2014-12-21" calcext:value-type="date">
            <text:p>2014-12-21</text:p>
          </table:table-cell>
        </table:table-row>
        <table:table-row table:style-name="ro1">
          <table:table-cell table:formula="of:= 20 + RAND() * clothes" office:value-type="float" office:value="22.5802841415596" calcext:value-type="float">
            <text:p>22.58</text:p>
          </table:table-cell>
          <table:table-cell table:formula="of:= DATE( INT(RAND() * 11)  + 2010;  INT(RAND() * 11) ; INT(RAND() * 32) + 1 )" office:value-type="date" office:date-value="2014-04-13" calcext:value-type="date">
            <text:p>2014-04-13</text:p>
          </table:table-cell>
        </table:table-row>
        <table:table-row table:style-name="ro1">
          <table:table-cell table:formula="of:= 20 + RAND() * clothes" office:value-type="float" office:value="23.276932745566" calcext:value-type="float">
            <text:p>23.28</text:p>
          </table:table-cell>
          <table:table-cell table:formula="of:= DATE( INT(RAND() * 11)  + 2010;  INT(RAND() * 11) ; INT(RAND() * 32) + 1 )" office:value-type="date" office:date-value="2012-06-19" calcext:value-type="date">
            <text:p>2012-06-19</text:p>
          </table:table-cell>
        </table:table-row>
        <table:table-row table:style-name="ro1">
          <table:table-cell table:formula="of:= 20 + RAND() * clothes" office:value-type="float" office:value="23.0099690355861" calcext:value-type="float">
            <text:p>23.01</text:p>
          </table:table-cell>
          <table:table-cell table:formula="of:= DATE( INT(RAND() * 11)  + 2010;  INT(RAND() * 11) ; INT(RAND() * 32) + 1 )" office:value-type="date" office:date-value="2013-03-01" calcext:value-type="date">
            <text:p>2013-03-01</text:p>
          </table:table-cell>
        </table:table-row>
        <table:table-row table:style-name="ro1">
          <table:table-cell table:formula="of:= 20 + RAND() * clothes" office:value-type="float" office:value="24.4969651321688" calcext:value-type="float">
            <text:p>24.50</text:p>
          </table:table-cell>
          <table:table-cell table:formula="of:= DATE( INT(RAND() * 11)  + 2010;  INT(RAND() * 11) ; INT(RAND() * 32) + 1 )" office:value-type="date" office:date-value="2019-03-23" calcext:value-type="date">
            <text:p>2019-03-23</text:p>
          </table:table-cell>
        </table:table-row>
        <table:table-row table:style-name="ro1">
          <table:table-cell table:formula="of:= 20 + RAND() * clothes" office:value-type="float" office:value="21.7088306547587" calcext:value-type="float">
            <text:p>21.71</text:p>
          </table:table-cell>
          <table:table-cell table:formula="of:= DATE( INT(RAND() * 11)  + 2010;  INT(RAND() * 11) ; INT(RAND() * 32) + 1 )" office:value-type="date" office:date-value="2013-10-02" calcext:value-type="date">
            <text:p>2013-10-02</text:p>
          </table:table-cell>
        </table:table-row>
        <table:table-row table:style-name="ro1">
          <table:table-cell table:formula="of:= 20 + RAND() * clothes" office:value-type="float" office:value="21.7769639835362" calcext:value-type="float">
            <text:p>21.78</text:p>
          </table:table-cell>
          <table:table-cell table:formula="of:= DATE( INT(RAND() * 11)  + 2010;  INT(RAND() * 11) ; INT(RAND() * 32) + 1 )" office:value-type="date" office:date-value="2012-01-01" calcext:value-type="date">
            <text:p>2012-01-01</text:p>
          </table:table-cell>
        </table:table-row>
        <table:table-row table:style-name="ro1">
          <table:table-cell table:formula="of:= 20 + RAND() * clothes" office:value-type="float" office:value="20.8487749330499" calcext:value-type="float">
            <text:p>20.85</text:p>
          </table:table-cell>
          <table:table-cell table:formula="of:= DATE( INT(RAND() * 11)  + 2010;  INT(RAND() * 11) ; INT(RAND() * 32) + 1 )" office:value-type="date" office:date-value="2015-05-18" calcext:value-type="date">
            <text:p>2015-05-18</text:p>
          </table:table-cell>
        </table:table-row>
        <table:table-row table:style-name="ro1">
          <table:table-cell table:formula="of:= 20 + RAND() * clothes" office:value-type="float" office:value="21.807273425958" calcext:value-type="float">
            <text:p>21.81</text:p>
          </table:table-cell>
          <table:table-cell table:formula="of:= DATE( INT(RAND() * 11)  + 2010;  INT(RAND() * 11) ; INT(RAND() * 32) + 1 )" office:value-type="date" office:date-value="2010-06-29" calcext:value-type="date">
            <text:p>2010-06-29</text:p>
          </table:table-cell>
        </table:table-row>
        <table:table-row table:style-name="ro1">
          <table:table-cell table:formula="of:= 20 + RAND() * clothes" office:value-type="float" office:value="23.2667733418523" calcext:value-type="float">
            <text:p>23.27</text:p>
          </table:table-cell>
          <table:table-cell table:formula="of:= DATE( INT(RAND() * 11)  + 2010;  INT(RAND() * 11) ; INT(RAND() * 32) + 1 )" office:value-type="date" office:date-value="2020-05-30" calcext:value-type="date">
            <text:p>2020-05-30</text:p>
          </table:table-cell>
        </table:table-row>
        <table:table-row table:style-name="ro1">
          <table:table-cell table:formula="of:= 20 + RAND() * clothes" office:value-type="float" office:value="20.7574362033121" calcext:value-type="float">
            <text:p>20.76</text:p>
          </table:table-cell>
          <table:table-cell table:formula="of:= DATE( INT(RAND() * 11)  + 2010;  INT(RAND() * 11) ; INT(RAND() * 32) + 1 )" office:value-type="date" office:date-value="2014-07-20" calcext:value-type="date">
            <text:p>2014-07-20</text:p>
          </table:table-cell>
        </table:table-row>
        <table:table-row table:style-name="ro1">
          <table:table-cell table:formula="of:= 20 + RAND() * clothes" office:value-type="float" office:value="21.6516480426401" calcext:value-type="float">
            <text:p>21.65</text:p>
          </table:table-cell>
          <table:table-cell table:formula="of:= DATE( INT(RAND() * 11)  + 2010;  INT(RAND() * 11) ; INT(RAND() * 32) + 1 )" office:value-type="date" office:date-value="2018-04-19" calcext:value-type="date">
            <text:p>2018-04-19</text:p>
          </table:table-cell>
        </table:table-row>
        <table:table-row table:style-name="ro1">
          <table:table-cell table:formula="of:= 20 + RAND() * clothes" office:value-type="float" office:value="24.2899962620883" calcext:value-type="float">
            <text:p>24.29</text:p>
          </table:table-cell>
          <table:table-cell table:formula="of:= DATE( INT(RAND() * 11)  + 2010;  INT(RAND() * 11) ; INT(RAND() * 32) + 1 )" office:value-type="date" office:date-value="2010-03-22" calcext:value-type="date">
            <text:p>2010-03-22</text:p>
          </table:table-cell>
        </table:table-row>
        <table:table-row table:style-name="ro1">
          <table:table-cell table:formula="of:= 20 + RAND() * clothes" office:value-type="float" office:value="24.948547863811" calcext:value-type="float">
            <text:p>24.95</text:p>
          </table:table-cell>
          <table:table-cell table:formula="of:= DATE( INT(RAND() * 11)  + 2010;  INT(RAND() * 11) ; INT(RAND() * 32) + 1 )" office:value-type="date" office:date-value="2019-07-20" calcext:value-type="date">
            <text:p>2019-07-20</text:p>
          </table:table-cell>
        </table:table-row>
        <table:table-row table:style-name="ro1">
          <table:table-cell table:formula="of:= 20 + RAND() * clothes" office:value-type="float" office:value="22.8375517991694" calcext:value-type="float">
            <text:p>22.84</text:p>
          </table:table-cell>
          <table:table-cell table:formula="of:= DATE( INT(RAND() * 11)  + 2010;  INT(RAND() * 11) ; INT(RAND() * 32) + 1 )" office:value-type="date" office:date-value="2016-08-26" calcext:value-type="date">
            <text:p>2016-08-26</text:p>
          </table:table-cell>
        </table:table-row>
        <table:table-row table:style-name="ro1">
          <table:table-cell table:formula="of:= 20 + RAND() * clothes" office:value-type="float" office:value="22.7910637901696" calcext:value-type="float">
            <text:p>22.79</text:p>
          </table:table-cell>
          <table:table-cell table:formula="of:= DATE( INT(RAND() * 11)  + 2010;  INT(RAND() * 11) ; INT(RAND() * 32) + 1 )" office:value-type="date" office:date-value="2011-05-08" calcext:value-type="date">
            <text:p>2011-05-08</text:p>
          </table:table-cell>
        </table:table-row>
        <table:table-row table:style-name="ro1">
          <table:table-cell table:formula="of:= 20 + RAND() * clothes" office:value-type="float" office:value="23.8407129270367" calcext:value-type="float">
            <text:p>23.84</text:p>
          </table:table-cell>
          <table:table-cell table:formula="of:= DATE( INT(RAND() * 11)  + 2010;  INT(RAND() * 11) ; INT(RAND() * 32) + 1 )" office:value-type="date" office:date-value="2013-02-02" calcext:value-type="date">
            <text:p>2013-02-02</text:p>
          </table:table-cell>
        </table:table-row>
        <table:table-row table:style-name="ro1">
          <table:table-cell table:formula="of:= 20 + RAND() * clothes" office:value-type="float" office:value="23.4758041638437" calcext:value-type="float">
            <text:p>23.48</text:p>
          </table:table-cell>
          <table:table-cell table:formula="of:= DATE( INT(RAND() * 11)  + 2010;  INT(RAND() * 11) ; INT(RAND() * 32) + 1 )" office:value-type="date" office:date-value="2016-01-29" calcext:value-type="date">
            <text:p>2016-01-29</text:p>
          </table:table-cell>
        </table:table-row>
        <table:table-row table:style-name="ro1">
          <table:table-cell table:formula="of:= 20 + RAND() * clothes" office:value-type="float" office:value="21.0511041862494" calcext:value-type="float">
            <text:p>21.05</text:p>
          </table:table-cell>
          <table:table-cell table:formula="of:= DATE( INT(RAND() * 11)  + 2010;  INT(RAND() * 11) ; INT(RAND() * 32) + 1 )" office:value-type="date" office:date-value="2016-07-22" calcext:value-type="date">
            <text:p>2016-07-22</text:p>
          </table:table-cell>
        </table:table-row>
        <table:table-row table:style-name="ro1">
          <table:table-cell table:formula="of:= 20 + RAND() * clothes" office:value-type="float" office:value="23.6784664480778" calcext:value-type="float">
            <text:p>23.68</text:p>
          </table:table-cell>
          <table:table-cell table:formula="of:= DATE( INT(RAND() * 11)  + 2010;  INT(RAND() * 11) ; INT(RAND() * 32) + 1 )" office:value-type="date" office:date-value="2010-01-26" calcext:value-type="date">
            <text:p>2010-01-26</text:p>
          </table:table-cell>
        </table:table-row>
        <table:table-row table:style-name="ro1">
          <table:table-cell table:formula="of:= 20 + RAND() * clothes" office:value-type="float" office:value="22.5023301033444" calcext:value-type="float">
            <text:p>22.50</text:p>
          </table:table-cell>
          <table:table-cell table:formula="of:= DATE( INT(RAND() * 11)  + 2010;  INT(RAND() * 11) ; INT(RAND() * 32) + 1 )" office:value-type="date" office:date-value="2014-12-06" calcext:value-type="date">
            <text:p>2014-12-06</text:p>
          </table:table-cell>
        </table:table-row>
        <table:table-row table:style-name="ro1">
          <table:table-cell table:formula="of:= 20 + RAND() * clothes" office:value-type="float" office:value="21.9685808225103" calcext:value-type="float">
            <text:p>21.97</text:p>
          </table:table-cell>
          <table:table-cell table:formula="of:= DATE( INT(RAND() * 11)  + 2010;  INT(RAND() * 11) ; INT(RAND() * 32) + 1 )" office:value-type="date" office:date-value="2018-03-27" calcext:value-type="date">
            <text:p>2018-03-27</text:p>
          </table:table-cell>
        </table:table-row>
        <table:table-row table:style-name="ro1">
          <table:table-cell table:formula="of:= 20 + RAND() * clothes" office:value-type="float" office:value="23.0706069271961" calcext:value-type="float">
            <text:p>23.07</text:p>
          </table:table-cell>
          <table:table-cell table:formula="of:= DATE( INT(RAND() * 11)  + 2010;  INT(RAND() * 11) ; INT(RAND() * 32) + 1 )" office:value-type="date" office:date-value="2020-10-02" calcext:value-type="date">
            <text:p>2020-10-02</text:p>
          </table:table-cell>
        </table:table-row>
        <table:table-row table:style-name="ro1">
          <table:table-cell table:formula="of:= 20 + RAND() * clothes" office:value-type="float" office:value="22.3565342081665" calcext:value-type="float">
            <text:p>22.36</text:p>
          </table:table-cell>
          <table:table-cell table:formula="of:= DATE( INT(RAND() * 11)  + 2010;  INT(RAND() * 11) ; INT(RAND() * 32) + 1 )" office:value-type="date" office:date-value="2011-01-19" calcext:value-type="date">
            <text:p>2011-01-19</text:p>
          </table:table-cell>
        </table:table-row>
        <table:table-row table:style-name="ro1">
          <table:table-cell table:formula="of:= 20 + RAND() * clothes" office:value-type="float" office:value="21.6067597548342" calcext:value-type="float">
            <text:p>21.61</text:p>
          </table:table-cell>
          <table:table-cell table:formula="of:= DATE( INT(RAND() * 11)  + 2010;  INT(RAND() * 11) ; INT(RAND() * 32) + 1 )" office:value-type="date" office:date-value="2011-09-11" calcext:value-type="date">
            <text:p>2011-09-11</text:p>
          </table:table-cell>
        </table:table-row>
        <table:table-row table:style-name="ro1">
          <table:table-cell table:formula="of:= 20 + RAND() * clothes" office:value-type="float" office:value="20.0694306107692" calcext:value-type="float">
            <text:p>20.07</text:p>
          </table:table-cell>
          <table:table-cell table:formula="of:= DATE( INT(RAND() * 11)  + 2010;  INT(RAND() * 11) ; INT(RAND() * 32) + 1 )" office:value-type="date" office:date-value="2015-07-03" calcext:value-type="date">
            <text:p>2015-07-03</text:p>
          </table:table-cell>
        </table:table-row>
        <table:table-row table:style-name="ro1">
          <table:table-cell table:formula="of:= 20 + RAND() * clothes" office:value-type="float" office:value="22.0048137085542" calcext:value-type="float">
            <text:p>22.00</text:p>
          </table:table-cell>
          <table:table-cell table:formula="of:= DATE( INT(RAND() * 11)  + 2010;  INT(RAND() * 11) ; INT(RAND() * 32) + 1 )" office:value-type="date" office:date-value="2012-05-11" calcext:value-type="date">
            <text:p>2012-05-11</text:p>
          </table:table-cell>
        </table:table-row>
        <table:table-row table:style-name="ro1">
          <table:table-cell table:formula="of:= 20 + RAND() * clothes" office:value-type="float" office:value="20.1414933715889" calcext:value-type="float">
            <text:p>20.14</text:p>
          </table:table-cell>
          <table:table-cell table:formula="of:= DATE( INT(RAND() * 11)  + 2010;  INT(RAND() * 11) ; INT(RAND() * 32) + 1 )" office:value-type="date" office:date-value="2012-12-19" calcext:value-type="date">
            <text:p>2012-12-19</text:p>
          </table:table-cell>
        </table:table-row>
        <table:table-row table:style-name="ro1">
          <table:table-cell table:formula="of:= 20 + RAND() * clothes" office:value-type="float" office:value="22.0972813934574" calcext:value-type="float">
            <text:p>22.10</text:p>
          </table:table-cell>
          <table:table-cell table:formula="of:= DATE( INT(RAND() * 11)  + 2010;  INT(RAND() * 11) ; INT(RAND() * 32) + 1 )" office:value-type="date" office:date-value="2009-12-30" calcext:value-type="date">
            <text:p>2009-12-30</text:p>
          </table:table-cell>
        </table:table-row>
        <table:table-row table:style-name="ro1">
          <table:table-cell table:formula="of:= 20 + RAND() * clothes" office:value-type="float" office:value="24.4187120174864" calcext:value-type="float">
            <text:p>24.42</text:p>
          </table:table-cell>
          <table:table-cell table:formula="of:= DATE( INT(RAND() * 11)  + 2010;  INT(RAND() * 11) ; INT(RAND() * 32) + 1 )" office:value-type="date" office:date-value="2020-03-26" calcext:value-type="date">
            <text:p>2020-03-26</text:p>
          </table:table-cell>
        </table:table-row>
        <table:table-row table:style-name="ro1">
          <table:table-cell table:formula="of:= 20 + RAND() * clothes" office:value-type="float" office:value="21.2916052905333" calcext:value-type="float">
            <text:p>21.29</text:p>
          </table:table-cell>
          <table:table-cell table:formula="of:= DATE( INT(RAND() * 11)  + 2010;  INT(RAND() * 11) ; INT(RAND() * 32) + 1 )" office:value-type="date" office:date-value="2018-08-18" calcext:value-type="date">
            <text:p>2018-08-18</text:p>
          </table:table-cell>
        </table:table-row>
        <table:table-row table:style-name="ro1">
          <table:table-cell table:formula="of:= 20 + RAND() * clothes" office:value-type="float" office:value="20.4951382001917" calcext:value-type="float">
            <text:p>20.50</text:p>
          </table:table-cell>
          <table:table-cell table:formula="of:= DATE( INT(RAND() * 11)  + 2010;  INT(RAND() * 11) ; INT(RAND() * 32) + 1 )" office:value-type="date" office:date-value="2019-03-14" calcext:value-type="date">
            <text:p>2019-03-14</text:p>
          </table:table-cell>
        </table:table-row>
        <table:table-row table:style-name="ro1">
          <table:table-cell table:formula="of:= 20 + RAND() * clothes" office:value-type="float" office:value="21.1236840397258" calcext:value-type="float">
            <text:p>21.12</text:p>
          </table:table-cell>
          <table:table-cell table:formula="of:= DATE( INT(RAND() * 11)  + 2010;  INT(RAND() * 11) ; INT(RAND() * 32) + 1 )" office:value-type="date" office:date-value="2010-08-24" calcext:value-type="date">
            <text:p>2010-08-24</text:p>
          </table:table-cell>
        </table:table-row>
        <table:table-row table:style-name="ro1">
          <table:table-cell table:formula="of:= 20 + RAND() * clothes" office:value-type="float" office:value="21.9454895751645" calcext:value-type="float">
            <text:p>21.95</text:p>
          </table:table-cell>
          <table:table-cell table:formula="of:= DATE( INT(RAND() * 11)  + 2010;  INT(RAND() * 11) ; INT(RAND() * 32) + 1 )" office:value-type="date" office:date-value="2017-05-27" calcext:value-type="date">
            <text:p>2017-05-27</text:p>
          </table:table-cell>
        </table:table-row>
        <table:table-row table:style-name="ro1">
          <table:table-cell table:formula="of:= 20 + RAND() * clothes" office:value-type="float" office:value="24.6322866470021" calcext:value-type="float">
            <text:p>24.63</text:p>
          </table:table-cell>
          <table:table-cell table:formula="of:= DATE( INT(RAND() * 11)  + 2010;  INT(RAND() * 11) ; INT(RAND() * 32) + 1 )" office:value-type="date" office:date-value="2015-05-29" calcext:value-type="date">
            <text:p>2015-05-29</text:p>
          </table:table-cell>
        </table:table-row>
        <table:table-row table:style-name="ro1">
          <table:table-cell table:formula="of:= 20 + RAND() * clothes" office:value-type="float" office:value="21.0977203003414" calcext:value-type="float">
            <text:p>21.10</text:p>
          </table:table-cell>
          <table:table-cell table:formula="of:= DATE( INT(RAND() * 11)  + 2010;  INT(RAND() * 11) ; INT(RAND() * 32) + 1 )" office:value-type="date" office:date-value="2011-05-06" calcext:value-type="date">
            <text:p>2011-05-06</text:p>
          </table:table-cell>
        </table:table-row>
        <table:table-row table:style-name="ro1">
          <table:table-cell table:formula="of:= 20 + RAND() * clothes" office:value-type="float" office:value="24.398949612479" calcext:value-type="float">
            <text:p>24.40</text:p>
          </table:table-cell>
          <table:table-cell table:formula="of:= DATE( INT(RAND() * 11)  + 2010;  INT(RAND() * 11) ; INT(RAND() * 32) + 1 )" office:value-type="date" office:date-value="2012-07-20" calcext:value-type="date">
            <text:p>2012-07-20</text:p>
          </table:table-cell>
        </table:table-row>
        <table:table-row table:style-name="ro1">
          <table:table-cell table:formula="of:= 20 + RAND() * clothes" office:value-type="float" office:value="22.7019350965046" calcext:value-type="float">
            <text:p>22.70</text:p>
          </table:table-cell>
          <table:table-cell table:formula="of:= DATE( INT(RAND() * 11)  + 2010;  INT(RAND() * 11) ; INT(RAND() * 32) + 1 )" office:value-type="date" office:date-value="2020-02-26" calcext:value-type="date">
            <text:p>2020-02-26</text:p>
          </table:table-cell>
        </table:table-row>
        <table:table-row table:style-name="ro1">
          <table:table-cell table:formula="of:= 20 + RAND() * clothes" office:value-type="float" office:value="24.2774934648186" calcext:value-type="float">
            <text:p>24.28</text:p>
          </table:table-cell>
          <table:table-cell table:formula="of:= DATE( INT(RAND() * 11)  + 2010;  INT(RAND() * 11) ; INT(RAND() * 32) + 1 )" office:value-type="date" office:date-value="2013-08-16" calcext:value-type="date">
            <text:p>2013-08-16</text:p>
          </table:table-cell>
        </table:table-row>
        <table:table-row table:style-name="ro1">
          <table:table-cell table:formula="of:= 20 + RAND() * clothes" office:value-type="float" office:value="21.3823161166949" calcext:value-type="float">
            <text:p>21.38</text:p>
          </table:table-cell>
          <table:table-cell table:formula="of:= DATE( INT(RAND() * 11)  + 2010;  INT(RAND() * 11) ; INT(RAND() * 32) + 1 )" office:value-type="date" office:date-value="2016-12-09" calcext:value-type="date">
            <text:p>2016-12-09</text:p>
          </table:table-cell>
        </table:table-row>
        <table:table-row table:style-name="ro1">
          <table:table-cell table:formula="of:= 20 + RAND() * clothes" office:value-type="float" office:value="23.2943096050175" calcext:value-type="float">
            <text:p>23.29</text:p>
          </table:table-cell>
          <table:table-cell table:formula="of:= DATE( INT(RAND() * 11)  + 2010;  INT(RAND() * 11) ; INT(RAND() * 32) + 1 )" office:value-type="date" office:date-value="2018-02-06" calcext:value-type="date">
            <text:p>2018-02-06</text:p>
          </table:table-cell>
        </table:table-row>
        <table:table-row table:style-name="ro1">
          <table:table-cell table:formula="of:= 20 + RAND() * clothes" office:value-type="float" office:value="22.8761064374623" calcext:value-type="float">
            <text:p>22.88</text:p>
          </table:table-cell>
          <table:table-cell table:formula="of:= DATE( INT(RAND() * 11)  + 2010;  INT(RAND() * 11) ; INT(RAND() * 32) + 1 )" office:value-type="date" office:date-value="2014-10-29" calcext:value-type="date">
            <text:p>2014-10-29</text:p>
          </table:table-cell>
        </table:table-row>
        <table:table-row table:style-name="ro1">
          <table:table-cell table:formula="of:= 20 + RAND() * clothes" office:value-type="float" office:value="20.6509574246909" calcext:value-type="float">
            <text:p>20.65</text:p>
          </table:table-cell>
          <table:table-cell table:formula="of:= DATE( INT(RAND() * 11)  + 2010;  INT(RAND() * 11) ; INT(RAND() * 32) + 1 )" office:value-type="date" office:date-value="2020-01-02" calcext:value-type="date">
            <text:p>2020-01-02</text:p>
          </table:table-cell>
        </table:table-row>
        <table:table-row table:style-name="ro1">
          <table:table-cell table:formula="of:= 20 + RAND() * clothes" office:value-type="float" office:value="20.0408549507728" calcext:value-type="float">
            <text:p>20.04</text:p>
          </table:table-cell>
          <table:table-cell table:formula="of:= DATE( INT(RAND() * 11)  + 2010;  INT(RAND() * 11) ; INT(RAND() * 32) + 1 )" office:value-type="date" office:date-value="2017-06-30" calcext:value-type="date">
            <text:p>2017-06-30</text:p>
          </table:table-cell>
        </table:table-row>
        <table:table-row table:style-name="ro1">
          <table:table-cell table:formula="of:= 20 + RAND() * clothes" office:value-type="float" office:value="22.6718298759669" calcext:value-type="float">
            <text:p>22.67</text:p>
          </table:table-cell>
          <table:table-cell table:formula="of:= DATE( INT(RAND() * 11)  + 2010;  INT(RAND() * 11) ; INT(RAND() * 32) + 1 )" office:value-type="date" office:date-value="2018-03-21" calcext:value-type="date">
            <text:p>2018-03-21</text:p>
          </table:table-cell>
        </table:table-row>
        <table:table-row table:style-name="ro1">
          <table:table-cell table:formula="of:= 20 + RAND() * clothes" office:value-type="float" office:value="22.8546481722592" calcext:value-type="float">
            <text:p>22.85</text:p>
          </table:table-cell>
          <table:table-cell table:formula="of:= DATE( INT(RAND() * 11)  + 2010;  INT(RAND() * 11) ; INT(RAND() * 32) + 1 )" office:value-type="date" office:date-value="2018-09-01" calcext:value-type="date">
            <text:p>2018-09-01</text:p>
          </table:table-cell>
        </table:table-row>
        <table:table-row table:style-name="ro1">
          <table:table-cell table:formula="of:= 20 + RAND() * clothes" office:value-type="float" office:value="23.6168510738688" calcext:value-type="float">
            <text:p>23.62</text:p>
          </table:table-cell>
          <table:table-cell table:formula="of:= DATE( INT(RAND() * 11)  + 2010;  INT(RAND() * 11) ; INT(RAND() * 32) + 1 )" office:value-type="date" office:date-value="2019-07-17" calcext:value-type="date">
            <text:p>2019-07-17</text:p>
          </table:table-cell>
        </table:table-row>
        <table:table-row table:style-name="ro1">
          <table:table-cell table:formula="of:= 20 + RAND() * clothes" office:value-type="float" office:value="23.302974085397" calcext:value-type="float">
            <text:p>23.30</text:p>
          </table:table-cell>
          <table:table-cell table:formula="of:= DATE( INT(RAND() * 11)  + 2010;  INT(RAND() * 11) ; INT(RAND() * 32) + 1 )" office:value-type="date" office:date-value="2020-10-25" calcext:value-type="date">
            <text:p>2020-10-25</text:p>
          </table:table-cell>
        </table:table-row>
        <table:table-row table:style-name="ro1">
          <table:table-cell table:formula="of:= 20 + RAND() * clothes" office:value-type="float" office:value="23.1681298720915" calcext:value-type="float">
            <text:p>23.17</text:p>
          </table:table-cell>
          <table:table-cell table:formula="of:= DATE( INT(RAND() * 11)  + 2010;  INT(RAND() * 11) ; INT(RAND() * 32) + 1 )" office:value-type="date" office:date-value="2012-08-03" calcext:value-type="date">
            <text:p>2012-08-03</text:p>
          </table:table-cell>
        </table:table-row>
        <table:table-row table:style-name="ro1">
          <table:table-cell table:formula="of:= 20 + RAND() * clothes" office:value-type="float" office:value="23.7127513102885" calcext:value-type="float">
            <text:p>23.71</text:p>
          </table:table-cell>
          <table:table-cell table:formula="of:= DATE( INT(RAND() * 11)  + 2010;  INT(RAND() * 11) ; INT(RAND() * 32) + 1 )" office:value-type="date" office:date-value="2012-04-09" calcext:value-type="date">
            <text:p>2012-04-09</text:p>
          </table:table-cell>
        </table:table-row>
        <table:table-row table:style-name="ro1">
          <table:table-cell table:formula="of:= 20 + RAND() * clothes" office:value-type="float" office:value="22.4892604577381" calcext:value-type="float">
            <text:p>22.49</text:p>
          </table:table-cell>
          <table:table-cell table:formula="of:= DATE( INT(RAND() * 11)  + 2010;  INT(RAND() * 11) ; INT(RAND() * 32) + 1 )" office:value-type="date" office:date-value="2011-01-26" calcext:value-type="date">
            <text:p>2011-01-26</text:p>
          </table:table-cell>
        </table:table-row>
        <table:table-row table:style-name="ro1">
          <table:table-cell table:formula="of:= 20 + RAND() * clothes" office:value-type="float" office:value="21.6385672999275" calcext:value-type="float">
            <text:p>21.64</text:p>
          </table:table-cell>
          <table:table-cell table:formula="of:= DATE( INT(RAND() * 11)  + 2010;  INT(RAND() * 11) ; INT(RAND() * 32) + 1 )" office:value-type="date" office:date-value="2009-12-17" calcext:value-type="date">
            <text:p>2009-12-17</text:p>
          </table:table-cell>
        </table:table-row>
        <table:table-row table:style-name="ro1">
          <table:table-cell table:formula="of:= 20 + RAND() * clothes" office:value-type="float" office:value="21.2201549139876" calcext:value-type="float">
            <text:p>21.22</text:p>
          </table:table-cell>
          <table:table-cell table:formula="of:= DATE( INT(RAND() * 11)  + 2010;  INT(RAND() * 11) ; INT(RAND() * 32) + 1 )" office:value-type="date" office:date-value="2016-04-03" calcext:value-type="date">
            <text:p>2016-04-03</text:p>
          </table:table-cell>
        </table:table-row>
        <table:table-row table:style-name="ro1">
          <table:table-cell table:formula="of:= 20 + RAND() * clothes" office:value-type="float" office:value="22.4967080641862" calcext:value-type="float">
            <text:p>22.50</text:p>
          </table:table-cell>
          <table:table-cell table:formula="of:= DATE( INT(RAND() * 11)  + 2010;  INT(RAND() * 11) ; INT(RAND() * 32) + 1 )" office:value-type="date" office:date-value="2017-02-18" calcext:value-type="date">
            <text:p>2017-02-18</text:p>
          </table:table-cell>
        </table:table-row>
        <table:table-row table:style-name="ro1">
          <table:table-cell table:formula="of:= 20 + RAND() * clothes" office:value-type="float" office:value="24.3465326525119" calcext:value-type="float">
            <text:p>24.35</text:p>
          </table:table-cell>
          <table:table-cell table:formula="of:= DATE( INT(RAND() * 11)  + 2010;  INT(RAND() * 11) ; INT(RAND() * 32) + 1 )" office:value-type="date" office:date-value="2019-05-17" calcext:value-type="date">
            <text:p>2019-05-17</text:p>
          </table:table-cell>
        </table:table-row>
        <table:table-row table:style-name="ro1">
          <table:table-cell table:formula="of:= 20 + RAND() * clothes" office:value-type="float" office:value="21.4788136517827" calcext:value-type="float">
            <text:p>21.48</text:p>
          </table:table-cell>
          <table:table-cell table:formula="of:= DATE( INT(RAND() * 11)  + 2010;  INT(RAND() * 11) ; INT(RAND() * 32) + 1 )" office:value-type="date" office:date-value="2018-08-06" calcext:value-type="date">
            <text:p>2018-08-06</text:p>
          </table:table-cell>
        </table:table-row>
        <table:table-row table:style-name="ro1">
          <table:table-cell table:formula="of:= 20 + RAND() * clothes" office:value-type="float" office:value="20.0192417967809" calcext:value-type="float">
            <text:p>20.02</text:p>
          </table:table-cell>
          <table:table-cell table:formula="of:= DATE( INT(RAND() * 11)  + 2010;  INT(RAND() * 11) ; INT(RAND() * 32) + 1 )" office:value-type="date" office:date-value="2015-02-01" calcext:value-type="date">
            <text:p>2015-02-01</text:p>
          </table:table-cell>
        </table:table-row>
        <table:table-row table:style-name="ro1">
          <table:table-cell table:formula="of:= 20 + RAND() * clothes" office:value-type="float" office:value="24.3976942997766" calcext:value-type="float">
            <text:p>24.40</text:p>
          </table:table-cell>
          <table:table-cell table:formula="of:= DATE( INT(RAND() * 11)  + 2010;  INT(RAND() * 11) ; INT(RAND() * 32) + 1 )" office:value-type="date" office:date-value="2011-08-21" calcext:value-type="date">
            <text:p>2011-08-21</text:p>
          </table:table-cell>
        </table:table-row>
        <table:table-row table:style-name="ro1">
          <table:table-cell table:formula="of:= 20 + RAND() * clothes" office:value-type="float" office:value="24.4205689461495" calcext:value-type="float">
            <text:p>24.42</text:p>
          </table:table-cell>
          <table:table-cell table:formula="of:= DATE( INT(RAND() * 11)  + 2010;  INT(RAND() * 11) ; INT(RAND() * 32) + 1 )" office:value-type="date" office:date-value="2018-12-28" calcext:value-type="date">
            <text:p>2018-12-28</text:p>
          </table:table-cell>
        </table:table-row>
        <table:table-row table:style-name="ro1">
          <table:table-cell table:formula="of:= 20 + RAND() * clothes" office:value-type="float" office:value="23.0754951068903" calcext:value-type="float">
            <text:p>23.08</text:p>
          </table:table-cell>
          <table:table-cell table:formula="of:= DATE( INT(RAND() * 11)  + 2010;  INT(RAND() * 11) ; INT(RAND() * 32) + 1 )" office:value-type="date" office:date-value="2019-07-13" calcext:value-type="date">
            <text:p>2019-07-13</text:p>
          </table:table-cell>
        </table:table-row>
        <table:table-row table:style-name="ro1">
          <table:table-cell table:formula="of:= 20 + RAND() * clothes" office:value-type="float" office:value="22.8518904058882" calcext:value-type="float">
            <text:p>22.85</text:p>
          </table:table-cell>
          <table:table-cell table:formula="of:= DATE( INT(RAND() * 11)  + 2010;  INT(RAND() * 11) ; INT(RAND() * 32) + 1 )" office:value-type="date" office:date-value="2015-02-11" calcext:value-type="date">
            <text:p>2015-02-11</text:p>
          </table:table-cell>
        </table:table-row>
        <table:table-row table:style-name="ro1">
          <table:table-cell table:formula="of:= 20 + RAND() * clothes" office:value-type="float" office:value="21.9886657656914" calcext:value-type="float">
            <text:p>21.99</text:p>
          </table:table-cell>
          <table:table-cell table:formula="of:= DATE( INT(RAND() * 11)  + 2010;  INT(RAND() * 11) ; INT(RAND() * 32) + 1 )" office:value-type="date" office:date-value="2016-06-07" calcext:value-type="date">
            <text:p>2016-06-07</text:p>
          </table:table-cell>
        </table:table-row>
        <table:table-row table:style-name="ro1">
          <table:table-cell table:formula="of:= 20 + RAND() * clothes" office:value-type="float" office:value="22.9153775186997" calcext:value-type="float">
            <text:p>22.92</text:p>
          </table:table-cell>
          <table:table-cell table:formula="of:= DATE( INT(RAND() * 11)  + 2010;  INT(RAND() * 11) ; INT(RAND() * 32) + 1 )" office:value-type="date" office:date-value="2020-09-27" calcext:value-type="date">
            <text:p>2020-09-27</text:p>
          </table:table-cell>
        </table:table-row>
        <table:table-row table:style-name="ro1">
          <table:table-cell table:formula="of:= 20 + RAND() * clothes" office:value-type="float" office:value="23.3060736072074" calcext:value-type="float">
            <text:p>23.31</text:p>
          </table:table-cell>
          <table:table-cell table:formula="of:= DATE( INT(RAND() * 11)  + 2010;  INT(RAND() * 11) ; INT(RAND() * 32) + 1 )" office:value-type="date" office:date-value="2014-09-24" calcext:value-type="date">
            <text:p>2014-09-24</text:p>
          </table:table-cell>
        </table:table-row>
        <table:table-row table:style-name="ro1">
          <table:table-cell table:formula="of:= 20 + RAND() * clothes" office:value-type="float" office:value="22.063010914909" calcext:value-type="float">
            <text:p>22.06</text:p>
          </table:table-cell>
          <table:table-cell table:formula="of:= DATE( INT(RAND() * 11)  + 2010;  INT(RAND() * 11) ; INT(RAND() * 32) + 1 )" office:value-type="date" office:date-value="2011-05-05" calcext:value-type="date">
            <text:p>2011-05-05</text:p>
          </table:table-cell>
        </table:table-row>
        <table:table-row table:style-name="ro1">
          <table:table-cell table:formula="of:= 20 + RAND() * clothes" office:value-type="float" office:value="24.39766415802" calcext:value-type="float">
            <text:p>24.40</text:p>
          </table:table-cell>
          <table:table-cell table:formula="of:= DATE( INT(RAND() * 11)  + 2010;  INT(RAND() * 11) ; INT(RAND() * 32) + 1 )" office:value-type="date" office:date-value="2013-01-14" calcext:value-type="date">
            <text:p>2013-01-14</text:p>
          </table:table-cell>
        </table:table-row>
        <table:table-row table:style-name="ro1">
          <table:table-cell table:formula="of:= 20 + RAND() * clothes" office:value-type="float" office:value="21.8686027290369" calcext:value-type="float">
            <text:p>21.87</text:p>
          </table:table-cell>
          <table:table-cell table:formula="of:= DATE( INT(RAND() * 11)  + 2010;  INT(RAND() * 11) ; INT(RAND() * 32) + 1 )" office:value-type="date" office:date-value="2017-05-02" calcext:value-type="date">
            <text:p>2017-05-02</text:p>
          </table:table-cell>
        </table:table-row>
        <table:table-row table:style-name="ro1">
          <table:table-cell table:formula="of:= 20 + RAND() * clothes" office:value-type="float" office:value="21.4940076111572" calcext:value-type="float">
            <text:p>21.49</text:p>
          </table:table-cell>
          <table:table-cell table:formula="of:= DATE( INT(RAND() * 11)  + 2010;  INT(RAND() * 11) ; INT(RAND() * 32) + 1 )" office:value-type="date" office:date-value="2013-09-21" calcext:value-type="date">
            <text:p>2013-09-21</text:p>
          </table:table-cell>
        </table:table-row>
        <table:table-row table:style-name="ro1">
          <table:table-cell table:formula="of:= 20 + RAND() * clothes" office:value-type="float" office:value="22.1989801301082" calcext:value-type="float">
            <text:p>22.20</text:p>
          </table:table-cell>
          <table:table-cell table:formula="of:= DATE( INT(RAND() * 11)  + 2010;  INT(RAND() * 11) ; INT(RAND() * 32) + 1 )" office:value-type="date" office:date-value="2019-04-28" calcext:value-type="date">
            <text:p>2019-04-28</text:p>
          </table:table-cell>
        </table:table-row>
        <table:table-row table:style-name="ro1">
          <table:table-cell table:formula="of:= 20 + RAND() * clothes" office:value-type="float" office:value="20.744408625009" calcext:value-type="float">
            <text:p>20.74</text:p>
          </table:table-cell>
          <table:table-cell table:formula="of:= DATE( INT(RAND() * 11)  + 2010;  INT(RAND() * 11) ; INT(RAND() * 32) + 1 )" office:value-type="date" office:date-value="2013-07-09" calcext:value-type="date">
            <text:p>2013-07-09</text:p>
          </table:table-cell>
        </table:table-row>
        <table:table-row table:style-name="ro1">
          <table:table-cell table:formula="of:= 20 + RAND() * clothes" office:value-type="float" office:value="21.6232129402931" calcext:value-type="float">
            <text:p>21.62</text:p>
          </table:table-cell>
          <table:table-cell table:formula="of:= DATE( INT(RAND() * 11)  + 2010;  INT(RAND() * 11) ; INT(RAND() * 32) + 1 )" office:value-type="date" office:date-value="2019-07-20" calcext:value-type="date">
            <text:p>2019-07-20</text:p>
          </table:table-cell>
        </table:table-row>
        <table:table-row table:style-name="ro1">
          <table:table-cell table:formula="of:= 20 + RAND() * clothes" office:value-type="float" office:value="20.0589126946782" calcext:value-type="float">
            <text:p>20.06</text:p>
          </table:table-cell>
          <table:table-cell table:formula="of:= DATE( INT(RAND() * 11)  + 2010;  INT(RAND() * 11) ; INT(RAND() * 32) + 1 )" office:value-type="date" office:date-value="2013-02-16" calcext:value-type="date">
            <text:p>2013-02-16</text:p>
          </table:table-cell>
        </table:table-row>
        <table:table-row table:style-name="ro1">
          <table:table-cell table:formula="of:= 20 + RAND() * clothes" office:value-type="float" office:value="23.7354474791388" calcext:value-type="float">
            <text:p>23.74</text:p>
          </table:table-cell>
          <table:table-cell table:formula="of:= DATE( INT(RAND() * 11)  + 2010;  INT(RAND() * 11) ; INT(RAND() * 32) + 1 )" office:value-type="date" office:date-value="2011-03-29" calcext:value-type="date">
            <text:p>2011-03-29</text:p>
          </table:table-cell>
        </table:table-row>
        <table:table-row table:style-name="ro1">
          <table:table-cell table:formula="of:= 20 + RAND() * clothes" office:value-type="float" office:value="24.1020395728212" calcext:value-type="float">
            <text:p>24.10</text:p>
          </table:table-cell>
          <table:table-cell table:formula="of:= DATE( INT(RAND() * 11)  + 2010;  INT(RAND() * 11) ; INT(RAND() * 32) + 1 )" office:value-type="date" office:date-value="2012-08-08" calcext:value-type="date">
            <text:p>2012-08-08</text:p>
          </table:table-cell>
        </table:table-row>
        <table:table-row table:style-name="ro1">
          <table:table-cell table:formula="of:= 20 + RAND() * clothes" office:value-type="float" office:value="24.4980467173214" calcext:value-type="float">
            <text:p>24.50</text:p>
          </table:table-cell>
          <table:table-cell table:formula="of:= DATE( INT(RAND() * 11)  + 2010;  INT(RAND() * 11) ; INT(RAND() * 32) + 1 )" office:value-type="date" office:date-value="2018-08-05" calcext:value-type="date">
            <text:p>2018-08-05</text:p>
          </table:table-cell>
        </table:table-row>
        <table:table-row table:style-name="ro1">
          <table:table-cell table:formula="of:= 20 + RAND() * clothes" office:value-type="float" office:value="20.1452723022789" calcext:value-type="float">
            <text:p>20.15</text:p>
          </table:table-cell>
          <table:table-cell table:formula="of:= DATE( INT(RAND() * 11)  + 2010;  INT(RAND() * 11) ; INT(RAND() * 32) + 1 )" office:value-type="date" office:date-value="2011-01-14" calcext:value-type="date">
            <text:p>2011-01-14</text:p>
          </table:table-cell>
        </table:table-row>
        <table:table-row table:style-name="ro1">
          <table:table-cell table:formula="of:= 20 + RAND() * clothes" office:value-type="float" office:value="24.1485466718603" calcext:value-type="float">
            <text:p>24.15</text:p>
          </table:table-cell>
          <table:table-cell table:formula="of:= DATE( INT(RAND() * 11)  + 2010;  INT(RAND() * 11) ; INT(RAND() * 32) + 1 )" office:value-type="date" office:date-value="2011-09-17" calcext:value-type="date">
            <text:p>2011-09-17</text:p>
          </table:table-cell>
        </table:table-row>
        <table:table-row table:style-name="ro1">
          <table:table-cell table:formula="of:= 20 + RAND() * clothes" office:value-type="float" office:value="23.6126423365886" calcext:value-type="float">
            <text:p>23.61</text:p>
          </table:table-cell>
          <table:table-cell table:formula="of:= DATE( INT(RAND() * 11)  + 2010;  INT(RAND() * 11) ; INT(RAND() * 32) + 1 )" office:value-type="date" office:date-value="2017-11-01" calcext:value-type="date">
            <text:p>2017-11-01</text:p>
          </table:table-cell>
        </table:table-row>
        <table:table-row table:style-name="ro1">
          <table:table-cell table:formula="of:= 20 + RAND() * clothes" office:value-type="float" office:value="23.6324439063775" calcext:value-type="float">
            <text:p>23.63</text:p>
          </table:table-cell>
          <table:table-cell table:formula="of:= DATE( INT(RAND() * 11)  + 2010;  INT(RAND() * 11) ; INT(RAND() * 32) + 1 )" office:value-type="date" office:date-value="2011-05-27" calcext:value-type="date">
            <text:p>2011-05-27</text:p>
          </table:table-cell>
        </table:table-row>
        <table:table-row table:style-name="ro1">
          <table:table-cell table:formula="of:= 20 + RAND() * clothes" office:value-type="float" office:value="20.9161883820537" calcext:value-type="float">
            <text:p>20.92</text:p>
          </table:table-cell>
          <table:table-cell table:formula="of:= DATE( INT(RAND() * 11)  + 2010;  INT(RAND() * 11) ; INT(RAND() * 32) + 1 )" office:value-type="date" office:date-value="2014-02-07" calcext:value-type="date">
            <text:p>2014-02-07</text:p>
          </table:table-cell>
        </table:table-row>
        <table:table-row table:style-name="ro1">
          <table:table-cell table:formula="of:= 20 + RAND() * clothes" office:value-type="float" office:value="23.3250919136286" calcext:value-type="float">
            <text:p>23.33</text:p>
          </table:table-cell>
          <table:table-cell table:formula="of:= DATE( INT(RAND() * 11)  + 2010;  INT(RAND() * 11) ; INT(RAND() * 32) + 1 )" office:value-type="date" office:date-value="2011-09-15" calcext:value-type="date">
            <text:p>2011-09-15</text:p>
          </table:table-cell>
        </table:table-row>
        <table:table-row table:style-name="ro1">
          <table:table-cell table:formula="of:= 20 + RAND() * clothes" office:value-type="float" office:value="22.4312569289352" calcext:value-type="float">
            <text:p>22.43</text:p>
          </table:table-cell>
          <table:table-cell table:formula="of:= DATE( INT(RAND() * 11)  + 2010;  INT(RAND() * 11) ; INT(RAND() * 32) + 1 )" office:value-type="date" office:date-value="2010-10-16" calcext:value-type="date">
            <text:p>2010-10-16</text:p>
          </table:table-cell>
        </table:table-row>
        <table:table-row table:style-name="ro1">
          <table:table-cell table:formula="of:= 20 + RAND() * clothes" office:value-type="float" office:value="23.9557780018964" calcext:value-type="float">
            <text:p>23.96</text:p>
          </table:table-cell>
          <table:table-cell table:formula="of:= DATE( INT(RAND() * 11)  + 2010;  INT(RAND() * 11) ; INT(RAND() * 32) + 1 )" office:value-type="date" office:date-value="2010-07-19" calcext:value-type="date">
            <text:p>2010-07-19</text:p>
          </table:table-cell>
        </table:table-row>
        <table:table-row table:style-name="ro1">
          <table:table-cell table:formula="of:= 20 + RAND() * clothes" office:value-type="float" office:value="20.0039389857956" calcext:value-type="float">
            <text:p>20.00</text:p>
          </table:table-cell>
          <table:table-cell table:formula="of:= DATE( INT(RAND() * 11)  + 2010;  INT(RAND() * 11) ; INT(RAND() * 32) + 1 )" office:value-type="date" office:date-value="2017-12-06" calcext:value-type="date">
            <text:p>2017-12-06</text:p>
          </table:table-cell>
        </table:table-row>
        <table:table-row table:style-name="ro1">
          <table:table-cell table:formula="of:= 20 + RAND() * clothes" office:value-type="float" office:value="21.1941530714573" calcext:value-type="float">
            <text:p>21.19</text:p>
          </table:table-cell>
          <table:table-cell table:formula="of:= DATE( INT(RAND() * 11)  + 2010;  INT(RAND() * 11) ; INT(RAND() * 32) + 1 )" office:value-type="date" office:date-value="2012-02-10" calcext:value-type="date">
            <text:p>2012-02-10</text:p>
          </table:table-cell>
        </table:table-row>
        <table:table-row table:style-name="ro1">
          <table:table-cell table:formula="of:= 20 + RAND() * clothes" office:value-type="float" office:value="20.86973491405" calcext:value-type="float">
            <text:p>20.87</text:p>
          </table:table-cell>
          <table:table-cell table:formula="of:= DATE( INT(RAND() * 11)  + 2010;  INT(RAND() * 11) ; INT(RAND() * 32) + 1 )" office:value-type="date" office:date-value="2016-10-16" calcext:value-type="date">
            <text:p>2016-10-16</text:p>
          </table:table-cell>
        </table:table-row>
        <table:table-row table:style-name="ro1">
          <table:table-cell table:formula="of:= 20 + RAND() * clothes" office:value-type="float" office:value="23.9534083296101" calcext:value-type="float">
            <text:p>23.95</text:p>
          </table:table-cell>
          <table:table-cell table:formula="of:= DATE( INT(RAND() * 11)  + 2010;  INT(RAND() * 11) ; INT(RAND() * 32) + 1 )" office:value-type="date" office:date-value="2012-08-26" calcext:value-type="date">
            <text:p>2012-08-26</text:p>
          </table:table-cell>
        </table:table-row>
        <table:table-row table:style-name="ro1">
          <table:table-cell table:formula="of:= 20 + RAND() * clothes" office:value-type="float" office:value="24.282754984144" calcext:value-type="float">
            <text:p>24.28</text:p>
          </table:table-cell>
          <table:table-cell table:formula="of:= DATE( INT(RAND() * 11)  + 2010;  INT(RAND() * 11) ; INT(RAND() * 32) + 1 )" office:value-type="date" office:date-value="2015-01-07" calcext:value-type="date">
            <text:p>2015-01-07</text:p>
          </table:table-cell>
        </table:table-row>
        <table:table-row table:style-name="ro1">
          <table:table-cell table:formula="of:= 20 + RAND() * clothes" office:value-type="float" office:value="22.3511818743454" calcext:value-type="float">
            <text:p>22.35</text:p>
          </table:table-cell>
          <table:table-cell table:formula="of:= DATE( INT(RAND() * 11)  + 2010;  INT(RAND() * 11) ; INT(RAND() * 32) + 1 )" office:value-type="date" office:date-value="2011-01-12" calcext:value-type="date">
            <text:p>2011-01-12</text:p>
          </table:table-cell>
        </table:table-row>
        <table:table-row table:style-name="ro1">
          <table:table-cell table:formula="of:= 20 + RAND() * clothes" office:value-type="float" office:value="20.8567263215931" calcext:value-type="float">
            <text:p>20.86</text:p>
          </table:table-cell>
          <table:table-cell table:formula="of:= DATE( INT(RAND() * 11)  + 2010;  INT(RAND() * 11) ; INT(RAND() * 32) + 1 )" office:value-type="date" office:date-value="2010-09-17" calcext:value-type="date">
            <text:p>2010-09-17</text:p>
          </table:table-cell>
        </table:table-row>
        <table:table-row table:style-name="ro1">
          <table:table-cell table:formula="of:= 20 + RAND() * clothes" office:value-type="float" office:value="23.6207227889747" calcext:value-type="float">
            <text:p>23.62</text:p>
          </table:table-cell>
          <table:table-cell table:formula="of:= DATE( INT(RAND() * 11)  + 2010;  INT(RAND() * 11) ; INT(RAND() * 32) + 1 )" office:value-type="date" office:date-value="2012-09-21" calcext:value-type="date">
            <text:p>2012-09-21</text:p>
          </table:table-cell>
        </table:table-row>
        <table:table-row table:style-name="ro1">
          <table:table-cell table:formula="of:= 20 + RAND() * clothes" office:value-type="float" office:value="23.4259164890211" calcext:value-type="float">
            <text:p>23.43</text:p>
          </table:table-cell>
          <table:table-cell table:formula="of:= DATE( INT(RAND() * 11)  + 2010;  INT(RAND() * 11) ; INT(RAND() * 32) + 1 )" office:value-type="date" office:date-value="2020-06-03" calcext:value-type="date">
            <text:p>2020-06-03</text:p>
          </table:table-cell>
        </table:table-row>
        <table:table-row table:style-name="ro1">
          <table:table-cell table:formula="of:= 20 + RAND() * clothes" office:value-type="float" office:value="20.7318805946428" calcext:value-type="float">
            <text:p>20.73</text:p>
          </table:table-cell>
          <table:table-cell table:formula="of:= DATE( INT(RAND() * 11)  + 2010;  INT(RAND() * 11) ; INT(RAND() * 32) + 1 )" office:value-type="date" office:date-value="2013-03-01" calcext:value-type="date">
            <text:p>2013-03-01</text:p>
          </table:table-cell>
        </table:table-row>
        <table:table-row table:style-name="ro1">
          <table:table-cell table:formula="of:= 20 + RAND() * clothes" office:value-type="float" office:value="21.5142732497806" calcext:value-type="float">
            <text:p>21.51</text:p>
          </table:table-cell>
          <table:table-cell table:formula="of:= DATE( INT(RAND() * 11)  + 2010;  INT(RAND() * 11) ; INT(RAND() * 32) + 1 )" office:value-type="date" office:date-value="2013-10-08" calcext:value-type="date">
            <text:p>2013-10-08</text:p>
          </table:table-cell>
        </table:table-row>
        <table:table-row table:style-name="ro1">
          <table:table-cell table:formula="of:= 20 + RAND() * clothes" office:value-type="float" office:value="24.8077891986692" calcext:value-type="float">
            <text:p>24.81</text:p>
          </table:table-cell>
          <table:table-cell table:formula="of:= DATE( INT(RAND() * 11)  + 2010;  INT(RAND() * 11) ; INT(RAND() * 32) + 1 )" office:value-type="date" office:date-value="2011-01-21" calcext:value-type="date">
            <text:p>2011-01-21</text:p>
          </table:table-cell>
        </table:table-row>
        <table:table-row table:style-name="ro1">
          <table:table-cell table:formula="of:= 20 + RAND() * clothes" office:value-type="float" office:value="24.1937630561531" calcext:value-type="float">
            <text:p>24.19</text:p>
          </table:table-cell>
          <table:table-cell table:formula="of:= DATE( INT(RAND() * 11)  + 2010;  INT(RAND() * 11) ; INT(RAND() * 32) + 1 )" office:value-type="date" office:date-value="2018-05-09" calcext:value-type="date">
            <text:p>2018-05-09</text:p>
          </table:table-cell>
        </table:table-row>
        <table:table-row table:style-name="ro1">
          <table:table-cell table:formula="of:= 20 + RAND() * clothes" office:value-type="float" office:value="24.5780187222325" calcext:value-type="float">
            <text:p>24.58</text:p>
          </table:table-cell>
          <table:table-cell table:formula="of:= DATE( INT(RAND() * 11)  + 2010;  INT(RAND() * 11) ; INT(RAND() * 32) + 1 )" office:value-type="date" office:date-value="2019-04-04" calcext:value-type="date">
            <text:p>2019-04-04</text:p>
          </table:table-cell>
        </table:table-row>
        <table:table-row table:style-name="ro1">
          <table:table-cell table:formula="of:= 20 + RAND() * clothes" office:value-type="float" office:value="23.1851760571524" calcext:value-type="float">
            <text:p>23.19</text:p>
          </table:table-cell>
          <table:table-cell table:formula="of:= DATE( INT(RAND() * 11)  + 2010;  INT(RAND() * 11) ; INT(RAND() * 32) + 1 )" office:value-type="date" office:date-value="2015-12-10" calcext:value-type="date">
            <text:p>2015-12-10</text:p>
          </table:table-cell>
        </table:table-row>
        <table:table-row table:style-name="ro1">
          <table:table-cell table:formula="of:= 20 + RAND() * clothes" office:value-type="float" office:value="23.6333266359479" calcext:value-type="float">
            <text:p>23.63</text:p>
          </table:table-cell>
          <table:table-cell table:formula="of:= DATE( INT(RAND() * 11)  + 2010;  INT(RAND() * 11) ; INT(RAND() * 32) + 1 )" office:value-type="date" office:date-value="2016-04-15" calcext:value-type="date">
            <text:p>2016-04-15</text:p>
          </table:table-cell>
        </table:table-row>
        <table:table-row table:style-name="ro1">
          <table:table-cell table:formula="of:= 20 + RAND() * clothes" office:value-type="float" office:value="23.7678846457495" calcext:value-type="float">
            <text:p>23.77</text:p>
          </table:table-cell>
          <table:table-cell table:formula="of:= DATE( INT(RAND() * 11)  + 2010;  INT(RAND() * 11) ; INT(RAND() * 32) + 1 )" office:value-type="date" office:date-value="2012-09-08" calcext:value-type="date">
            <text:p>2012-09-08</text:p>
          </table:table-cell>
        </table:table-row>
        <table:table-row table:style-name="ro1">
          <table:table-cell table:formula="of:= 20 + RAND() * clothes" office:value-type="float" office:value="20.4116650773152" calcext:value-type="float">
            <text:p>20.41</text:p>
          </table:table-cell>
          <table:table-cell table:formula="of:= DATE( INT(RAND() * 11)  + 2010;  INT(RAND() * 11) ; INT(RAND() * 32) + 1 )" office:value-type="date" office:date-value="2010-10-16" calcext:value-type="date">
            <text:p>2010-10-16</text:p>
          </table:table-cell>
        </table:table-row>
        <table:table-row table:style-name="ro1">
          <table:table-cell table:formula="of:= 20 + RAND() * clothes" office:value-type="float" office:value="20.8991156238368" calcext:value-type="float">
            <text:p>20.90</text:p>
          </table:table-cell>
          <table:table-cell table:formula="of:= DATE( INT(RAND() * 11)  + 2010;  INT(RAND() * 11) ; INT(RAND() * 32) + 1 )" office:value-type="date" office:date-value="2015-06-14" calcext:value-type="date">
            <text:p>2015-06-14</text:p>
          </table:table-cell>
        </table:table-row>
        <table:table-row table:style-name="ro1">
          <table:table-cell table:formula="of:= 20 + RAND() * clothes" office:value-type="float" office:value="24.6636336474279" calcext:value-type="float">
            <text:p>24.66</text:p>
          </table:table-cell>
          <table:table-cell table:formula="of:= DATE( INT(RAND() * 11)  + 2010;  INT(RAND() * 11) ; INT(RAND() * 32) + 1 )" office:value-type="date" office:date-value="2018-09-24" calcext:value-type="date">
            <text:p>2018-09-24</text:p>
          </table:table-cell>
        </table:table-row>
        <table:table-row table:style-name="ro1">
          <table:table-cell table:formula="of:= 20 + RAND() * clothes" office:value-type="float" office:value="21.189728212612" calcext:value-type="float">
            <text:p>21.19</text:p>
          </table:table-cell>
          <table:table-cell table:formula="of:= DATE( INT(RAND() * 11)  + 2010;  INT(RAND() * 11) ; INT(RAND() * 32) + 1 )" office:value-type="date" office:date-value="2016-01-05" calcext:value-type="date">
            <text:p>2016-01-05</text:p>
          </table:table-cell>
        </table:table-row>
        <table:table-row table:style-name="ro1">
          <table:table-cell table:formula="of:= 20 + RAND() * clothes" office:value-type="float" office:value="23.5146301750138" calcext:value-type="float">
            <text:p>23.51</text:p>
          </table:table-cell>
          <table:table-cell table:formula="of:= DATE( INT(RAND() * 11)  + 2010;  INT(RAND() * 11) ; INT(RAND() * 32) + 1 )" office:value-type="date" office:date-value="2011-01-17" calcext:value-type="date">
            <text:p>2011-01-17</text:p>
          </table:table-cell>
        </table:table-row>
        <table:table-row table:style-name="ro1">
          <table:table-cell table:formula="of:= 20 + RAND() * clothes" office:value-type="float" office:value="21.168774959487" calcext:value-type="float">
            <text:p>21.17</text:p>
          </table:table-cell>
          <table:table-cell table:formula="of:= DATE( INT(RAND() * 11)  + 2010;  INT(RAND() * 11) ; INT(RAND() * 32) + 1 )" office:value-type="date" office:date-value="2017-01-02" calcext:value-type="date">
            <text:p>2017-01-02</text:p>
          </table:table-cell>
        </table:table-row>
        <table:table-row table:style-name="ro1">
          <table:table-cell table:formula="of:= 20 + RAND() * clothes" office:value-type="float" office:value="21.771882002103" calcext:value-type="float">
            <text:p>21.77</text:p>
          </table:table-cell>
          <table:table-cell table:formula="of:= DATE( INT(RAND() * 11)  + 2010;  INT(RAND() * 11) ; INT(RAND() * 32) + 1 )" office:value-type="date" office:date-value="2012-05-13" calcext:value-type="date">
            <text:p>2012-05-13</text:p>
          </table:table-cell>
        </table:table-row>
        <table:table-row table:style-name="ro1">
          <table:table-cell table:formula="of:= 20 + RAND() * clothes" office:value-type="float" office:value="20.2633253364125" calcext:value-type="float">
            <text:p>20.26</text:p>
          </table:table-cell>
          <table:table-cell table:formula="of:= DATE( INT(RAND() * 11)  + 2010;  INT(RAND() * 11) ; INT(RAND() * 32) + 1 )" office:value-type="date" office:date-value="2018-03-02" calcext:value-type="date">
            <text:p>2018-03-02</text:p>
          </table:table-cell>
        </table:table-row>
        <table:table-row table:style-name="ro1">
          <table:table-cell table:formula="of:= 20 + RAND() * clothes" office:value-type="float" office:value="21.5004005162585" calcext:value-type="float">
            <text:p>21.50</text:p>
          </table:table-cell>
          <table:table-cell table:formula="of:= DATE( INT(RAND() * 11)  + 2010;  INT(RAND() * 11) ; INT(RAND() * 32) + 1 )" office:value-type="date" office:date-value="2009-12-07" calcext:value-type="date">
            <text:p>2009-12-07</text:p>
          </table:table-cell>
        </table:table-row>
        <table:table-row table:style-name="ro1">
          <table:table-cell table:formula="of:= 20 + RAND() * clothes" office:value-type="float" office:value="21.1220927015155" calcext:value-type="float">
            <text:p>21.12</text:p>
          </table:table-cell>
          <table:table-cell table:formula="of:= DATE( INT(RAND() * 11)  + 2010;  INT(RAND() * 11) ; INT(RAND() * 32) + 1 )" office:value-type="date" office:date-value="2019-06-01" calcext:value-type="date">
            <text:p>2019-06-01</text:p>
          </table:table-cell>
        </table:table-row>
        <table:table-row table:style-name="ro1">
          <table:table-cell table:formula="of:= 20 + RAND() * clothes" office:value-type="float" office:value="21.2178040726203" calcext:value-type="float">
            <text:p>21.22</text:p>
          </table:table-cell>
          <table:table-cell table:formula="of:= DATE( INT(RAND() * 11)  + 2010;  INT(RAND() * 11) ; INT(RAND() * 32) + 1 )" office:value-type="date" office:date-value="2014-01-22" calcext:value-type="date">
            <text:p>2014-01-22</text:p>
          </table:table-cell>
        </table:table-row>
        <table:table-row table:style-name="ro1">
          <table:table-cell table:formula="of:= 20 + RAND() * clothes" office:value-type="float" office:value="22.1443987762417" calcext:value-type="float">
            <text:p>22.14</text:p>
          </table:table-cell>
          <table:table-cell table:formula="of:= DATE( INT(RAND() * 11)  + 2010;  INT(RAND() * 11) ; INT(RAND() * 32) + 1 )" office:value-type="date" office:date-value="2015-09-02" calcext:value-type="date">
            <text:p>2015-09-02</text:p>
          </table:table-cell>
        </table:table-row>
        <table:table-row table:style-name="ro1">
          <table:table-cell table:formula="of:= 20 + RAND() * clothes" office:value-type="float" office:value="23.3856412331182" calcext:value-type="float">
            <text:p>23.39</text:p>
          </table:table-cell>
          <table:table-cell table:formula="of:= DATE( INT(RAND() * 11)  + 2010;  INT(RAND() * 11) ; INT(RAND() * 32) + 1 )" office:value-type="date" office:date-value="2012-12-09" calcext:value-type="date">
            <text:p>2012-12-09</text:p>
          </table:table-cell>
        </table:table-row>
        <table:table-row table:style-name="ro1">
          <table:table-cell table:formula="of:= 20 + RAND() * clothes" office:value-type="float" office:value="22.7046281699147" calcext:value-type="float">
            <text:p>22.70</text:p>
          </table:table-cell>
          <table:table-cell table:formula="of:= DATE( INT(RAND() * 11)  + 2010;  INT(RAND() * 11) ; INT(RAND() * 32) + 1 )" office:value-type="date" office:date-value="2013-03-30" calcext:value-type="date">
            <text:p>2013-03-30</text:p>
          </table:table-cell>
        </table:table-row>
        <table:table-row table:style-name="ro1">
          <table:table-cell table:formula="of:= 20 + RAND() * clothes" office:value-type="float" office:value="22.6359772230444" calcext:value-type="float">
            <text:p>22.64</text:p>
          </table:table-cell>
          <table:table-cell table:formula="of:= DATE( INT(RAND() * 11)  + 2010;  INT(RAND() * 11) ; INT(RAND() * 32) + 1 )" office:value-type="date" office:date-value="2019-08-04" calcext:value-type="date">
            <text:p>2019-08-04</text:p>
          </table:table-cell>
        </table:table-row>
        <table:table-row table:style-name="ro1">
          <table:table-cell table:formula="of:= 20 + RAND() * clothes" office:value-type="float" office:value="20.9416843406044" calcext:value-type="float">
            <text:p>20.94</text:p>
          </table:table-cell>
          <table:table-cell table:formula="of:= DATE( INT(RAND() * 11)  + 2010;  INT(RAND() * 11) ; INT(RAND() * 32) + 1 )" office:value-type="date" office:date-value="2015-03-27" calcext:value-type="date">
            <text:p>2015-03-27</text:p>
          </table:table-cell>
        </table:table-row>
        <table:table-row table:style-name="ro1">
          <table:table-cell table:formula="of:= 20 + RAND() * clothes" office:value-type="float" office:value="24.3937656301643" calcext:value-type="float">
            <text:p>24.39</text:p>
          </table:table-cell>
          <table:table-cell table:formula="of:= DATE( INT(RAND() * 11)  + 2010;  INT(RAND() * 11) ; INT(RAND() * 32) + 1 )" office:value-type="date" office:date-value="2020-01-16" calcext:value-type="date">
            <text:p>2020-01-16</text:p>
          </table:table-cell>
        </table:table-row>
        <table:table-row table:style-name="ro1">
          <table:table-cell table:formula="of:= 20 + RAND() * clothes" office:value-type="float" office:value="23.9348570984278" calcext:value-type="float">
            <text:p>23.93</text:p>
          </table:table-cell>
          <table:table-cell table:formula="of:= DATE( INT(RAND() * 11)  + 2010;  INT(RAND() * 11) ; INT(RAND() * 32) + 1 )" office:value-type="date" office:date-value="2019-02-17" calcext:value-type="date">
            <text:p>2019-02-17</text:p>
          </table:table-cell>
        </table:table-row>
        <table:table-row table:style-name="ro1">
          <table:table-cell table:formula="of:= 20 + RAND() * clothes" office:value-type="float" office:value="22.385444329298" calcext:value-type="float">
            <text:p>22.39</text:p>
          </table:table-cell>
          <table:table-cell table:formula="of:= DATE( INT(RAND() * 11)  + 2010;  INT(RAND() * 11) ; INT(RAND() * 32) + 1 )" office:value-type="date" office:date-value="2014-10-28" calcext:value-type="date">
            <text:p>2014-10-28</text:p>
          </table:table-cell>
        </table:table-row>
        <table:table-row table:style-name="ro1">
          <table:table-cell table:formula="of:= 20 + RAND() * clothes" office:value-type="float" office:value="22.1609664862908" calcext:value-type="float">
            <text:p>22.16</text:p>
          </table:table-cell>
          <table:table-cell table:formula="of:= DATE( INT(RAND() * 11)  + 2010;  INT(RAND() * 11) ; INT(RAND() * 32) + 1 )" office:value-type="date" office:date-value="2010-01-14" calcext:value-type="date">
            <text:p>2010-01-14</text:p>
          </table:table-cell>
        </table:table-row>
        <table:table-row table:style-name="ro1">
          <table:table-cell table:formula="of:= 20 + RAND() * clothes" office:value-type="float" office:value="23.7209365928983" calcext:value-type="float">
            <text:p>23.72</text:p>
          </table:table-cell>
          <table:table-cell table:formula="of:= DATE( INT(RAND() * 11)  + 2010;  INT(RAND() * 11) ; INT(RAND() * 32) + 1 )" office:value-type="date" office:date-value="2014-12-31" calcext:value-type="date">
            <text:p>2014-12-31</text:p>
          </table:table-cell>
        </table:table-row>
        <table:table-row table:style-name="ro1">
          <table:table-cell table:formula="of:= 20 + RAND() * clothes" office:value-type="float" office:value="21.8581459750889" calcext:value-type="float">
            <text:p>21.86</text:p>
          </table:table-cell>
          <table:table-cell table:formula="of:= DATE( INT(RAND() * 11)  + 2010;  INT(RAND() * 11) ; INT(RAND() * 32) + 1 )" office:value-type="date" office:date-value="2019-06-16" calcext:value-type="date">
            <text:p>2019-06-16</text:p>
          </table:table-cell>
        </table:table-row>
        <table:table-row table:style-name="ro1">
          <table:table-cell table:formula="of:= 20 + RAND() * clothes" office:value-type="float" office:value="23.5383333387453" calcext:value-type="float">
            <text:p>23.54</text:p>
          </table:table-cell>
          <table:table-cell table:formula="of:= DATE( INT(RAND() * 11)  + 2010;  INT(RAND() * 11) ; INT(RAND() * 32) + 1 )" office:value-type="date" office:date-value="2013-10-18" calcext:value-type="date">
            <text:p>2013-10-18</text:p>
          </table:table-cell>
        </table:table-row>
        <table:table-row table:style-name="ro1">
          <table:table-cell table:formula="of:= 20 + RAND() * clothes" office:value-type="float" office:value="20.4301745060559" calcext:value-type="float">
            <text:p>20.43</text:p>
          </table:table-cell>
          <table:table-cell table:formula="of:= DATE( INT(RAND() * 11)  + 2010;  INT(RAND() * 11) ; INT(RAND() * 32) + 1 )" office:value-type="date" office:date-value="2010-10-17" calcext:value-type="date">
            <text:p>2010-10-17</text:p>
          </table:table-cell>
        </table:table-row>
        <table:table-row table:style-name="ro1">
          <table:table-cell table:formula="of:= 20 + RAND() * clothes" office:value-type="float" office:value="21.6081907554751" calcext:value-type="float">
            <text:p>21.61</text:p>
          </table:table-cell>
          <table:table-cell table:formula="of:= DATE( INT(RAND() * 11)  + 2010;  INT(RAND() * 11) ; INT(RAND() * 32) + 1 )" office:value-type="date" office:date-value="2011-09-02" calcext:value-type="date">
            <text:p>2011-09-02</text:p>
          </table:table-cell>
        </table:table-row>
        <table:table-row table:style-name="ro1">
          <table:table-cell table:formula="of:= 20 + RAND() * clothes" office:value-type="float" office:value="21.9457577718954" calcext:value-type="float">
            <text:p>21.95</text:p>
          </table:table-cell>
          <table:table-cell table:formula="of:= DATE( INT(RAND() * 11)  + 2010;  INT(RAND() * 11) ; INT(RAND() * 32) + 1 )" office:value-type="date" office:date-value="2016-05-20" calcext:value-type="date">
            <text:p>2016-05-20</text:p>
          </table:table-cell>
        </table:table-row>
        <table:table-row table:style-name="ro1">
          <table:table-cell table:formula="of:= 20 + RAND() * clothes" office:value-type="float" office:value="20.3442861522407" calcext:value-type="float">
            <text:p>20.34</text:p>
          </table:table-cell>
          <table:table-cell table:formula="of:= DATE( INT(RAND() * 11)  + 2010;  INT(RAND() * 11) ; INT(RAND() * 32) + 1 )" office:value-type="date" office:date-value="2016-03-15" calcext:value-type="date">
            <text:p>2016-03-15</text:p>
          </table:table-cell>
        </table:table-row>
        <table:table-row table:style-name="ro1">
          <table:table-cell table:formula="of:= 20 + RAND() * clothes" office:value-type="float" office:value="22.087495917805" calcext:value-type="float">
            <text:p>22.09</text:p>
          </table:table-cell>
          <table:table-cell table:formula="of:= DATE( INT(RAND() * 11)  + 2010;  INT(RAND() * 11) ; INT(RAND() * 32) + 1 )" office:value-type="date" office:date-value="2018-04-02" calcext:value-type="date">
            <text:p>2018-04-02</text:p>
          </table:table-cell>
        </table:table-row>
        <table:table-row table:style-name="ro1">
          <table:table-cell table:formula="of:= 20 + RAND() * clothes" office:value-type="float" office:value="21.0194138896278" calcext:value-type="float">
            <text:p>21.02</text:p>
          </table:table-cell>
          <table:table-cell table:formula="of:= DATE( INT(RAND() * 11)  + 2010;  INT(RAND() * 11) ; INT(RAND() * 32) + 1 )" office:value-type="date" office:date-value="2012-10-14" calcext:value-type="date">
            <text:p>2012-10-14</text:p>
          </table:table-cell>
        </table:table-row>
        <table:table-row table:style-name="ro1">
          <table:table-cell table:formula="of:= 20 + RAND() * clothes" office:value-type="float" office:value="21.1032761689534" calcext:value-type="float">
            <text:p>21.10</text:p>
          </table:table-cell>
          <table:table-cell table:formula="of:= DATE( INT(RAND() * 11)  + 2010;  INT(RAND() * 11) ; INT(RAND() * 32) + 1 )" office:value-type="date" office:date-value="2014-03-21" calcext:value-type="date">
            <text:p>2014-03-21</text:p>
          </table:table-cell>
        </table:table-row>
        <table:table-row table:style-name="ro1">
          <table:table-cell table:formula="of:= 20 + RAND() * clothes" office:value-type="float" office:value="21.6982849280676" calcext:value-type="float">
            <text:p>21.70</text:p>
          </table:table-cell>
          <table:table-cell table:formula="of:= DATE( INT(RAND() * 11)  + 2010;  INT(RAND() * 11) ; INT(RAND() * 32) + 1 )" office:value-type="date" office:date-value="2015-05-09" calcext:value-type="date">
            <text:p>2015-05-09</text:p>
          </table:table-cell>
        </table:table-row>
        <table:table-row table:style-name="ro1">
          <table:table-cell table:formula="of:= 20 + RAND() * clothes" office:value-type="float" office:value="24.4066145408531" calcext:value-type="float">
            <text:p>24.41</text:p>
          </table:table-cell>
          <table:table-cell table:formula="of:= DATE( INT(RAND() * 11)  + 2010;  INT(RAND() * 11) ; INT(RAND() * 32) + 1 )" office:value-type="date" office:date-value="2020-10-26" calcext:value-type="date">
            <text:p>2020-10-26</text:p>
          </table:table-cell>
        </table:table-row>
        <table:table-row table:style-name="ro1">
          <table:table-cell table:formula="of:= 20 + RAND() * clothes" office:value-type="float" office:value="23.3142660258054" calcext:value-type="float">
            <text:p>23.31</text:p>
          </table:table-cell>
          <table:table-cell table:formula="of:= DATE( INT(RAND() * 11)  + 2010;  INT(RAND() * 11) ; INT(RAND() * 32) + 1 )" office:value-type="date" office:date-value="2014-04-08" calcext:value-type="date">
            <text:p>2014-04-08</text:p>
          </table:table-cell>
        </table:table-row>
        <table:table-row table:style-name="ro1">
          <table:table-cell table:formula="of:= 20 + RAND() * clothes" office:value-type="float" office:value="20.6830462013138" calcext:value-type="float">
            <text:p>20.68</text:p>
          </table:table-cell>
          <table:table-cell table:formula="of:= DATE( INT(RAND() * 11)  + 2010;  INT(RAND() * 11) ; INT(RAND() * 32) + 1 )" office:value-type="date" office:date-value="2017-04-14" calcext:value-type="date">
            <text:p>2017-04-14</text:p>
          </table:table-cell>
        </table:table-row>
        <table:table-row table:style-name="ro1">
          <table:table-cell table:formula="of:= 20 + RAND() * clothes" office:value-type="float" office:value="23.6788651561587" calcext:value-type="float">
            <text:p>23.68</text:p>
          </table:table-cell>
          <table:table-cell table:formula="of:= DATE( INT(RAND() * 11)  + 2010;  INT(RAND() * 11) ; INT(RAND() * 32) + 1 )" office:value-type="date" office:date-value="2019-01-29" calcext:value-type="date">
            <text:p>2019-01-29</text:p>
          </table:table-cell>
        </table:table-row>
        <table:table-row table:style-name="ro1">
          <table:table-cell table:formula="of:= 20 + RAND() * clothes" office:value-type="float" office:value="21.0393389533504" calcext:value-type="float">
            <text:p>21.04</text:p>
          </table:table-cell>
          <table:table-cell table:formula="of:= DATE( INT(RAND() * 11)  + 2010;  INT(RAND() * 11) ; INT(RAND() * 32) + 1 )" office:value-type="date" office:date-value="2010-06-26" calcext:value-type="date">
            <text:p>2010-06-26</text:p>
          </table:table-cell>
        </table:table-row>
        <table:table-row table:style-name="ro1">
          <table:table-cell table:formula="of:= 20 + RAND() * clothes" office:value-type="float" office:value="24.4098835247946" calcext:value-type="float">
            <text:p>24.41</text:p>
          </table:table-cell>
          <table:table-cell table:formula="of:= DATE( INT(RAND() * 11)  + 2010;  INT(RAND() * 11) ; INT(RAND() * 32) + 1 )" office:value-type="date" office:date-value="2015-04-01" calcext:value-type="date">
            <text:p>2015-04-01</text:p>
          </table:table-cell>
        </table:table-row>
        <table:table-row table:style-name="ro1">
          <table:table-cell table:formula="of:= 20 + RAND() * clothes" office:value-type="float" office:value="21.9646972557128" calcext:value-type="float">
            <text:p>21.96</text:p>
          </table:table-cell>
          <table:table-cell table:formula="of:= DATE( INT(RAND() * 11)  + 2010;  INT(RAND() * 11) ; INT(RAND() * 32) + 1 )" office:value-type="date" office:date-value="2014-05-20" calcext:value-type="date">
            <text:p>2014-05-20</text:p>
          </table:table-cell>
        </table:table-row>
        <table:table-row table:style-name="ro1">
          <table:table-cell table:formula="of:= 20 + RAND() * clothes" office:value-type="float" office:value="22.0788859346015" calcext:value-type="float">
            <text:p>22.08</text:p>
          </table:table-cell>
          <table:table-cell table:formula="of:= DATE( INT(RAND() * 11)  + 2010;  INT(RAND() * 11) ; INT(RAND() * 32) + 1 )" office:value-type="date" office:date-value="2014-04-21" calcext:value-type="date">
            <text:p>2014-04-21</text:p>
          </table:table-cell>
        </table:table-row>
        <table:table-row table:style-name="ro1">
          <table:table-cell table:formula="of:= 20 + RAND() * clothes" office:value-type="float" office:value="22.2903914932862" calcext:value-type="float">
            <text:p>22.29</text:p>
          </table:table-cell>
          <table:table-cell table:formula="of:= DATE( INT(RAND() * 11)  + 2010;  INT(RAND() * 11) ; INT(RAND() * 32) + 1 )" office:value-type="date" office:date-value="2014-06-24" calcext:value-type="date">
            <text:p>2014-06-24</text:p>
          </table:table-cell>
        </table:table-row>
        <table:table-row table:style-name="ro1">
          <table:table-cell table:formula="of:= 20 + RAND() * clothes" office:value-type="float" office:value="22.7235228623724" calcext:value-type="float">
            <text:p>22.72</text:p>
          </table:table-cell>
          <table:table-cell table:formula="of:= DATE( INT(RAND() * 11)  + 2010;  INT(RAND() * 11) ; INT(RAND() * 32) + 1 )" office:value-type="date" office:date-value="2010-06-14" calcext:value-type="date">
            <text:p>2010-06-14</text:p>
          </table:table-cell>
        </table:table-row>
        <table:table-row table:style-name="ro1">
          <table:table-cell table:formula="of:= 20 + RAND() * clothes" office:value-type="float" office:value="21.1212806964105" calcext:value-type="float">
            <text:p>21.12</text:p>
          </table:table-cell>
          <table:table-cell table:formula="of:= DATE( INT(RAND() * 11)  + 2010;  INT(RAND() * 11) ; INT(RAND() * 32) + 1 )" office:value-type="date" office:date-value="2012-05-16" calcext:value-type="date">
            <text:p>2012-05-16</text:p>
          </table:table-cell>
        </table:table-row>
        <table:table-row table:style-name="ro1">
          <table:table-cell table:formula="of:= 20 + RAND() * clothes" office:value-type="float" office:value="22.7075020102893" calcext:value-type="float">
            <text:p>22.71</text:p>
          </table:table-cell>
          <table:table-cell table:formula="of:= DATE( INT(RAND() * 11)  + 2010;  INT(RAND() * 11) ; INT(RAND() * 32) + 1 )" office:value-type="date" office:date-value="2010-05-18" calcext:value-type="date">
            <text:p>2010-05-18</text:p>
          </table:table-cell>
        </table:table-row>
        <table:table-row table:style-name="ro1">
          <table:table-cell table:formula="of:= 20 + RAND() * clothes" office:value-type="float" office:value="22.3008774659349" calcext:value-type="float">
            <text:p>22.30</text:p>
          </table:table-cell>
          <table:table-cell table:formula="of:= DATE( INT(RAND() * 11)  + 2010;  INT(RAND() * 11) ; INT(RAND() * 32) + 1 )" office:value-type="date" office:date-value="2017-10-09" calcext:value-type="date">
            <text:p>2017-10-09</text:p>
          </table:table-cell>
        </table:table-row>
        <table:table-row table:style-name="ro1">
          <table:table-cell table:formula="of:= 20 + RAND() * clothes" office:value-type="float" office:value="24.1709723968316" calcext:value-type="float">
            <text:p>24.17</text:p>
          </table:table-cell>
          <table:table-cell table:formula="of:= DATE( INT(RAND() * 11)  + 2010;  INT(RAND() * 11) ; INT(RAND() * 32) + 1 )" office:value-type="date" office:date-value="2014-03-10" calcext:value-type="date">
            <text:p>2014-03-10</text:p>
          </table:table-cell>
        </table:table-row>
        <table:table-row table:style-name="ro1">
          <table:table-cell table:formula="of:= 20 + RAND() * clothes" office:value-type="float" office:value="24.7369018724526" calcext:value-type="float">
            <text:p>24.74</text:p>
          </table:table-cell>
          <table:table-cell table:formula="of:= DATE( INT(RAND() * 11)  + 2010;  INT(RAND() * 11) ; INT(RAND() * 32) + 1 )" office:value-type="date" office:date-value="2011-10-18" calcext:value-type="date">
            <text:p>2011-10-18</text:p>
          </table:table-cell>
        </table:table-row>
        <table:table-row table:style-name="ro1">
          <table:table-cell table:formula="of:= 20 + RAND() * clothes" office:value-type="float" office:value="21.1725067593558" calcext:value-type="float">
            <text:p>21.17</text:p>
          </table:table-cell>
          <table:table-cell table:formula="of:= DATE( INT(RAND() * 11)  + 2010;  INT(RAND() * 11) ; INT(RAND() * 32) + 1 )" office:value-type="date" office:date-value="2012-12-03" calcext:value-type="date">
            <text:p>2012-12-03</text:p>
          </table:table-cell>
        </table:table-row>
        <table:table-row table:style-name="ro1">
          <table:table-cell table:formula="of:= 20 + RAND() * clothes" office:value-type="float" office:value="22.8009185368958" calcext:value-type="float">
            <text:p>22.80</text:p>
          </table:table-cell>
          <table:table-cell table:formula="of:= DATE( INT(RAND() * 11)  + 2010;  INT(RAND() * 11) ; INT(RAND() * 32) + 1 )" office:value-type="date" office:date-value="2017-02-17" calcext:value-type="date">
            <text:p>2017-02-17</text:p>
          </table:table-cell>
        </table:table-row>
        <table:table-row table:style-name="ro1">
          <table:table-cell table:formula="of:= 20 + RAND() * clothes" office:value-type="float" office:value="23.9710072636733" calcext:value-type="float">
            <text:p>23.97</text:p>
          </table:table-cell>
          <table:table-cell table:formula="of:= DATE( INT(RAND() * 11)  + 2010;  INT(RAND() * 11) ; INT(RAND() * 32) + 1 )" office:value-type="date" office:date-value="2010-06-15" calcext:value-type="date">
            <text:p>2010-06-15</text:p>
          </table:table-cell>
        </table:table-row>
        <table:table-row table:style-name="ro1">
          <table:table-cell table:formula="of:= 20 + RAND() * clothes" office:value-type="float" office:value="23.6268926876756" calcext:value-type="float">
            <text:p>23.63</text:p>
          </table:table-cell>
          <table:table-cell table:formula="of:= DATE( INT(RAND() * 11)  + 2010;  INT(RAND() * 11) ; INT(RAND() * 32) + 1 )" office:value-type="date" office:date-value="2010-07-13" calcext:value-type="date">
            <text:p>2010-07-13</text:p>
          </table:table-cell>
        </table:table-row>
        <table:table-row table:style-name="ro1">
          <table:table-cell table:formula="of:= 20 + RAND() * clothes" office:value-type="float" office:value="21.1508910167454" calcext:value-type="float">
            <text:p>21.15</text:p>
          </table:table-cell>
          <table:table-cell table:formula="of:= DATE( INT(RAND() * 11)  + 2010;  INT(RAND() * 11) ; INT(RAND() * 32) + 1 )" office:value-type="date" office:date-value="2014-07-01" calcext:value-type="date">
            <text:p>2014-07-01</text:p>
          </table:table-cell>
        </table:table-row>
        <table:table-row table:style-name="ro1">
          <table:table-cell table:formula="of:= 20 + RAND() * clothes" office:value-type="float" office:value="20.9327727643942" calcext:value-type="float">
            <text:p>20.93</text:p>
          </table:table-cell>
          <table:table-cell table:formula="of:= DATE( INT(RAND() * 11)  + 2010;  INT(RAND() * 11) ; INT(RAND() * 32) + 1 )" office:value-type="date" office:date-value="2016-08-03" calcext:value-type="date">
            <text:p>2016-08-03</text:p>
          </table:table-cell>
        </table:table-row>
        <table:table-row table:style-name="ro1">
          <table:table-cell table:formula="of:= 20 + RAND() * clothes" office:value-type="float" office:value="22.5044095471821" calcext:value-type="float">
            <text:p>22.50</text:p>
          </table:table-cell>
          <table:table-cell table:formula="of:= DATE( INT(RAND() * 11)  + 2010;  INT(RAND() * 11) ; INT(RAND() * 32) + 1 )" office:value-type="date" office:date-value="2012-07-10" calcext:value-type="date">
            <text:p>2012-07-10</text:p>
          </table:table-cell>
        </table:table-row>
        <table:table-row table:style-name="ro1">
          <table:table-cell table:formula="of:= 20 + RAND() * clothes" office:value-type="float" office:value="23.2625648227664" calcext:value-type="float">
            <text:p>23.26</text:p>
          </table:table-cell>
          <table:table-cell table:formula="of:= DATE( INT(RAND() * 11)  + 2010;  INT(RAND() * 11) ; INT(RAND() * 32) + 1 )" office:value-type="date" office:date-value="2017-03-14" calcext:value-type="date">
            <text:p>2017-03-14</text:p>
          </table:table-cell>
        </table:table-row>
        <table:table-row table:style-name="ro1">
          <table:table-cell table:formula="of:= 20 + RAND() * clothes" office:value-type="float" office:value="20.8616523651467" calcext:value-type="float">
            <text:p>20.86</text:p>
          </table:table-cell>
          <table:table-cell table:formula="of:= DATE( INT(RAND() * 11)  + 2010;  INT(RAND() * 11) ; INT(RAND() * 32) + 1 )" office:value-type="date" office:date-value="2014-08-31" calcext:value-type="date">
            <text:p>2014-08-31</text:p>
          </table:table-cell>
        </table:table-row>
        <table:table-row table:style-name="ro1">
          <table:table-cell table:formula="of:= 20 + RAND() * clothes" office:value-type="float" office:value="23.8869802220629" calcext:value-type="float">
            <text:p>23.89</text:p>
          </table:table-cell>
          <table:table-cell table:formula="of:= DATE( INT(RAND() * 11)  + 2010;  INT(RAND() * 11) ; INT(RAND() * 32) + 1 )" office:value-type="date" office:date-value="2011-05-02" calcext:value-type="date">
            <text:p>2011-05-02</text:p>
          </table:table-cell>
        </table:table-row>
        <table:table-row table:style-name="ro1">
          <table:table-cell table:formula="of:= 20 + RAND() * clothes" office:value-type="float" office:value="20.9605768553305" calcext:value-type="float">
            <text:p>20.96</text:p>
          </table:table-cell>
          <table:table-cell table:formula="of:= DATE( INT(RAND() * 11)  + 2010;  INT(RAND() * 11) ; INT(RAND() * 32) + 1 )" office:value-type="date" office:date-value="2011-10-28" calcext:value-type="date">
            <text:p>2011-10-28</text:p>
          </table:table-cell>
        </table:table-row>
        <table:table-row table:style-name="ro1">
          <table:table-cell table:formula="of:= 20 + RAND() * clothes" office:value-type="float" office:value="21.8692354337341" calcext:value-type="float">
            <text:p>21.87</text:p>
          </table:table-cell>
          <table:table-cell table:formula="of:= DATE( INT(RAND() * 11)  + 2010;  INT(RAND() * 11) ; INT(RAND() * 32) + 1 )" office:value-type="date" office:date-value="2013-03-25" calcext:value-type="date">
            <text:p>2013-03-25</text:p>
          </table:table-cell>
        </table:table-row>
        <table:table-row table:style-name="ro1">
          <table:table-cell table:formula="of:= 20 + RAND() * clothes" office:value-type="float" office:value="21.5560967351971" calcext:value-type="float">
            <text:p>21.56</text:p>
          </table:table-cell>
          <table:table-cell table:formula="of:= DATE( INT(RAND() * 11)  + 2010;  INT(RAND() * 11) ; INT(RAND() * 32) + 1 )" office:value-type="date" office:date-value="2019-03-22" calcext:value-type="date">
            <text:p>2019-03-22</text:p>
          </table:table-cell>
        </table:table-row>
        <table:table-row table:style-name="ro1">
          <table:table-cell table:formula="of:= 20 + RAND() * clothes" office:value-type="float" office:value="24.7481621240991" calcext:value-type="float">
            <text:p>24.75</text:p>
          </table:table-cell>
          <table:table-cell table:formula="of:= DATE( INT(RAND() * 11)  + 2010;  INT(RAND() * 11) ; INT(RAND() * 32) + 1 )" office:value-type="date" office:date-value="2014-04-18" calcext:value-type="date">
            <text:p>2014-04-18</text:p>
          </table:table-cell>
        </table:table-row>
        <table:table-row table:style-name="ro1">
          <table:table-cell table:formula="of:= 20 + RAND() * clothes" office:value-type="float" office:value="24.1217815626168" calcext:value-type="float">
            <text:p>24.12</text:p>
          </table:table-cell>
          <table:table-cell table:formula="of:= DATE( INT(RAND() * 11)  + 2010;  INT(RAND() * 11) ; INT(RAND() * 32) + 1 )" office:value-type="date" office:date-value="2020-05-04" calcext:value-type="date">
            <text:p>2020-05-04</text:p>
          </table:table-cell>
        </table:table-row>
        <table:table-row table:style-name="ro1">
          <table:table-cell table:formula="of:= 20 + RAND() * clothes" office:value-type="float" office:value="20.2510379332958" calcext:value-type="float">
            <text:p>20.25</text:p>
          </table:table-cell>
          <table:table-cell table:formula="of:= DATE( INT(RAND() * 11)  + 2010;  INT(RAND() * 11) ; INT(RAND() * 32) + 1 )" office:value-type="date" office:date-value="2018-06-22" calcext:value-type="date">
            <text:p>2018-06-22</text:p>
          </table:table-cell>
        </table:table-row>
        <table:table-row table:style-name="ro1">
          <table:table-cell table:formula="of:= 20 + RAND() * clothes" office:value-type="float" office:value="20.364737075294" calcext:value-type="float">
            <text:p>20.36</text:p>
          </table:table-cell>
          <table:table-cell table:formula="of:= DATE( INT(RAND() * 11)  + 2010;  INT(RAND() * 11) ; INT(RAND() * 32) + 1 )" office:value-type="date" office:date-value="2012-12-19" calcext:value-type="date">
            <text:p>2012-12-19</text:p>
          </table:table-cell>
        </table:table-row>
        <table:table-row table:style-name="ro1">
          <table:table-cell table:formula="of:= 20 + RAND() * clothes" office:value-type="float" office:value="24.3958671694069" calcext:value-type="float">
            <text:p>24.40</text:p>
          </table:table-cell>
          <table:table-cell table:formula="of:= DATE( INT(RAND() * 11)  + 2010;  INT(RAND() * 11) ; INT(RAND() * 32) + 1 )" office:value-type="date" office:date-value="2017-03-26" calcext:value-type="date">
            <text:p>2017-03-26</text:p>
          </table:table-cell>
        </table:table-row>
        <table:table-row table:style-name="ro1">
          <table:table-cell table:formula="of:= 20 + RAND() * clothes" office:value-type="float" office:value="23.5612201264558" calcext:value-type="float">
            <text:p>23.56</text:p>
          </table:table-cell>
          <table:table-cell table:formula="of:= DATE( INT(RAND() * 11)  + 2010;  INT(RAND() * 11) ; INT(RAND() * 32) + 1 )" office:value-type="date" office:date-value="2010-12-23" calcext:value-type="date">
            <text:p>2010-12-23</text:p>
          </table:table-cell>
        </table:table-row>
        <table:table-row table:style-name="ro1">
          <table:table-cell table:formula="of:= 20 + RAND() * clothes" office:value-type="float" office:value="21.0766268890645" calcext:value-type="float">
            <text:p>21.08</text:p>
          </table:table-cell>
          <table:table-cell table:formula="of:= DATE( INT(RAND() * 11)  + 2010;  INT(RAND() * 11) ; INT(RAND() * 32) + 1 )" office:value-type="date" office:date-value="2012-03-12" calcext:value-type="date">
            <text:p>2012-03-12</text:p>
          </table:table-cell>
        </table:table-row>
        <table:table-row table:style-name="ro1">
          <table:table-cell table:formula="of:= 20 + RAND() * clothes" office:value-type="float" office:value="24.2604817651083" calcext:value-type="float">
            <text:p>24.26</text:p>
          </table:table-cell>
          <table:table-cell table:formula="of:= DATE( INT(RAND() * 11)  + 2010;  INT(RAND() * 11) ; INT(RAND() * 32) + 1 )" office:value-type="date" office:date-value="2020-04-13" calcext:value-type="date">
            <text:p>2020-04-13</text:p>
          </table:table-cell>
        </table:table-row>
        <table:table-row table:style-name="ro1">
          <table:table-cell table:formula="of:= 20 + RAND() * clothes" office:value-type="float" office:value="22.4399743899329" calcext:value-type="float">
            <text:p>22.44</text:p>
          </table:table-cell>
          <table:table-cell table:formula="of:= DATE( INT(RAND() * 11)  + 2010;  INT(RAND() * 11) ; INT(RAND() * 32) + 1 )" office:value-type="date" office:date-value="2013-10-30" calcext:value-type="date">
            <text:p>2013-10-30</text:p>
          </table:table-cell>
        </table:table-row>
        <table:table-row table:style-name="ro1">
          <table:table-cell table:formula="of:= 20 + RAND() * clothes" office:value-type="float" office:value="21.4618353783679" calcext:value-type="float">
            <text:p>21.46</text:p>
          </table:table-cell>
          <table:table-cell table:formula="of:= DATE( INT(RAND() * 11)  + 2010;  INT(RAND() * 11) ; INT(RAND() * 32) + 1 )" office:value-type="date" office:date-value="2019-02-03" calcext:value-type="date">
            <text:p>2019-02-03</text:p>
          </table:table-cell>
        </table:table-row>
        <table:table-row table:style-name="ro1">
          <table:table-cell table:formula="of:= 20 + RAND() * clothes" office:value-type="float" office:value="20.8149028189148" calcext:value-type="float">
            <text:p>20.81</text:p>
          </table:table-cell>
          <table:table-cell table:formula="of:= DATE( INT(RAND() * 11)  + 2010;  INT(RAND() * 11) ; INT(RAND() * 32) + 1 )" office:value-type="date" office:date-value="2014-02-18" calcext:value-type="date">
            <text:p>2014-02-18</text:p>
          </table:table-cell>
        </table:table-row>
        <table:table-row table:style-name="ro1">
          <table:table-cell table:formula="of:= 20 + RAND() * clothes" office:value-type="float" office:value="23.2669674828248" calcext:value-type="float">
            <text:p>23.27</text:p>
          </table:table-cell>
          <table:table-cell table:formula="of:= DATE( INT(RAND() * 11)  + 2010;  INT(RAND() * 11) ; INT(RAND() * 32) + 1 )" office:value-type="date" office:date-value="2012-09-11" calcext:value-type="date">
            <text:p>2012-09-11</text:p>
          </table:table-cell>
        </table:table-row>
        <table:table-row table:style-name="ro1">
          <table:table-cell table:formula="of:= 20 + RAND() * clothes" office:value-type="float" office:value="23.6458163543691" calcext:value-type="float">
            <text:p>23.65</text:p>
          </table:table-cell>
          <table:table-cell table:formula="of:= DATE( INT(RAND() * 11)  + 2010;  INT(RAND() * 11) ; INT(RAND() * 32) + 1 )" office:value-type="date" office:date-value="2019-07-28" calcext:value-type="date">
            <text:p>2019-07-28</text:p>
          </table:table-cell>
        </table:table-row>
        <table:table-row table:style-name="ro1">
          <table:table-cell table:formula="of:= 20 + RAND() * clothes" office:value-type="float" office:value="21.5169406749508" calcext:value-type="float">
            <text:p>21.52</text:p>
          </table:table-cell>
          <table:table-cell table:formula="of:= DATE( INT(RAND() * 11)  + 2010;  INT(RAND() * 11) ; INT(RAND() * 32) + 1 )" office:value-type="date" office:date-value="2016-08-03" calcext:value-type="date">
            <text:p>2016-08-03</text:p>
          </table:table-cell>
        </table:table-row>
        <table:table-row table:style-name="ro1">
          <table:table-cell table:formula="of:= 20 + RAND() * clothes" office:value-type="float" office:value="21.4094986923925" calcext:value-type="float">
            <text:p>21.41</text:p>
          </table:table-cell>
          <table:table-cell table:formula="of:= DATE( INT(RAND() * 11)  + 2010;  INT(RAND() * 11) ; INT(RAND() * 32) + 1 )" office:value-type="date" office:date-value="2016-08-28" calcext:value-type="date">
            <text:p>2016-08-28</text:p>
          </table:table-cell>
        </table:table-row>
        <table:table-row table:style-name="ro1">
          <table:table-cell table:formula="of:= 20 + RAND() * clothes" office:value-type="float" office:value="24.1187721469879" calcext:value-type="float">
            <text:p>24.12</text:p>
          </table:table-cell>
          <table:table-cell table:formula="of:= DATE( INT(RAND() * 11)  + 2010;  INT(RAND() * 11) ; INT(RAND() * 32) + 1 )" office:value-type="date" office:date-value="2020-08-30" calcext:value-type="date">
            <text:p>2020-08-30</text:p>
          </table:table-cell>
        </table:table-row>
        <table:table-row table:style-name="ro1">
          <table:table-cell table:formula="of:= 20 + RAND() * clothes" office:value-type="float" office:value="23.5424888088342" calcext:value-type="float">
            <text:p>23.54</text:p>
          </table:table-cell>
          <table:table-cell table:formula="of:= DATE( INT(RAND() * 11)  + 2010;  INT(RAND() * 11) ; INT(RAND() * 32) + 1 )" office:value-type="date" office:date-value="2014-04-28" calcext:value-type="date">
            <text:p>2014-04-28</text:p>
          </table:table-cell>
        </table:table-row>
        <table:table-row table:style-name="ro1">
          <table:table-cell table:formula="of:= 20 + RAND() * clothes" office:value-type="float" office:value="23.8835159565131" calcext:value-type="float">
            <text:p>23.88</text:p>
          </table:table-cell>
          <table:table-cell table:formula="of:= DATE( INT(RAND() * 11)  + 2010;  INT(RAND() * 11) ; INT(RAND() * 32) + 1 )" office:value-type="date" office:date-value="2013-07-17" calcext:value-type="date">
            <text:p>2013-07-17</text:p>
          </table:table-cell>
        </table:table-row>
        <table:table-row table:style-name="ro1">
          <table:table-cell table:formula="of:= 20 + RAND() * clothes" office:value-type="float" office:value="20.6107173383073" calcext:value-type="float">
            <text:p>20.61</text:p>
          </table:table-cell>
          <table:table-cell table:formula="of:= DATE( INT(RAND() * 11)  + 2010;  INT(RAND() * 11) ; INT(RAND() * 32) + 1 )" office:value-type="date" office:date-value="2019-02-27" calcext:value-type="date">
            <text:p>2019-02-27</text:p>
          </table:table-cell>
        </table:table-row>
        <table:table-row table:style-name="ro1">
          <table:table-cell table:formula="of:= 20 + RAND() * clothes" office:value-type="float" office:value="23.1500117230617" calcext:value-type="float">
            <text:p>23.15</text:p>
          </table:table-cell>
          <table:table-cell table:formula="of:= DATE( INT(RAND() * 11)  + 2010;  INT(RAND() * 11) ; INT(RAND() * 32) + 1 )" office:value-type="date" office:date-value="2013-09-18" calcext:value-type="date">
            <text:p>2013-09-18</text:p>
          </table:table-cell>
        </table:table-row>
        <table:table-row table:style-name="ro1">
          <table:table-cell table:formula="of:= 20 + RAND() * clothes" office:value-type="float" office:value="20.1344424324624" calcext:value-type="float">
            <text:p>20.13</text:p>
          </table:table-cell>
          <table:table-cell table:formula="of:= DATE( INT(RAND() * 11)  + 2010;  INT(RAND() * 11) ; INT(RAND() * 32) + 1 )" office:value-type="date" office:date-value="2017-01-08" calcext:value-type="date">
            <text:p>2017-01-08</text:p>
          </table:table-cell>
        </table:table-row>
        <table:table-row table:style-name="ro1">
          <table:table-cell table:formula="of:= 20 + RAND() * clothes" office:value-type="float" office:value="23.7544382847672" calcext:value-type="float">
            <text:p>23.75</text:p>
          </table:table-cell>
          <table:table-cell table:formula="of:= DATE( INT(RAND() * 11)  + 2010;  INT(RAND() * 11) ; INT(RAND() * 32) + 1 )" office:value-type="date" office:date-value="2010-03-03" calcext:value-type="date">
            <text:p>2010-03-03</text:p>
          </table:table-cell>
        </table:table-row>
        <table:table-row table:style-name="ro1">
          <table:table-cell table:formula="of:= 20 + RAND() * clothes" office:value-type="float" office:value="20.0992389251192" calcext:value-type="float">
            <text:p>20.10</text:p>
          </table:table-cell>
          <table:table-cell table:formula="of:= DATE( INT(RAND() * 11)  + 2010;  INT(RAND() * 11) ; INT(RAND() * 32) + 1 )" office:value-type="date" office:date-value="2011-04-28" calcext:value-type="date">
            <text:p>2011-04-28</text:p>
          </table:table-cell>
        </table:table-row>
        <table:table-row table:style-name="ro1">
          <table:table-cell table:formula="of:= 20 + RAND() * clothes" office:value-type="float" office:value="23.2358321947488" calcext:value-type="float">
            <text:p>23.24</text:p>
          </table:table-cell>
          <table:table-cell table:formula="of:= DATE( INT(RAND() * 11)  + 2010;  INT(RAND() * 11) ; INT(RAND() * 32) + 1 )" office:value-type="date" office:date-value="2010-06-30" calcext:value-type="date">
            <text:p>2010-06-30</text:p>
          </table:table-cell>
        </table:table-row>
        <table:table-row table:style-name="ro1">
          <table:table-cell table:formula="of:= 20 + RAND() * clothes" office:value-type="float" office:value="23.1796544436282" calcext:value-type="float">
            <text:p>23.18</text:p>
          </table:table-cell>
          <table:table-cell table:formula="of:= DATE( INT(RAND() * 11)  + 2010;  INT(RAND() * 11) ; INT(RAND() * 32) + 1 )" office:value-type="date" office:date-value="2010-12-13" calcext:value-type="date">
            <text:p>2010-12-13</text:p>
          </table:table-cell>
        </table:table-row>
        <table:table-row table:style-name="ro1">
          <table:table-cell table:formula="of:= 20 + RAND() * clothes" office:value-type="float" office:value="23.8279490989029" calcext:value-type="float">
            <text:p>23.83</text:p>
          </table:table-cell>
          <table:table-cell table:formula="of:= DATE( INT(RAND() * 11)  + 2010;  INT(RAND() * 11) ; INT(RAND() * 32) + 1 )" office:value-type="date" office:date-value="2011-03-05" calcext:value-type="date">
            <text:p>2011-03-05</text:p>
          </table:table-cell>
        </table:table-row>
        <table:table-row table:style-name="ro1">
          <table:table-cell table:formula="of:= 20 + RAND() * clothes" office:value-type="float" office:value="21.188947304618" calcext:value-type="float">
            <text:p>21.19</text:p>
          </table:table-cell>
          <table:table-cell table:formula="of:= DATE( INT(RAND() * 11)  + 2010;  INT(RAND() * 11) ; INT(RAND() * 32) + 1 )" office:value-type="date" office:date-value="2012-08-14" calcext:value-type="date">
            <text:p>2012-08-14</text:p>
          </table:table-cell>
        </table:table-row>
        <table:table-row table:style-name="ro1">
          <table:table-cell table:formula="of:= 20 + RAND() * clothes" office:value-type="float" office:value="23.8233417926732" calcext:value-type="float">
            <text:p>23.82</text:p>
          </table:table-cell>
          <table:table-cell table:formula="of:= DATE( INT(RAND() * 11)  + 2010;  INT(RAND() * 11) ; INT(RAND() * 32) + 1 )" office:value-type="date" office:date-value="2013-10-19" calcext:value-type="date">
            <text:p>2013-10-19</text:p>
          </table:table-cell>
        </table:table-row>
        <table:table-row table:style-name="ro1">
          <table:table-cell table:formula="of:= 20 + RAND() * clothes" office:value-type="float" office:value="20.7517580586984" calcext:value-type="float">
            <text:p>20.75</text:p>
          </table:table-cell>
          <table:table-cell table:formula="of:= DATE( INT(RAND() * 11)  + 2010;  INT(RAND() * 11) ; INT(RAND() * 32) + 1 )" office:value-type="date" office:date-value="2018-12-20" calcext:value-type="date">
            <text:p>2018-12-20</text:p>
          </table:table-cell>
        </table:table-row>
        <table:table-row table:style-name="ro1">
          <table:table-cell table:formula="of:= 20 + RAND() * clothes" office:value-type="float" office:value="22.4855958419985" calcext:value-type="float">
            <text:p>22.49</text:p>
          </table:table-cell>
          <table:table-cell table:formula="of:= DATE( INT(RAND() * 11)  + 2010;  INT(RAND() * 11) ; INT(RAND() * 32) + 1 )" office:value-type="date" office:date-value="2009-12-19" calcext:value-type="date">
            <text:p>2009-12-19</text:p>
          </table:table-cell>
        </table:table-row>
        <table:table-row table:style-name="ro1">
          <table:table-cell table:formula="of:= 20 + RAND() * clothes" office:value-type="float" office:value="23.7996443369806" calcext:value-type="float">
            <text:p>23.80</text:p>
          </table:table-cell>
          <table:table-cell table:formula="of:= DATE( INT(RAND() * 11)  + 2010;  INT(RAND() * 11) ; INT(RAND() * 32) + 1 )" office:value-type="date" office:date-value="2011-03-27" calcext:value-type="date">
            <text:p>2011-03-27</text:p>
          </table:table-cell>
        </table:table-row>
        <table:table-row table:style-name="ro1">
          <table:table-cell table:formula="of:= 20 + RAND() * clothes" office:value-type="float" office:value="21.7478835285919" calcext:value-type="float">
            <text:p>21.75</text:p>
          </table:table-cell>
          <table:table-cell table:formula="of:= DATE( INT(RAND() * 11)  + 2010;  INT(RAND() * 11) ; INT(RAND() * 32) + 1 )" office:value-type="date" office:date-value="2013-02-04" calcext:value-type="date">
            <text:p>2013-02-04</text:p>
          </table:table-cell>
        </table:table-row>
        <table:table-row table:style-name="ro1">
          <table:table-cell table:formula="of:= 20 + RAND() * clothes" office:value-type="float" office:value="21.1579340155138" calcext:value-type="float">
            <text:p>21.16</text:p>
          </table:table-cell>
          <table:table-cell table:formula="of:= DATE( INT(RAND() * 11)  + 2010;  INT(RAND() * 11) ; INT(RAND() * 32) + 1 )" office:value-type="date" office:date-value="2020-09-11" calcext:value-type="date">
            <text:p>2020-09-11</text:p>
          </table:table-cell>
        </table:table-row>
        <table:table-row table:style-name="ro1">
          <table:table-cell table:formula="of:= 20 + RAND() * clothes" office:value-type="float" office:value="23.7453997292406" calcext:value-type="float">
            <text:p>23.75</text:p>
          </table:table-cell>
          <table:table-cell table:formula="of:= DATE( INT(RAND() * 11)  + 2010;  INT(RAND() * 11) ; INT(RAND() * 32) + 1 )" office:value-type="date" office:date-value="2011-03-11" calcext:value-type="date">
            <text:p>2011-03-11</text:p>
          </table:table-cell>
        </table:table-row>
        <table:table-row table:style-name="ro1">
          <table:table-cell table:formula="of:= 20 + RAND() * clothes" office:value-type="float" office:value="23.5094542128945" calcext:value-type="float">
            <text:p>23.51</text:p>
          </table:table-cell>
          <table:table-cell table:formula="of:= DATE( INT(RAND() * 11)  + 2010;  INT(RAND() * 11) ; INT(RAND() * 32) + 1 )" office:value-type="date" office:date-value="2013-06-04" calcext:value-type="date">
            <text:p>2013-06-04</text:p>
          </table:table-cell>
        </table:table-row>
        <table:table-row table:style-name="ro1">
          <table:table-cell table:formula="of:= 20 + RAND() * clothes" office:value-type="float" office:value="24.6661059193931" calcext:value-type="float">
            <text:p>24.67</text:p>
          </table:table-cell>
          <table:table-cell table:formula="of:= DATE( INT(RAND() * 11)  + 2010;  INT(RAND() * 11) ; INT(RAND() * 32) + 1 )" office:value-type="date" office:date-value="2017-12-14" calcext:value-type="date">
            <text:p>2017-12-14</text:p>
          </table:table-cell>
        </table:table-row>
        <table:table-row table:style-name="ro1">
          <table:table-cell table:formula="of:= 20 + RAND() * clothes" office:value-type="float" office:value="20.6504607148621" calcext:value-type="float">
            <text:p>20.65</text:p>
          </table:table-cell>
          <table:table-cell table:formula="of:= DATE( INT(RAND() * 11)  + 2010;  INT(RAND() * 11) ; INT(RAND() * 32) + 1 )" office:value-type="date" office:date-value="2018-04-10" calcext:value-type="date">
            <text:p>2018-04-10</text:p>
          </table:table-cell>
        </table:table-row>
        <table:table-row table:style-name="ro1">
          <table:table-cell table:formula="of:= 20 + RAND() * clothes" office:value-type="float" office:value="23.4479131280732" calcext:value-type="float">
            <text:p>23.45</text:p>
          </table:table-cell>
          <table:table-cell table:formula="of:= DATE( INT(RAND() * 11)  + 2010;  INT(RAND() * 11) ; INT(RAND() * 32) + 1 )" office:value-type="date" office:date-value="2013-12-11" calcext:value-type="date">
            <text:p>2013-12-11</text:p>
          </table:table-cell>
        </table:table-row>
        <table:table-row table:style-name="ro1">
          <table:table-cell table:formula="of:= 20 + RAND() * clothes" office:value-type="float" office:value="22.4183516731253" calcext:value-type="float">
            <text:p>22.42</text:p>
          </table:table-cell>
          <table:table-cell table:formula="of:= DATE( INT(RAND() * 11)  + 2010;  INT(RAND() * 11) ; INT(RAND() * 32) + 1 )" office:value-type="date" office:date-value="2012-10-18" calcext:value-type="date">
            <text:p>2012-10-18</text:p>
          </table:table-cell>
        </table:table-row>
        <table:table-row table:style-name="ro1">
          <table:table-cell table:formula="of:= 20 + RAND() * clothes" office:value-type="float" office:value="21.9074142616649" calcext:value-type="float">
            <text:p>21.91</text:p>
          </table:table-cell>
          <table:table-cell table:formula="of:= DATE( INT(RAND() * 11)  + 2010;  INT(RAND() * 11) ; INT(RAND() * 32) + 1 )" office:value-type="date" office:date-value="2019-06-12" calcext:value-type="date">
            <text:p>2019-06-12</text:p>
          </table:table-cell>
        </table:table-row>
        <table:table-row table:style-name="ro1">
          <table:table-cell table:formula="of:= 20 + RAND() * clothes" office:value-type="float" office:value="22.6366566110767" calcext:value-type="float">
            <text:p>22.64</text:p>
          </table:table-cell>
          <table:table-cell table:formula="of:= DATE( INT(RAND() * 11)  + 2010;  INT(RAND() * 11) ; INT(RAND() * 32) + 1 )" office:value-type="date" office:date-value="2011-08-25" calcext:value-type="date">
            <text:p>2011-08-25</text:p>
          </table:table-cell>
        </table:table-row>
        <table:table-row table:style-name="ro1">
          <table:table-cell table:formula="of:= 20 + RAND() * clothes" office:value-type="float" office:value="22.7238327759787" calcext:value-type="float">
            <text:p>22.72</text:p>
          </table:table-cell>
          <table:table-cell table:formula="of:= DATE( INT(RAND() * 11)  + 2010;  INT(RAND() * 11) ; INT(RAND() * 32) + 1 )" office:value-type="date" office:date-value="2013-05-30" calcext:value-type="date">
            <text:p>2013-05-30</text:p>
          </table:table-cell>
        </table:table-row>
        <table:table-row table:style-name="ro1">
          <table:table-cell table:formula="of:= 20 + RAND() * clothes" office:value-type="float" office:value="20.4103094453362" calcext:value-type="float">
            <text:p>20.41</text:p>
          </table:table-cell>
          <table:table-cell table:formula="of:= DATE( INT(RAND() * 11)  + 2010;  INT(RAND() * 11) ; INT(RAND() * 32) + 1 )" office:value-type="date" office:date-value="2014-09-28" calcext:value-type="date">
            <text:p>2014-09-28</text:p>
          </table:table-cell>
        </table:table-row>
        <table:table-row table:style-name="ro1">
          <table:table-cell table:formula="of:= 20 + RAND() * clothes" office:value-type="float" office:value="21.9928972917424" calcext:value-type="float">
            <text:p>21.99</text:p>
          </table:table-cell>
          <table:table-cell table:formula="of:= DATE( INT(RAND() * 11)  + 2010;  INT(RAND() * 11) ; INT(RAND() * 32) + 1 )" office:value-type="date" office:date-value="2013-09-30" calcext:value-type="date">
            <text:p>2013-09-30</text:p>
          </table:table-cell>
        </table:table-row>
        <table:table-row table:style-name="ro1">
          <table:table-cell table:formula="of:= 20 + RAND() * clothes" office:value-type="float" office:value="22.0600263918482" calcext:value-type="float">
            <text:p>22.06</text:p>
          </table:table-cell>
          <table:table-cell table:formula="of:= DATE( INT(RAND() * 11)  + 2010;  INT(RAND() * 11) ; INT(RAND() * 32) + 1 )" office:value-type="date" office:date-value="2017-06-09" calcext:value-type="date">
            <text:p>2017-06-09</text:p>
          </table:table-cell>
        </table:table-row>
        <table:table-row table:style-name="ro1">
          <table:table-cell table:formula="of:= 20 + RAND() * clothes" office:value-type="float" office:value="22.5546398826656" calcext:value-type="float">
            <text:p>22.55</text:p>
          </table:table-cell>
          <table:table-cell table:formula="of:= DATE( INT(RAND() * 11)  + 2010;  INT(RAND() * 11) ; INT(RAND() * 32) + 1 )" office:value-type="date" office:date-value="2013-05-12" calcext:value-type="date">
            <text:p>2013-05-12</text:p>
          </table:table-cell>
        </table:table-row>
        <table:table-row table:style-name="ro1">
          <table:table-cell table:formula="of:= 20 + RAND() * clothes" office:value-type="float" office:value="24.9273091556596" calcext:value-type="float">
            <text:p>24.93</text:p>
          </table:table-cell>
          <table:table-cell table:formula="of:= DATE( INT(RAND() * 11)  + 2010;  INT(RAND() * 11) ; INT(RAND() * 32) + 1 )" office:value-type="date" office:date-value="2010-10-12" calcext:value-type="date">
            <text:p>2010-10-12</text:p>
          </table:table-cell>
        </table:table-row>
        <table:table-row table:style-name="ro1">
          <table:table-cell table:formula="of:= 20 + RAND() * clothes" office:value-type="float" office:value="24.2211482442524" calcext:value-type="float">
            <text:p>24.22</text:p>
          </table:table-cell>
          <table:table-cell table:formula="of:= DATE( INT(RAND() * 11)  + 2010;  INT(RAND() * 11) ; INT(RAND() * 32) + 1 )" office:value-type="date" office:date-value="2017-08-21" calcext:value-type="date">
            <text:p>2017-08-21</text:p>
          </table:table-cell>
        </table:table-row>
        <table:table-row table:style-name="ro1">
          <table:table-cell table:formula="of:= 20 + RAND() * clothes" office:value-type="float" office:value="22.7890650914546" calcext:value-type="float">
            <text:p>22.79</text:p>
          </table:table-cell>
          <table:table-cell table:formula="of:= DATE( INT(RAND() * 11)  + 2010;  INT(RAND() * 11) ; INT(RAND() * 32) + 1 )" office:value-type="date" office:date-value="2017-07-04" calcext:value-type="date">
            <text:p>2017-07-04</text:p>
          </table:table-cell>
        </table:table-row>
        <table:table-row table:style-name="ro1">
          <table:table-cell table:formula="of:= 20 + RAND() * clothes" office:value-type="float" office:value="23.8462695185582" calcext:value-type="float">
            <text:p>23.85</text:p>
          </table:table-cell>
          <table:table-cell table:formula="of:= DATE( INT(RAND() * 11)  + 2010;  INT(RAND() * 11) ; INT(RAND() * 32) + 1 )" office:value-type="date" office:date-value="2018-02-26" calcext:value-type="date">
            <text:p>2018-02-26</text:p>
          </table:table-cell>
        </table:table-row>
        <table:table-row table:style-name="ro1">
          <table:table-cell table:formula="of:= 20 + RAND() * clothes" office:value-type="float" office:value="24.8791095288278" calcext:value-type="float">
            <text:p>24.88</text:p>
          </table:table-cell>
          <table:table-cell table:formula="of:= DATE( INT(RAND() * 11)  + 2010;  INT(RAND() * 11) ; INT(RAND() * 32) + 1 )" office:value-type="date" office:date-value="2010-04-05" calcext:value-type="date">
            <text:p>2010-04-05</text:p>
          </table:table-cell>
        </table:table-row>
        <table:table-row table:style-name="ro1">
          <table:table-cell table:formula="of:= 20 + RAND() * clothes" office:value-type="float" office:value="21.8633359496238" calcext:value-type="float">
            <text:p>21.86</text:p>
          </table:table-cell>
          <table:table-cell table:formula="of:= DATE( INT(RAND() * 11)  + 2010;  INT(RAND() * 11) ; INT(RAND() * 32) + 1 )" office:value-type="date" office:date-value="2020-02-21" calcext:value-type="date">
            <text:p>2020-02-21</text:p>
          </table:table-cell>
        </table:table-row>
        <table:table-row table:style-name="ro1">
          <table:table-cell table:formula="of:= 20 + RAND() * clothes" office:value-type="float" office:value="24.8164295697073" calcext:value-type="float">
            <text:p>24.82</text:p>
          </table:table-cell>
          <table:table-cell table:formula="of:= DATE( INT(RAND() * 11)  + 2010;  INT(RAND() * 11) ; INT(RAND() * 32) + 1 )" office:value-type="date" office:date-value="2013-07-07" calcext:value-type="date">
            <text:p>2013-07-07</text:p>
          </table:table-cell>
        </table:table-row>
        <table:table-row table:style-name="ro1">
          <table:table-cell table:formula="of:= 20 + RAND() * clothes" office:value-type="float" office:value="21.9717745366597" calcext:value-type="float">
            <text:p>21.97</text:p>
          </table:table-cell>
          <table:table-cell table:formula="of:= DATE( INT(RAND() * 11)  + 2010;  INT(RAND() * 11) ; INT(RAND() * 32) + 1 )" office:value-type="date" office:date-value="2016-12-13" calcext:value-type="date">
            <text:p>2016-12-13</text:p>
          </table:table-cell>
        </table:table-row>
        <table:table-row table:style-name="ro1">
          <table:table-cell table:formula="of:= 20 + RAND() * clothes" office:value-type="float" office:value="21.2475136653854" calcext:value-type="float">
            <text:p>21.25</text:p>
          </table:table-cell>
          <table:table-cell table:formula="of:= DATE( INT(RAND() * 11)  + 2010;  INT(RAND() * 11) ; INT(RAND() * 32) + 1 )" office:value-type="date" office:date-value="2011-01-13" calcext:value-type="date">
            <text:p>2011-01-13</text:p>
          </table:table-cell>
        </table:table-row>
        <table:table-row table:style-name="ro1">
          <table:table-cell table:formula="of:= 20 + RAND() * clothes" office:value-type="float" office:value="24.0183286508444" calcext:value-type="float">
            <text:p>24.02</text:p>
          </table:table-cell>
          <table:table-cell table:formula="of:= DATE( INT(RAND() * 11)  + 2010;  INT(RAND() * 11) ; INT(RAND() * 32) + 1 )" office:value-type="date" office:date-value="2011-04-10" calcext:value-type="date">
            <text:p>2011-04-10</text:p>
          </table:table-cell>
        </table:table-row>
        <table:table-row table:style-name="ro1">
          <table:table-cell table:formula="of:= 20 + RAND() * clothes" office:value-type="float" office:value="21.4841663203808" calcext:value-type="float">
            <text:p>21.48</text:p>
          </table:table-cell>
          <table:table-cell table:formula="of:= DATE( INT(RAND() * 11)  + 2010;  INT(RAND() * 11) ; INT(RAND() * 32) + 1 )" office:value-type="date" office:date-value="2015-09-09" calcext:value-type="date">
            <text:p>2015-09-09</text:p>
          </table:table-cell>
        </table:table-row>
        <table:table-row table:style-name="ro1">
          <table:table-cell table:formula="of:= 20 + RAND() * clothes" office:value-type="float" office:value="20.8129236798209" calcext:value-type="float">
            <text:p>20.81</text:p>
          </table:table-cell>
          <table:table-cell table:formula="of:= DATE( INT(RAND() * 11)  + 2010;  INT(RAND() * 11) ; INT(RAND() * 32) + 1 )" office:value-type="date" office:date-value="2020-08-26" calcext:value-type="date">
            <text:p>2020-08-26</text:p>
          </table:table-cell>
        </table:table-row>
        <table:table-row table:style-name="ro1">
          <table:table-cell table:formula="of:= 20 + RAND() * clothes" office:value-type="float" office:value="20.1569492042083" calcext:value-type="float">
            <text:p>20.16</text:p>
          </table:table-cell>
          <table:table-cell table:formula="of:= DATE( INT(RAND() * 11)  + 2010;  INT(RAND() * 11) ; INT(RAND() * 32) + 1 )" office:value-type="date" office:date-value="2011-05-05" calcext:value-type="date">
            <text:p>2011-05-05</text:p>
          </table:table-cell>
        </table:table-row>
        <table:table-row table:style-name="ro1">
          <table:table-cell table:formula="of:= 20 + RAND() * clothes" office:value-type="float" office:value="20.4766392249113" calcext:value-type="float">
            <text:p>20.48</text:p>
          </table:table-cell>
          <table:table-cell table:formula="of:= DATE( INT(RAND() * 11)  + 2010;  INT(RAND() * 11) ; INT(RAND() * 32) + 1 )" office:value-type="date" office:date-value="2014-04-23" calcext:value-type="date">
            <text:p>2014-04-23</text:p>
          </table:table-cell>
        </table:table-row>
        <table:table-row table:style-name="ro1">
          <table:table-cell table:formula="of:= 20 + RAND() * clothes" office:value-type="float" office:value="20.081214626328" calcext:value-type="float">
            <text:p>20.08</text:p>
          </table:table-cell>
          <table:table-cell table:formula="of:= DATE( INT(RAND() * 11)  + 2010;  INT(RAND() * 11) ; INT(RAND() * 32) + 1 )" office:value-type="date" office:date-value="2013-07-10" calcext:value-type="date">
            <text:p>2013-07-10</text:p>
          </table:table-cell>
        </table:table-row>
        <table:table-row table:style-name="ro1">
          <table:table-cell table:formula="of:= 20 + RAND() * clothes" office:value-type="float" office:value="24.6775918204522" calcext:value-type="float">
            <text:p>24.68</text:p>
          </table:table-cell>
          <table:table-cell table:formula="of:= DATE( INT(RAND() * 11)  + 2010;  INT(RAND() * 11) ; INT(RAND() * 32) + 1 )" office:value-type="date" office:date-value="2011-12-30" calcext:value-type="date">
            <text:p>2011-12-30</text:p>
          </table:table-cell>
        </table:table-row>
        <table:table-row table:style-name="ro1">
          <table:table-cell table:formula="of:= 20 + RAND() * clothes" office:value-type="float" office:value="23.5715553717128" calcext:value-type="float">
            <text:p>23.57</text:p>
          </table:table-cell>
          <table:table-cell table:formula="of:= DATE( INT(RAND() * 11)  + 2010;  INT(RAND() * 11) ; INT(RAND() * 32) + 1 )" office:value-type="date" office:date-value="2011-04-01" calcext:value-type="date">
            <text:p>2011-04-01</text:p>
          </table:table-cell>
        </table:table-row>
        <table:table-row table:style-name="ro1">
          <table:table-cell table:formula="of:= 20 + RAND() * clothes" office:value-type="float" office:value="20.1082909872078" calcext:value-type="float">
            <text:p>20.11</text:p>
          </table:table-cell>
          <table:table-cell table:formula="of:= DATE( INT(RAND() * 11)  + 2010;  INT(RAND() * 11) ; INT(RAND() * 32) + 1 )" office:value-type="date" office:date-value="2019-09-03" calcext:value-type="date">
            <text:p>2019-09-03</text:p>
          </table:table-cell>
        </table:table-row>
        <table:table-row table:style-name="ro1">
          <table:table-cell table:formula="of:= 20 + RAND() * clothes" office:value-type="float" office:value="20.4652659005832" calcext:value-type="float">
            <text:p>20.47</text:p>
          </table:table-cell>
          <table:table-cell table:formula="of:= DATE( INT(RAND() * 11)  + 2010;  INT(RAND() * 11) ; INT(RAND() * 32) + 1 )" office:value-type="date" office:date-value="2015-07-01" calcext:value-type="date">
            <text:p>2015-07-01</text:p>
          </table:table-cell>
        </table:table-row>
        <table:table-row table:style-name="ro1">
          <table:table-cell table:formula="of:= 20 + RAND() * clothes" office:value-type="float" office:value="22.4064601706023" calcext:value-type="float">
            <text:p>22.41</text:p>
          </table:table-cell>
          <table:table-cell table:formula="of:= DATE( INT(RAND() * 11)  + 2010;  INT(RAND() * 11) ; INT(RAND() * 32) + 1 )" office:value-type="date" office:date-value="2014-01-23" calcext:value-type="date">
            <text:p>2014-01-23</text:p>
          </table:table-cell>
        </table:table-row>
        <table:table-row table:style-name="ro1">
          <table:table-cell table:formula="of:= 20 + RAND() * clothes" office:value-type="float" office:value="24.1291368647505" calcext:value-type="float">
            <text:p>24.13</text:p>
          </table:table-cell>
          <table:table-cell table:formula="of:= DATE( INT(RAND() * 11)  + 2010;  INT(RAND() * 11) ; INT(RAND() * 32) + 1 )" office:value-type="date" office:date-value="2017-06-16" calcext:value-type="date">
            <text:p>2017-06-16</text:p>
          </table:table-cell>
        </table:table-row>
        <table:table-row table:style-name="ro1">
          <table:table-cell table:formula="of:= 20 + RAND() * clothes" office:value-type="float" office:value="22.690931393741" calcext:value-type="float">
            <text:p>22.69</text:p>
          </table:table-cell>
          <table:table-cell table:formula="of:= DATE( INT(RAND() * 11)  + 2010;  INT(RAND() * 11) ; INT(RAND() * 32) + 1 )" office:value-type="date" office:date-value="2020-10-29" calcext:value-type="date">
            <text:p>2020-10-29</text:p>
          </table:table-cell>
        </table:table-row>
        <table:table-row table:style-name="ro1">
          <table:table-cell table:formula="of:= 20 + RAND() * clothes" office:value-type="float" office:value="21.7502995520347" calcext:value-type="float">
            <text:p>21.75</text:p>
          </table:table-cell>
          <table:table-cell table:formula="of:= DATE( INT(RAND() * 11)  + 2010;  INT(RAND() * 11) ; INT(RAND() * 32) + 1 )" office:value-type="date" office:date-value="2012-03-03" calcext:value-type="date">
            <text:p>2012-03-03</text:p>
          </table:table-cell>
        </table:table-row>
        <table:table-row table:style-name="ro1">
          <table:table-cell table:formula="of:= 20 + RAND() * clothes" office:value-type="float" office:value="24.9936354387673" calcext:value-type="float">
            <text:p>24.99</text:p>
          </table:table-cell>
          <table:table-cell table:formula="of:= DATE( INT(RAND() * 11)  + 2010;  INT(RAND() * 11) ; INT(RAND() * 32) + 1 )" office:value-type="date" office:date-value="2014-07-30" calcext:value-type="date">
            <text:p>2014-07-30</text:p>
          </table:table-cell>
        </table:table-row>
        <table:table-row table:style-name="ro1">
          <table:table-cell table:formula="of:= 20 + RAND() * clothes" office:value-type="float" office:value="24.9841616631504" calcext:value-type="float">
            <text:p>24.98</text:p>
          </table:table-cell>
          <table:table-cell table:formula="of:= DATE( INT(RAND() * 11)  + 2010;  INT(RAND() * 11) ; INT(RAND() * 32) + 1 )" office:value-type="date" office:date-value="2010-04-11" calcext:value-type="date">
            <text:p>2010-04-11</text:p>
          </table:table-cell>
        </table:table-row>
        <table:table-row table:style-name="ro1">
          <table:table-cell table:formula="of:= 20 + RAND() * clothes" office:value-type="float" office:value="20.8583703231118" calcext:value-type="float">
            <text:p>20.86</text:p>
          </table:table-cell>
          <table:table-cell table:formula="of:= DATE( INT(RAND() * 11)  + 2010;  INT(RAND() * 11) ; INT(RAND() * 32) + 1 )" office:value-type="date" office:date-value="2020-05-21" calcext:value-type="date">
            <text:p>2020-05-21</text:p>
          </table:table-cell>
        </table:table-row>
        <table:table-row table:style-name="ro1">
          <table:table-cell table:formula="of:= 20 + RAND() * clothes" office:value-type="float" office:value="22.2260951565307" calcext:value-type="float">
            <text:p>22.23</text:p>
          </table:table-cell>
          <table:table-cell table:formula="of:= DATE( INT(RAND() * 11)  + 2010;  INT(RAND() * 11) ; INT(RAND() * 32) + 1 )" office:value-type="date" office:date-value="2015-12-31" calcext:value-type="date">
            <text:p>2015-12-31</text:p>
          </table:table-cell>
        </table:table-row>
        <table:table-row table:style-name="ro1">
          <table:table-cell table:formula="of:= 20 + RAND() * clothes" office:value-type="float" office:value="22.4394587693274" calcext:value-type="float">
            <text:p>22.44</text:p>
          </table:table-cell>
          <table:table-cell table:formula="of:= DATE( INT(RAND() * 11)  + 2010;  INT(RAND() * 11) ; INT(RAND() * 32) + 1 )" office:value-type="date" office:date-value="2012-04-25" calcext:value-type="date">
            <text:p>2012-04-25</text:p>
          </table:table-cell>
        </table:table-row>
        <table:table-row table:style-name="ro1">
          <table:table-cell table:formula="of:= 20 + RAND() * clothes" office:value-type="float" office:value="20.0781189928427" calcext:value-type="float">
            <text:p>20.08</text:p>
          </table:table-cell>
          <table:table-cell table:formula="of:= DATE( INT(RAND() * 11)  + 2010;  INT(RAND() * 11) ; INT(RAND() * 32) + 1 )" office:value-type="date" office:date-value="2020-08-05" calcext:value-type="date">
            <text:p>2020-08-05</text:p>
          </table:table-cell>
        </table:table-row>
        <table:table-row table:style-name="ro1">
          <table:table-cell table:formula="of:= 20 + RAND() * clothes" office:value-type="float" office:value="22.6388190280888" calcext:value-type="float">
            <text:p>22.64</text:p>
          </table:table-cell>
          <table:table-cell table:formula="of:= DATE( INT(RAND() * 11)  + 2010;  INT(RAND() * 11) ; INT(RAND() * 32) + 1 )" office:value-type="date" office:date-value="2015-04-18" calcext:value-type="date">
            <text:p>2015-04-18</text:p>
          </table:table-cell>
        </table:table-row>
        <table:table-row table:style-name="ro1">
          <table:table-cell table:formula="of:= 20 + RAND() * clothes" office:value-type="float" office:value="24.8478499497608" calcext:value-type="float">
            <text:p>24.85</text:p>
          </table:table-cell>
          <table:table-cell table:formula="of:= DATE( INT(RAND() * 11)  + 2010;  INT(RAND() * 11) ; INT(RAND() * 32) + 1 )" office:value-type="date" office:date-value="2020-07-21" calcext:value-type="date">
            <text:p>2020-07-21</text:p>
          </table:table-cell>
        </table:table-row>
        <table:table-row table:style-name="ro1">
          <table:table-cell table:formula="of:= 20 + RAND() * clothes" office:value-type="float" office:value="23.6524955987738" calcext:value-type="float">
            <text:p>23.65</text:p>
          </table:table-cell>
          <table:table-cell table:formula="of:= DATE( INT(RAND() * 11)  + 2010;  INT(RAND() * 11) ; INT(RAND() * 32) + 1 )" office:value-type="date" office:date-value="2010-10-30" calcext:value-type="date">
            <text:p>2010-10-30</text:p>
          </table:table-cell>
        </table:table-row>
        <table:table-row table:style-name="ro1">
          <table:table-cell table:formula="of:= 20 + RAND() * clothes" office:value-type="float" office:value="21.6654111144317" calcext:value-type="float">
            <text:p>21.67</text:p>
          </table:table-cell>
          <table:table-cell table:formula="of:= DATE( INT(RAND() * 11)  + 2010;  INT(RAND() * 11) ; INT(RAND() * 32) + 1 )" office:value-type="date" office:date-value="2014-01-04" calcext:value-type="date">
            <text:p>2014-01-04</text:p>
          </table:table-cell>
        </table:table-row>
        <table:table-row table:style-name="ro1">
          <table:table-cell table:formula="of:= 20 + RAND() * clothes" office:value-type="float" office:value="23.0100438386472" calcext:value-type="float">
            <text:p>23.01</text:p>
          </table:table-cell>
          <table:table-cell table:formula="of:= DATE( INT(RAND() * 11)  + 2010;  INT(RAND() * 11) ; INT(RAND() * 32) + 1 )" office:value-type="date" office:date-value="2015-07-27" calcext:value-type="date">
            <text:p>2015-07-27</text:p>
          </table:table-cell>
        </table:table-row>
        <table:table-row table:style-name="ro1">
          <table:table-cell table:formula="of:= 20 + RAND() * clothes" office:value-type="float" office:value="24.2053792650711" calcext:value-type="float">
            <text:p>24.21</text:p>
          </table:table-cell>
          <table:table-cell table:formula="of:= DATE( INT(RAND() * 11)  + 2010;  INT(RAND() * 11) ; INT(RAND() * 32) + 1 )" office:value-type="date" office:date-value="2016-01-25" calcext:value-type="date">
            <text:p>2016-01-25</text:p>
          </table:table-cell>
        </table:table-row>
        <table:table-row table:style-name="ro1">
          <table:table-cell table:formula="of:= 20 + RAND() * clothes" office:value-type="float" office:value="22.4832692158481" calcext:value-type="float">
            <text:p>22.48</text:p>
          </table:table-cell>
          <table:table-cell table:formula="of:= DATE( INT(RAND() * 11)  + 2010;  INT(RAND() * 11) ; INT(RAND() * 32) + 1 )" office:value-type="date" office:date-value="2010-02-07" calcext:value-type="date">
            <text:p>2010-02-07</text:p>
          </table:table-cell>
        </table:table-row>
        <table:table-row table:style-name="ro1">
          <table:table-cell table:formula="of:= 20 + RAND() * clothes" office:value-type="float" office:value="20.18393891946" calcext:value-type="float">
            <text:p>20.18</text:p>
          </table:table-cell>
          <table:table-cell table:formula="of:= DATE( INT(RAND() * 11)  + 2010;  INT(RAND() * 11) ; INT(RAND() * 32) + 1 )" office:value-type="date" office:date-value="2011-12-04" calcext:value-type="date">
            <text:p>2011-12-04</text:p>
          </table:table-cell>
        </table:table-row>
        <table:table-row table:style-name="ro1">
          <table:table-cell table:formula="of:= 20 + RAND() * clothes" office:value-type="float" office:value="23.2065430804388" calcext:value-type="float">
            <text:p>23.21</text:p>
          </table:table-cell>
          <table:table-cell table:formula="of:= DATE( INT(RAND() * 11)  + 2010;  INT(RAND() * 11) ; INT(RAND() * 32) + 1 )" office:value-type="date" office:date-value="2019-02-20" calcext:value-type="date">
            <text:p>2019-02-20</text:p>
          </table:table-cell>
        </table:table-row>
        <table:table-row table:style-name="ro1">
          <table:table-cell table:formula="of:= 20 + RAND() * clothes" office:value-type="float" office:value="24.9500184489708" calcext:value-type="float">
            <text:p>24.95</text:p>
          </table:table-cell>
          <table:table-cell table:formula="of:= DATE( INT(RAND() * 11)  + 2010;  INT(RAND() * 11) ; INT(RAND() * 32) + 1 )" office:value-type="date" office:date-value="2011-02-27" calcext:value-type="date">
            <text:p>2011-02-27</text:p>
          </table:table-cell>
        </table:table-row>
        <table:table-row table:style-name="ro1">
          <table:table-cell table:formula="of:= 20 + RAND() * clothes" office:value-type="float" office:value="24.1872651003923" calcext:value-type="float">
            <text:p>24.19</text:p>
          </table:table-cell>
          <table:table-cell table:formula="of:= DATE( INT(RAND() * 11)  + 2010;  INT(RAND() * 11) ; INT(RAND() * 32) + 1 )" office:value-type="date" office:date-value="2014-10-02" calcext:value-type="date">
            <text:p>2014-10-02</text:p>
          </table:table-cell>
        </table:table-row>
        <table:table-row table:style-name="ro1">
          <table:table-cell table:formula="of:= 20 + RAND() * clothes" office:value-type="float" office:value="20.3983751497168" calcext:value-type="float">
            <text:p>20.40</text:p>
          </table:table-cell>
          <table:table-cell table:formula="of:= DATE( INT(RAND() * 11)  + 2010;  INT(RAND() * 11) ; INT(RAND() * 32) + 1 )" office:value-type="date" office:date-value="2015-04-17" calcext:value-type="date">
            <text:p>2015-04-17</text:p>
          </table:table-cell>
        </table:table-row>
        <table:table-row table:style-name="ro1">
          <table:table-cell table:formula="of:= 20 + RAND() * clothes" office:value-type="float" office:value="20.4007672691247" calcext:value-type="float">
            <text:p>20.40</text:p>
          </table:table-cell>
          <table:table-cell table:formula="of:= DATE( INT(RAND() * 11)  + 2010;  INT(RAND() * 11) ; INT(RAND() * 32) + 1 )" office:value-type="date" office:date-value="2017-11-01" calcext:value-type="date">
            <text:p>2017-11-01</text:p>
          </table:table-cell>
        </table:table-row>
        <table:table-row table:style-name="ro1">
          <table:table-cell table:formula="of:= 20 + RAND() * clothes" office:value-type="float" office:value="23.7623333955761" calcext:value-type="float">
            <text:p>23.76</text:p>
          </table:table-cell>
          <table:table-cell table:formula="of:= DATE( INT(RAND() * 11)  + 2010;  INT(RAND() * 11) ; INT(RAND() * 32) + 1 )" office:value-type="date" office:date-value="2018-03-03" calcext:value-type="date">
            <text:p>2018-03-03</text:p>
          </table:table-cell>
        </table:table-row>
        <table:table-row table:style-name="ro1">
          <table:table-cell table:formula="of:= 20 + RAND() * clothes" office:value-type="float" office:value="22.5103950480357" calcext:value-type="float">
            <text:p>22.51</text:p>
          </table:table-cell>
          <table:table-cell table:formula="of:= DATE( INT(RAND() * 11)  + 2010;  INT(RAND() * 11) ; INT(RAND() * 32) + 1 )" office:value-type="date" office:date-value="2014-02-12" calcext:value-type="date">
            <text:p>2014-02-12</text:p>
          </table:table-cell>
        </table:table-row>
        <table:table-row table:style-name="ro1">
          <table:table-cell table:formula="of:= 20 + RAND() * clothes" office:value-type="float" office:value="22.5591022282511" calcext:value-type="float">
            <text:p>22.56</text:p>
          </table:table-cell>
          <table:table-cell table:formula="of:= DATE( INT(RAND() * 11)  + 2010;  INT(RAND() * 11) ; INT(RAND() * 32) + 1 )" office:value-type="date" office:date-value="2015-09-07" calcext:value-type="date">
            <text:p>2015-09-07</text:p>
          </table:table-cell>
        </table:table-row>
        <table:table-row table:style-name="ro1">
          <table:table-cell table:formula="of:= 20 + RAND() * clothes" office:value-type="float" office:value="21.3178823195701" calcext:value-type="float">
            <text:p>21.32</text:p>
          </table:table-cell>
          <table:table-cell table:formula="of:= DATE( INT(RAND() * 11)  + 2010;  INT(RAND() * 11) ; INT(RAND() * 32) + 1 )" office:value-type="date" office:date-value="2011-08-06" calcext:value-type="date">
            <text:p>2011-08-06</text:p>
          </table:table-cell>
        </table:table-row>
        <table:table-row table:style-name="ro1">
          <table:table-cell table:formula="of:= 20 + RAND() * clothes" office:value-type="float" office:value="24.0283268433988" calcext:value-type="float">
            <text:p>24.03</text:p>
          </table:table-cell>
          <table:table-cell table:formula="of:= DATE( INT(RAND() * 11)  + 2010;  INT(RAND() * 11) ; INT(RAND() * 32) + 1 )" office:value-type="date" office:date-value="2013-01-15" calcext:value-type="date">
            <text:p>2013-01-15</text:p>
          </table:table-cell>
        </table:table-row>
        <table:table-row table:style-name="ro1">
          <table:table-cell table:formula="of:= 20 + RAND() * clothes" office:value-type="float" office:value="22.2236684605873" calcext:value-type="float">
            <text:p>22.22</text:p>
          </table:table-cell>
          <table:table-cell table:formula="of:= DATE( INT(RAND() * 11)  + 2010;  INT(RAND() * 11) ; INT(RAND() * 32) + 1 )" office:value-type="date" office:date-value="2017-04-30" calcext:value-type="date">
            <text:p>2017-04-30</text:p>
          </table:table-cell>
        </table:table-row>
        <table:table-row table:style-name="ro1">
          <table:table-cell table:formula="of:= 20 + RAND() * clothes" office:value-type="float" office:value="22.198935948315" calcext:value-type="float">
            <text:p>22.20</text:p>
          </table:table-cell>
          <table:table-cell table:formula="of:= DATE( INT(RAND() * 11)  + 2010;  INT(RAND() * 11) ; INT(RAND() * 32) + 1 )" office:value-type="date" office:date-value="2017-12-05" calcext:value-type="date">
            <text:p>2017-12-05</text:p>
          </table:table-cell>
        </table:table-row>
        <table:table-row table:style-name="ro1">
          <table:table-cell table:formula="of:= 20 + RAND() * clothes" office:value-type="float" office:value="20.9207373775015" calcext:value-type="float">
            <text:p>20.92</text:p>
          </table:table-cell>
          <table:table-cell table:formula="of:= DATE( INT(RAND() * 11)  + 2010;  INT(RAND() * 11) ; INT(RAND() * 32) + 1 )" office:value-type="date" office:date-value="2018-06-20" calcext:value-type="date">
            <text:p>2018-06-20</text:p>
          </table:table-cell>
        </table:table-row>
        <table:table-row table:style-name="ro1">
          <table:table-cell table:formula="of:= 20 + RAND() * clothes" office:value-type="float" office:value="20.6831966742941" calcext:value-type="float">
            <text:p>20.68</text:p>
          </table:table-cell>
          <table:table-cell table:formula="of:= DATE( INT(RAND() * 11)  + 2010;  INT(RAND() * 11) ; INT(RAND() * 32) + 1 )" office:value-type="date" office:date-value="2012-06-21" calcext:value-type="date">
            <text:p>2012-06-21</text:p>
          </table:table-cell>
        </table:table-row>
        <table:table-row table:style-name="ro1">
          <table:table-cell table:formula="of:= 20 + RAND() * clothes" office:value-type="float" office:value="23.9573655289246" calcext:value-type="float">
            <text:p>23.96</text:p>
          </table:table-cell>
          <table:table-cell table:formula="of:= DATE( INT(RAND() * 11)  + 2010;  INT(RAND() * 11) ; INT(RAND() * 32) + 1 )" office:value-type="date" office:date-value="2010-06-01" calcext:value-type="date">
            <text:p>2010-06-01</text:p>
          </table:table-cell>
        </table:table-row>
        <table:table-row table:style-name="ro1">
          <table:table-cell table:formula="of:= 20 + RAND() * clothes" office:value-type="float" office:value="21.5221596641038" calcext:value-type="float">
            <text:p>21.52</text:p>
          </table:table-cell>
          <table:table-cell table:formula="of:= DATE( INT(RAND() * 11)  + 2010;  INT(RAND() * 11) ; INT(RAND() * 32) + 1 )" office:value-type="date" office:date-value="2011-04-16" calcext:value-type="date">
            <text:p>2011-04-16</text:p>
          </table:table-cell>
        </table:table-row>
        <table:table-row table:style-name="ro1">
          <table:table-cell table:formula="of:= 20 + RAND() * clothes" office:value-type="float" office:value="23.6062082628564" calcext:value-type="float">
            <text:p>23.61</text:p>
          </table:table-cell>
          <table:table-cell table:formula="of:= DATE( INT(RAND() * 11)  + 2010;  INT(RAND() * 11) ; INT(RAND() * 32) + 1 )" office:value-type="date" office:date-value="2011-07-06" calcext:value-type="date">
            <text:p>2011-07-06</text:p>
          </table:table-cell>
        </table:table-row>
        <table:table-row table:style-name="ro1">
          <table:table-cell table:formula="of:= 20 + RAND() * clothes" office:value-type="float" office:value="22.5491768479251" calcext:value-type="float">
            <text:p>22.55</text:p>
          </table:table-cell>
          <table:table-cell table:formula="of:= DATE( INT(RAND() * 11)  + 2010;  INT(RAND() * 11) ; INT(RAND() * 32) + 1 )" office:value-type="date" office:date-value="2020-03-16" calcext:value-type="date">
            <text:p>2020-03-16</text:p>
          </table:table-cell>
        </table:table-row>
        <table:table-row table:style-name="ro1">
          <table:table-cell table:formula="of:= 20 + RAND() * clothes" office:value-type="float" office:value="21.7388805624031" calcext:value-type="float">
            <text:p>21.74</text:p>
          </table:table-cell>
          <table:table-cell table:formula="of:= DATE( INT(RAND() * 11)  + 2010;  INT(RAND() * 11) ; INT(RAND() * 32) + 1 )" office:value-type="date" office:date-value="2016-07-01" calcext:value-type="date">
            <text:p>2016-07-01</text:p>
          </table:table-cell>
        </table:table-row>
        <table:table-row table:style-name="ro1">
          <table:table-cell table:formula="of:= 20 + RAND() * clothes" office:value-type="float" office:value="24.1497354987482" calcext:value-type="float">
            <text:p>24.15</text:p>
          </table:table-cell>
          <table:table-cell table:formula="of:= DATE( INT(RAND() * 11)  + 2010;  INT(RAND() * 11) ; INT(RAND() * 32) + 1 )" office:value-type="date" office:date-value="2012-08-12" calcext:value-type="date">
            <text:p>2012-08-12</text:p>
          </table:table-cell>
        </table:table-row>
        <table:table-row table:style-name="ro1">
          <table:table-cell table:formula="of:= 20 + RAND() * clothes" office:value-type="float" office:value="21.8539618588598" calcext:value-type="float">
            <text:p>21.85</text:p>
          </table:table-cell>
          <table:table-cell table:formula="of:= DATE( INT(RAND() * 11)  + 2010;  INT(RAND() * 11) ; INT(RAND() * 32) + 1 )" office:value-type="date" office:date-value="2013-08-23" calcext:value-type="date">
            <text:p>2013-08-23</text:p>
          </table:table-cell>
        </table:table-row>
        <table:table-row table:style-name="ro1">
          <table:table-cell table:formula="of:= 20 + RAND() * clothes" office:value-type="float" office:value="22.5037431601509" calcext:value-type="float">
            <text:p>22.50</text:p>
          </table:table-cell>
          <table:table-cell table:formula="of:= DATE( INT(RAND() * 11)  + 2010;  INT(RAND() * 11) ; INT(RAND() * 32) + 1 )" office:value-type="date" office:date-value="2011-04-01" calcext:value-type="date">
            <text:p>2011-04-01</text:p>
          </table:table-cell>
        </table:table-row>
        <table:table-row table:style-name="ro1">
          <table:table-cell table:formula="of:= 20 + RAND() * clothes" office:value-type="float" office:value="23.9168816071411" calcext:value-type="float">
            <text:p>23.92</text:p>
          </table:table-cell>
          <table:table-cell table:formula="of:= DATE( INT(RAND() * 11)  + 2010;  INT(RAND() * 11) ; INT(RAND() * 32) + 1 )" office:value-type="date" office:date-value="2013-05-10" calcext:value-type="date">
            <text:p>2013-05-10</text:p>
          </table:table-cell>
        </table:table-row>
        <table:table-row table:style-name="ro1">
          <table:table-cell table:formula="of:= 20 + RAND() * clothes" office:value-type="float" office:value="22.7520140595719" calcext:value-type="float">
            <text:p>22.75</text:p>
          </table:table-cell>
          <table:table-cell table:formula="of:= DATE( INT(RAND() * 11)  + 2010;  INT(RAND() * 11) ; INT(RAND() * 32) + 1 )" office:value-type="date" office:date-value="2015-09-20" calcext:value-type="date">
            <text:p>2015-09-20</text:p>
          </table:table-cell>
        </table:table-row>
        <table:table-row table:style-name="ro1">
          <table:table-cell table:formula="of:= 20 + RAND() * clothes" office:value-type="float" office:value="21.9087050891352" calcext:value-type="float">
            <text:p>21.91</text:p>
          </table:table-cell>
          <table:table-cell table:formula="of:= DATE( INT(RAND() * 11)  + 2010;  INT(RAND() * 11) ; INT(RAND() * 32) + 1 )" office:value-type="date" office:date-value="2010-08-03" calcext:value-type="date">
            <text:p>2010-08-03</text:p>
          </table:table-cell>
        </table:table-row>
        <table:table-row table:style-name="ro1">
          <table:table-cell table:formula="of:= 20 + RAND() * clothes" office:value-type="float" office:value="24.5520494475352" calcext:value-type="float">
            <text:p>24.55</text:p>
          </table:table-cell>
          <table:table-cell table:formula="of:= DATE( INT(RAND() * 11)  + 2010;  INT(RAND() * 11) ; INT(RAND() * 32) + 1 )" office:value-type="date" office:date-value="2018-01-11" calcext:value-type="date">
            <text:p>2018-01-11</text:p>
          </table:table-cell>
        </table:table-row>
        <table:table-row table:style-name="ro1">
          <table:table-cell table:formula="of:= 20 + RAND() * clothes" office:value-type="float" office:value="24.817956499698" calcext:value-type="float">
            <text:p>24.82</text:p>
          </table:table-cell>
          <table:table-cell table:formula="of:= DATE( INT(RAND() * 11)  + 2010;  INT(RAND() * 11) ; INT(RAND() * 32) + 1 )" office:value-type="date" office:date-value="2013-02-17" calcext:value-type="date">
            <text:p>2013-02-17</text:p>
          </table:table-cell>
        </table:table-row>
        <table:table-row table:style-name="ro1">
          <table:table-cell table:formula="of:= 20 + RAND() * clothes" office:value-type="float" office:value="24.1034757233495" calcext:value-type="float">
            <text:p>24.10</text:p>
          </table:table-cell>
          <table:table-cell table:formula="of:= DATE( INT(RAND() * 11)  + 2010;  INT(RAND() * 11) ; INT(RAND() * 32) + 1 )" office:value-type="date" office:date-value="2018-02-04" calcext:value-type="date">
            <text:p>2018-02-04</text:p>
          </table:table-cell>
        </table:table-row>
        <table:table-row table:style-name="ro1">
          <table:table-cell table:formula="of:= 20 + RAND() * clothes" office:value-type="float" office:value="21.1824467044616" calcext:value-type="float">
            <text:p>21.18</text:p>
          </table:table-cell>
          <table:table-cell table:formula="of:= DATE( INT(RAND() * 11)  + 2010;  INT(RAND() * 11) ; INT(RAND() * 32) + 1 )" office:value-type="date" office:date-value="2014-04-17" calcext:value-type="date">
            <text:p>2014-04-17</text:p>
          </table:table-cell>
        </table:table-row>
        <table:table-row table:style-name="ro1">
          <table:table-cell table:formula="of:= 20 + RAND() * clothes" office:value-type="float" office:value="24.2089641897181" calcext:value-type="float">
            <text:p>24.21</text:p>
          </table:table-cell>
          <table:table-cell table:formula="of:= DATE( INT(RAND() * 11)  + 2010;  INT(RAND() * 11) ; INT(RAND() * 32) + 1 )" office:value-type="date" office:date-value="2016-01-25" calcext:value-type="date">
            <text:p>2016-01-25</text:p>
          </table:table-cell>
        </table:table-row>
        <table:table-row table:style-name="ro1">
          <table:table-cell table:formula="of:= 20 + RAND() * clothes" office:value-type="float" office:value="20.0274954403052" calcext:value-type="float">
            <text:p>20.03</text:p>
          </table:table-cell>
          <table:table-cell table:formula="of:= DATE( INT(RAND() * 11)  + 2010;  INT(RAND() * 11) ; INT(RAND() * 32) + 1 )" office:value-type="date" office:date-value="2011-03-15" calcext:value-type="date">
            <text:p>2011-03-15</text:p>
          </table:table-cell>
        </table:table-row>
        <table:table-row table:style-name="ro1">
          <table:table-cell table:formula="of:= 20 + RAND() * clothes" office:value-type="float" office:value="20.6344378239953" calcext:value-type="float">
            <text:p>20.63</text:p>
          </table:table-cell>
          <table:table-cell table:formula="of:= DATE( INT(RAND() * 11)  + 2010;  INT(RAND() * 11) ; INT(RAND() * 32) + 1 )" office:value-type="date" office:date-value="2011-02-02" calcext:value-type="date">
            <text:p>2011-02-02</text:p>
          </table:table-cell>
        </table:table-row>
        <table:table-row table:style-name="ro1">
          <table:table-cell table:formula="of:= 20 + RAND() * clothes" office:value-type="float" office:value="22.1599431499808" calcext:value-type="float">
            <text:p>22.16</text:p>
          </table:table-cell>
          <table:table-cell table:formula="of:= DATE( INT(RAND() * 11)  + 2010;  INT(RAND() * 11) ; INT(RAND() * 32) + 1 )" office:value-type="date" office:date-value="2020-02-04" calcext:value-type="date">
            <text:p>2020-02-04</text:p>
          </table:table-cell>
        </table:table-row>
        <table:table-row table:style-name="ro1">
          <table:table-cell table:formula="of:= 20 + RAND() * clothes" office:value-type="float" office:value="24.1445926661642" calcext:value-type="float">
            <text:p>24.14</text:p>
          </table:table-cell>
          <table:table-cell table:formula="of:= DATE( INT(RAND() * 11)  + 2010;  INT(RAND() * 11) ; INT(RAND() * 32) + 1 )" office:value-type="date" office:date-value="2019-08-16" calcext:value-type="date">
            <text:p>2019-08-16</text:p>
          </table:table-cell>
        </table:table-row>
        <table:table-row table:style-name="ro1">
          <table:table-cell table:formula="of:= 20 + RAND() * clothes" office:value-type="float" office:value="20.8710610897708" calcext:value-type="float">
            <text:p>20.87</text:p>
          </table:table-cell>
          <table:table-cell table:formula="of:= DATE( INT(RAND() * 11)  + 2010;  INT(RAND() * 11) ; INT(RAND() * 32) + 1 )" office:value-type="date" office:date-value="2010-08-08" calcext:value-type="date">
            <text:p>2010-08-08</text:p>
          </table:table-cell>
        </table:table-row>
        <table:table-row table:style-name="ro1">
          <table:table-cell table:formula="of:= 20 + RAND() * clothes" office:value-type="float" office:value="24.2703971147392" calcext:value-type="float">
            <text:p>24.27</text:p>
          </table:table-cell>
          <table:table-cell table:formula="of:= DATE( INT(RAND() * 11)  + 2010;  INT(RAND() * 11) ; INT(RAND() * 32) + 1 )" office:value-type="date" office:date-value="2018-05-22" calcext:value-type="date">
            <text:p>2018-05-22</text:p>
          </table:table-cell>
        </table:table-row>
        <table:table-row table:style-name="ro1">
          <table:table-cell table:formula="of:= 20 + RAND() * clothes" office:value-type="float" office:value="21.8348203277149" calcext:value-type="float">
            <text:p>21.83</text:p>
          </table:table-cell>
          <table:table-cell table:formula="of:= DATE( INT(RAND() * 11)  + 2010;  INT(RAND() * 11) ; INT(RAND() * 32) + 1 )" office:value-type="date" office:date-value="2010-08-18" calcext:value-type="date">
            <text:p>2010-08-18</text:p>
          </table:table-cell>
        </table:table-row>
        <table:table-row table:style-name="ro1">
          <table:table-cell table:formula="of:= 20 + RAND() * clothes" office:value-type="float" office:value="23.2499081988266" calcext:value-type="float">
            <text:p>23.25</text:p>
          </table:table-cell>
          <table:table-cell table:formula="of:= DATE( INT(RAND() * 11)  + 2010;  INT(RAND() * 11) ; INT(RAND() * 32) + 1 )" office:value-type="date" office:date-value="2018-10-15" calcext:value-type="date">
            <text:p>2018-10-15</text:p>
          </table:table-cell>
        </table:table-row>
        <table:table-row table:style-name="ro1">
          <table:table-cell table:formula="of:= 20 + RAND() * clothes" office:value-type="float" office:value="20.121367109029" calcext:value-type="float">
            <text:p>20.12</text:p>
          </table:table-cell>
          <table:table-cell table:formula="of:= DATE( INT(RAND() * 11)  + 2010;  INT(RAND() * 11) ; INT(RAND() * 32) + 1 )" office:value-type="date" office:date-value="2012-12-30" calcext:value-type="date">
            <text:p>2012-12-30</text:p>
          </table:table-cell>
        </table:table-row>
        <table:table-row table:style-name="ro1">
          <table:table-cell table:formula="of:= 20 + RAND() * clothes" office:value-type="float" office:value="21.7499277985261" calcext:value-type="float">
            <text:p>21.75</text:p>
          </table:table-cell>
          <table:table-cell table:formula="of:= DATE( INT(RAND() * 11)  + 2010;  INT(RAND() * 11) ; INT(RAND() * 32) + 1 )" office:value-type="date" office:date-value="2019-04-04" calcext:value-type="date">
            <text:p>2019-04-04</text:p>
          </table:table-cell>
        </table:table-row>
        <table:table-row table:style-name="ro1">
          <table:table-cell table:formula="of:= 20 + RAND() * clothes" office:value-type="float" office:value="21.2152221300448" calcext:value-type="float">
            <text:p>21.22</text:p>
          </table:table-cell>
          <table:table-cell table:formula="of:= DATE( INT(RAND() * 11)  + 2010;  INT(RAND() * 11) ; INT(RAND() * 32) + 1 )" office:value-type="date" office:date-value="2014-07-28" calcext:value-type="date">
            <text:p>2014-07-28</text:p>
          </table:table-cell>
        </table:table-row>
        <table:table-row table:style-name="ro1">
          <table:table-cell table:formula="of:= 20 + RAND() * clothes" office:value-type="float" office:value="24.8452707952978" calcext:value-type="float">
            <text:p>24.85</text:p>
          </table:table-cell>
          <table:table-cell table:formula="of:= DATE( INT(RAND() * 11)  + 2010;  INT(RAND() * 11) ; INT(RAND() * 32) + 1 )" office:value-type="date" office:date-value="2020-07-16" calcext:value-type="date">
            <text:p>2020-07-16</text:p>
          </table:table-cell>
        </table:table-row>
        <table:table-row table:style-name="ro1">
          <table:table-cell table:formula="of:= 20 + RAND() * clothes" office:value-type="float" office:value="20.0776395995042" calcext:value-type="float">
            <text:p>20.08</text:p>
          </table:table-cell>
          <table:table-cell table:formula="of:= DATE( INT(RAND() * 11)  + 2010;  INT(RAND() * 11) ; INT(RAND() * 32) + 1 )" office:value-type="date" office:date-value="2017-09-07" calcext:value-type="date">
            <text:p>2017-09-07</text:p>
          </table:table-cell>
        </table:table-row>
        <table:table-row table:style-name="ro1">
          <table:table-cell table:formula="of:= 20 + RAND() * clothes" office:value-type="float" office:value="23.4498883403862" calcext:value-type="float">
            <text:p>23.45</text:p>
          </table:table-cell>
          <table:table-cell table:formula="of:= DATE( INT(RAND() * 11)  + 2010;  INT(RAND() * 11) ; INT(RAND() * 32) + 1 )" office:value-type="date" office:date-value="2013-03-27" calcext:value-type="date">
            <text:p>2013-03-27</text:p>
          </table:table-cell>
        </table:table-row>
        <table:table-row table:style-name="ro1">
          <table:table-cell table:formula="of:= 20 + RAND() * clothes" office:value-type="float" office:value="23.9986399044319" calcext:value-type="float">
            <text:p>24.00</text:p>
          </table:table-cell>
          <table:table-cell table:formula="of:= DATE( INT(RAND() * 11)  + 2010;  INT(RAND() * 11) ; INT(RAND() * 32) + 1 )" office:value-type="date" office:date-value="2013-02-18" calcext:value-type="date">
            <text:p>2013-02-18</text:p>
          </table:table-cell>
        </table:table-row>
        <table:table-row table:style-name="ro1">
          <table:table-cell table:formula="of:= 20 + RAND() * clothes" office:value-type="float" office:value="23.5745207754551" calcext:value-type="float">
            <text:p>23.57</text:p>
          </table:table-cell>
          <table:table-cell table:formula="of:= DATE( INT(RAND() * 11)  + 2010;  INT(RAND() * 11) ; INT(RAND() * 32) + 1 )" office:value-type="date" office:date-value="2013-03-19" calcext:value-type="date">
            <text:p>2013-03-19</text:p>
          </table:table-cell>
        </table:table-row>
        <table:table-row table:style-name="ro1">
          <table:table-cell table:formula="of:= 20 + RAND() * clothes" office:value-type="float" office:value="20.2662181708019" calcext:value-type="float">
            <text:p>20.27</text:p>
          </table:table-cell>
          <table:table-cell table:formula="of:= DATE( INT(RAND() * 11)  + 2010;  INT(RAND() * 11) ; INT(RAND() * 32) + 1 )" office:value-type="date" office:date-value="2015-07-01" calcext:value-type="date">
            <text:p>2015-07-01</text:p>
          </table:table-cell>
        </table:table-row>
        <table:table-row table:style-name="ro1">
          <table:table-cell table:formula="of:= 20 + RAND() * clothes" office:value-type="float" office:value="21.9820587415449" calcext:value-type="float">
            <text:p>21.98</text:p>
          </table:table-cell>
          <table:table-cell table:formula="of:= DATE( INT(RAND() * 11)  + 2010;  INT(RAND() * 11) ; INT(RAND() * 32) + 1 )" office:value-type="date" office:date-value="2015-03-20" calcext:value-type="date">
            <text:p>2015-03-20</text:p>
          </table:table-cell>
        </table:table-row>
        <table:table-row table:style-name="ro1">
          <table:table-cell table:formula="of:= 20 + RAND() * clothes" office:value-type="float" office:value="24.2874131552944" calcext:value-type="float">
            <text:p>24.29</text:p>
          </table:table-cell>
          <table:table-cell table:formula="of:= DATE( INT(RAND() * 11)  + 2010;  INT(RAND() * 11) ; INT(RAND() * 32) + 1 )" office:value-type="date" office:date-value="2017-04-10" calcext:value-type="date">
            <text:p>2017-04-10</text:p>
          </table:table-cell>
        </table:table-row>
        <table:table-row table:style-name="ro1">
          <table:table-cell table:formula="of:= 20 + RAND() * clothes" office:value-type="float" office:value="23.0072333163891" calcext:value-type="float">
            <text:p>23.01</text:p>
          </table:table-cell>
          <table:table-cell table:formula="of:= DATE( INT(RAND() * 11)  + 2010;  INT(RAND() * 11) ; INT(RAND() * 32) + 1 )" office:value-type="date" office:date-value="2012-05-05" calcext:value-type="date">
            <text:p>2012-05-05</text:p>
          </table:table-cell>
        </table:table-row>
        <table:table-row table:style-name="ro1">
          <table:table-cell table:formula="of:= 20 + RAND() * clothes" office:value-type="float" office:value="24.7281515705527" calcext:value-type="float">
            <text:p>24.73</text:p>
          </table:table-cell>
          <table:table-cell table:formula="of:= DATE( INT(RAND() * 11)  + 2010;  INT(RAND() * 11) ; INT(RAND() * 32) + 1 )" office:value-type="date" office:date-value="2016-07-02" calcext:value-type="date">
            <text:p>2016-07-02</text:p>
          </table:table-cell>
        </table:table-row>
        <table:table-row table:style-name="ro1">
          <table:table-cell table:formula="of:= 20 + RAND() * clothes" office:value-type="float" office:value="24.9818293356611" calcext:value-type="float">
            <text:p>24.98</text:p>
          </table:table-cell>
          <table:table-cell table:formula="of:= DATE( INT(RAND() * 11)  + 2010;  INT(RAND() * 11) ; INT(RAND() * 32) + 1 )" office:value-type="date" office:date-value="2020-02-27" calcext:value-type="date">
            <text:p>2020-02-27</text:p>
          </table:table-cell>
        </table:table-row>
        <table:table-row table:style-name="ro1">
          <table:table-cell table:formula="of:= 20 + RAND() * clothes" office:value-type="float" office:value="24.6587583645522" calcext:value-type="float">
            <text:p>24.66</text:p>
          </table:table-cell>
          <table:table-cell table:formula="of:= DATE( INT(RAND() * 11)  + 2010;  INT(RAND() * 11) ; INT(RAND() * 32) + 1 )" office:value-type="date" office:date-value="2016-12-02" calcext:value-type="date">
            <text:p>2016-12-02</text:p>
          </table:table-cell>
        </table:table-row>
        <table:table-row table:style-name="ro1">
          <table:table-cell table:formula="of:= 20 + RAND() * clothes" office:value-type="float" office:value="22.1781284139424" calcext:value-type="float">
            <text:p>22.18</text:p>
          </table:table-cell>
          <table:table-cell table:formula="of:= DATE( INT(RAND() * 11)  + 2010;  INT(RAND() * 11) ; INT(RAND() * 32) + 1 )" office:value-type="date" office:date-value="2013-05-04" calcext:value-type="date">
            <text:p>2013-05-04</text:p>
          </table:table-cell>
        </table:table-row>
        <table:table-row table:style-name="ro1">
          <table:table-cell table:formula="of:= 20 + RAND() * clothes" office:value-type="float" office:value="23.6721859410039" calcext:value-type="float">
            <text:p>23.67</text:p>
          </table:table-cell>
          <table:table-cell table:formula="of:= DATE( INT(RAND() * 11)  + 2010;  INT(RAND() * 11) ; INT(RAND() * 32) + 1 )" office:value-type="date" office:date-value="2011-12-29" calcext:value-type="date">
            <text:p>2011-12-29</text:p>
          </table:table-cell>
        </table:table-row>
        <table:table-row table:style-name="ro1">
          <table:table-cell table:formula="of:= 20 + RAND() * clothes" office:value-type="float" office:value="22.8483311233214" calcext:value-type="float">
            <text:p>22.85</text:p>
          </table:table-cell>
          <table:table-cell table:formula="of:= DATE( INT(RAND() * 11)  + 2010;  INT(RAND() * 11) ; INT(RAND() * 32) + 1 )" office:value-type="date" office:date-value="2015-07-06" calcext:value-type="date">
            <text:p>2015-07-06</text:p>
          </table:table-cell>
        </table:table-row>
        <table:table-row table:style-name="ro1">
          <table:table-cell table:formula="of:= 20 + RAND() * clothes" office:value-type="float" office:value="20.5276462819092" calcext:value-type="float">
            <text:p>20.53</text:p>
          </table:table-cell>
          <table:table-cell table:formula="of:= DATE( INT(RAND() * 11)  + 2010;  INT(RAND() * 11) ; INT(RAND() * 32) + 1 )" office:value-type="date" office:date-value="2019-03-31" calcext:value-type="date">
            <text:p>2019-03-31</text:p>
          </table:table-cell>
        </table:table-row>
        <table:table-row table:style-name="ro1">
          <table:table-cell table:formula="of:= 20 + RAND() * clothes" office:value-type="float" office:value="20.6507873958782" calcext:value-type="float">
            <text:p>20.65</text:p>
          </table:table-cell>
          <table:table-cell table:formula="of:= DATE( INT(RAND() * 11)  + 2010;  INT(RAND() * 11) ; INT(RAND() * 32) + 1 )" office:value-type="date" office:date-value="2018-03-07" calcext:value-type="date">
            <text:p>2018-03-07</text:p>
          </table:table-cell>
        </table:table-row>
        <table:table-row table:style-name="ro1">
          <table:table-cell table:formula="of:= 20 + RAND() * clothes" office:value-type="float" office:value="22.274236760386" calcext:value-type="float">
            <text:p>22.27</text:p>
          </table:table-cell>
          <table:table-cell table:formula="of:= DATE( INT(RAND() * 11)  + 2010;  INT(RAND() * 11) ; INT(RAND() * 32) + 1 )" office:value-type="date" office:date-value="2016-12-08" calcext:value-type="date">
            <text:p>2016-12-08</text:p>
          </table:table-cell>
        </table:table-row>
        <table:table-row table:style-name="ro1">
          <table:table-cell table:formula="of:= 20 + RAND() * clothes" office:value-type="float" office:value="24.9525221319894" calcext:value-type="float">
            <text:p>24.95</text:p>
          </table:table-cell>
          <table:table-cell table:formula="of:= DATE( INT(RAND() * 11)  + 2010;  INT(RAND() * 11) ; INT(RAND() * 32) + 1 )" office:value-type="date" office:date-value="2020-06-29" calcext:value-type="date">
            <text:p>2020-06-29</text:p>
          </table:table-cell>
        </table:table-row>
        <table:table-row table:style-name="ro1">
          <table:table-cell table:formula="of:= 20 + RAND() * clothes" office:value-type="float" office:value="22.5539446537268" calcext:value-type="float">
            <text:p>22.55</text:p>
          </table:table-cell>
          <table:table-cell table:formula="of:= DATE( INT(RAND() * 11)  + 2010;  INT(RAND() * 11) ; INT(RAND() * 32) + 1 )" office:value-type="date" office:date-value="2016-12-11" calcext:value-type="date">
            <text:p>2016-12-11</text:p>
          </table:table-cell>
        </table:table-row>
        <table:table-row table:style-name="ro1">
          <table:table-cell table:formula="of:= 20 + RAND() * clothes" office:value-type="float" office:value="24.1135300746526" calcext:value-type="float">
            <text:p>24.11</text:p>
          </table:table-cell>
          <table:table-cell table:formula="of:= DATE( INT(RAND() * 11)  + 2010;  INT(RAND() * 11) ; INT(RAND() * 32) + 1 )" office:value-type="date" office:date-value="2015-08-09" calcext:value-type="date">
            <text:p>2015-08-09</text:p>
          </table:table-cell>
        </table:table-row>
        <table:table-row table:style-name="ro1">
          <table:table-cell table:formula="of:= 20 + RAND() * clothes" office:value-type="float" office:value="22.4691376114694" calcext:value-type="float">
            <text:p>22.47</text:p>
          </table:table-cell>
          <table:table-cell table:formula="of:= DATE( INT(RAND() * 11)  + 2010;  INT(RAND() * 11) ; INT(RAND() * 32) + 1 )" office:value-type="date" office:date-value="2020-03-29" calcext:value-type="date">
            <text:p>2020-03-29</text:p>
          </table:table-cell>
        </table:table-row>
        <table:table-row table:style-name="ro1">
          <table:table-cell table:formula="of:= 20 + RAND() * clothes" office:value-type="float" office:value="24.4429010099234" calcext:value-type="float">
            <text:p>24.44</text:p>
          </table:table-cell>
          <table:table-cell table:formula="of:= DATE( INT(RAND() * 11)  + 2010;  INT(RAND() * 11) ; INT(RAND() * 32) + 1 )" office:value-type="date" office:date-value="2019-01-27" calcext:value-type="date">
            <text:p>2019-01-27</text:p>
          </table:table-cell>
        </table:table-row>
        <table:table-row table:style-name="ro1">
          <table:table-cell table:formula="of:= 20 + RAND() * clothes" office:value-type="float" office:value="20.8556866851503" calcext:value-type="float">
            <text:p>20.86</text:p>
          </table:table-cell>
          <table:table-cell table:formula="of:= DATE( INT(RAND() * 11)  + 2010;  INT(RAND() * 11) ; INT(RAND() * 32) + 1 )" office:value-type="date" office:date-value="2017-05-31" calcext:value-type="date">
            <text:p>2017-05-31</text:p>
          </table:table-cell>
        </table:table-row>
        <table:table-row table:style-name="ro1">
          <table:table-cell table:formula="of:= 20 + RAND() * clothes" office:value-type="float" office:value="24.7317312138917" calcext:value-type="float">
            <text:p>24.73</text:p>
          </table:table-cell>
          <table:table-cell table:formula="of:= DATE( INT(RAND() * 11)  + 2010;  INT(RAND() * 11) ; INT(RAND() * 32) + 1 )" office:value-type="date" office:date-value="2011-12-26" calcext:value-type="date">
            <text:p>2011-12-26</text:p>
          </table:table-cell>
        </table:table-row>
        <table:table-row table:style-name="ro1">
          <table:table-cell table:formula="of:= 20 + RAND() * clothes" office:value-type="float" office:value="22.1964876427438" calcext:value-type="float">
            <text:p>22.20</text:p>
          </table:table-cell>
          <table:table-cell table:formula="of:= DATE( INT(RAND() * 11)  + 2010;  INT(RAND() * 11) ; INT(RAND() * 32) + 1 )" office:value-type="date" office:date-value="2019-04-13" calcext:value-type="date">
            <text:p>2019-04-13</text:p>
          </table:table-cell>
        </table:table-row>
        <table:table-row table:style-name="ro1">
          <table:table-cell table:formula="of:= 20 + RAND() * clothes" office:value-type="float" office:value="20.7293208285947" calcext:value-type="float">
            <text:p>20.73</text:p>
          </table:table-cell>
          <table:table-cell table:formula="of:= DATE( INT(RAND() * 11)  + 2010;  INT(RAND() * 11) ; INT(RAND() * 32) + 1 )" office:value-type="date" office:date-value="2019-01-21" calcext:value-type="date">
            <text:p>2019-01-21</text:p>
          </table:table-cell>
        </table:table-row>
        <table:table-row table:style-name="ro1">
          <table:table-cell table:formula="of:= 20 + RAND() * clothes" office:value-type="float" office:value="23.0612300711977" calcext:value-type="float">
            <text:p>23.06</text:p>
          </table:table-cell>
          <table:table-cell table:formula="of:= DATE( INT(RAND() * 11)  + 2010;  INT(RAND() * 11) ; INT(RAND() * 32) + 1 )" office:value-type="date" office:date-value="2013-09-11" calcext:value-type="date">
            <text:p>2013-09-11</text:p>
          </table:table-cell>
        </table:table-row>
        <table:table-row table:style-name="ro1">
          <table:table-cell table:formula="of:= 20 + RAND() * clothes" office:value-type="float" office:value="23.8398071010164" calcext:value-type="float">
            <text:p>23.84</text:p>
          </table:table-cell>
          <table:table-cell table:formula="of:= DATE( INT(RAND() * 11)  + 2010;  INT(RAND() * 11) ; INT(RAND() * 32) + 1 )" office:value-type="date" office:date-value="2018-02-26" calcext:value-type="date">
            <text:p>2018-02-26</text:p>
          </table:table-cell>
        </table:table-row>
        <table:table-row table:style-name="ro1">
          <table:table-cell table:formula="of:= 20 + RAND() * clothes" office:value-type="float" office:value="23.8450891143481" calcext:value-type="float">
            <text:p>23.85</text:p>
          </table:table-cell>
          <table:table-cell table:formula="of:= DATE( INT(RAND() * 11)  + 2010;  INT(RAND() * 11) ; INT(RAND() * 32) + 1 )" office:value-type="date" office:date-value="2015-01-23" calcext:value-type="date">
            <text:p>2015-01-23</text:p>
          </table:table-cell>
        </table:table-row>
        <table:table-row table:style-name="ro1">
          <table:table-cell table:formula="of:= 20 + RAND() * clothes" office:value-type="float" office:value="21.9101286218153" calcext:value-type="float">
            <text:p>21.91</text:p>
          </table:table-cell>
          <table:table-cell table:formula="of:= DATE( INT(RAND() * 11)  + 2010;  INT(RAND() * 11) ; INT(RAND() * 32) + 1 )" office:value-type="date" office:date-value="2011-10-07" calcext:value-type="date">
            <text:p>2011-10-07</text:p>
          </table:table-cell>
        </table:table-row>
        <table:table-row table:style-name="ro1">
          <table:table-cell table:formula="of:= 20 + RAND() * clothes" office:value-type="float" office:value="23.9942190450062" calcext:value-type="float">
            <text:p>23.99</text:p>
          </table:table-cell>
          <table:table-cell table:formula="of:= DATE( INT(RAND() * 11)  + 2010;  INT(RAND() * 11) ; INT(RAND() * 32) + 1 )" office:value-type="date" office:date-value="2012-05-05" calcext:value-type="date">
            <text:p>2012-05-05</text:p>
          </table:table-cell>
        </table:table-row>
        <table:table-row table:style-name="ro1">
          <table:table-cell table:formula="of:= 20 + RAND() * clothes" office:value-type="float" office:value="22.1562923161733" calcext:value-type="float">
            <text:p>22.16</text:p>
          </table:table-cell>
          <table:table-cell table:formula="of:= DATE( INT(RAND() * 11)  + 2010;  INT(RAND() * 11) ; INT(RAND() * 32) + 1 )" office:value-type="date" office:date-value="2019-10-14" calcext:value-type="date">
            <text:p>2019-10-14</text:p>
          </table:table-cell>
        </table:table-row>
        <table:table-row table:style-name="ro1">
          <table:table-cell table:formula="of:= 20 + RAND() * clothes" office:value-type="float" office:value="21.0615559289242" calcext:value-type="float">
            <text:p>21.06</text:p>
          </table:table-cell>
          <table:table-cell table:formula="of:= DATE( INT(RAND() * 11)  + 2010;  INT(RAND() * 11) ; INT(RAND() * 32) + 1 )" office:value-type="date" office:date-value="2012-04-13" calcext:value-type="date">
            <text:p>2012-04-13</text:p>
          </table:table-cell>
        </table:table-row>
        <table:table-row table:style-name="ro1">
          <table:table-cell table:formula="of:= 20 + RAND() * clothes" office:value-type="float" office:value="21.6829598097317" calcext:value-type="float">
            <text:p>21.68</text:p>
          </table:table-cell>
          <table:table-cell table:formula="of:= DATE( INT(RAND() * 11)  + 2010;  INT(RAND() * 11) ; INT(RAND() * 32) + 1 )" office:value-type="date" office:date-value="2009-12-01" calcext:value-type="date">
            <text:p>2009-12-01</text:p>
          </table:table-cell>
        </table:table-row>
        <table:table-row table:style-name="ro1">
          <table:table-cell table:formula="of:= 20 + RAND() * clothes" office:value-type="float" office:value="23.941556678868" calcext:value-type="float">
            <text:p>23.94</text:p>
          </table:table-cell>
          <table:table-cell table:formula="of:= DATE( INT(RAND() * 11)  + 2010;  INT(RAND() * 11) ; INT(RAND() * 32) + 1 )" office:value-type="date" office:date-value="2015-04-26" calcext:value-type="date">
            <text:p>2015-04-26</text:p>
          </table:table-cell>
        </table:table-row>
        <table:table-row table:style-name="ro1">
          <table:table-cell table:formula="of:= 20 + RAND() * clothes" office:value-type="float" office:value="24.2184768070699" calcext:value-type="float">
            <text:p>24.22</text:p>
          </table:table-cell>
          <table:table-cell table:formula="of:= DATE( INT(RAND() * 11)  + 2010;  INT(RAND() * 11) ; INT(RAND() * 32) + 1 )" office:value-type="date" office:date-value="2011-09-01" calcext:value-type="date">
            <text:p>2011-09-01</text:p>
          </table:table-cell>
        </table:table-row>
        <table:table-row table:style-name="ro1">
          <table:table-cell table:formula="of:= 20 + RAND() * clothes" office:value-type="float" office:value="20.4576634650217" calcext:value-type="float">
            <text:p>20.46</text:p>
          </table:table-cell>
          <table:table-cell table:formula="of:= DATE( INT(RAND() * 11)  + 2010;  INT(RAND() * 11) ; INT(RAND() * 32) + 1 )" office:value-type="date" office:date-value="2019-04-05" calcext:value-type="date">
            <text:p>2019-04-05</text:p>
          </table:table-cell>
        </table:table-row>
        <table:table-row table:style-name="ro1">
          <table:table-cell table:formula="of:= 20 + RAND() * clothes" office:value-type="float" office:value="21.3794621149477" calcext:value-type="float">
            <text:p>21.38</text:p>
          </table:table-cell>
          <table:table-cell table:formula="of:= DATE( INT(RAND() * 11)  + 2010;  INT(RAND() * 11) ; INT(RAND() * 32) + 1 )" office:value-type="date" office:date-value="2017-01-25" calcext:value-type="date">
            <text:p>2017-01-25</text:p>
          </table:table-cell>
        </table:table-row>
        <table:table-row table:style-name="ro1">
          <table:table-cell table:formula="of:= 20 + RAND() * clothes" office:value-type="float" office:value="23.2473428178707" calcext:value-type="float">
            <text:p>23.25</text:p>
          </table:table-cell>
          <table:table-cell table:formula="of:= DATE( INT(RAND() * 11)  + 2010;  INT(RAND() * 11) ; INT(RAND() * 32) + 1 )" office:value-type="date" office:date-value="2020-10-10" calcext:value-type="date">
            <text:p>2020-10-10</text:p>
          </table:table-cell>
        </table:table-row>
        <table:table-row table:style-name="ro1">
          <table:table-cell table:formula="of:= 20 + RAND() * clothes" office:value-type="float" office:value="20.4915730841684" calcext:value-type="float">
            <text:p>20.49</text:p>
          </table:table-cell>
          <table:table-cell table:formula="of:= DATE( INT(RAND() * 11)  + 2010;  INT(RAND() * 11) ; INT(RAND() * 32) + 1 )" office:value-type="date" office:date-value="2017-10-27" calcext:value-type="date">
            <text:p>2017-10-27</text:p>
          </table:table-cell>
        </table:table-row>
        <table:table-row table:style-name="ro1">
          <table:table-cell table:formula="of:= 20 + RAND() * clothes" office:value-type="float" office:value="22.1131888131932" calcext:value-type="float">
            <text:p>22.11</text:p>
          </table:table-cell>
          <table:table-cell table:formula="of:= DATE( INT(RAND() * 11)  + 2010;  INT(RAND() * 11) ; INT(RAND() * 32) + 1 )" office:value-type="date" office:date-value="2018-10-25" calcext:value-type="date">
            <text:p>2018-10-25</text:p>
          </table:table-cell>
        </table:table-row>
        <table:table-row table:style-name="ro1">
          <table:table-cell table:formula="of:= 20 + RAND() * clothes" office:value-type="float" office:value="23.635115704736" calcext:value-type="float">
            <text:p>23.64</text:p>
          </table:table-cell>
          <table:table-cell table:formula="of:= DATE( INT(RAND() * 11)  + 2010;  INT(RAND() * 11) ; INT(RAND() * 32) + 1 )" office:value-type="date" office:date-value="2020-03-27" calcext:value-type="date">
            <text:p>2020-03-27</text:p>
          </table:table-cell>
        </table:table-row>
        <table:table-row table:style-name="ro1">
          <table:table-cell table:formula="of:= 20 + RAND() * clothes" office:value-type="float" office:value="24.6903108166415" calcext:value-type="float">
            <text:p>24.69</text:p>
          </table:table-cell>
          <table:table-cell table:formula="of:= DATE( INT(RAND() * 11)  + 2010;  INT(RAND() * 11) ; INT(RAND() * 32) + 1 )" office:value-type="date" office:date-value="2015-02-24" calcext:value-type="date">
            <text:p>2015-02-24</text:p>
          </table:table-cell>
        </table:table-row>
        <table:table-row table:style-name="ro1">
          <table:table-cell table:formula="of:= 20 + RAND() * clothes" office:value-type="float" office:value="21.9435712117299" calcext:value-type="float">
            <text:p>21.94</text:p>
          </table:table-cell>
          <table:table-cell table:formula="of:= DATE( INT(RAND() * 11)  + 2010;  INT(RAND() * 11) ; INT(RAND() * 32) + 1 )" office:value-type="date" office:date-value="2017-07-21" calcext:value-type="date">
            <text:p>2017-07-21</text:p>
          </table:table-cell>
        </table:table-row>
        <table:table-row table:style-name="ro1">
          <table:table-cell table:formula="of:= 20 + RAND() * clothes" office:value-type="float" office:value="24.1285903576308" calcext:value-type="float">
            <text:p>24.13</text:p>
          </table:table-cell>
          <table:table-cell table:formula="of:= DATE( INT(RAND() * 11)  + 2010;  INT(RAND() * 11) ; INT(RAND() * 32) + 1 )" office:value-type="date" office:date-value="2010-03-08" calcext:value-type="date">
            <text:p>2010-03-08</text:p>
          </table:table-cell>
        </table:table-row>
        <table:table-row table:style-name="ro1">
          <table:table-cell table:formula="of:= 20 + RAND() * clothes" office:value-type="float" office:value="20.6789094603616" calcext:value-type="float">
            <text:p>20.68</text:p>
          </table:table-cell>
          <table:table-cell table:formula="of:= DATE( INT(RAND() * 11)  + 2010;  INT(RAND() * 11) ; INT(RAND() * 32) + 1 )" office:value-type="date" office:date-value="2017-04-12" calcext:value-type="date">
            <text:p>2017-04-12</text:p>
          </table:table-cell>
        </table:table-row>
        <table:table-row table:style-name="ro1">
          <table:table-cell table:formula="of:= 20 + RAND() * clothes" office:value-type="float" office:value="22.0486394633525" calcext:value-type="float">
            <text:p>22.05</text:p>
          </table:table-cell>
          <table:table-cell table:formula="of:= DATE( INT(RAND() * 11)  + 2010;  INT(RAND() * 11) ; INT(RAND() * 32) + 1 )" office:value-type="date" office:date-value="2012-02-24" calcext:value-type="date">
            <text:p>2012-02-24</text:p>
          </table:table-cell>
        </table:table-row>
        <table:table-row table:style-name="ro1">
          <table:table-cell table:formula="of:= 20 + RAND() * clothes" office:value-type="float" office:value="21.5231305343184" calcext:value-type="float">
            <text:p>21.52</text:p>
          </table:table-cell>
          <table:table-cell table:formula="of:= DATE( INT(RAND() * 11)  + 2010;  INT(RAND() * 11) ; INT(RAND() * 32) + 1 )" office:value-type="date" office:date-value="2013-03-06" calcext:value-type="date">
            <text:p>2013-03-06</text:p>
          </table:table-cell>
        </table:table-row>
        <table:table-row table:style-name="ro1">
          <table:table-cell table:formula="of:= 20 + RAND() * clothes" office:value-type="float" office:value="22.1049668735042" calcext:value-type="float">
            <text:p>22.10</text:p>
          </table:table-cell>
          <table:table-cell table:formula="of:= DATE( INT(RAND() * 11)  + 2010;  INT(RAND() * 11) ; INT(RAND() * 32) + 1 )" office:value-type="date" office:date-value="2018-04-05" calcext:value-type="date">
            <text:p>2018-04-05</text:p>
          </table:table-cell>
        </table:table-row>
        <table:table-row table:style-name="ro1">
          <table:table-cell table:formula="of:= 20 + RAND() * clothes" office:value-type="float" office:value="20.9099479911104" calcext:value-type="float">
            <text:p>20.91</text:p>
          </table:table-cell>
          <table:table-cell table:formula="of:= DATE( INT(RAND() * 11)  + 2010;  INT(RAND() * 11) ; INT(RAND() * 32) + 1 )" office:value-type="date" office:date-value="2015-12-06" calcext:value-type="date">
            <text:p>2015-12-06</text:p>
          </table:table-cell>
        </table:table-row>
        <table:table-row table:style-name="ro1">
          <table:table-cell table:formula="of:= 20 + RAND() * clothes" office:value-type="float" office:value="24.2870227207194" calcext:value-type="float">
            <text:p>24.29</text:p>
          </table:table-cell>
          <table:table-cell table:formula="of:= DATE( INT(RAND() * 11)  + 2010;  INT(RAND() * 11) ; INT(RAND() * 32) + 1 )" office:value-type="date" office:date-value="2011-05-29" calcext:value-type="date">
            <text:p>2011-05-29</text:p>
          </table:table-cell>
        </table:table-row>
        <table:table-row table:style-name="ro1">
          <table:table-cell table:formula="of:= 20 + RAND() * clothes" office:value-type="float" office:value="20.0760430696015" calcext:value-type="float">
            <text:p>20.08</text:p>
          </table:table-cell>
          <table:table-cell table:formula="of:= DATE( INT(RAND() * 11)  + 2010;  INT(RAND() * 11) ; INT(RAND() * 32) + 1 )" office:value-type="date" office:date-value="2011-10-02" calcext:value-type="date">
            <text:p>2011-10-02</text:p>
          </table:table-cell>
        </table:table-row>
        <table:table-row table:style-name="ro1">
          <table:table-cell table:formula="of:= 20 + RAND() * clothes" office:value-type="float" office:value="23.7054768911428" calcext:value-type="float">
            <text:p>23.71</text:p>
          </table:table-cell>
          <table:table-cell table:formula="of:= DATE( INT(RAND() * 11)  + 2010;  INT(RAND() * 11) ; INT(RAND() * 32) + 1 )" office:value-type="date" office:date-value="2015-05-06" calcext:value-type="date">
            <text:p>2015-05-06</text:p>
          </table:table-cell>
        </table:table-row>
        <table:table-row table:style-name="ro1">
          <table:table-cell table:formula="of:= 20 + RAND() * clothes" office:value-type="float" office:value="23.8596550411261" calcext:value-type="float">
            <text:p>23.86</text:p>
          </table:table-cell>
          <table:table-cell table:formula="of:= DATE( INT(RAND() * 11)  + 2010;  INT(RAND() * 11) ; INT(RAND() * 32) + 1 )" office:value-type="date" office:date-value="2020-01-24" calcext:value-type="date">
            <text:p>2020-01-24</text:p>
          </table:table-cell>
        </table:table-row>
        <table:table-row table:style-name="ro1">
          <table:table-cell table:formula="of:= 20 + RAND() * clothes" office:value-type="float" office:value="23.3634829084342" calcext:value-type="float">
            <text:p>23.36</text:p>
          </table:table-cell>
          <table:table-cell table:formula="of:= DATE( INT(RAND() * 11)  + 2010;  INT(RAND() * 11) ; INT(RAND() * 32) + 1 )" office:value-type="date" office:date-value="2019-10-15" calcext:value-type="date">
            <text:p>2019-10-15</text:p>
          </table:table-cell>
        </table:table-row>
        <table:table-row table:style-name="ro1">
          <table:table-cell table:formula="of:= 20 + RAND() * clothes" office:value-type="float" office:value="22.3348720823935" calcext:value-type="float">
            <text:p>22.33</text:p>
          </table:table-cell>
          <table:table-cell table:formula="of:= DATE( INT(RAND() * 11)  + 2010;  INT(RAND() * 11) ; INT(RAND() * 32) + 1 )" office:value-type="date" office:date-value="2011-06-17" calcext:value-type="date">
            <text:p>2011-06-17</text:p>
          </table:table-cell>
        </table:table-row>
        <table:table-row table:style-name="ro1">
          <table:table-cell table:formula="of:= 20 + RAND() * clothes" office:value-type="float" office:value="22.5342271748105" calcext:value-type="float">
            <text:p>22.53</text:p>
          </table:table-cell>
          <table:table-cell table:formula="of:= DATE( INT(RAND() * 11)  + 2010;  INT(RAND() * 11) ; INT(RAND() * 32) + 1 )" office:value-type="date" office:date-value="2010-10-21" calcext:value-type="date">
            <text:p>2010-10-21</text:p>
          </table:table-cell>
        </table:table-row>
        <table:table-row table:style-name="ro1">
          <table:table-cell table:formula="of:= 20 + RAND() * clothes" office:value-type="float" office:value="22.97308935682" calcext:value-type="float">
            <text:p>22.97</text:p>
          </table:table-cell>
          <table:table-cell table:formula="of:= DATE( INT(RAND() * 11)  + 2010;  INT(RAND() * 11) ; INT(RAND() * 32) + 1 )" office:value-type="date" office:date-value="2012-08-04" calcext:value-type="date">
            <text:p>2012-08-04</text:p>
          </table:table-cell>
        </table:table-row>
        <table:table-row table:style-name="ro1">
          <table:table-cell table:formula="of:= 20 + RAND() * clothes" office:value-type="float" office:value="20.5995887445416" calcext:value-type="float">
            <text:p>20.60</text:p>
          </table:table-cell>
          <table:table-cell table:formula="of:= DATE( INT(RAND() * 11)  + 2010;  INT(RAND() * 11) ; INT(RAND() * 32) + 1 )" office:value-type="date" office:date-value="2014-09-07" calcext:value-type="date">
            <text:p>2014-09-07</text:p>
          </table:table-cell>
        </table:table-row>
        <table:table-row table:style-name="ro1">
          <table:table-cell table:formula="of:= 20 + RAND() * clothes" office:value-type="float" office:value="23.6822343170322" calcext:value-type="float">
            <text:p>23.68</text:p>
          </table:table-cell>
          <table:table-cell table:formula="of:= DATE( INT(RAND() * 11)  + 2010;  INT(RAND() * 11) ; INT(RAND() * 32) + 1 )" office:value-type="date" office:date-value="2016-01-24" calcext:value-type="date">
            <text:p>2016-01-24</text:p>
          </table:table-cell>
        </table:table-row>
        <table:table-row table:style-name="ro1">
          <table:table-cell table:formula="of:= 20 + RAND() * clothes" office:value-type="float" office:value="23.2559458229123" calcext:value-type="float">
            <text:p>23.26</text:p>
          </table:table-cell>
          <table:table-cell table:formula="of:= DATE( INT(RAND() * 11)  + 2010;  INT(RAND() * 11) ; INT(RAND() * 32) + 1 )" office:value-type="date" office:date-value="2015-08-11" calcext:value-type="date">
            <text:p>2015-08-11</text:p>
          </table:table-cell>
        </table:table-row>
        <table:table-row table:style-name="ro1">
          <table:table-cell table:formula="of:= 20 + RAND() * clothes" office:value-type="float" office:value="24.0733655435617" calcext:value-type="float">
            <text:p>24.07</text:p>
          </table:table-cell>
          <table:table-cell table:formula="of:= DATE( INT(RAND() * 11)  + 2010;  INT(RAND() * 11) ; INT(RAND() * 32) + 1 )" office:value-type="date" office:date-value="2013-10-26" calcext:value-type="date">
            <text:p>2013-10-26</text:p>
          </table:table-cell>
        </table:table-row>
        <table:table-row table:style-name="ro1">
          <table:table-cell table:formula="of:= 20 + RAND() * clothes" office:value-type="float" office:value="21.1864899623665" calcext:value-type="float">
            <text:p>21.19</text:p>
          </table:table-cell>
          <table:table-cell table:formula="of:= DATE( INT(RAND() * 11)  + 2010;  INT(RAND() * 11) ; INT(RAND() * 32) + 1 )" office:value-type="date" office:date-value="2014-12-15" calcext:value-type="date">
            <text:p>2014-12-15</text:p>
          </table:table-cell>
        </table:table-row>
        <table:table-row table:style-name="ro1">
          <table:table-cell table:formula="of:= 20 + RAND() * clothes" office:value-type="float" office:value="23.3812818686742" calcext:value-type="float">
            <text:p>23.38</text:p>
          </table:table-cell>
          <table:table-cell table:formula="of:= DATE( INT(RAND() * 11)  + 2010;  INT(RAND() * 11) ; INT(RAND() * 32) + 1 )" office:value-type="date" office:date-value="2017-05-02" calcext:value-type="date">
            <text:p>2017-05-02</text:p>
          </table:table-cell>
        </table:table-row>
        <table:table-row table:style-name="ro1">
          <table:table-cell table:formula="of:= 20 + RAND() * clothes" office:value-type="float" office:value="21.0258895877379" calcext:value-type="float">
            <text:p>21.03</text:p>
          </table:table-cell>
          <table:table-cell table:formula="of:= DATE( INT(RAND() * 11)  + 2010;  INT(RAND() * 11) ; INT(RAND() * 32) + 1 )" office:value-type="date" office:date-value="2011-06-03" calcext:value-type="date">
            <text:p>2011-06-03</text:p>
          </table:table-cell>
        </table:table-row>
        <table:table-row table:style-name="ro1">
          <table:table-cell table:formula="of:= 20 + RAND() * clothes" office:value-type="float" office:value="23.6436645828519" calcext:value-type="float">
            <text:p>23.64</text:p>
          </table:table-cell>
          <table:table-cell table:formula="of:= DATE( INT(RAND() * 11)  + 2010;  INT(RAND() * 11) ; INT(RAND() * 32) + 1 )" office:value-type="date" office:date-value="2012-09-08" calcext:value-type="date">
            <text:p>2012-09-08</text:p>
          </table:table-cell>
        </table:table-row>
        <table:table-row table:style-name="ro1">
          <table:table-cell table:formula="of:= 20 + RAND() * clothes" office:value-type="float" office:value="24.0427246311354" calcext:value-type="float">
            <text:p>24.04</text:p>
          </table:table-cell>
          <table:table-cell table:formula="of:= DATE( INT(RAND() * 11)  + 2010;  INT(RAND() * 11) ; INT(RAND() * 32) + 1 )" office:value-type="date" office:date-value="2017-07-07" calcext:value-type="date">
            <text:p>2017-07-07</text:p>
          </table:table-cell>
        </table:table-row>
        <table:table-row table:style-name="ro1">
          <table:table-cell table:formula="of:= 20 + RAND() * clothes" office:value-type="float" office:value="20.6186107752128" calcext:value-type="float">
            <text:p>20.62</text:p>
          </table:table-cell>
          <table:table-cell table:formula="of:= DATE( INT(RAND() * 11)  + 2010;  INT(RAND() * 11) ; INT(RAND() * 32) + 1 )" office:value-type="date" office:date-value="2013-09-25" calcext:value-type="date">
            <text:p>2013-09-25</text:p>
          </table:table-cell>
        </table:table-row>
        <table:table-row table:style-name="ro1">
          <table:table-cell table:formula="of:= 20 + RAND() * clothes" office:value-type="float" office:value="21.986306805033" calcext:value-type="float">
            <text:p>21.99</text:p>
          </table:table-cell>
          <table:table-cell table:formula="of:= DATE( INT(RAND() * 11)  + 2010;  INT(RAND() * 11) ; INT(RAND() * 32) + 1 )" office:value-type="date" office:date-value="2017-09-21" calcext:value-type="date">
            <text:p>2017-09-21</text:p>
          </table:table-cell>
        </table:table-row>
        <table:table-row table:style-name="ro1">
          <table:table-cell table:formula="of:= 20 + RAND() * clothes" office:value-type="float" office:value="24.7738971050934" calcext:value-type="float">
            <text:p>24.77</text:p>
          </table:table-cell>
          <table:table-cell table:formula="of:= DATE( INT(RAND() * 11)  + 2010;  INT(RAND() * 11) ; INT(RAND() * 32) + 1 )" office:value-type="date" office:date-value="2011-12-22" calcext:value-type="date">
            <text:p>2011-12-22</text:p>
          </table:table-cell>
        </table:table-row>
        <table:table-row table:style-name="ro1">
          <table:table-cell table:formula="of:= 20 + RAND() * clothes" office:value-type="float" office:value="20.5300678912041" calcext:value-type="float">
            <text:p>20.53</text:p>
          </table:table-cell>
          <table:table-cell table:formula="of:= DATE( INT(RAND() * 11)  + 2010;  INT(RAND() * 11) ; INT(RAND() * 32) + 1 )" office:value-type="date" office:date-value="2020-01-25" calcext:value-type="date">
            <text:p>2020-01-25</text:p>
          </table:table-cell>
        </table:table-row>
        <table:table-row table:style-name="ro1">
          <table:table-cell table:formula="of:= 20 + RAND() * clothes" office:value-type="float" office:value="20.2977613602845" calcext:value-type="float">
            <text:p>20.30</text:p>
          </table:table-cell>
          <table:table-cell table:formula="of:= DATE( INT(RAND() * 11)  + 2010;  INT(RAND() * 11) ; INT(RAND() * 32) + 1 )" office:value-type="date" office:date-value="2016-06-27" calcext:value-type="date">
            <text:p>2016-06-27</text:p>
          </table:table-cell>
        </table:table-row>
        <table:table-row table:style-name="ro1">
          <table:table-cell table:formula="of:= 20 + RAND() * clothes" office:value-type="float" office:value="20.6030201038205" calcext:value-type="float">
            <text:p>20.60</text:p>
          </table:table-cell>
          <table:table-cell table:formula="of:= DATE( INT(RAND() * 11)  + 2010;  INT(RAND() * 11) ; INT(RAND() * 32) + 1 )" office:value-type="date" office:date-value="2020-05-08" calcext:value-type="date">
            <text:p>2020-05-08</text:p>
          </table:table-cell>
        </table:table-row>
        <table:table-row table:style-name="ro1">
          <table:table-cell table:formula="of:= 20 + RAND() * clothes" office:value-type="float" office:value="22.7454083284268" calcext:value-type="float">
            <text:p>22.75</text:p>
          </table:table-cell>
          <table:table-cell table:formula="of:= DATE( INT(RAND() * 11)  + 2010;  INT(RAND() * 11) ; INT(RAND() * 32) + 1 )" office:value-type="date" office:date-value="2014-04-21" calcext:value-type="date">
            <text:p>2014-04-21</text:p>
          </table:table-cell>
        </table:table-row>
        <table:table-row table:style-name="ro1">
          <table:table-cell table:formula="of:= 20 + RAND() * clothes" office:value-type="float" office:value="20.631795588022" calcext:value-type="float">
            <text:p>20.63</text:p>
          </table:table-cell>
          <table:table-cell table:formula="of:= DATE( INT(RAND() * 11)  + 2010;  INT(RAND() * 11) ; INT(RAND() * 32) + 1 )" office:value-type="date" office:date-value="2018-01-31" calcext:value-type="date">
            <text:p>2018-01-31</text:p>
          </table:table-cell>
        </table:table-row>
        <table:table-row table:style-name="ro1">
          <table:table-cell table:formula="of:= 20 + RAND() * clothes" office:value-type="float" office:value="21.4251848034712" calcext:value-type="float">
            <text:p>21.43</text:p>
          </table:table-cell>
          <table:table-cell table:formula="of:= DATE( INT(RAND() * 11)  + 2010;  INT(RAND() * 11) ; INT(RAND() * 32) + 1 )" office:value-type="date" office:date-value="2010-10-11" calcext:value-type="date">
            <text:p>2010-10-11</text:p>
          </table:table-cell>
        </table:table-row>
        <table:table-row table:style-name="ro1">
          <table:table-cell table:formula="of:= 20 + RAND() * clothes" office:value-type="float" office:value="23.782186754312" calcext:value-type="float">
            <text:p>23.78</text:p>
          </table:table-cell>
          <table:table-cell table:formula="of:= DATE( INT(RAND() * 11)  + 2010;  INT(RAND() * 11) ; INT(RAND() * 32) + 1 )" office:value-type="date" office:date-value="2014-10-26" calcext:value-type="date">
            <text:p>2014-10-26</text:p>
          </table:table-cell>
        </table:table-row>
        <table:table-row table:style-name="ro1">
          <table:table-cell table:formula="of:= 20 + RAND() * clothes" office:value-type="float" office:value="22.27184541593" calcext:value-type="float">
            <text:p>22.27</text:p>
          </table:table-cell>
          <table:table-cell table:formula="of:= DATE( INT(RAND() * 11)  + 2010;  INT(RAND() * 11) ; INT(RAND() * 32) + 1 )" office:value-type="date" office:date-value="2011-04-09" calcext:value-type="date">
            <text:p>2011-04-09</text:p>
          </table:table-cell>
        </table:table-row>
        <table:table-row table:style-name="ro1">
          <table:table-cell table:formula="of:= 20 + RAND() * clothes" office:value-type="float" office:value="23.550625606474" calcext:value-type="float">
            <text:p>23.55</text:p>
          </table:table-cell>
          <table:table-cell table:formula="of:= DATE( INT(RAND() * 11)  + 2010;  INT(RAND() * 11) ; INT(RAND() * 32) + 1 )" office:value-type="date" office:date-value="2020-04-01" calcext:value-type="date">
            <text:p>2020-04-01</text:p>
          </table:table-cell>
        </table:table-row>
        <table:table-row table:style-name="ro1">
          <table:table-cell table:formula="of:= 20 + RAND() * clothes" office:value-type="float" office:value="21.0754940544673" calcext:value-type="float">
            <text:p>21.08</text:p>
          </table:table-cell>
          <table:table-cell table:formula="of:= DATE( INT(RAND() * 11)  + 2010;  INT(RAND() * 11) ; INT(RAND() * 32) + 1 )" office:value-type="date" office:date-value="2016-03-26" calcext:value-type="date">
            <text:p>2016-03-26</text:p>
          </table:table-cell>
        </table:table-row>
        <table:table-row table:style-name="ro1">
          <table:table-cell table:formula="of:= 20 + RAND() * clothes" office:value-type="float" office:value="23.1831719480536" calcext:value-type="float">
            <text:p>23.18</text:p>
          </table:table-cell>
          <table:table-cell table:formula="of:= DATE( INT(RAND() * 11)  + 2010;  INT(RAND() * 11) ; INT(RAND() * 32) + 1 )" office:value-type="date" office:date-value="2020-04-20" calcext:value-type="date">
            <text:p>2020-04-20</text:p>
          </table:table-cell>
        </table:table-row>
        <table:table-row table:style-name="ro1">
          <table:table-cell table:formula="of:= 20 + RAND() * clothes" office:value-type="float" office:value="24.0525392620278" calcext:value-type="float">
            <text:p>24.05</text:p>
          </table:table-cell>
          <table:table-cell table:formula="of:= DATE( INT(RAND() * 11)  + 2010;  INT(RAND() * 11) ; INT(RAND() * 32) + 1 )" office:value-type="date" office:date-value="2019-07-31" calcext:value-type="date">
            <text:p>2019-07-31</text:p>
          </table:table-cell>
        </table:table-row>
        <table:table-row table:style-name="ro1">
          <table:table-cell table:formula="of:= 20 + RAND() * clothes" office:value-type="float" office:value="21.6895374182878" calcext:value-type="float">
            <text:p>21.69</text:p>
          </table:table-cell>
          <table:table-cell table:formula="of:= DATE( INT(RAND() * 11)  + 2010;  INT(RAND() * 11) ; INT(RAND() * 32) + 1 )" office:value-type="date" office:date-value="2019-12-16" calcext:value-type="date">
            <text:p>2019-12-16</text:p>
          </table:table-cell>
        </table:table-row>
        <table:table-row table:style-name="ro1">
          <table:table-cell table:formula="of:= 20 + RAND() * clothes" office:value-type="float" office:value="20.9849058629006" calcext:value-type="float">
            <text:p>20.98</text:p>
          </table:table-cell>
          <table:table-cell table:formula="of:= DATE( INT(RAND() * 11)  + 2010;  INT(RAND() * 11) ; INT(RAND() * 32) + 1 )" office:value-type="date" office:date-value="2018-03-24" calcext:value-type="date">
            <text:p>2018-03-24</text:p>
          </table:table-cell>
        </table:table-row>
        <table:table-row table:style-name="ro1">
          <table:table-cell table:formula="of:= 20 + RAND() * clothes" office:value-type="float" office:value="22.8079889009123" calcext:value-type="float">
            <text:p>22.81</text:p>
          </table:table-cell>
          <table:table-cell table:formula="of:= DATE( INT(RAND() * 11)  + 2010;  INT(RAND() * 11) ; INT(RAND() * 32) + 1 )" office:value-type="date" office:date-value="2017-08-14" calcext:value-type="date">
            <text:p>2017-08-14</text:p>
          </table:table-cell>
        </table:table-row>
        <table:table-row table:style-name="ro1">
          <table:table-cell table:formula="of:= 20 + RAND() * clothes" office:value-type="float" office:value="24.0786508133453" calcext:value-type="float">
            <text:p>24.08</text:p>
          </table:table-cell>
          <table:table-cell table:formula="of:= DATE( INT(RAND() * 11)  + 2010;  INT(RAND() * 11) ; INT(RAND() * 32) + 1 )" office:value-type="date" office:date-value="2019-09-07" calcext:value-type="date">
            <text:p>2019-09-07</text:p>
          </table:table-cell>
        </table:table-row>
        <table:table-row table:style-name="ro1">
          <table:table-cell table:formula="of:= 20 + RAND() * clothes" office:value-type="float" office:value="21.9642590397759" calcext:value-type="float">
            <text:p>21.96</text:p>
          </table:table-cell>
          <table:table-cell table:formula="of:= DATE( INT(RAND() * 11)  + 2010;  INT(RAND() * 11) ; INT(RAND() * 32) + 1 )" office:value-type="date" office:date-value="2016-05-05" calcext:value-type="date">
            <text:p>2016-05-05</text:p>
          </table:table-cell>
        </table:table-row>
        <table:table-row table:style-name="ro1">
          <table:table-cell table:formula="of:= 20 + RAND() * clothes" office:value-type="float" office:value="20.9520913251564" calcext:value-type="float">
            <text:p>20.95</text:p>
          </table:table-cell>
          <table:table-cell table:formula="of:= DATE( INT(RAND() * 11)  + 2010;  INT(RAND() * 11) ; INT(RAND() * 32) + 1 )" office:value-type="date" office:date-value="2013-08-31" calcext:value-type="date">
            <text:p>2013-08-31</text:p>
          </table:table-cell>
        </table:table-row>
        <table:table-row table:style-name="ro1">
          <table:table-cell table:formula="of:= 20 + RAND() * clothes" office:value-type="float" office:value="22.0589429367601" calcext:value-type="float">
            <text:p>22.06</text:p>
          </table:table-cell>
          <table:table-cell table:formula="of:= DATE( INT(RAND() * 11)  + 2010;  INT(RAND() * 11) ; INT(RAND() * 32) + 1 )" office:value-type="date" office:date-value="2015-07-19" calcext:value-type="date">
            <text:p>2015-07-19</text:p>
          </table:table-cell>
        </table:table-row>
        <table:table-row table:style-name="ro1">
          <table:table-cell table:formula="of:= 20 + RAND() * clothes" office:value-type="float" office:value="20.5468896756589" calcext:value-type="float">
            <text:p>20.55</text:p>
          </table:table-cell>
          <table:table-cell table:formula="of:= DATE( INT(RAND() * 11)  + 2010;  INT(RAND() * 11) ; INT(RAND() * 32) + 1 )" office:value-type="date" office:date-value="2013-09-17" calcext:value-type="date">
            <text:p>2013-09-17</text:p>
          </table:table-cell>
        </table:table-row>
        <table:table-row table:style-name="ro1">
          <table:table-cell table:formula="of:= 20 + RAND() * clothes" office:value-type="float" office:value="21.5234860747391" calcext:value-type="float">
            <text:p>21.52</text:p>
          </table:table-cell>
          <table:table-cell table:formula="of:= DATE( INT(RAND() * 11)  + 2010;  INT(RAND() * 11) ; INT(RAND() * 32) + 1 )" office:value-type="date" office:date-value="2020-04-15" calcext:value-type="date">
            <text:p>2020-04-15</text:p>
          </table:table-cell>
        </table:table-row>
        <table:table-row table:style-name="ro1">
          <table:table-cell table:formula="of:= 20 + RAND() * clothes" office:value-type="float" office:value="20.1872484448642" calcext:value-type="float">
            <text:p>20.19</text:p>
          </table:table-cell>
          <table:table-cell table:formula="of:= DATE( INT(RAND() * 11)  + 2010;  INT(RAND() * 11) ; INT(RAND() * 32) + 1 )" office:value-type="date" office:date-value="2014-05-28" calcext:value-type="date">
            <text:p>2014-05-28</text:p>
          </table:table-cell>
        </table:table-row>
        <table:table-row table:style-name="ro1">
          <table:table-cell table:formula="of:= 20 + RAND() * clothes" office:value-type="float" office:value="22.3821267025219" calcext:value-type="float">
            <text:p>22.38</text:p>
          </table:table-cell>
          <table:table-cell table:formula="of:= DATE( INT(RAND() * 11)  + 2010;  INT(RAND() * 11) ; INT(RAND() * 32) + 1 )" office:value-type="date" office:date-value="2018-01-08" calcext:value-type="date">
            <text:p>2018-01-08</text:p>
          </table:table-cell>
        </table:table-row>
        <table:table-row table:style-name="ro1">
          <table:table-cell table:formula="of:= 20 + RAND() * clothes" office:value-type="float" office:value="21.2446627343534" calcext:value-type="float">
            <text:p>21.24</text:p>
          </table:table-cell>
          <table:table-cell table:formula="of:= DATE( INT(RAND() * 11)  + 2010;  INT(RAND() * 11) ; INT(RAND() * 32) + 1 )" office:value-type="date" office:date-value="2016-03-04" calcext:value-type="date">
            <text:p>2016-03-04</text:p>
          </table:table-cell>
        </table:table-row>
        <table:table-row table:style-name="ro1">
          <table:table-cell table:formula="of:= 20 + RAND() * clothes" office:value-type="float" office:value="22.2313449209369" calcext:value-type="float">
            <text:p>22.23</text:p>
          </table:table-cell>
          <table:table-cell table:formula="of:= DATE( INT(RAND() * 11)  + 2010;  INT(RAND() * 11) ; INT(RAND() * 32) + 1 )" office:value-type="date" office:date-value="2020-05-05" calcext:value-type="date">
            <text:p>2020-05-05</text:p>
          </table:table-cell>
        </table:table-row>
        <table:table-row table:style-name="ro1">
          <table:table-cell table:formula="of:= 20 + RAND() * clothes" office:value-type="float" office:value="24.8190264302035" calcext:value-type="float">
            <text:p>24.82</text:p>
          </table:table-cell>
          <table:table-cell table:formula="of:= DATE( INT(RAND() * 11)  + 2010;  INT(RAND() * 11) ; INT(RAND() * 32) + 1 )" office:value-type="date" office:date-value="2011-07-08" calcext:value-type="date">
            <text:p>2011-07-08</text:p>
          </table:table-cell>
        </table:table-row>
        <table:table-row table:style-name="ro1">
          <table:table-cell table:formula="of:= 20 + RAND() * clothes" office:value-type="float" office:value="21.5557704021785" calcext:value-type="float">
            <text:p>21.56</text:p>
          </table:table-cell>
          <table:table-cell table:formula="of:= DATE( INT(RAND() * 11)  + 2010;  INT(RAND() * 11) ; INT(RAND() * 32) + 1 )" office:value-type="date" office:date-value="2013-07-04" calcext:value-type="date">
            <text:p>2013-07-04</text:p>
          </table:table-cell>
        </table:table-row>
        <table:table-row table:style-name="ro1">
          <table:table-cell table:formula="of:= 20 + RAND() * clothes" office:value-type="float" office:value="22.688331672544" calcext:value-type="float">
            <text:p>22.69</text:p>
          </table:table-cell>
          <table:table-cell table:formula="of:= DATE( INT(RAND() * 11)  + 2010;  INT(RAND() * 11) ; INT(RAND() * 32) + 1 )" office:value-type="date" office:date-value="2020-03-15" calcext:value-type="date">
            <text:p>2020-03-15</text:p>
          </table:table-cell>
        </table:table-row>
        <table:table-row table:style-name="ro1">
          <table:table-cell table:formula="of:= 20 + RAND() * clothes" office:value-type="float" office:value="22.1812818466477" calcext:value-type="float">
            <text:p>22.18</text:p>
          </table:table-cell>
          <table:table-cell table:formula="of:= DATE( INT(RAND() * 11)  + 2010;  INT(RAND() * 11) ; INT(RAND() * 32) + 1 )" office:value-type="date" office:date-value="2016-06-19" calcext:value-type="date">
            <text:p>2016-06-19</text:p>
          </table:table-cell>
        </table:table-row>
        <table:table-row table:style-name="ro1">
          <table:table-cell table:formula="of:= 20 + RAND() * clothes" office:value-type="float" office:value="22.2217877516593" calcext:value-type="float">
            <text:p>22.22</text:p>
          </table:table-cell>
          <table:table-cell table:formula="of:= DATE( INT(RAND() * 11)  + 2010;  INT(RAND() * 11) ; INT(RAND() * 32) + 1 )" office:value-type="date" office:date-value="2011-05-11" calcext:value-type="date">
            <text:p>2011-05-11</text:p>
          </table:table-cell>
        </table:table-row>
        <table:table-row table:style-name="ro1">
          <table:table-cell table:formula="of:= 20 + RAND() * clothes" office:value-type="float" office:value="22.0225771501435" calcext:value-type="float">
            <text:p>22.02</text:p>
          </table:table-cell>
          <table:table-cell table:formula="of:= DATE( INT(RAND() * 11)  + 2010;  INT(RAND() * 11) ; INT(RAND() * 32) + 1 )" office:value-type="date" office:date-value="2019-04-12" calcext:value-type="date">
            <text:p>2019-04-12</text:p>
          </table:table-cell>
        </table:table-row>
        <table:table-row table:style-name="ro1">
          <table:table-cell table:formula="of:= 20 + RAND() * clothes" office:value-type="float" office:value="23.25232391745" calcext:value-type="float">
            <text:p>23.25</text:p>
          </table:table-cell>
          <table:table-cell table:formula="of:= DATE( INT(RAND() * 11)  + 2010;  INT(RAND() * 11) ; INT(RAND() * 32) + 1 )" office:value-type="date" office:date-value="2014-04-29" calcext:value-type="date">
            <text:p>2014-04-29</text:p>
          </table:table-cell>
        </table:table-row>
        <table:table-row table:style-name="ro1">
          <table:table-cell table:formula="of:= 20 + RAND() * clothes" office:value-type="float" office:value="24.9174708471962" calcext:value-type="float">
            <text:p>24.92</text:p>
          </table:table-cell>
          <table:table-cell table:formula="of:= DATE( INT(RAND() * 11)  + 2010;  INT(RAND() * 11) ; INT(RAND() * 32) + 1 )" office:value-type="date" office:date-value="2017-04-12" calcext:value-type="date">
            <text:p>2017-04-12</text:p>
          </table:table-cell>
        </table:table-row>
        <table:table-row table:style-name="ro1">
          <table:table-cell table:formula="of:= 20 + RAND() * clothes" office:value-type="float" office:value="22.1940257729255" calcext:value-type="float">
            <text:p>22.19</text:p>
          </table:table-cell>
          <table:table-cell table:formula="of:= DATE( INT(RAND() * 11)  + 2010;  INT(RAND() * 11) ; INT(RAND() * 32) + 1 )" office:value-type="date" office:date-value="2015-07-23" calcext:value-type="date">
            <text:p>2015-07-23</text:p>
          </table:table-cell>
        </table:table-row>
        <table:table-row table:style-name="ro1">
          <table:table-cell table:formula="of:= 20 + RAND() * clothes" office:value-type="float" office:value="21.5194083073554" calcext:value-type="float">
            <text:p>21.52</text:p>
          </table:table-cell>
          <table:table-cell table:formula="of:= DATE( INT(RAND() * 11)  + 2010;  INT(RAND() * 11) ; INT(RAND() * 32) + 1 )" office:value-type="date" office:date-value="2016-03-20" calcext:value-type="date">
            <text:p>2016-03-20</text:p>
          </table:table-cell>
        </table:table-row>
        <table:table-row table:style-name="ro1">
          <table:table-cell table:formula="of:= 20 + RAND() * clothes" office:value-type="float" office:value="23.9516874793129" calcext:value-type="float">
            <text:p>23.95</text:p>
          </table:table-cell>
          <table:table-cell table:formula="of:= DATE( INT(RAND() * 11)  + 2010;  INT(RAND() * 11) ; INT(RAND() * 32) + 1 )" office:value-type="date" office:date-value="2012-03-26" calcext:value-type="date">
            <text:p>2012-03-26</text:p>
          </table:table-cell>
        </table:table-row>
        <table:table-row table:style-name="ro1">
          <table:table-cell table:formula="of:= 20 + RAND() * clothes" office:value-type="float" office:value="22.3012709731485" calcext:value-type="float">
            <text:p>22.30</text:p>
          </table:table-cell>
          <table:table-cell table:formula="of:= DATE( INT(RAND() * 11)  + 2010;  INT(RAND() * 11) ; INT(RAND() * 32) + 1 )" office:value-type="date" office:date-value="2020-06-22" calcext:value-type="date">
            <text:p>2020-06-22</text:p>
          </table:table-cell>
        </table:table-row>
        <table:table-row table:style-name="ro1">
          <table:table-cell table:formula="of:= 20 + RAND() * clothes" office:value-type="float" office:value="20.0987920609793" calcext:value-type="float">
            <text:p>20.10</text:p>
          </table:table-cell>
          <table:table-cell table:formula="of:= DATE( INT(RAND() * 11)  + 2010;  INT(RAND() * 11) ; INT(RAND() * 32) + 1 )" office:value-type="date" office:date-value="2019-09-11" calcext:value-type="date">
            <text:p>2019-09-11</text:p>
          </table:table-cell>
        </table:table-row>
        <table:table-row table:style-name="ro1">
          <table:table-cell table:formula="of:= 20 + RAND() * clothes" office:value-type="float" office:value="21.5697111149236" calcext:value-type="float">
            <text:p>21.57</text:p>
          </table:table-cell>
          <table:table-cell table:formula="of:= DATE( INT(RAND() * 11)  + 2010;  INT(RAND() * 11) ; INT(RAND() * 32) + 1 )" office:value-type="date" office:date-value="2019-01-13" calcext:value-type="date">
            <text:p>2019-01-13</text:p>
          </table:table-cell>
        </table:table-row>
        <table:table-row table:style-name="ro1">
          <table:table-cell table:formula="of:= 20 + RAND() * clothes" office:value-type="float" office:value="21.5453956168234" calcext:value-type="float">
            <text:p>21.55</text:p>
          </table:table-cell>
          <table:table-cell table:formula="of:= DATE( INT(RAND() * 11)  + 2010;  INT(RAND() * 11) ; INT(RAND() * 32) + 1 )" office:value-type="date" office:date-value="2017-04-21" calcext:value-type="date">
            <text:p>2017-04-21</text:p>
          </table:table-cell>
        </table:table-row>
        <table:table-row table:style-name="ro1">
          <table:table-cell table:formula="of:= 20 + RAND() * clothes" office:value-type="float" office:value="21.0702188539951" calcext:value-type="float">
            <text:p>21.07</text:p>
          </table:table-cell>
          <table:table-cell table:formula="of:= DATE( INT(RAND() * 11)  + 2010;  INT(RAND() * 11) ; INT(RAND() * 32) + 1 )" office:value-type="date" office:date-value="2020-07-08" calcext:value-type="date">
            <text:p>2020-07-08</text:p>
          </table:table-cell>
        </table:table-row>
        <table:table-row table:style-name="ro1">
          <table:table-cell table:formula="of:= 20 + RAND() * clothes" office:value-type="float" office:value="23.3796826463083" calcext:value-type="float">
            <text:p>23.38</text:p>
          </table:table-cell>
          <table:table-cell table:formula="of:= DATE( INT(RAND() * 11)  + 2010;  INT(RAND() * 11) ; INT(RAND() * 32) + 1 )" office:value-type="date" office:date-value="2016-07-06" calcext:value-type="date">
            <text:p>2016-07-06</text:p>
          </table:table-cell>
        </table:table-row>
        <table:table-row table:style-name="ro1">
          <table:table-cell table:formula="of:= 20 + RAND() * clothes" office:value-type="float" office:value="22.0389552252034" calcext:value-type="float">
            <text:p>22.04</text:p>
          </table:table-cell>
          <table:table-cell table:formula="of:= DATE( INT(RAND() * 11)  + 2010;  INT(RAND() * 11) ; INT(RAND() * 32) + 1 )" office:value-type="date" office:date-value="2017-06-28" calcext:value-type="date">
            <text:p>2017-06-28</text:p>
          </table:table-cell>
        </table:table-row>
        <table:table-row table:style-name="ro1">
          <table:table-cell table:formula="of:= 20 + RAND() * clothes" office:value-type="float" office:value="22.9443411992844" calcext:value-type="float">
            <text:p>22.94</text:p>
          </table:table-cell>
          <table:table-cell table:formula="of:= DATE( INT(RAND() * 11)  + 2010;  INT(RAND() * 11) ; INT(RAND() * 32) + 1 )" office:value-type="date" office:date-value="2017-04-23" calcext:value-type="date">
            <text:p>2017-04-23</text:p>
          </table:table-cell>
        </table:table-row>
        <table:table-row table:style-name="ro1">
          <table:table-cell table:formula="of:= 20 + RAND() * clothes" office:value-type="float" office:value="24.6894345304671" calcext:value-type="float">
            <text:p>24.69</text:p>
          </table:table-cell>
          <table:table-cell table:formula="of:= DATE( INT(RAND() * 11)  + 2010;  INT(RAND() * 11) ; INT(RAND() * 32) + 1 )" office:value-type="date" office:date-value="2011-01-07" calcext:value-type="date">
            <text:p>2011-01-07</text:p>
          </table:table-cell>
        </table:table-row>
        <table:table-row table:style-name="ro1">
          <table:table-cell table:formula="of:= 20 + RAND() * clothes" office:value-type="float" office:value="23.5077762131064" calcext:value-type="float">
            <text:p>23.51</text:p>
          </table:table-cell>
          <table:table-cell table:formula="of:= DATE( INT(RAND() * 11)  + 2010;  INT(RAND() * 11) ; INT(RAND() * 32) + 1 )" office:value-type="date" office:date-value="2017-10-24" calcext:value-type="date">
            <text:p>2017-10-24</text:p>
          </table:table-cell>
        </table:table-row>
        <table:table-row table:style-name="ro1">
          <table:table-cell table:formula="of:= 20 + RAND() * clothes" office:value-type="float" office:value="20.1477861983188" calcext:value-type="float">
            <text:p>20.15</text:p>
          </table:table-cell>
          <table:table-cell table:formula="of:= DATE( INT(RAND() * 11)  + 2010;  INT(RAND() * 11) ; INT(RAND() * 32) + 1 )" office:value-type="date" office:date-value="2018-01-16" calcext:value-type="date">
            <text:p>2018-01-16</text:p>
          </table:table-cell>
        </table:table-row>
        <table:table-row table:style-name="ro1">
          <table:table-cell table:formula="of:= 20 + RAND() * clothes" office:value-type="float" office:value="24.9633942925944" calcext:value-type="float">
            <text:p>24.96</text:p>
          </table:table-cell>
          <table:table-cell table:formula="of:= DATE( INT(RAND() * 11)  + 2010;  INT(RAND() * 11) ; INT(RAND() * 32) + 1 )" office:value-type="date" office:date-value="2017-06-28" calcext:value-type="date">
            <text:p>2017-06-28</text:p>
          </table:table-cell>
        </table:table-row>
        <table:table-row table:style-name="ro1">
          <table:table-cell table:formula="of:= 20 + RAND() * clothes" office:value-type="float" office:value="22.80431883977" calcext:value-type="float">
            <text:p>22.80</text:p>
          </table:table-cell>
          <table:table-cell table:formula="of:= DATE( INT(RAND() * 11)  + 2010;  INT(RAND() * 11) ; INT(RAND() * 32) + 1 )" office:value-type="date" office:date-value="2012-07-20" calcext:value-type="date">
            <text:p>2012-07-20</text:p>
          </table:table-cell>
        </table:table-row>
        <table:table-row table:style-name="ro1">
          <table:table-cell table:formula="of:= 20 + RAND() * clothes" office:value-type="float" office:value="24.8854489150377" calcext:value-type="float">
            <text:p>24.89</text:p>
          </table:table-cell>
          <table:table-cell table:formula="of:= DATE( INT(RAND() * 11)  + 2010;  INT(RAND() * 11) ; INT(RAND() * 32) + 1 )" office:value-type="date" office:date-value="2014-03-08" calcext:value-type="date">
            <text:p>2014-03-08</text:p>
          </table:table-cell>
        </table:table-row>
        <table:table-row table:style-name="ro1">
          <table:table-cell table:formula="of:= 20 + RAND() * clothes" office:value-type="float" office:value="23.7385881579138" calcext:value-type="float">
            <text:p>23.74</text:p>
          </table:table-cell>
          <table:table-cell table:formula="of:= DATE( INT(RAND() * 11)  + 2010;  INT(RAND() * 11) ; INT(RAND() * 32) + 1 )" office:value-type="date" office:date-value="2014-09-01" calcext:value-type="date">
            <text:p>2014-09-01</text:p>
          </table:table-cell>
        </table:table-row>
        <table:table-row table:style-name="ro1">
          <table:table-cell table:formula="of:= 20 + RAND() * clothes" office:value-type="float" office:value="21.3619894644467" calcext:value-type="float">
            <text:p>21.36</text:p>
          </table:table-cell>
          <table:table-cell table:formula="of:= DATE( INT(RAND() * 11)  + 2010;  INT(RAND() * 11) ; INT(RAND() * 32) + 1 )" office:value-type="date" office:date-value="2018-10-20" calcext:value-type="date">
            <text:p>2018-10-20</text:p>
          </table:table-cell>
        </table:table-row>
        <table:table-row table:style-name="ro1">
          <table:table-cell table:formula="of:= 20 + RAND() * clothes" office:value-type="float" office:value="23.5132997617588" calcext:value-type="float">
            <text:p>23.51</text:p>
          </table:table-cell>
          <table:table-cell table:formula="of:= DATE( INT(RAND() * 11)  + 2010;  INT(RAND() * 11) ; INT(RAND() * 32) + 1 )" office:value-type="date" office:date-value="2010-10-02" calcext:value-type="date">
            <text:p>2010-10-02</text:p>
          </table:table-cell>
        </table:table-row>
        <table:table-row table:style-name="ro1">
          <table:table-cell table:formula="of:= 20 + RAND() * clothes" office:value-type="float" office:value="20.5770815529644" calcext:value-type="float">
            <text:p>20.58</text:p>
          </table:table-cell>
          <table:table-cell table:formula="of:= DATE( INT(RAND() * 11)  + 2010;  INT(RAND() * 11) ; INT(RAND() * 32) + 1 )" office:value-type="date" office:date-value="2019-02-25" calcext:value-type="date">
            <text:p>2019-02-25</text:p>
          </table:table-cell>
        </table:table-row>
        <table:table-row table:style-name="ro1">
          <table:table-cell table:formula="of:= 20 + RAND() * clothes" office:value-type="float" office:value="21.2447432986799" calcext:value-type="float">
            <text:p>21.24</text:p>
          </table:table-cell>
          <table:table-cell table:formula="of:= DATE( INT(RAND() * 11)  + 2010;  INT(RAND() * 11) ; INT(RAND() * 32) + 1 )" office:value-type="date" office:date-value="2013-02-23" calcext:value-type="date">
            <text:p>2013-02-23</text:p>
          </table:table-cell>
        </table:table-row>
        <table:table-row table:style-name="ro1">
          <table:table-cell table:formula="of:= 20 + RAND() * clothes" office:value-type="float" office:value="21.0524016922471" calcext:value-type="float">
            <text:p>21.05</text:p>
          </table:table-cell>
          <table:table-cell table:formula="of:= DATE( INT(RAND() * 11)  + 2010;  INT(RAND() * 11) ; INT(RAND() * 32) + 1 )" office:value-type="date" office:date-value="2016-08-10" calcext:value-type="date">
            <text:p>2016-08-10</text:p>
          </table:table-cell>
        </table:table-row>
        <table:table-row table:style-name="ro1">
          <table:table-cell table:formula="of:= 20 + RAND() * clothes" office:value-type="float" office:value="24.7030825970885" calcext:value-type="float">
            <text:p>24.70</text:p>
          </table:table-cell>
          <table:table-cell table:formula="of:= DATE( INT(RAND() * 11)  + 2010;  INT(RAND() * 11) ; INT(RAND() * 32) + 1 )" office:value-type="date" office:date-value="2011-02-17" calcext:value-type="date">
            <text:p>2011-02-17</text:p>
          </table:table-cell>
        </table:table-row>
        <table:table-row table:style-name="ro1">
          <table:table-cell table:formula="of:= 20 + RAND() * clothes" office:value-type="float" office:value="20.3376069762744" calcext:value-type="float">
            <text:p>20.34</text:p>
          </table:table-cell>
          <table:table-cell table:formula="of:= DATE( INT(RAND() * 11)  + 2010;  INT(RAND() * 11) ; INT(RAND() * 32) + 1 )" office:value-type="date" office:date-value="2013-07-13" calcext:value-type="date">
            <text:p>2013-07-13</text:p>
          </table:table-cell>
        </table:table-row>
        <table:table-row table:style-name="ro1">
          <table:table-cell table:formula="of:= 20 + RAND() * clothes" office:value-type="float" office:value="24.7156314130491" calcext:value-type="float">
            <text:p>24.72</text:p>
          </table:table-cell>
          <table:table-cell table:formula="of:= DATE( INT(RAND() * 11)  + 2010;  INT(RAND() * 11) ; INT(RAND() * 32) + 1 )" office:value-type="date" office:date-value="2012-06-05" calcext:value-type="date">
            <text:p>2012-06-05</text:p>
          </table:table-cell>
        </table:table-row>
        <table:table-row table:style-name="ro1">
          <table:table-cell table:formula="of:= 20 + RAND() * clothes" office:value-type="float" office:value="23.453369858142" calcext:value-type="float">
            <text:p>23.45</text:p>
          </table:table-cell>
          <table:table-cell table:formula="of:= DATE( INT(RAND() * 11)  + 2010;  INT(RAND() * 11) ; INT(RAND() * 32) + 1 )" office:value-type="date" office:date-value="2013-12-17" calcext:value-type="date">
            <text:p>2013-12-17</text:p>
          </table:table-cell>
        </table:table-row>
        <table:table-row table:style-name="ro1">
          <table:table-cell table:formula="of:= 20 + RAND() * clothes" office:value-type="float" office:value="24.3533611080775" calcext:value-type="float">
            <text:p>24.35</text:p>
          </table:table-cell>
          <table:table-cell table:formula="of:= DATE( INT(RAND() * 11)  + 2010;  INT(RAND() * 11) ; INT(RAND() * 32) + 1 )" office:value-type="date" office:date-value="2014-08-21" calcext:value-type="date">
            <text:p>2014-08-21</text:p>
          </table:table-cell>
        </table:table-row>
        <table:table-row table:style-name="ro1">
          <table:table-cell table:formula="of:= 20 + RAND() * clothes" office:value-type="float" office:value="23.8249077417939" calcext:value-type="float">
            <text:p>23.82</text:p>
          </table:table-cell>
          <table:table-cell table:formula="of:= DATE( INT(RAND() * 11)  + 2010;  INT(RAND() * 11) ; INT(RAND() * 32) + 1 )" office:value-type="date" office:date-value="2010-07-22" calcext:value-type="date">
            <text:p>2010-07-22</text:p>
          </table:table-cell>
        </table:table-row>
      </table:table>
      <table:table table:name="data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lothes fluctuation</text:p>
          </table:table-cell>
          <table:table-cell office:value-type="string" calcext:value-type="string">
            <text:p>little equipment fluctuation</text:p>
          </table:table-cell>
          <table:table-cell office:value-type="string" calcext:value-type="string">
            <text:p><text:span text:style-name="T1">big equipment</text:span> fluctu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>
        <table:named-range table:name="big" table:base-cell-address="$datas.$C$2" table:cell-range-address="$datas.$C$2"/>
        <table:named-range table:name="clothes" table:base-cell-address="$datas.$A$2" table:cell-range-address="$datas.$A$2"/>
        <table:named-range table:name="little" table:base-cell-address="$datas.$B$2" table:cell-range-address="$datas.$B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4T00:24:11.499843097</dc:date>
    <dc:creator>Franc Z.Nomo</dc:creator>
    <meta:editing-duration>PT48M12S</meta:editing-duration>
    <meta:editing-cycles>6</meta:editing-cycles>
    <meta:generator>LibreOffice/6.4.7.2$Linux_X86_64 LibreOffice_project/40$Build-2</meta:generator>
    <meta:document-statistic meta:table-count="2" meta:cell-count="2570" meta:object-count="0"/>
  </office:meta>
</office:document-meta>
</file>